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adornments="標準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0.35cm" fo:min-width="0.1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8.55cm" fo:min-width="3.5cm" loext:decorative="false"/>
    </style:style>
    <style:style style:name="gr3" style:family="graphic" style:parent-style-name="standard">
      <style:graphic-properties svg:stroke-color="#000000" draw:fill-color="#ffffff" draw:textarea-vertical-align="middle" draw:auto-grow-height="false" fo:min-height="1.75cm" fo:min-width="1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26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52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57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84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3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0.6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7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41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08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78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92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01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261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54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6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75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0.633cm" loext:decorative="false"/>
      <style:paragraph-properties style:writing-mode="lr-tb"/>
    </style:style>
    <style:style style:name="gr24" style:family="graphic" style:parent-style-name="standard">
      <style:graphic-properties svg:stroke-width="0.05cm" svg:stroke-color="#000000" draw:marker-start-width="0.275cm" draw:marker-end-width="0.275cm" draw:fill-color="#ffffff" draw:textarea-vertical-align="middle" fo:padding-top="0.15cm" fo:padding-bottom="0.15cm" fo:padding-left="0.275cm" fo:padding-right="0.275cm" loext:decorative="false"/>
    </style:style>
    <style:style style:name="gr25" style:family="graphic" style:parent-style-name="objectwithoutfill">
      <style:graphic-properties draw:stroke="dash" draw:stroke-dash="Fine_20_Dotted"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1.691cm" loext:decorative="false"/>
      <style:paragraph-properties style:writing-mode="lr-tb"/>
    </style:style>
    <style:style style:name="gr2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1.022cm" loext:decorative="false"/>
      <style:paragraph-properties style:writing-mode="lr-tb"/>
    </style:style>
    <style:style style:name="gr2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1.001cm" loext:decorative="false"/>
      <style:paragraph-properties style:writing-mode="lr-tb"/>
    </style:style>
    <style:style style:name="gr2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0.98cm" loext:decorative="false"/>
      <style:paragraph-properties style:writing-mode="lr-tb"/>
    </style:style>
    <style:style style:name="gr3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0.197cm" loext:decorative="false"/>
      <style:paragraph-properties style:writing-mode="lr-tb"/>
    </style:style>
    <style:style style:name="gr31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2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3.646cm" fo:min-width="0cm" fo:padding-top="0.15cm" fo:padding-bottom="0.15cm" fo:padding-left="0.275cm" fo:padding-right="0.275cm" loext:decorative="false"/>
    </style:style>
    <style:style style:name="gr3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2.767cm" loext:decorative="false"/>
      <style:paragraph-properties style:writing-mode="lr-tb"/>
    </style:style>
    <style:style style:name="gr3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2.758cm" loext:decorative="false"/>
      <style:paragraph-properties style:writing-mode="lr-tb"/>
    </style:style>
    <style:style style:name="gr3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5.577cm" loext:decorative="false"/>
      <style:paragraph-properties style:writing-mode="lr-tb"/>
    </style:style>
    <style:style style:name="gr3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959cm" fo:min-width="1.272cm" loext:decorative="false"/>
      <style:paragraph-properties style:writing-mode="lr-tb"/>
    </style:style>
    <style:style style:name="gr3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0.434cm" loext:decorative="false"/>
      <style:paragraph-properties style:writing-mode="lr-tb"/>
    </style:style>
    <style:style style:name="gr3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959cm" fo:min-width="1.626cm" loext:decorative="false"/>
      <style:paragraph-properties style:writing-mode="lr-tb"/>
    </style:style>
    <style:style style:name="gr4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959cm" fo:min-width="1.537cm" loext:decorative="false"/>
      <style:paragraph-properties style:writing-mode="lr-tb"/>
    </style:style>
    <style:style style:name="gr41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 loext:decorative="false"/>
    </style:style>
    <style:style style:name="gr4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0.249cm" loext:decorative="false"/>
      <style:paragraph-properties style:writing-mode="lr-tb"/>
    </style:style>
    <style:style style:name="gr4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44" style:family="graphic">
      <style:graphic-properties loext:decorative="false"/>
    </style:style>
    <style:style style:name="gr45" style:family="graphic" style:parent-style-name="standard">
      <style:graphic-properties draw:stroke="none" svg:stroke-width="0.05cm" svg:stroke-color="#000000" draw:marker-start-width="0.275cm" draw:marker-end-width="0.275cm" draw:fill-color="#000000" draw:textarea-vertical-align="middle" loext:decorative="false"/>
    </style:style>
    <style:style style:name="gr4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vertical-align="middle" loext:decorative="false"/>
    </style:style>
    <style:style style:name="gr4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0.569cm" loext:decorative="false"/>
      <style:paragraph-properties style:writing-mode="lr-tb"/>
    </style:style>
    <style:style style:name="gr4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0.463cm" loext:decorative="false"/>
      <style:paragraph-properties style:writing-mode="lr-tb"/>
    </style:style>
    <style:style style:name="gr4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3.483cm" loext:decorative="false"/>
      <style:paragraph-properties style:writing-mode="lr-tb"/>
    </style:style>
    <style:style style:name="gr50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5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0.658cm" loext:decorative="false"/>
      <style:paragraph-properties style:writing-mode="lr-tb"/>
    </style:style>
    <style:style style:name="gr5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0.692cm" loext:decorative="false"/>
      <style:paragraph-properties style:writing-mode="lr-tb"/>
    </style:style>
    <style:style style:name="gr5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1.272cm" loext:decorative="false"/>
      <style:paragraph-properties style:writing-mode="lr-tb"/>
    </style:style>
    <style:style style:name="gr5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2.313cm" loext:decorative="false"/>
      <style:paragraph-properties style:writing-mode="lr-tb"/>
    </style:style>
    <style:style style:name="gr5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3.308cm" loext:decorative="false"/>
      <style:paragraph-properties style:writing-mode="lr-tb"/>
    </style:style>
    <style:style style:name="gr5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1.15cm" loext:decorative="false"/>
      <style:paragraph-properties style:writing-mode="lr-tb"/>
    </style:style>
    <style:style style:name="gr5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5cm" fo:min-width="8.24cm" loext:decorative="false"/>
      <style:paragraph-properties style:writing-mode="lr-tb"/>
    </style:style>
    <style:style style:name="gr5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2.538cm" loext:decorative="false"/>
      <style:paragraph-properties style:writing-mode="lr-tb"/>
    </style:style>
    <style:style style:name="gr5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8cm" fo:min-width="8.262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52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0.633cm" loext:decorative="false"/>
      <style:paragraph-properties style:writing-mode="lr-tb"/>
    </style:style>
    <style:style style:name="gr62" style:family="graphic" style:parent-style-name="standard">
      <style:graphic-properties svg:stroke-width="0.05cm" svg:stroke-color="#000000" draw:marker-start-width="0.275cm" draw:marker-end-width="0.275cm" draw:fill="solid" draw:fill-color="#e6e6e6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svg:stroke-width="0.05cm" svg:stroke-color="#000000" draw:marker-start-width="0.275cm" draw:marker-end-width="0.275cm" draw:fill="solid" draw:fill-color="#e6e6ff" draw:textarea-vertical-align="middle" fo:padding-top="0.15cm" fo:padding-bottom="0.15cm" fo:padding-left="0.275cm" fo:padding-right="0.275cm" loext:decorative="false"/>
    </style:style>
    <style:style style:name="gr64" style:family="graphic" style:parent-style-name="standard">
      <style:graphic-properties svg:stroke-width="0.05cm" svg:stroke-color="#000000" draw:marker-start-width="0.275cm" draw:marker-end-width="0.275cm" draw:fill="none" draw:fill-color="#ffffff" draw:textarea-vertical-align="middle" fo:padding-top="0.15cm" fo:padding-bottom="0.15cm" fo:padding-left="0.275cm" fo:padding-right="0.275cm" loext:decorative="false"/>
    </style:style>
    <style:style style:name="gr6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1.953cm" loext:decorative="false"/>
      <style:paragraph-properties style:writing-mode="lr-tb"/>
    </style:style>
    <style:style style:name="gr6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48cm" fo:min-width="0.603cm" loext:decorative="false"/>
      <style:paragraph-properties style:writing-mode="lr-tb"/>
    </style:style>
    <style:style style:name="gr6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5.92cm" loext:decorative="false"/>
      <style:paragraph-properties style:writing-mode="lr-tb"/>
    </style:style>
    <style:style style:name="gr6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4.654cm" loext:decorative="false"/>
      <style:paragraph-properties style:writing-mode="lr-tb"/>
    </style:style>
    <style:style style:name="gr6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36cm" fo:min-width="2.167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59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738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586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633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55cm" loext:decorative="false"/>
      <style:paragraph-properties style:writing-mode="lr-tb"/>
    </style:style>
    <style:style style:name="gr75" style:family="graphic" style:parent-style-name="standard">
      <style:graphic-properties svg:stroke-width="0.02cm" svg:stroke-color="#000000" draw:marker-start-width="0.23cm" draw:marker-end-width="0.23cm" draw:fill-color="#ffffff" draw:textarea-vertical-align="middle" fo:padding-top="0.135cm" fo:padding-bottom="0.135cm" fo:padding-left="0.26cm" fo:padding-right="0.26cm" loext:decorative="false"/>
    </style:style>
    <style:style style:name="gr7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2.804cm" loext:decorative="false"/>
      <style:paragraph-properties style:writing-mode="lr-tb"/>
    </style:style>
    <style:style style:name="gr7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63cm" fo:min-width="0.249cm" loext:decorative="false"/>
      <style:paragraph-properties style:writing-mode="lr-tb"/>
    </style:style>
    <style:style style:name="gr7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63cm" fo:min-width="0.722cm" loext:decorative="false"/>
      <style:paragraph-properties style:writing-mode="lr-tb"/>
    </style:style>
    <style:style style:name="gr7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531cm" fo:min-width="4.443cm" loext:decorative="false"/>
      <style:paragraph-properties style:writing-mode="lr-tb"/>
    </style:style>
    <style:style style:name="gr80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81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82" style:family="graphic" style:parent-style-name="objectwithoutfill">
      <style:graphic-properties svg:stroke-width="0.02cm" svg:stroke-color="#000000" draw:marker-start-width="0.23cm" draw:marker-end="Arrow" draw:marker-end-width="0.13cm" draw:fill="none" draw:textarea-vertical-align="middle" fo:padding-top="0.135cm" fo:padding-bottom="0.135cm" fo:padding-left="0.26cm" fo:padding-right="0.26cm" loext:decorative="false"/>
    </style:style>
    <style:style style:name="gr8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63cm" fo:min-width="0.572cm" loext:decorative="false"/>
      <style:paragraph-properties style:writing-mode="lr-tb"/>
    </style:style>
    <style:style style:name="gr8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63cm" fo:min-width="2.11cm" loext:decorative="false"/>
      <style:paragraph-properties style:writing-mode="lr-tb"/>
    </style:style>
    <style:style style:name="gr8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2.33cm" loext:decorative="false"/>
      <style:paragraph-properties style:writing-mode="lr-tb"/>
    </style:style>
    <style:style style:name="gr8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63cm" fo:min-width="0.259cm" loext:decorative="false"/>
      <style:paragraph-properties style:writing-mode="lr-tb"/>
    </style:style>
    <style:style style:name="gr8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19cm" fo:min-width="2.25cm" loext:decorative="false"/>
      <style:paragraph-properties style:writing-mode="lr-tb"/>
    </style:style>
    <style:style style:name="gr8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63cm" fo:min-width="0.243cm" loext:decorative="false"/>
      <style:paragraph-properties style:writing-mode="lr-tb"/>
    </style:style>
    <style:style style:name="gr8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525cm" fo:min-width="1.065cm" loext:decorative="false"/>
      <style:paragraph-properties style:writing-mode="lr-tb"/>
    </style:style>
    <style:style style:name="gr90" style:family="graphic">
      <style:graphic-properties style:writing-mode="lr-tb" loext:decorative="false"/>
    </style:style>
    <style:style style:name="gr91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.036cm" fo:min-width="0cm" fo:padding-top="0.135cm" fo:padding-bottom="0.135cm" fo:padding-left="0.26cm" fo:padding-right="0.26cm" loext:decorative="false"/>
    </style:style>
    <style:style style:name="gr92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9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55cm" fo:min-width="18.3cm" loext:decorative="false"/>
    </style:style>
    <style:style style:name="gr94" style:family="graphic" style:parent-style-name="standard">
      <style:graphic-properties svg:stroke-width="0.02cm" svg:stroke-color="#000000" draw:marker-start-width="0.23cm" draw:marker-end-width="0.23cm" draw:fill-color="#b3b3b3" draw:textarea-horizontal-align="justify" draw:textarea-vertical-align="middle" draw:auto-grow-height="false" fo:min-height="0.147cm" fo:min-width="0cm" fo:padding-top="0.135cm" fo:padding-bottom="0.135cm" fo:padding-left="0.26cm" fo:padding-right="0.26cm" loext:decorative="false"/>
    </style:style>
    <style:style style:name="gr95" style:family="graphic" style:parent-style-name="standard">
      <style:graphic-properties svg:stroke-width="0.02cm" svg:stroke-color="#000000" draw:marker-start-width="0.23cm" draw:marker-end-width="0.23cm" draw:fill="solid" draw:fill-color="#b3b3b3" draw:textarea-horizontal-align="justify" draw:textarea-vertical-align="middle" draw:auto-grow-height="false" fo:min-height="0cm" fo:min-width="0cm" fo:padding-top="0.135cm" fo:padding-bottom="0.135cm" fo:padding-left="0.26cm" fo:padding-right="0.26cm" loext:decorative="false"/>
    </style:style>
    <style:style style:name="gr96" style:family="graphic" style:parent-style-name="objectwithoutfill">
      <style:graphic-properties svg:stroke-width="0.02cm" svg:stroke-color="#000000" draw:marker-start-width="0.23cm" draw:marker-end="Arrow" draw:marker-end-width="0.21cm" draw:fill="none" draw:textarea-vertical-align="middle" fo:padding-top="0.135cm" fo:padding-bottom="0.135cm" fo:padding-left="0.26cm" fo:padding-right="0.26cm" loext:decorative="false"/>
    </style:style>
    <style:style style:name="gr97" style:family="graphic" style:parent-style-name="objectwithoutfill">
      <style:graphic-properties svg:stroke-width="0.02cm" svg:stroke-color="#000000" draw:marker-start-width="0.23cm" draw:marker-end="Arrow" draw:marker-end-width="0.23cm" draw:fill="none" draw:textarea-vertical-align="middle" fo:padding-top="0.135cm" fo:padding-bottom="0.135cm" fo:padding-left="0.26cm" fo:padding-right="0.26cm" loext:decorative="false"/>
    </style:style>
    <style:style style:name="gr98" style:family="graphic" style:parent-style-name="standard">
      <style:graphic-properties draw:stroke="none" svg:stroke-width="0.02cm" svg:stroke-color="#000000" draw:marker-start-width="0.23cm" draw:marker-end-width="0.23cm" draw:fill-color="#000080" draw:textarea-vertical-align="middle" loext:decorative="false"/>
    </style:style>
    <style:style style:name="gr9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531cm" fo:min-width="1.704cm" loext:decorative="false"/>
      <style:paragraph-properties style:writing-mode="lr-tb"/>
    </style:style>
    <style:style style:name="gr100" style:family="graphic" style:parent-style-name="objectwithoutfill">
      <style:graphic-properties draw:stroke="dash" draw:stroke-dash="Fine_20_Dotted"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0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1.591cm" fo:min-width="0.878cm" loext:decorative="false"/>
      <style:paragraph-properties style:writing-mode="lr-tb"/>
    </style:style>
    <style:style style:name="gr10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1.061cm" fo:min-width="2.144cm" loext:decorative="false"/>
      <style:paragraph-properties style:writing-mode="lr-tb"/>
    </style:style>
    <style:style style:name="gr10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762cm" loext:decorative="false"/>
      <style:paragraph-properties style:writing-mode="lr-tb"/>
    </style:style>
    <style:style style:name="gr10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903cm" loext:decorative="false"/>
      <style:paragraph-properties style:writing-mode="lr-tb"/>
    </style:style>
    <style:style style:name="gr10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347cm" loext:decorative="false"/>
      <style:paragraph-properties style:writing-mode="lr-tb"/>
    </style:style>
    <style:style style:name="gr10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374cm" fo:min-width="0.338cm" loext:decorative="false"/>
      <style:paragraph-properties style:writing-mode="lr-tb"/>
    </style:style>
    <style:style style:name="gr10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351cm" loext:decorative="false"/>
      <style:paragraph-properties style:writing-mode="lr-tb"/>
    </style:style>
    <style:style style:name="gr108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109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351cm" loext:decorative="false"/>
      <style:paragraph-properties style:writing-mode="lr-tb"/>
    </style:style>
    <style:style style:name="gr110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1.198cm" loext:decorative="false"/>
      <style:paragraph-properties style:writing-mode="lr-tb"/>
    </style:style>
    <style:style style:name="gr111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62cm" loext:decorative="false"/>
      <style:paragraph-properties style:writing-mode="lr-tb"/>
    </style:style>
    <style:style style:name="gr11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631cm" loext:decorative="false"/>
      <style:paragraph-properties style:writing-mode="lr-tb"/>
    </style:style>
    <style:style style:name="gr113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403cm" loext:decorative="false"/>
      <style:paragraph-properties style:writing-mode="lr-tb"/>
    </style:style>
    <style:style style:name="gr114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false" fo:min-height="0.425cm" fo:min-width="0cm" loext:decorative="false"/>
      <style:paragraph-properties style:writing-mode="lr-tb"/>
    </style:style>
    <style:style style:name="gr115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756cm" loext:decorative="false"/>
      <style:paragraph-properties style:writing-mode="lr-tb"/>
    </style:style>
    <style:style style:name="gr116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425cm" fo:min-width="0.345cm" loext:decorative="false"/>
      <style:paragraph-properties style:writing-mode="lr-tb"/>
    </style:style>
    <style:style style:name="gr117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.263cm" fo:min-width="0.315cm" loext:decorative="false"/>
      <style:paragraph-properties style:writing-mode="lr-tb"/>
    </style:style>
    <style:style style:name="co1" style:family="table-column">
      <style:table-column-properties style:column-width="2.058cm" style:use-optimal-column-width="false"/>
    </style:style>
    <style:style style:name="co2" style:family="table-column">
      <style:table-column-properties style:column-width="2.218cm" style:use-optimal-column-width="false"/>
    </style:style>
    <style:style style:name="co3" style:family="table-column">
      <style:table-column-properties style:column-width="1.96cm" style:use-optimal-column-width="false"/>
    </style:style>
    <style:style style:name="co4" style:family="table-column">
      <style:table-column-properties style:column-width="6.434cm" style:use-optimal-column-width="false"/>
    </style:style>
    <style:style style:name="co5" style:family="table-column">
      <style:table-column-properties style:column-width="3.328cm" style:use-optimal-column-width="false"/>
    </style:style>
    <style:style style:name="co6" style:family="table-column">
      <style:table-column-properties style:column-width="2.049cm" style:use-optimal-column-width="false"/>
    </style:style>
    <style:style style:name="co7" style:family="table-column">
      <style:table-column-properties style:column-width="2.207cm" style:use-optimal-column-width="false"/>
    </style:style>
    <style:style style:name="co8" style:family="table-column">
      <style:table-column-properties style:column-width="1.95cm" style:use-optimal-column-width="false"/>
    </style:style>
    <style:style style:name="co9" style:family="table-column">
      <style:table-column-properties style:column-width="5.851cm" style:use-optimal-column-width="false"/>
    </style:style>
    <style:style style:name="co10" style:family="table-column">
      <style:table-column-properties style:column-width="3.945cm" style:use-optimal-column-width="false"/>
    </style:style>
    <style:style style:name="co11" style:family="table-column">
      <style:table-column-properties style:column-width="1.842cm" style:use-optimal-column-width="false"/>
    </style:style>
    <style:style style:name="co12" style:family="table-column">
      <style:table-column-properties style:column-width="2.116cm" style:use-optimal-column-width="false"/>
    </style:style>
    <style:style style:name="co13" style:family="table-column">
      <style:table-column-properties style:column-width="1.742cm" style:use-optimal-column-width="false"/>
    </style:style>
    <style:style style:name="co14" style:family="table-column">
      <style:table-column-properties style:column-width="6.365cm" style:use-optimal-column-width="false"/>
    </style:style>
    <style:style style:name="co15" style:family="table-column">
      <style:table-column-properties style:column-width="3.93cm" style:use-optimal-column-width="false"/>
    </style:style>
    <style:style style:name="co16" style:family="table-column">
      <style:table-column-properties style:column-width="1.763cm" style:use-optimal-column-width="false"/>
    </style:style>
    <style:style style:name="co17" style:family="table-column">
      <style:table-column-properties style:column-width="2.976cm" style:use-optimal-column-width="false"/>
    </style:style>
    <style:style style:name="co18" style:family="table-column">
      <style:table-column-properties style:column-width="1.852cm" style:use-optimal-column-width="false"/>
    </style:style>
    <style:style style:name="co19" style:family="table-column">
      <style:table-column-properties style:column-width="6.601cm" style:use-optimal-column-width="false"/>
    </style:style>
    <style:style style:name="co20" style:family="table-column">
      <style:table-column-properties style:column-width="2.768cm" style:use-optimal-column-width="false"/>
    </style:style>
    <style:style style:name="ro1" style:family="table-row">
      <style:table-row-properties style:row-height="0.675cm" style:use-optimal-row-height="false"/>
    </style:style>
    <style:style style:name="ro2" style:family="table-row">
      <style:table-row-properties style:row-height="0.836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fill="solid" draw:fill-color="#ccffff" style:repeat="repeat" draw:textarea-vertical-align="middle"/>
      <style:paragraph-properties fo:text-align="center" fo:border="0.03pt solid #000000"/>
      <style:text-properties style:font-name="Arial" fo:font-size="12pt" style:font-name-asian="メイリオ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000000"/>
      <style:text-properties style:font-name="Arial" fo:font-size="12pt" style:font-name-asian="メイリオ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start" fo:border="0.03pt solid #000000"/>
      <style:text-properties style:font-name="Arial" fo:font-size="12pt" style:font-name-asian="メイリオ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="0.03pt solid #000000"/>
      <style:text-properties style:font-name="Arial" fo:font-size="12pt" style:font-name-asian="メイリオ" style:font-size-asian="12pt" style:font-size-complex="12pt" style:text-overline-style="solid" style:text-overline-width="auto" style:text-overline-color="font-color"/>
    </style:style>
    <style:style style:name="ce5" style:family="table-cell">
      <loext:graphic-properties draw:fill="solid" draw:fill-color="#ffffff" style:repeat="repeat" draw:textarea-vertical-align="middle"/>
      <style:paragraph-properties fo:text-align="center" fo:border="0.03pt solid #000000"/>
      <style:text-properties style:font-name="Arial" fo:font-size="12pt" style:font-name-asian="メイリオ" style:font-size-asian="12pt" style:font-size-complex="12pt" style:text-overline-style="none" style:text-overline-color="font-color"/>
    </style:style>
    <style:style style:name="ce6" style:family="table-cell">
      <loext:graphic-properties draw:fill="solid" draw:fill-color="#ffffff" style:repeat="repeat" draw:textarea-vertical-align="middle"/>
      <style:paragraph-properties fo:text-align="center" fo:border="0.03pt solid #000000"/>
      <style:text-properties style:font-name="Arial" fo:font-size="12pt" fo:font-style="normal" fo:font-weight="normal" style:font-name-asian="Arial" style:font-size-asian="12pt" style:font-style-asian="normal" style:font-weight-asian="normal" style:font-size-complex="12pt"/>
    </style:style>
    <style:style style:name="ce7" style:family="table-cell">
      <loext:graphic-properties draw:fill="solid" draw:fill-color="#ffffff" style:repeat="repeat" draw:textarea-vertical-align="middle"/>
      <style:paragraph-properties fo:text-align="start" fo:border="0.03pt solid #000000"/>
      <style:text-properties style:font-name="Arial" fo:font-size="12pt" fo:font-style="normal" fo:font-weight="normal" style:font-name-asian="Arial" style:font-size-asian="12pt" style:font-style-asian="normal" style:font-weight-asian="normal" style:font-size-complex="12pt"/>
    </style:style>
    <style:style style:name="ce8" style:family="table-cell">
      <loext:graphic-properties draw:fill="solid" draw:fill-color="#ffffff" style:repeat="repeat" draw:textarea-vertical-align="middle"/>
      <style:paragraph-properties fo:text-align="center" fo:border="0.03pt solid #000000"/>
      <style:text-properties style:font-name="Arial" fo:font-size="12pt" style:font-name-asian="Arial" style:font-size-asian="12pt" style:font-size-complex="12pt"/>
    </style:style>
    <style:style style:name="ce9" style:family="table-cell">
      <loext:graphic-properties draw:fill="solid" draw:fill-color="#ffffff" style:repeat="repeat" draw:textarea-vertical-align="middle"/>
      <style:paragraph-properties fo:text-align="start" fo:border="0.03pt solid #000000"/>
      <style:text-properties style:font-name="Arial" fo:font-size="12pt" style:font-name-asian="Arial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/>
      <style:paragraph-properties fo:text-align="center" fo:border="0.03pt solid #000000"/>
      <style:text-properties style:font-name="Arial" fo:font-size="12pt" style:font-name-asian="Arial" style:font-size-asian="12pt" style:font-size-complex="12pt" style:text-overline-style="solid" style:text-overline-width="auto" style:text-overline-color="font-color"/>
    </style:style>
    <style:style style:name="ce11" style:family="table-cell">
      <loext:graphic-properties draw:fill="solid" draw:fill-color="#ccffff" style:repeat="repeat" draw:textarea-vertical-align="middle"/>
      <style:paragraph-properties fo:text-align="center" fo:border="0.03pt solid #000000"/>
      <style:text-properties style:font-name="Arial" fo:font-size="12pt" fo:font-style="normal" fo:font-weight="normal" style:font-name-asian="メイリオ" style:font-size-asian="12pt" style:font-style-asian="normal" style:font-weight-asian="normal" style:font-size-complex="12pt"/>
    </style:style>
    <style:style style:name="ce12" style:family="table-cell">
      <loext:graphic-properties draw:fill="solid" draw:fill-color="#ffffff" style:repeat="repeat"/>
      <style:paragraph-properties fo:text-align="center" fo:border="0.03pt solid #000000"/>
      <style:text-properties style:font-name="Arial" fo:font-size="12pt" fo:font-style="normal" fo:font-weight="normal" style:font-name-asian="Arial1" style:font-size-asian="12pt" style:font-style-asian="normal" style:font-weight-asian="normal" style:font-size-complex="12pt"/>
    </style:style>
    <style:style style:name="ce13" style:family="table-cell">
      <loext:graphic-properties draw:fill="solid" draw:fill-color="#ffffff" style:repeat="repeat" draw:textarea-vertical-align="middle"/>
      <style:paragraph-properties fo:text-align="start" fo:border="0.03pt solid #000000"/>
      <style:text-properties style:font-name="Arial" fo:font-size="12pt" fo:font-style="normal" fo:font-weight="normal" style:font-name-asian="メイリオ" style:font-size-asian="12pt" style:font-style-asian="normal" style:font-weight-asian="normal" style:font-size-complex="12pt"/>
    </style:style>
    <style:style style:name="ce14" style:family="table-cell">
      <loext:graphic-properties draw:fill="solid" draw:fill-color="#ffffff" style:repeat="repeat" draw:textarea-vertical-align="middle"/>
      <style:paragraph-properties fo:text-align="center" fo:border="0.03pt solid #000000"/>
      <style:text-properties style:font-name="Arial" fo:font-size="12pt" fo:font-style="normal" fo:font-weight="normal" style:font-name-asian="メイリオ" style:font-size-asian="12pt" style:font-style-asian="normal" style:font-weight-asian="normal" style:font-size-complex="12pt"/>
    </style:style>
    <style:style style:name="ce15" style:family="table-cell">
      <loext:graphic-properties draw:fill="solid" draw:fill-color="#ffffff" style:repeat="repeat"/>
      <style:paragraph-properties fo:text-align="center" fo:border="0.03pt solid #000000"/>
      <style:text-properties style:font-name="Arial" fo:font-size="12pt" fo:font-style="normal" fo:font-weight="normal" style:font-name-asian="Arial1" style:font-size-asian="12pt" style:font-style-asian="normal" style:font-weight-asian="normal" style:font-size-complex="12pt" style:text-overline-style="solid" style:text-overline-width="auto" style:text-overline-color="font-color"/>
    </style:style>
    <style:style style:name="ce16" style:family="table-cell">
      <loext:graphic-properties draw:fill="solid" draw:fill-color="#ffffff" style:repeat="repeat"/>
      <style:paragraph-properties fo:text-align="center" fo:border="0.03pt solid #000000"/>
      <style:text-properties style:font-name="Arial" fo:font-size="12pt" fo:font-style="normal" fo:font-weight="normal" style:font-name-asian="Arial1" style:font-size-asian="12pt" style:font-style-asian="normal" style:font-weight-asian="normal" style:font-size-complex="12pt" style:text-overline-style="none" style:text-overline-color="font-color"/>
    </style:style>
    <style:style style:name="ce17" style:family="table-cell">
      <loext:graphic-properties draw:fill="solid" draw:fill-color="#ffffff" style:repeat="repeat"/>
      <style:paragraph-properties fo:text-align="start" fo:border="0.03pt solid #000000"/>
      <style:text-properties style:font-name="Arial" fo:font-size="12pt" fo:font-style="normal" fo:font-weight="normal" style:font-name-asian="Arial1" style:font-size-asian="12pt" style:font-style-asian="normal" style:font-weight-asian="normal" style:font-size-complex="12pt"/>
    </style:style>
    <style:style style:name="ce18" style:family="table-cell">
      <loext:graphic-properties draw:fill="solid" draw:fill-color="#ffffff" style:repeat="repeat"/>
      <style:paragraph-properties fo:text-align="center" fo:border="0.03pt solid #000000"/>
      <style:text-properties style:font-name="Arial" fo:font-size="12pt" fo:font-style="normal" fo:font-weight="normal" style:font-name-asian="Arial" style:font-size-asian="12pt" style:font-style-asian="normal" style:font-weight-asian="normal" style:font-size-complex="12pt"/>
    </style:style>
    <style:style style:name="ce19" style:family="table-cell">
      <loext:graphic-properties draw:fill="solid" draw:fill-color="#ffffff" style:repeat="repeat" draw:textarea-vertical-align="middle"/>
      <style:paragraph-properties fo:text-align="center" fo:border="0.03pt solid #000000"/>
      <style:text-properties style:font-name="Arial" fo:font-size="12pt" fo:font-style="normal" fo:font-weight="normal" style:font-name-asian="Arial" style:font-size-asian="12pt" style:font-style-asian="normal" style:font-weight-asian="normal" style:font-size-complex="12pt" style:text-overline-style="none" style:text-overline-color="font-color"/>
    </style:style>
    <style:style style:name="P1" style:family="paragraph">
      <loext:graphic-properties draw:fill-color="#cccccc"/>
      <style:paragraph-properties fo:text-align="center"/>
      <style:text-properties style:font-name="Arial1" fo:font-style="normal" fo:font-weight="normal" style:font-name-asian="Arial1" style:font-style-asian="normal" style:font-weight-asian="normal"/>
    </style:style>
    <style:style style:name="P2" style:family="paragraph">
      <loext:graphic-properties draw:fill-color="#ffffff"/>
      <style:paragraph-properties fo:text-align="center"/>
      <style:text-properties style:font-name="Arial1" fo:font-style="normal" fo:font-weight="normal" style:font-name-asian="Arial1" style:font-style-asian="normal" style:font-weight-asian="normal"/>
    </style:style>
    <style:style style:name="P3" style:family="paragraph">
      <loext:graphic-properties draw:fill="none" draw:fill-color="#ffffff"/>
      <style:text-properties style:font-name="Arial1" fo:font-size="12pt" fo:font-style="normal" fo:font-weight="normal" style:font-name-asian="Arial1" style:font-size-asian="12pt" style:font-style-asian="normal" style:font-weight-asian="normal" style:font-size-complex="12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1" fo:font-size="12pt" fo:font-style="normal" fo:font-weight="normal" style:font-name-asian="Arial1" style:font-size-asian="12pt" style:font-style-asian="normal" style:font-weight-asian="normal" style:font-size-complex="12pt"/>
    </style:style>
    <style:style style:name="P6" style:family="paragraph">
      <loext:graphic-properties draw:fill="none" draw:fill-color="#ffffff"/>
      <style:text-properties style:font-name="Arial1" fo:font-size="12pt" fo:font-style="normal" fo:font-weight="normal" style:font-name-asian="Arial1" style:font-size-asian="12pt" style:font-style-asian="normal" style:font-weight-asian="normal" style:font-size-complex="12pt" style:text-overline-style="solid" style:text-overline-width="auto" style:text-overline-color="font-color"/>
    </style:style>
    <style:style style:name="P7" style:family="paragraph">
      <loext:graphic-properties draw:fill="none" draw:fill-color="#ffffff"/>
      <style:text-properties style:font-name="Arial1" fo:font-size="12pt" fo:font-style="normal" fo:font-weight="normal" style:font-name-asian="Arial1" style:font-size-asian="12pt" style:font-style-asian="normal" style:font-weight-asian="normal" style:font-size-complex="12pt" style:text-overline-style="none" style:text-overline-color="font-color"/>
    </style:style>
    <style:style style:name="P8" style:family="paragraph">
      <loext:graphic-properties draw:fill="none" draw:fill-color="#ffffff"/>
      <style:text-properties style:font-name="Arial Black" fo:font-size="24pt" fo:font-style="normal" fo:font-weight="normal" style:font-name-asian="Arial1" style:font-size-asian="24pt" style:font-style-asian="normal" style:font-weight-asian="normal" style:font-size-complex="24pt"/>
    </style:style>
    <style:style style:name="P9" style:family="paragraph">
      <style:paragraph-properties fo:text-align="center"/>
      <style:text-properties style:font-name="Arial" fo:font-size="12pt" style:font-name-asian="メイリオ" style:font-size-asian="12pt" style:font-size-complex="12pt"/>
    </style:style>
    <style:style style:name="P10" style:family="paragraph">
      <style:paragraph-properties fo:text-align="start"/>
      <style:text-properties style:font-name="Arial" fo:font-size="12pt" style:font-name-asian="メイリオ" style:font-size-asian="12pt" style:font-size-complex="12pt"/>
    </style:style>
    <style:style style:name="P11" style:family="paragraph">
      <style:paragraph-properties fo:text-align="center"/>
      <style:text-properties style:font-name="Arial" fo:font-size="12pt" style:font-name-asian="メイリオ" style:font-size-asian="12pt" style:font-size-complex="12pt" style:text-overline-style="solid" style:text-overline-width="auto" style:text-overline-color="font-color"/>
    </style:style>
    <style:style style:name="P12" style:family="paragraph">
      <style:paragraph-properties fo:text-align="center"/>
      <style:text-properties style:font-name="Arial" fo:font-size="12pt" style:font-name-asian="メイリオ" style:font-size-asian="12pt" style:font-size-complex="12pt" style:text-overline-style="none" style:text-overline-color="font-color"/>
    </style:style>
    <style:style style:name="P13" style:family="paragraph">
      <style:paragraph-properties fo:text-align="center"/>
      <style:text-properties style:font-name="Arial" fo:font-size="12pt" fo:font-style="normal" fo:font-weight="normal" style:font-name-asian="Arial" style:font-size-asian="12pt" style:font-style-asian="normal" style:font-weight-asian="normal" style:font-size-complex="12pt"/>
    </style:style>
    <style:style style:name="P14" style:family="paragraph">
      <style:paragraph-properties fo:text-align="start"/>
      <style:text-properties style:font-name="Arial" fo:font-size="12pt" fo:font-style="normal" fo:font-weight="normal" style:font-name-asian="Arial" style:font-size-asian="12pt" style:font-style-asian="normal" style:font-weight-asian="normal" style:font-size-complex="12pt"/>
    </style:style>
    <style:style style:name="P15" style:family="paragraph">
      <loext:graphic-properties draw:fill="none" draw:fill-color="#ffffff"/>
      <style:text-properties style:font-name="Arial1" fo:font-size="18pt" fo:font-style="normal" fo:font-weight="normal" style:font-name-asian="Arial1" style:font-size-asian="18pt" style:font-style-asian="normal" style:font-weight-asian="normal" style:font-size-complex="18pt"/>
    </style:style>
    <style:style style:name="P16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17" style:family="paragraph">
      <style:paragraph-properties fo:text-align="start"/>
      <style:text-properties style:font-name="Arial" fo:font-size="12pt" style:font-name-asian="Arial" style:font-size-asian="12pt" style:font-size-complex="12pt"/>
    </style:style>
    <style:style style:name="P18" style:family="paragraph">
      <style:paragraph-properties fo:text-align="center"/>
      <style:text-properties style:font-name="Arial" fo:font-size="12pt" style:font-name-asian="Arial" style:font-size-asian="12pt" style:font-size-complex="12pt" style:text-overline-style="solid" style:text-overline-width="auto" style:text-overline-color="font-color"/>
    </style:style>
    <style:style style:name="P19" style:family="paragraph">
      <loext:graphic-properties draw:fill="none"/>
      <style:paragraph-properties fo:text-align="center"/>
      <style:text-properties style:font-name="Arial1" fo:font-style="normal" fo:font-weight="normal" style:font-name-asian="Arial1" style:font-style-asian="normal" style:font-weight-asian="normal"/>
    </style:style>
    <style:style style:name="P20" style:family="paragraph">
      <loext:graphic-properties draw:fill="none" draw:fill-color="#ffffff"/>
      <style:text-properties style:font-name="Arial1" fo:font-size="9pt" fo:font-style="normal" fo:font-weight="normal" style:font-name-asian="Arial1" style:font-size-asian="9pt" style:font-style-asian="normal" style:font-weight-asian="normal" style:font-size-complex="9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style:font-name="Arial1" fo:font-size="9pt" fo:font-style="normal" fo:font-weight="normal" style:font-name-asian="Arial1" style:font-size-asian="9pt" style:font-style-asian="normal" style:font-weight-asian="normal" style:font-size-complex="9pt"/>
    </style:style>
    <style:style style:name="P23" style:family="paragraph">
      <loext:graphic-properties draw:fill="none" draw:fill-color="#ffffff"/>
      <style:paragraph-properties fo:text-align="center"/>
      <style:text-properties style:font-name="Arial1" fo:font-size="9pt" fo:font-style="normal" fo:font-weight="normal" style:font-name-asian="Arial1" style:font-size-asian="9pt" style:font-style-asian="normal" style:font-weight-asian="normal" style:font-size-complex="9pt" style:text-overline-style="solid" style:text-overline-width="auto" style:text-overline-color="font-color"/>
    </style:style>
    <style:style style:name="P24" style:family="paragraph">
      <loext:graphic-properties draw:fill-color="#000000"/>
      <style:paragraph-properties fo:text-align="center"/>
      <style:text-properties style:font-name="Arial1" fo:font-style="normal" fo:font-weight="normal" style:font-name-asian="Arial1" style:font-style-asian="normal" style:font-weight-asian="normal"/>
    </style:style>
    <style:style style:name="P25" style:family="paragraph">
      <loext:graphic-properties draw:fill="none" draw:fill-color="#ffffff"/>
      <style:paragraph-properties fo:text-align="center"/>
      <style:text-properties style:font-name="Arial1" fo:font-style="normal" fo:font-weight="normal" style:font-name-asian="Arial1" style:font-style-asian="normal" style:font-weight-asian="normal"/>
    </style:style>
    <style:style style:name="P26" style:family="paragraph">
      <style:paragraph-properties fo:text-align="center"/>
      <style:text-properties style:font-name="Arial" fo:font-size="12pt" fo:font-style="normal" fo:font-weight="normal" style:font-name-asian="メイリオ" style:font-size-asian="12pt" style:font-style-asian="normal" style:font-weight-asian="normal" style:font-size-complex="12pt"/>
    </style:style>
    <style:style style:name="P27" style:family="paragraph"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size-complex="12pt"/>
    </style:style>
    <style:style style:name="P28" style:family="paragraph">
      <style:paragraph-properties fo:text-align="start"/>
      <style:text-properties style:font-name="Arial" fo:font-size="12pt" fo:font-style="normal" fo:font-weight="normal" style:font-name-asian="メイリオ" style:font-size-asian="12pt" style:font-style-asian="normal" style:font-weight-asian="normal" style:font-size-complex="12pt"/>
    </style:style>
    <style:style style:name="P29" style:family="paragraph"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size-complex="12pt" style:text-overline-style="solid" style:text-overline-width="auto" style:text-overline-color="font-color"/>
    </style:style>
    <style:style style:name="P30" style:family="paragraph">
      <style:paragraph-properties fo:text-align="center"/>
      <style:text-properties style:font-name="Arial" fo:font-size="12pt" fo:font-style="normal" fo:font-weight="normal" style:font-name-asian="Arial1" style:font-size-asian="12pt" style:font-style-asian="normal" style:font-weight-asian="normal" style:font-size-complex="12pt" style:text-overline-style="none" style:text-overline-color="font-color"/>
    </style:style>
    <style:style style:name="P31" style:family="paragraph">
      <style:paragraph-properties fo:text-align="start"/>
      <style:text-properties style:font-name="Arial" fo:font-size="12pt" fo:font-style="normal" fo:font-weight="normal" style:font-name-asian="Arial1" style:font-size-asian="12pt" style:font-style-asian="normal" style:font-weight-asian="normal" style:font-size-complex="12pt"/>
    </style:style>
    <style:style style:name="P32" style:family="paragraph">
      <loext:graphic-properties draw:fill="solid" draw:fill-color="#e6e6e6"/>
      <style:paragraph-properties fo:text-align="center"/>
      <style:text-properties style:font-name="Arial1" fo:font-style="normal" fo:font-weight="normal" style:font-name-asian="Arial1" style:font-style-asian="normal" style:font-weight-asian="normal"/>
    </style:style>
    <style:style style:name="P33" style:family="paragraph">
      <loext:graphic-properties draw:fill="solid" draw:fill-color="#e6e6ff"/>
      <style:paragraph-properties fo:text-align="center"/>
      <style:text-properties style:font-name="Arial1" fo:font-style="normal" fo:font-weight="normal" style:font-name-asian="Arial1" style:font-style-asian="normal" style:font-weight-asian="normal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Arial1" fo:font-size="9pt" fo:font-style="normal" fo:font-weight="normal" style:font-name-asian="Arial1" style:font-size-asian="9pt" style:font-style-asian="normal" style:font-weight-asian="normal" style:font-size-complex="9pt"/>
    </style:style>
    <style:style style:name="P36" style:family="paragraph">
      <style:paragraph-properties fo:text-align="center"/>
      <style:text-properties style:font-name="Arial" fo:font-size="12pt" fo:font-style="normal" fo:font-weight="normal" style:font-name-asian="Arial" style:font-size-asian="12pt" style:font-style-asian="normal" style:font-weight-asian="normal" style:font-size-complex="12pt" style:text-overline-style="none" style:text-overline-color="font-color"/>
    </style:style>
    <style:style style:name="P37" style:family="paragraph">
      <loext:graphic-properties draw:fill="none" draw:fill-color="#ffffff"/>
      <style:text-properties style:font-name="Arial1" fo:font-size="6pt" fo:font-style="normal" fo:font-weight="normal" style:font-name-asian="Arial1" style:font-size-asian="6pt" style:font-style-asian="normal" style:font-weight-asian="normal" style:font-size-complex="6pt"/>
    </style:style>
    <style:style style:name="P38" style:family="paragraph">
      <loext:graphic-properties draw:fill="none" draw:fill-color="#ffffff"/>
      <style:paragraph-properties fo:text-align="center"/>
      <style:text-properties style:font-name="Arial1" fo:font-size="5pt" fo:font-style="normal" fo:font-weight="normal" style:font-name-asian="Arial1" style:font-size-asian="5pt" style:font-style-asian="normal" style:font-weight-asian="normal" style:font-size-complex="5pt"/>
    </style:style>
    <style:style style:name="P39" style:family="paragraph">
      <loext:graphic-properties draw:fill="none" draw:fill-color="#ffffff"/>
      <style:paragraph-properties fo:text-align="center"/>
      <style:text-properties style:font-name="Arial1" fo:font-size="10pt" fo:font-style="normal" fo:font-weight="normal" style:font-name-asian="Arial1" style:font-size-asian="10pt" style:font-style-asian="normal" style:font-weight-asian="normal" style:font-size-complex="10pt"/>
    </style:style>
    <style:style style:name="P40" style:family="paragraph">
      <loext:graphic-properties draw:fill="solid" draw:fill-color="#dddddd"/>
      <style:paragraph-properties fo:text-align="center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-color="#b3b3b3"/>
      <style:paragraph-properties fo:text-align="center"/>
    </style:style>
    <style:style style:name="P44" style:family="paragraph">
      <loext:graphic-properties draw:fill="solid" draw:fill-color="#b3b3b3"/>
      <style:paragraph-properties fo:text-align="center"/>
    </style:style>
    <style:style style:name="P45" style:family="paragraph">
      <loext:graphic-properties draw:fill-color="#000080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  <style:text-properties style:font-name="メイリオ" fo:font-size="10pt" style:font-size-asian="10pt" style:font-size-complex="10pt"/>
    </style:style>
    <style:style style:name="P47" style:family="paragraph">
      <loext:graphic-properties draw:fill="none" draw:fill-color="#ffffff"/>
      <style:paragraph-properties fo:text-align="center"/>
      <style:text-properties style:font-name="メイリオ" fo:font-size="8pt" style:font-size-asian="8pt" style:font-size-complex="8pt"/>
    </style:style>
    <style:style style:name="P48" style:family="paragraph">
      <loext:graphic-properties draw:fill="none" draw:fill-color="#ffffff"/>
      <style:paragraph-properties fo:text-align="center"/>
      <style:text-properties style:font-name="メイリオ" fo:font-size="7pt" style:font-size-asian="7pt" style:font-size-complex="7pt"/>
    </style:style>
    <style:style style:name="P49" style:family="paragraph">
      <loext:graphic-properties draw:fill="none" draw:fill-color="#ffffff"/>
      <style:paragraph-properties fo:text-align="center"/>
      <style:text-properties style:font-name="メイリオ" fo:font-size="8pt" style:font-name-asian="メイリオ" style:font-size-asian="8pt" style:font-size-complex="8pt"/>
    </style:style>
    <style:style style:name="P50" style:family="paragraph">
      <style:paragraph-properties fo:text-align="center"/>
      <style:text-properties fo:font-weight="bold" style:font-weight-asian="bold" style:font-weight-complex="bold"/>
    </style:style>
    <style:style style:name="P51" style:family="paragraph">
      <loext:graphic-properties draw:fill="none" draw:fill-color="#ffffff"/>
      <style:paragraph-properties fo:text-align="center"/>
      <style:text-properties style:font-name="メイリオ" fo:font-size="8pt" fo:font-weight="bold" style:font-size-asian="8pt" style:font-weight-asian="bold" style:font-size-complex="8pt" style:font-weight-complex="bold"/>
    </style:style>
    <style:style style:name="P52" style:family="paragraph">
      <loext:graphic-properties draw:fill-color="#b3b3b3"/>
      <style:paragraph-properties fo:text-align="center"/>
      <style:text-properties style:font-name="Arial1" fo:font-style="normal" fo:font-weight="normal" style:font-name-asian="Arial1" style:font-style-asian="normal" style:font-weight-asian="normal"/>
    </style:style>
    <style:style style:name="P53" style:family="paragraph">
      <loext:graphic-properties draw:fill="solid" draw:fill-color="#b3b3b3"/>
      <style:paragraph-properties fo:text-align="center"/>
      <style:text-properties style:font-name="Arial1" fo:font-style="normal" fo:font-weight="normal" style:font-name-asian="Arial1" style:font-style-asian="normal" style:font-weight-asian="normal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1" fo:font-size="6pt" fo:font-style="normal" fo:font-weight="normal" style:font-name-asian="Arial1" style:font-size-asian="6pt" style:font-style-asian="normal" style:font-weight-asian="normal" style:font-size-complex="6pt"/>
    </style:style>
    <style:style style:name="P55" style:family="paragraph">
      <loext:graphic-properties draw:fill-color="#000080"/>
      <style:paragraph-properties fo:text-align="center"/>
      <style:text-properties style:font-name="Arial1" fo:font-style="normal" fo:font-weight="normal" style:font-name-asian="Arial1" style:font-style-asian="normal" style:font-weight-asian="normal"/>
    </style:style>
    <style:style style:name="T1" style:family="text">
      <style:text-properties style:font-name="Arial1" fo:font-size="12pt" fo:font-style="normal" fo:font-weight="normal" style:font-name-asian="Arial1" style:font-size-asian="12pt" style:font-style-asian="normal" style:font-weight-asian="normal" style:font-size-complex="12pt"/>
    </style:style>
    <style:style style:name="T2" style:family="text">
      <style:text-properties style:font-name="Arial1" fo:font-size="12pt" fo:font-style="normal" fo:font-weight="normal" style:font-name-asian="Arial1" style:font-size-asian="12pt" style:font-style-asian="normal" style:font-weight-asian="normal" style:font-name-complex="Arial2" style:font-size-complex="12pt"/>
    </style:style>
    <style:style style:name="T3" style:family="text">
      <style:text-properties style:font-name="Arial1" fo:font-size="12pt" fo:font-style="normal" fo:font-weight="normal" style:font-name-asian="Arial1" style:font-size-asian="12pt" style:font-style-asian="normal" style:font-weight-asian="normal" style:font-size-complex="12pt" style:text-overline-style="solid" style:text-overline-width="auto" style:text-overline-color="font-color"/>
    </style:style>
    <style:style style:name="T4" style:family="text">
      <style:text-properties style:font-name="Arial1" fo:font-size="12pt" fo:font-style="normal" fo:font-weight="normal" style:font-name-asian="Arial1" style:font-size-asian="12pt" style:font-style-asian="normal" style:font-weight-asian="normal" style:font-size-complex="12pt" style:text-overline-style="none" style:text-overline-color="font-color"/>
    </style:style>
    <style:style style:name="T5" style:family="text">
      <style:text-properties style:font-name="Arial Black" fo:font-size="24pt" fo:font-style="normal" fo:font-weight="normal" style:font-name-asian="Arial1" style:font-size-asian="24pt" style:font-style-asian="normal" style:font-weight-asian="normal" style:font-size-complex="24pt"/>
    </style:style>
    <style:style style:name="T6" style:family="text">
      <style:text-properties style:font-name="Arial" fo:font-size="12pt" style:font-name-asian="メイリオ" style:font-size-asian="12pt" style:font-size-complex="12pt"/>
    </style:style>
    <style:style style:name="T7" style:family="text">
      <style:text-properties style:font-name="Arial" fo:font-size="12pt" fo:font-style="normal" fo:font-weight="normal" style:font-name-asian="Arial2" style:font-size-asian="12pt" style:font-name-complex="Arial2" style:font-size-complex="12pt"/>
    </style:style>
    <style:style style:name="T8" style:family="text">
      <style:text-properties style:font-name="Arial" fo:font-size="12pt" style:font-name-asian="メイリオ" style:font-size-asian="12pt" style:font-size-complex="12pt" style:text-overline-style="solid" style:text-overline-width="auto" style:text-overline-color="font-color"/>
    </style:style>
    <style:style style:name="T9" style:family="text">
      <style:text-properties style:font-name="Arial" fo:font-size="12pt" style:font-name-asian="メイリオ" style:font-size-asian="12pt" style:font-size-complex="12pt" style:text-overline-style="none" style:text-overline-color="font-color"/>
    </style:style>
    <style:style style:name="T10" style:family="text">
      <style:text-properties style:font-name="Arial" fo:font-size="12pt" fo:font-style="normal" fo:font-weight="normal" style:font-name-asian="Arial" style:font-size-asian="12pt" style:font-style-asian="normal" style:font-weight-asian="normal" style:font-size-complex="12pt"/>
    </style:style>
    <style:style style:name="T11" style:family="text">
      <style:text-properties style:font-name="Arial1" fo:font-size="18pt" fo:font-style="normal" fo:font-weight="normal" style:font-name-asian="Arial1" style:font-size-asian="18pt" style:font-style-asian="normal" style:font-weight-asian="normal" style:font-size-complex="18pt"/>
    </style:style>
    <style:style style:name="T12" style:family="text">
      <style:text-properties style:font-name="Arial" fo:font-size="12pt" style:font-name-asian="Arial" style:font-size-asian="12pt" style:font-size-complex="12pt"/>
    </style:style>
    <style:style style:name="T13" style:family="text">
      <style:text-properties style:font-name="Arial" fo:font-size="12pt" fo:font-style="normal" fo:font-weight="normal" style:font-name-asian="メイリオ" style:font-size-asian="12pt" style:font-name-complex="Arial2" style:font-size-complex="12pt"/>
    </style:style>
    <style:style style:name="T14" style:family="text">
      <style:text-properties style:font-name="Arial" fo:font-size="12pt" style:font-name-asian="Arial" style:font-size-asian="12pt" style:font-size-complex="12pt" style:text-overline-style="solid" style:text-overline-width="auto" style:text-overline-color="font-color"/>
    </style:style>
    <style:style style:name="T15" style:family="text">
      <style:text-properties style:font-name="Arial" fo:font-size="12pt" style:font-name-asian="Arial" style:font-size-asian="12pt" style:font-size-complex="12pt" style:text-overline-style="none" style:text-overline-color="font-color"/>
    </style:style>
    <style:style style:name="T16" style:family="text">
      <style:text-properties style:font-name="Arial1" fo:font-size="9pt" fo:font-style="normal" fo:font-weight="normal" style:font-name-asian="Arial1" style:font-size-asian="9pt" style:font-style-asian="normal" style:font-weight-asian="normal" style:font-size-complex="9pt"/>
    </style:style>
    <style:style style:name="T17" style:family="text">
      <style:text-properties style:font-name="Arial1" fo:font-size="9pt" fo:font-style="normal" fo:font-weight="normal" style:font-name-asian="Arial1" style:font-size-asian="9pt" style:font-style-asian="normal" style:font-weight-asian="normal" style:font-size-complex="9pt" style:text-overline-style="solid" style:text-overline-width="auto" style:text-overline-color="font-color"/>
    </style:style>
    <style:style style:name="T18" style:family="text">
      <style:text-properties style:font-name="Arial" fo:font-size="12pt" fo:font-style="normal" fo:font-weight="normal" style:font-name-asian="メイリオ" style:font-size-asian="12pt" style:font-style-asian="normal" style:font-weight-asian="normal" style:font-size-complex="12pt"/>
    </style:style>
    <style:style style:name="T19" style:family="text">
      <style:text-properties style:font-name="Arial" fo:font-size="12pt" fo:font-style="normal" fo:font-weight="normal" style:font-name-asian="Arial1" style:font-size-asian="12pt" style:font-style-asian="normal" style:font-weight-asian="normal" style:font-size-complex="12pt"/>
    </style:style>
    <style:style style:name="T20" style:family="text">
      <style:text-properties style:font-name="Arial" fo:font-size="12pt" fo:font-style="normal" fo:font-weight="normal" style:font-name-asian="メイリオ" style:font-size-asian="12pt" style:font-style-asian="normal" style:font-weight-asian="normal" style:font-name-complex="Arial2" style:font-size-complex="12pt"/>
    </style:style>
    <style:style style:name="T21" style:family="text">
      <style:text-properties style:font-name="Arial" fo:font-size="12pt" fo:font-style="normal" fo:font-weight="normal" style:font-name-asian="Arial1" style:font-size-asian="12pt" style:font-style-asian="normal" style:font-weight-asian="normal" style:font-size-complex="12pt" style:text-overline-style="solid" style:text-overline-width="auto" style:text-overline-color="font-color"/>
    </style:style>
    <style:style style:name="T22" style:family="text">
      <style:text-properties style:font-name="Arial" fo:font-size="12pt" fo:font-style="normal" fo:font-weight="normal" style:font-name-asian="Arial1" style:font-size-asian="12pt" style:font-style-asian="normal" style:font-weight-asian="normal" style:font-size-complex="12pt" style:text-overline-style="none" style:text-overline-color="font-color"/>
    </style:style>
    <style:style style:name="T23" style:family="text">
      <style:text-properties style:font-name="Arial" fo:font-size="12pt" fo:font-style="normal" fo:font-weight="normal" style:font-name-asian="Arial" style:font-size-asian="12pt" style:font-style-asian="normal" style:font-weight-asian="normal" style:font-size-complex="12pt" style:text-overline-style="none" style:text-overline-color="font-color"/>
    </style:style>
    <style:style style:name="T24" style:family="text">
      <style:text-properties style:font-name="Arial1" fo:font-size="6pt" fo:font-style="normal" fo:font-weight="normal" style:font-name-asian="Arial1" style:font-size-asian="6pt" style:font-style-asian="normal" style:font-weight-asian="normal" style:font-size-complex="6pt"/>
    </style:style>
    <style:style style:name="T25" style:family="text">
      <style:text-properties style:font-name="Arial1" fo:font-size="5pt" fo:font-style="normal" fo:font-weight="normal" style:font-name-asian="Arial1" style:font-size-asian="5pt" style:font-style-asian="normal" style:font-weight-asian="normal" style:font-size-complex="5pt"/>
    </style:style>
    <style:style style:name="T26" style:family="text">
      <style:text-properties style:font-name="Arial1" fo:font-size="10pt" fo:font-style="normal" fo:font-weight="normal" style:font-name-asian="Arial1" style:font-size-asian="10pt" style:font-style-asian="normal" style:font-weight-asian="normal" style:font-size-complex="10pt"/>
    </style:style>
    <style:style style:name="T27" style:family="text">
      <style:text-properties style:font-name="メイリオ" fo:font-size="10pt" style:font-size-asian="10pt" style:font-size-complex="10pt"/>
    </style:style>
    <style:style style:name="T28" style:family="text">
      <style:text-properties style:font-name="メイリオ" fo:font-size="8pt" style:font-size-asian="8pt" style:font-size-complex="8pt"/>
    </style:style>
    <style:style style:name="T29" style:family="text">
      <style:text-properties style:font-name="メイリオ" fo:font-size="7pt" style:font-size-asian="7pt" style:font-size-complex="7pt"/>
    </style:style>
    <style:style style:name="T30" style:family="text">
      <style:text-properties style:font-name="メイリオ" fo:font-size="8pt" style:font-name-asian="メイリオ" style:font-size-asian="8pt" style:font-size-complex="8pt"/>
    </style:style>
    <style:style style:name="T31" style:family="text">
      <style:text-properties style:font-name="メイリオ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6cm" svg:height="0.6cm" svg:x="3.402cm" svg:y="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4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5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6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7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8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9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10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8.8cm" svg:x="4.002cm" svg:y="2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4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5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6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7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8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9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10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5.002cm" svg:y="1.602cm">
          <text:p/>
          <draw:enhanced-geometry draw:glue-point-type="segments" draw:type="mso-spt100" draw:modifiers="179.42091995588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  <draw:frame draw:style-name="gr4" draw:text-style-name="P3" draw:layer="layout" svg:width="0.764cm" svg:height="0.886cm" svg:x="3.938cm" svg:y="3.116cm">
          <draw:text-box>
            <text:p><text:span text:style-name="T1">1</text:span></text:p>
          </draw:text-box>
        </draw:frame>
        <draw:frame draw:style-name="gr4" draw:text-style-name="P3" draw:layer="layout" svg:width="0.764cm" svg:height="0.886cm" svg:x="3.938cm" svg:y="4.102cm">
          <draw:text-box>
            <text:p><text:span text:style-name="T1">2</text:span></text:p>
          </draw:text-box>
        </draw:frame>
        <draw:frame draw:style-name="gr4" draw:text-style-name="P3" draw:layer="layout" svg:width="0.764cm" svg:height="0.886cm" svg:x="3.938cm" svg:y="5.102cm">
          <draw:text-box>
            <text:p><text:span text:style-name="T1">3</text:span></text:p>
          </draw:text-box>
        </draw:frame>
        <draw:frame draw:style-name="gr4" draw:text-style-name="P3" draw:layer="layout" svg:width="0.764cm" svg:height="0.886cm" svg:x="3.938cm" svg:y="6.102cm">
          <draw:text-box>
            <text:p><text:span text:style-name="T1">4</text:span></text:p>
          </draw:text-box>
        </draw:frame>
        <draw:frame draw:style-name="gr4" draw:text-style-name="P3" draw:layer="layout" svg:width="0.764cm" svg:height="0.886cm" svg:x="3.938cm" svg:y="7.102cm">
          <draw:text-box>
            <text:p><text:span text:style-name="T1">5</text:span></text:p>
          </draw:text-box>
        </draw:frame>
        <draw:frame draw:style-name="gr4" draw:text-style-name="P3" draw:layer="layout" svg:width="0.764cm" svg:height="0.886cm" svg:x="3.938cm" svg:y="8.088cm">
          <draw:text-box>
            <text:p><text:span text:style-name="T1">6</text:span></text:p>
          </draw:text-box>
        </draw:frame>
        <draw:frame draw:style-name="gr4" draw:text-style-name="P3" draw:layer="layout" svg:width="0.764cm" svg:height="0.886cm" svg:x="3.938cm" svg:y="9.088cm">
          <draw:text-box>
            <text:p><text:span text:style-name="T1">7</text:span></text:p>
          </draw:text-box>
        </draw:frame>
        <draw:frame draw:style-name="gr4" draw:text-style-name="P3" draw:layer="layout" svg:width="0.764cm" svg:height="0.886cm" svg:x="3.938cm" svg:y="10.088cm">
          <draw:text-box>
            <text:p><text:span text:style-name="T1">8</text:span></text:p>
          </draw:text-box>
        </draw:frame>
        <draw:frame draw:style-name="gr5" draw:text-style-name="P3" draw:layer="layout" svg:width="1.027cm" svg:height="0.886cm" svg:x="7.002cm" svg:y="3.116cm">
          <draw:text-box>
            <text:p><text:span text:style-name="T1">16</text:span></text:p>
          </draw:text-box>
        </draw:frame>
        <draw:frame draw:style-name="gr5" draw:text-style-name="P3" draw:layer="layout" svg:width="1.027cm" svg:height="0.886cm" svg:x="7.002cm" svg:y="4.102cm">
          <draw:text-box>
            <text:p><text:span text:style-name="T1">15</text:span></text:p>
          </draw:text-box>
        </draw:frame>
        <draw:frame draw:style-name="gr5" draw:text-style-name="P3" draw:layer="layout" svg:width="1.027cm" svg:height="0.886cm" svg:x="7.002cm" svg:y="5.102cm">
          <draw:text-box>
            <text:p><text:span text:style-name="T1">14</text:span></text:p>
          </draw:text-box>
        </draw:frame>
        <draw:frame draw:style-name="gr5" draw:text-style-name="P3" draw:layer="layout" svg:width="1.027cm" svg:height="0.886cm" svg:x="7.002cm" svg:y="6.102cm">
          <draw:text-box>
            <text:p><text:span text:style-name="T1">13</text:span></text:p>
          </draw:text-box>
        </draw:frame>
        <draw:frame draw:style-name="gr5" draw:text-style-name="P3" draw:layer="layout" svg:width="1.027cm" svg:height="0.886cm" svg:x="7.002cm" svg:y="7.102cm">
          <draw:text-box>
            <text:p><text:span text:style-name="T1">12</text:span></text:p>
          </draw:text-box>
        </draw:frame>
        <draw:frame draw:style-name="gr5" draw:text-style-name="P3" draw:layer="layout" svg:width="1.027cm" svg:height="0.886cm" svg:x="7.002cm" svg:y="8.088cm">
          <draw:text-box>
            <text:p><text:span text:style-name="T1">11</text:span></text:p>
          </draw:text-box>
        </draw:frame>
        <draw:frame draw:style-name="gr5" draw:text-style-name="P3" draw:layer="layout" svg:width="1.027cm" svg:height="0.886cm" svg:x="7.002cm" svg:y="9.088cm">
          <draw:text-box>
            <text:p><text:span text:style-name="T1">10</text:span></text:p>
          </draw:text-box>
        </draw:frame>
        <draw:frame draw:style-name="gr4" draw:text-style-name="P3" draw:layer="layout" svg:width="0.764cm" svg:height="0.886cm" svg:x="7.202cm" svg:y="10.088cm">
          <draw:text-box>
            <text:p><text:span text:style-name="T1">9</text:span></text:p>
          </draw:text-box>
        </draw:frame>
        <draw:frame draw:style-name="gr6" draw:text-style-name="P3" draw:layer="layout" svg:width="1.078cm" svg:height="0.886cm" svg:x="2.002cm" svg:y="3.116cm">
          <draw:text-box>
            <text:p><text:span text:style-name="T1">D0</text:span></text:p>
          </draw:text-box>
        </draw:frame>
        <draw:frame draw:style-name="gr6" draw:text-style-name="P3" draw:layer="layout" svg:width="1.078cm" svg:height="0.886cm" svg:x="2.002cm" svg:y="4.116cm">
          <draw:text-box>
            <text:p><text:span text:style-name="T1">D1</text:span></text:p>
          </draw:text-box>
        </draw:frame>
        <draw:frame draw:style-name="gr6" draw:text-style-name="P3" draw:layer="layout" svg:width="1.078cm" svg:height="0.886cm" svg:x="2.002cm" svg:y="5.116cm">
          <draw:text-box>
            <text:p><text:span text:style-name="T1">D2</text:span></text:p>
          </draw:text-box>
        </draw:frame>
        <draw:frame draw:style-name="gr6" draw:text-style-name="P3" draw:layer="layout" svg:width="1.078cm" svg:height="0.886cm" svg:x="2.002cm" svg:y="6.116cm">
          <draw:text-box>
            <text:p><text:span text:style-name="T1">D3</text:span></text:p>
          </draw:text-box>
        </draw:frame>
        <draw:frame draw:style-name="gr7" draw:text-style-name="P3" draw:layer="layout" svg:width="1.349cm" svg:height="0.886cm" svg:x="1.902cm" svg:y="7.116cm">
          <draw:text-box>
            <text:p><text:span text:style-name="T1">VSS</text:span></text:p>
          </draw:text-box>
        </draw:frame>
        <draw:frame draw:style-name="gr8" draw:text-style-name="P3" draw:layer="layout" svg:width="1.133cm" svg:height="0.725cm" svg:x="1.903cm" svg:y="8.116cm">
          <draw:text-box>
            <text:p><text:span text:style-name="T2">Φ1</text:span></text:p>
          </draw:text-box>
        </draw:frame>
        <draw:frame draw:style-name="gr9" draw:text-style-name="P5" draw:layer="layout" svg:width="1.133cm" svg:height="0.725cm" svg:x="1.904cm" svg:y="9.116cm">
          <draw:text-box>
            <text:p text:style-name="P4"><text:span text:style-name="T2">Φ2</text:span></text:p>
          </draw:text-box>
        </draw:frame>
        <draw:frame draw:style-name="gr10" draw:text-style-name="P6" draw:layer="layout" svg:width="1.678cm" svg:height="0.886cm" svg:x="1.702cm" svg:y="10.102cm">
          <draw:text-box>
            <text:p><text:span text:style-name="T3">SYNC</text:span></text:p>
          </draw:text-box>
        </draw:frame>
        <draw:frame draw:style-name="gr11" draw:text-style-name="P6" draw:layer="layout" svg:width="1.913cm" svg:height="0.886cm" svg:x="8.702cm" svg:y="10.102cm">
          <draw:text-box>
            <text:p><text:span text:style-name="T3">RESET</text:span></text:p>
          </draw:text-box>
        </draw:frame>
        <draw:frame draw:style-name="gr12" draw:text-style-name="P7" draw:layer="layout" svg:width="1.584cm" svg:height="0.886cm" svg:x="8.802cm" svg:y="9.102cm">
          <draw:text-box>
            <text:p><text:span text:style-name="T4">TEST</text:span></text:p>
          </draw:text-box>
        </draw:frame>
        <draw:frame draw:style-name="gr13" draw:text-style-name="P6" draw:layer="layout" svg:width="2.289cm" svg:height="0.886cm" svg:x="8.802cm" svg:y="8.102cm">
          <draw:text-box>
            <text:p><text:span text:style-name="T3">CM-ROM</text:span></text:p>
          </draw:text-box>
        </draw:frame>
        <draw:frame draw:style-name="gr14" draw:text-style-name="P3" draw:layer="layout" svg:width="1.421cm" svg:height="0.886cm" svg:x="8.803cm" svg:y="7.102cm">
          <draw:text-box>
            <text:p><text:span text:style-name="T1">VDD</text:span></text:p>
          </draw:text-box>
        </draw:frame>
        <draw:frame draw:style-name="gr15" draw:text-style-name="P3" draw:layer="layout" svg:width="2.513cm" svg:height="0.886cm" svg:x="8.804cm" svg:y="6.002cm">
          <draw:text-box>
            <text:p><text:span text:style-name="T3">CM-RAM3</text:span></text:p>
          </draw:text-box>
        </draw:frame>
        <draw:frame draw:style-name="gr15" draw:text-style-name="P3" draw:layer="layout" svg:width="2.513cm" svg:height="0.886cm" svg:x="8.804cm" svg:y="5.102cm">
          <draw:text-box>
            <text:p><text:span text:style-name="T3">CM-RAM2</text:span></text:p>
          </draw:text-box>
        </draw:frame>
        <draw:frame draw:style-name="gr15" draw:text-style-name="P3" draw:layer="layout" svg:width="2.513cm" svg:height="0.886cm" svg:x="8.804cm" svg:y="4.102cm">
          <draw:text-box>
            <text:p><text:span text:style-name="T3">CM-RAM1</text:span></text:p>
          </draw:text-box>
        </draw:frame>
        <draw:frame draw:style-name="gr15" draw:text-style-name="P6" draw:layer="layout" svg:width="2.513cm" svg:height="0.886cm" svg:x="8.804cm" svg:y="3.102cm">
          <draw:text-box>
            <text:p><text:span text:style-name="T3">CM-RAM0</text:span></text:p>
          </draw:text-box>
        </draw:frame>
        <draw:frame draw:style-name="gr16" draw:text-style-name="P8" draw:layer="layout" svg:width="2.761cm" svg:height="1.445cm" draw:transform="rotate (-1.5707963267949) translate (6.647cm 5.907cm)">
          <draw:text-box>
            <text:p><text:span text:style-name="T5">4004</text:span></text:p>
          </draw:text-box>
        </draw:frame>
        <draw:frame draw:style-name="gr17" draw:layer="layout" svg:width="15.997cm" svg:height="13.084cm" svg:x="12.002cm" svg:y="1.9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9"><text:span text:style-name="T6">Pin No.</text:span></text:p>
              </table:table-cell>
              <table:table-cell>
                <text:p text:style-name="P9"><text:span text:style-name="T6">Name</text:span></text:p>
              </table:table-cell>
              <table:table-cell>
                <text:p text:style-name="P9"><text:span text:style-name="T6">In/Out</text:span></text:p>
              </table:table-cell>
              <table:table-cell>
                <text:p text:style-name="P9"><text:span text:style-name="T6">Pin Function</text:span></text:p>
              </table:table-cell>
              <table:table-cell>
                <text:p text:style-name="P9"><text:span text:style-name="T6">Note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</text:span></text:p>
              </table:table-cell>
              <table:table-cell>
                <text:p text:style-name="P9"><text:span text:style-name="T6">D0</text:span></text:p>
              </table:table-cell>
              <table:table-cell>
                <text:p text:style-name="P9"><text:span text:style-name="T6">In/Out</text:span></text:p>
              </table:table-cell>
              <table:table-cell table:style-name="ce3">
                <text:p text:style-name="P10"><text:span text:style-name="T6">Data Bus (LSB)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9"><text:span text:style-name="T6">2</text:span></text:p>
              </table:table-cell>
              <table:table-cell>
                <text:p text:style-name="P9"><text:span text:style-name="T6">D1</text:span></text:p>
              </table:table-cell>
              <table:table-cell>
                <text:p text:style-name="P9"><text:span text:style-name="T6">In/Out</text:span></text:p>
              </table:table-cell>
              <table:table-cell table:style-name="ce3">
                <text:p text:style-name="P10"><text:span text:style-name="T6">Data Bus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9"><text:span text:style-name="T6">3</text:span></text:p>
              </table:table-cell>
              <table:table-cell>
                <text:p text:style-name="P9"><text:span text:style-name="T6">D2</text:span></text:p>
              </table:table-cell>
              <table:table-cell>
                <text:p text:style-name="P9"><text:span text:style-name="T6">In/Out</text:span></text:p>
              </table:table-cell>
              <table:table-cell table:style-name="ce3">
                <text:p text:style-name="P10"><text:span text:style-name="T6">Data Bus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9"><text:span text:style-name="T6">4</text:span></text:p>
              </table:table-cell>
              <table:table-cell>
                <text:p text:style-name="P9"><text:span text:style-name="T6">D3</text:span></text:p>
              </table:table-cell>
              <table:table-cell>
                <text:p text:style-name="P9"><text:span text:style-name="T6">In/Out</text:span></text:p>
              </table:table-cell>
              <table:table-cell table:style-name="ce3">
                <text:p text:style-name="P10"><text:span text:style-name="T6">Data Bus (MSB)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9"><text:span text:style-name="T6">5</text:span></text:p>
              </table:table-cell>
              <table:table-cell>
                <text:p text:style-name="P9"><text:span text:style-name="T6">VSS</text:span></text:p>
              </table:table-cell>
              <table:table-cell>
                <text:p text:style-name="P9"><text:span text:style-name="T6">Power</text:span></text:p>
              </table:table-cell>
              <table:table-cell table:style-name="ce3">
                <text:p text:style-name="P10"><text:span text:style-name="T6">GND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9"><text:span text:style-name="T6">6</text:span></text:p>
              </table:table-cell>
              <table:table-cell>
                <text:p text:style-name="P9"><text:span text:style-name="T7">Φ1</text:span></text:p>
              </table:table-cell>
              <table:table-cell>
                <text:p text:style-name="P9"><text:span text:style-name="T6">In</text:span></text:p>
              </table:table-cell>
              <table:table-cell table:style-name="ce3">
                <text:p text:style-name="P10"><text:span text:style-name="T6">Clock Phase 1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9"><text:span text:style-name="T6">7</text:span></text:p>
              </table:table-cell>
              <table:table-cell>
                <text:p text:style-name="P9"><text:span text:style-name="T7">Φ1</text:span></text:p>
              </table:table-cell>
              <table:table-cell>
                <text:p text:style-name="P9"><text:span text:style-name="T6">In</text:span></text:p>
              </table:table-cell>
              <table:table-cell table:style-name="ce3">
                <text:p text:style-name="P10"><text:span text:style-name="T6">Clock Phase 2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9"><text:span text:style-name="T6">8</text:span></text:p>
              </table:table-cell>
              <table:table-cell table:style-name="ce4">
                <text:p text:style-name="P11"><text:span text:style-name="T8">SYNC</text:span></text:p>
              </table:table-cell>
              <table:table-cell>
                <text:p text:style-name="P9"><text:span text:style-name="T6">Out</text:span></text:p>
              </table:table-cell>
              <table:table-cell table:style-name="ce3">
                <text:p text:style-name="P10"><text:span text:style-name="T6">Sync Output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9"><text:span text:style-name="T6">9</text:span></text:p>
              </table:table-cell>
              <table:table-cell>
                <text:p text:style-name="P9"><text:span text:style-name="T8">RESET</text:span></text:p>
              </table:table-cell>
              <table:table-cell>
                <text:p text:style-name="P9"><text:span text:style-name="T6">In</text:span></text:p>
              </table:table-cell>
              <table:table-cell table:style-name="ce3">
                <text:p text:style-name="P10"><text:span text:style-name="T6">Reset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9"><text:span text:style-name="T6">10</text:span></text:p>
              </table:table-cell>
              <table:table-cell table:style-name="ce5">
                <text:p text:style-name="P12"><text:span text:style-name="T9">TEST</text:span></text:p>
              </table:table-cell>
              <table:table-cell>
                <text:p text:style-name="P9"><text:span text:style-name="T6">In</text:span></text:p>
              </table:table-cell>
              <table:table-cell table:style-name="ce3">
                <text:p text:style-name="P10"><text:span text:style-name="T6">Test Condition Input</text:span></text:p>
              </table:table-cell>
              <table:table-cell>
                <text:p text:style-name="P9"><text:span text:style-name="T6">JCN Instruction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1</text:span></text:p>
              </table:table-cell>
              <table:table-cell table:style-name="ce4">
                <text:p text:style-name="P11"><text:span text:style-name="T8">CM-ROM</text:span></text:p>
              </table:table-cell>
              <table:table-cell>
                <text:p text:style-name="P9"><text:span text:style-name="T6">Out</text:span></text:p>
              </table:table-cell>
              <table:table-cell table:style-name="ce3">
                <text:p text:style-name="P10"><text:span text:style-name="T6">Command Control for ROM</text:span></text:p>
              </table:table-cell>
              <table:table-cell/>
            </table:table-row>
            <table:table-row table:style-name="ro1" table:default-cell-style-name="ce6">
              <table:table-cell table:style-name="ce2">
                <text:p text:style-name="P9"><text:span text:style-name="T6">12</text:span></text:p>
              </table:table-cell>
              <table:table-cell>
                <text:p text:style-name="P13"><text:span text:style-name="T10">VDD</text:span></text:p>
              </table:table-cell>
              <table:table-cell>
                <text:p text:style-name="P13"><text:span text:style-name="T10">Power</text:span></text:p>
              </table:table-cell>
              <table:table-cell table:style-name="ce7">
                <text:p text:style-name="P14"><text:span text:style-name="T10">VDD</text:span><text:span text:style-name="T10">（</text:span><text:span text:style-name="T10">-15V</text:span><text:span text:style-name="T10">）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9"><text:span text:style-name="T6">13</text:span></text:p>
              </table:table-cell>
              <table:table-cell>
                <text:p text:style-name="P9"><text:span text:style-name="T8">CM-RAM3</text:span></text:p>
              </table:table-cell>
              <table:table-cell>
                <text:p text:style-name="P9"><text:span text:style-name="T6">Out</text:span></text:p>
              </table:table-cell>
              <table:table-cell table:style-name="ce3">
                <text:p text:style-name="P10"><text:span text:style-name="T6">Command Control for RAM 3</text:span></text:p>
              </table:table-cell>
              <table:table-cell>
                <text:p text:style-name="P9"><text:span text:style-name="T6">DCL Instruction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6">14</text:span></text:p>
              </table:table-cell>
              <table:table-cell>
                <text:p text:style-name="P9"><text:span text:style-name="T8">CM-RAM2</text:span></text:p>
              </table:table-cell>
              <table:table-cell>
                <text:p text:style-name="P9"><text:span text:style-name="T6">Out</text:span></text:p>
              </table:table-cell>
              <table:table-cell table:style-name="ce3">
                <text:p text:style-name="P10"><text:span text:style-name="T6">Command Control for RAM 2</text:span></text:p>
              </table:table-cell>
              <table:table-cell>
                <text:p text:style-name="P9"><text:span text:style-name="T6">DCL Instruction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6">15</text:span></text:p>
              </table:table-cell>
              <table:table-cell>
                <text:p text:style-name="P9"><text:span text:style-name="T8">CM-RAM1</text:span></text:p>
              </table:table-cell>
              <table:table-cell>
                <text:p text:style-name="P9"><text:span text:style-name="T6">Out</text:span></text:p>
              </table:table-cell>
              <table:table-cell table:style-name="ce3">
                <text:p text:style-name="P10"><text:span text:style-name="T6">Command Control for RAM 1</text:span></text:p>
              </table:table-cell>
              <table:table-cell>
                <text:p text:style-name="P9"><text:span text:style-name="T6">DCL Instruction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6">16</text:span></text:p>
              </table:table-cell>
              <table:table-cell>
                <text:p text:style-name="P9"><text:span text:style-name="T8">CM-RAM0</text:span></text:p>
              </table:table-cell>
              <table:table-cell>
                <text:p text:style-name="P9"><text:span text:style-name="T6">Out</text:span></text:p>
              </table:table-cell>
              <table:table-cell table:style-name="ce3">
                <text:p text:style-name="P10"><text:span text:style-name="T6">Command Control for RAM 0</text:span></text:p>
              </table:table-cell>
              <table:table-cell>
                <text:p text:style-name="P9"><text:span text:style-name="T6">DCL Instruct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5" draw:layer="layout" svg:width="4.4cm" svg:height="1.204cm" svg:x="4.102cm" svg:y="11.716cm">
          <draw:text-box>
            <text:p><text:span text:style-name="T11">4 bit CPU</text:span></text:p>
          </draw:text-box>
        </draw:frame>
      </draw:page>
      <draw:page draw:name="page2" draw:style-name="dp1" draw:master-page-name="標準">
        <draw:custom-shape draw:style-name="gr1" draw:text-style-name="P1" draw:layer="layout" svg:width="0.6cm" svg:height="0.6cm" svg:x="3.402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8.8cm" svg:x="4.002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5.002cm" svg:y="1.6cm">
          <text:p/>
          <draw:enhanced-geometry draw:glue-point-type="segments" draw:type="mso-spt100" draw:modifiers="179.42091995588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  <draw:frame draw:style-name="gr4" draw:text-style-name="P3" draw:layer="layout" svg:width="0.764cm" svg:height="0.886cm" svg:x="3.938cm" svg:y="3.114cm">
          <draw:text-box>
            <text:p><text:span text:style-name="T1">1</text:span></text:p>
          </draw:text-box>
        </draw:frame>
        <draw:frame draw:style-name="gr4" draw:text-style-name="P3" draw:layer="layout" svg:width="0.764cm" svg:height="0.886cm" svg:x="3.938cm" svg:y="4.1cm">
          <draw:text-box>
            <text:p><text:span text:style-name="T1">2</text:span></text:p>
          </draw:text-box>
        </draw:frame>
        <draw:frame draw:style-name="gr4" draw:text-style-name="P3" draw:layer="layout" svg:width="0.764cm" svg:height="0.886cm" svg:x="3.938cm" svg:y="5.1cm">
          <draw:text-box>
            <text:p><text:span text:style-name="T1">3</text:span></text:p>
          </draw:text-box>
        </draw:frame>
        <draw:frame draw:style-name="gr4" draw:text-style-name="P3" draw:layer="layout" svg:width="0.764cm" svg:height="0.886cm" svg:x="3.938cm" svg:y="6.1cm">
          <draw:text-box>
            <text:p><text:span text:style-name="T1">4</text:span></text:p>
          </draw:text-box>
        </draw:frame>
        <draw:frame draw:style-name="gr4" draw:text-style-name="P3" draw:layer="layout" svg:width="0.764cm" svg:height="0.886cm" svg:x="3.938cm" svg:y="7.1cm">
          <draw:text-box>
            <text:p><text:span text:style-name="T1">5</text:span></text:p>
          </draw:text-box>
        </draw:frame>
        <draw:frame draw:style-name="gr4" draw:text-style-name="P3" draw:layer="layout" svg:width="0.764cm" svg:height="0.886cm" svg:x="3.938cm" svg:y="8.086cm">
          <draw:text-box>
            <text:p><text:span text:style-name="T1">6</text:span></text:p>
          </draw:text-box>
        </draw:frame>
        <draw:frame draw:style-name="gr4" draw:text-style-name="P3" draw:layer="layout" svg:width="0.764cm" svg:height="0.886cm" svg:x="3.938cm" svg:y="9.086cm">
          <draw:text-box>
            <text:p><text:span text:style-name="T1">7</text:span></text:p>
          </draw:text-box>
        </draw:frame>
        <draw:frame draw:style-name="gr4" draw:text-style-name="P3" draw:layer="layout" svg:width="0.764cm" svg:height="0.886cm" svg:x="3.938cm" svg:y="10.086cm">
          <draw:text-box>
            <text:p><text:span text:style-name="T1">8</text:span></text:p>
          </draw:text-box>
        </draw:frame>
        <draw:frame draw:style-name="gr5" draw:text-style-name="P3" draw:layer="layout" svg:width="1.027cm" svg:height="0.886cm" svg:x="7.002cm" svg:y="3.114cm">
          <draw:text-box>
            <text:p><text:span text:style-name="T1">16</text:span></text:p>
          </draw:text-box>
        </draw:frame>
        <draw:frame draw:style-name="gr5" draw:text-style-name="P3" draw:layer="layout" svg:width="1.027cm" svg:height="0.886cm" svg:x="7.002cm" svg:y="4.1cm">
          <draw:text-box>
            <text:p><text:span text:style-name="T1">15</text:span></text:p>
          </draw:text-box>
        </draw:frame>
        <draw:frame draw:style-name="gr5" draw:text-style-name="P3" draw:layer="layout" svg:width="1.027cm" svg:height="0.886cm" svg:x="7.002cm" svg:y="5.1cm">
          <draw:text-box>
            <text:p><text:span text:style-name="T1">14</text:span></text:p>
          </draw:text-box>
        </draw:frame>
        <draw:frame draw:style-name="gr5" draw:text-style-name="P3" draw:layer="layout" svg:width="1.027cm" svg:height="0.886cm" svg:x="7.002cm" svg:y="6.1cm">
          <draw:text-box>
            <text:p><text:span text:style-name="T1">13</text:span></text:p>
          </draw:text-box>
        </draw:frame>
        <draw:frame draw:style-name="gr5" draw:text-style-name="P3" draw:layer="layout" svg:width="1.027cm" svg:height="0.886cm" svg:x="7.002cm" svg:y="7.1cm">
          <draw:text-box>
            <text:p><text:span text:style-name="T1">12</text:span></text:p>
          </draw:text-box>
        </draw:frame>
        <draw:frame draw:style-name="gr5" draw:text-style-name="P3" draw:layer="layout" svg:width="1.027cm" svg:height="0.886cm" svg:x="7.002cm" svg:y="8.086cm">
          <draw:text-box>
            <text:p><text:span text:style-name="T1">11</text:span></text:p>
          </draw:text-box>
        </draw:frame>
        <draw:frame draw:style-name="gr5" draw:text-style-name="P3" draw:layer="layout" svg:width="1.027cm" svg:height="0.886cm" svg:x="7.002cm" svg:y="9.086cm">
          <draw:text-box>
            <text:p><text:span text:style-name="T1">10</text:span></text:p>
          </draw:text-box>
        </draw:frame>
        <draw:frame draw:style-name="gr4" draw:text-style-name="P3" draw:layer="layout" svg:width="0.764cm" svg:height="0.886cm" svg:x="7.202cm" svg:y="10.086cm">
          <draw:text-box>
            <text:p><text:span text:style-name="T1">9</text:span></text:p>
          </draw:text-box>
        </draw:frame>
        <draw:frame draw:style-name="gr6" draw:text-style-name="P3" draw:layer="layout" svg:width="1.078cm" svg:height="0.886cm" svg:x="2.002cm" svg:y="3.114cm">
          <draw:text-box>
            <text:p><text:span text:style-name="T1">D0</text:span></text:p>
          </draw:text-box>
        </draw:frame>
        <draw:frame draw:style-name="gr6" draw:text-style-name="P3" draw:layer="layout" svg:width="1.078cm" svg:height="0.886cm" svg:x="2.002cm" svg:y="4.114cm">
          <draw:text-box>
            <text:p><text:span text:style-name="T1">D1</text:span></text:p>
          </draw:text-box>
        </draw:frame>
        <draw:frame draw:style-name="gr6" draw:text-style-name="P3" draw:layer="layout" svg:width="1.078cm" svg:height="0.886cm" svg:x="2.002cm" svg:y="5.114cm">
          <draw:text-box>
            <text:p><text:span text:style-name="T1">D2</text:span></text:p>
          </draw:text-box>
        </draw:frame>
        <draw:frame draw:style-name="gr6" draw:text-style-name="P3" draw:layer="layout" svg:width="1.078cm" svg:height="0.886cm" svg:x="2.002cm" svg:y="6.114cm">
          <draw:text-box>
            <text:p><text:span text:style-name="T1">D3</text:span></text:p>
          </draw:text-box>
        </draw:frame>
        <draw:frame draw:style-name="gr7" draw:text-style-name="P3" draw:layer="layout" svg:width="1.349cm" svg:height="0.886cm" svg:x="1.902cm" svg:y="7.114cm">
          <draw:text-box>
            <text:p><text:span text:style-name="T1">VSS</text:span></text:p>
          </draw:text-box>
        </draw:frame>
        <draw:frame draw:style-name="gr10" draw:text-style-name="P6" draw:layer="layout" svg:width="1.678cm" svg:height="0.886cm" svg:x="1.702cm" svg:y="10.1cm">
          <draw:text-box>
            <text:p><text:span text:style-name="T3">SYNC</text:span></text:p>
          </draw:text-box>
        </draw:frame>
        <draw:frame draw:style-name="gr11" draw:text-style-name="P6" draw:layer="layout" svg:width="1.913cm" svg:height="0.886cm" svg:x="8.702cm" svg:y="10.1cm">
          <draw:text-box>
            <text:p><text:span text:style-name="T3">RESET</text:span></text:p>
          </draw:text-box>
        </draw:frame>
        <draw:frame draw:style-name="gr19" draw:text-style-name="P6" draw:layer="layout" svg:width="1.043cm" svg:height="0.886cm" svg:x="8.802cm" svg:y="9.1cm">
          <draw:text-box>
            <text:p><text:span text:style-name="T3">CL</text:span></text:p>
          </draw:text-box>
        </draw:frame>
        <draw:frame draw:style-name="gr20" draw:text-style-name="P6" draw:layer="layout" svg:width="1.16cm" svg:height="0.886cm" svg:x="8.802cm" svg:y="8.1cm">
          <draw:text-box>
            <text:p><text:span text:style-name="T3">CM</text:span></text:p>
          </draw:text-box>
        </draw:frame>
        <draw:frame draw:style-name="gr14" draw:text-style-name="P3" draw:layer="layout" svg:width="1.421cm" svg:height="0.886cm" svg:x="8.803cm" svg:y="7.1cm">
          <draw:text-box>
            <text:p><text:span text:style-name="T1">VDD</text:span></text:p>
          </draw:text-box>
        </draw:frame>
        <draw:frame draw:style-name="gr21" draw:text-style-name="P3" draw:layer="layout" svg:width="1.256cm" svg:height="0.886cm" svg:x="8.804cm" svg:y="6cm">
          <draw:text-box>
            <text:p><text:span text:style-name="T1">IO3</text:span></text:p>
          </draw:text-box>
        </draw:frame>
        <draw:frame draw:style-name="gr21" draw:text-style-name="P3" draw:layer="layout" svg:width="1.256cm" svg:height="0.886cm" svg:x="8.804cm" svg:y="5.1cm">
          <draw:text-box>
            <text:p><text:span text:style-name="T1">IO2</text:span></text:p>
          </draw:text-box>
        </draw:frame>
        <draw:frame draw:style-name="gr21" draw:text-style-name="P3" draw:layer="layout" svg:width="1.256cm" svg:height="0.886cm" svg:x="8.804cm" svg:y="4.1cm">
          <draw:text-box>
            <text:p><text:span text:style-name="T1">IO1</text:span></text:p>
          </draw:text-box>
        </draw:frame>
        <draw:frame draw:style-name="gr21" draw:text-style-name="P3" draw:layer="layout" svg:width="1.256cm" svg:height="0.886cm" svg:x="8.804cm" svg:y="3.1cm">
          <draw:text-box>
            <text:p><text:span text:style-name="T1">IO0</text:span></text:p>
          </draw:text-box>
        </draw:frame>
        <draw:frame draw:style-name="gr16" draw:text-style-name="P8" draw:layer="layout" svg:width="2.761cm" svg:height="1.445cm" draw:transform="rotate (-1.5707963267949) translate (6.647cm 5.905cm)">
          <draw:text-box>
            <text:p><text:span text:style-name="T5">4001</text:span></text:p>
          </draw:text-box>
        </draw:frame>
        <draw:frame draw:style-name="gr17" draw:layer="layout" svg:width="16.001cm" svg:height="11.474cm" svg:x="11.998cm" svg:y="2.07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9"><text:span text:style-name="T6">Pin No.</text:span></text:p>
              </table:table-cell>
              <table:table-cell>
                <text:p text:style-name="P9"><text:span text:style-name="T6">Name</text:span></text:p>
              </table:table-cell>
              <table:table-cell>
                <text:p text:style-name="P9"><text:span text:style-name="T6">In/Out</text:span></text:p>
              </table:table-cell>
              <table:table-cell>
                <text:p text:style-name="P9"><text:span text:style-name="T6">Pin Function</text:span></text:p>
              </table:table-cell>
              <table:table-cell>
                <text:p text:style-name="P9"><text:span text:style-name="T6">Note</text:span></text:p>
              </table:table-cell>
            </table:table-row>
            <table:table-row table:style-name="ro1" table:default-cell-style-name="ce8">
              <table:table-cell>
                <text:p text:style-name="P16"><text:span text:style-name="T12">1</text:span></text:p>
              </table:table-cell>
              <table:table-cell>
                <text:p text:style-name="P16"><text:span text:style-name="T12">D0</text:span></text:p>
              </table:table-cell>
              <table:table-cell>
                <text:p text:style-name="P16"><text:span text:style-name="T12">In/Out</text:span></text:p>
              </table:table-cell>
              <table:table-cell table:style-name="ce3">
                <text:p text:style-name="P10"><text:span text:style-name="T6">Data Bus (LSB)</text:span></text:p>
              </table:table-cell>
              <table:table-cell/>
            </table:table-row>
            <table:table-row table:style-name="ro1" table:default-cell-style-name="ce8">
              <table:table-cell>
                <text:p text:style-name="P16"><text:span text:style-name="T12">2</text:span></text:p>
              </table:table-cell>
              <table:table-cell>
                <text:p text:style-name="P16"><text:span text:style-name="T12">D1</text:span></text:p>
              </table:table-cell>
              <table:table-cell>
                <text:p text:style-name="P16"><text:span text:style-name="T12">In/Out</text:span></text:p>
              </table:table-cell>
              <table:table-cell table:style-name="ce3">
                <text:p text:style-name="P10"><text:span text:style-name="T6">Data Bus</text:span></text:p>
              </table:table-cell>
              <table:table-cell/>
            </table:table-row>
            <table:table-row table:style-name="ro1" table:default-cell-style-name="ce8">
              <table:table-cell>
                <text:p text:style-name="P16"><text:span text:style-name="T12">3</text:span></text:p>
              </table:table-cell>
              <table:table-cell>
                <text:p text:style-name="P16"><text:span text:style-name="T12">D2</text:span></text:p>
              </table:table-cell>
              <table:table-cell>
                <text:p text:style-name="P16"><text:span text:style-name="T12">In/Out</text:span></text:p>
              </table:table-cell>
              <table:table-cell table:style-name="ce3">
                <text:p text:style-name="P10"><text:span text:style-name="T6">Data Bus</text:span></text:p>
              </table:table-cell>
              <table:table-cell/>
            </table:table-row>
            <table:table-row table:style-name="ro1" table:default-cell-style-name="ce8">
              <table:table-cell>
                <text:p text:style-name="P16"><text:span text:style-name="T12">4</text:span></text:p>
              </table:table-cell>
              <table:table-cell>
                <text:p text:style-name="P16"><text:span text:style-name="T12">D3</text:span></text:p>
              </table:table-cell>
              <table:table-cell>
                <text:p text:style-name="P16"><text:span text:style-name="T12">In/Out</text:span></text:p>
              </table:table-cell>
              <table:table-cell table:style-name="ce3">
                <text:p text:style-name="P10"><text:span text:style-name="T6">Data Bus (MSB)</text:span></text:p>
              </table:table-cell>
              <table:table-cell/>
            </table:table-row>
            <table:table-row table:style-name="ro1" table:default-cell-style-name="ce8">
              <table:table-cell>
                <text:p text:style-name="P16"><text:span text:style-name="T12">5</text:span></text:p>
              </table:table-cell>
              <table:table-cell>
                <text:p text:style-name="P16"><text:span text:style-name="T12">VSS</text:span></text:p>
              </table:table-cell>
              <table:table-cell>
                <text:p text:style-name="P16"><text:span text:style-name="T12">Power</text:span></text:p>
              </table:table-cell>
              <table:table-cell table:style-name="ce9">
                <text:p text:style-name="P17"><text:span text:style-name="T12">GND</text:span></text:p>
              </table:table-cell>
              <table:table-cell/>
            </table:table-row>
            <table:table-row table:style-name="ro1" table:default-cell-style-name="ce2">
              <table:table-cell table:style-name="ce8">
                <text:p text:style-name="P16"><text:span text:style-name="T12">6</text:span></text:p>
              </table:table-cell>
              <table:table-cell>
                <text:p text:style-name="P9"><text:span text:style-name="T13">Φ1</text:span></text:p>
              </table:table-cell>
              <table:table-cell>
                <text:p text:style-name="P9"><text:span text:style-name="T6">In</text:span></text:p>
              </table:table-cell>
              <table:table-cell table:style-name="ce3">
                <text:p text:style-name="P10"><text:span text:style-name="T6">Clock Phase 1</text:span></text:p>
              </table:table-cell>
              <table:table-cell table:style-name="ce8"/>
            </table:table-row>
            <table:table-row table:style-name="ro1" table:default-cell-style-name="ce2">
              <table:table-cell table:style-name="ce8">
                <text:p text:style-name="P16"><text:span text:style-name="T12">7</text:span></text:p>
              </table:table-cell>
              <table:table-cell>
                <text:p text:style-name="P9"><text:span text:style-name="T13">Φ1</text:span></text:p>
              </table:table-cell>
              <table:table-cell>
                <text:p text:style-name="P9"><text:span text:style-name="T6">In</text:span></text:p>
              </table:table-cell>
              <table:table-cell table:style-name="ce3">
                <text:p text:style-name="P10"><text:span text:style-name="T6">Clock Phase 2</text:span></text:p>
              </table:table-cell>
              <table:table-cell table:style-name="ce8"/>
            </table:table-row>
            <table:table-row table:style-name="ro1" table:default-cell-style-name="ce8">
              <table:table-cell>
                <text:p text:style-name="P16"><text:span text:style-name="T12">8</text:span></text:p>
              </table:table-cell>
              <table:table-cell table:style-name="ce4">
                <text:p text:style-name="P11"><text:span text:style-name="T8">SYNC</text:span></text:p>
              </table:table-cell>
              <table:table-cell table:style-name="ce2">
                <text:p text:style-name="P9"><text:span text:style-name="T6">In</text:span></text:p>
              </table:table-cell>
              <table:table-cell table:style-name="ce3">
                <text:p text:style-name="P10"><text:span text:style-name="T6">Sync Input</text:span></text:p>
              </table:table-cell>
              <table:table-cell/>
            </table:table-row>
            <table:table-row table:style-name="ro1" table:default-cell-style-name="ce2">
              <table:table-cell table:style-name="ce8">
                <text:p text:style-name="P16"><text:span text:style-name="T12">9</text:span></text:p>
              </table:table-cell>
              <table:table-cell>
                <text:p text:style-name="P9"><text:span text:style-name="T8">RESET</text:span></text:p>
              </table:table-cell>
              <table:table-cell>
                <text:p text:style-name="P9"><text:span text:style-name="T6">In</text:span></text:p>
              </table:table-cell>
              <table:table-cell table:style-name="ce3">
                <text:p text:style-name="P10"><text:span text:style-name="T6">Reset</text:span></text:p>
              </table:table-cell>
              <table:table-cell table:style-name="ce8"/>
            </table:table-row>
            <table:table-row table:style-name="ro1" table:default-cell-style-name="ce8">
              <table:table-cell>
                <text:p text:style-name="P16"><text:span text:style-name="T12">10</text:span></text:p>
              </table:table-cell>
              <table:table-cell table:style-name="ce10">
                <text:p text:style-name="P18"><text:span text:style-name="T14">CL</text:span></text:p>
              </table:table-cell>
              <table:table-cell>
                <text:p text:style-name="P16"><text:span text:style-name="T12">In</text:span></text:p>
              </table:table-cell>
              <table:table-cell table:style-name="ce9">
                <text:p text:style-name="P17"><text:span text:style-name="T12">Clear Input for I/O Ports</text:span></text:p>
              </table:table-cell>
              <table:table-cell/>
            </table:table-row>
            <table:table-row table:style-name="ro1" table:default-cell-style-name="ce8">
              <table:table-cell>
                <text:p text:style-name="P16"><text:span text:style-name="T12">11</text:span></text:p>
              </table:table-cell>
              <table:table-cell table:style-name="ce10">
                <text:p text:style-name="P18"><text:span text:style-name="T14">CM</text:span></text:p>
              </table:table-cell>
              <table:table-cell>
                <text:p text:style-name="P16"><text:span text:style-name="T12">In</text:span></text:p>
              </table:table-cell>
              <table:table-cell table:style-name="ce9">
                <text:p text:style-name="P17"><text:span text:style-name="T12">Command Control Input</text:span></text:p>
              </table:table-cell>
              <table:table-cell>
                <text:p text:style-name="P16"><text:span text:style-name="T15">Connect </text:span><text:span text:style-name="T14">CM-ROM</text:span></text:p>
              </table:table-cell>
            </table:table-row>
            <table:table-row table:style-name="ro1" table:default-cell-style-name="ce6">
              <table:table-cell table:style-name="ce8">
                <text:p text:style-name="P16"><text:span text:style-name="T12">12</text:span></text:p>
              </table:table-cell>
              <table:table-cell>
                <text:p text:style-name="P13"><text:span text:style-name="T10">VDD</text:span></text:p>
              </table:table-cell>
              <table:table-cell>
                <text:p text:style-name="P13"><text:span text:style-name="T10">Power</text:span></text:p>
              </table:table-cell>
              <table:table-cell table:style-name="ce7">
                <text:p text:style-name="P14"><text:span text:style-name="T10">VDD</text:span><text:span text:style-name="T10">（</text:span><text:span text:style-name="T10">-15V</text:span><text:span text:style-name="T10">）</text:span></text:p>
              </table:table-cell>
              <table:table-cell/>
            </table:table-row>
            <table:table-row table:style-name="ro1" table:default-cell-style-name="ce8">
              <table:table-cell>
                <text:p text:style-name="P16"><text:span text:style-name="T12">13</text:span></text:p>
              </table:table-cell>
              <table:table-cell>
                <text:p text:style-name="P16"><text:span text:style-name="T12">IO3</text:span></text:p>
              </table:table-cell>
              <table:table-cell>
                <text:p text:style-name="P16"><text:span text:style-name="T12">In/Out</text:span></text:p>
              </table:table-cell>
              <table:table-cell table:style-name="ce9">
                <text:p text:style-name="P17"><text:span text:style-name="T12">I/O Port (MSB)</text:span></text:p>
              </table:table-cell>
              <table:table-cell/>
            </table:table-row>
            <table:table-row table:style-name="ro1" table:default-cell-style-name="ce8">
              <table:table-cell>
                <text:p text:style-name="P16"><text:span text:style-name="T12">14</text:span></text:p>
              </table:table-cell>
              <table:table-cell>
                <text:p text:style-name="P16"><text:span text:style-name="T12">IO2</text:span></text:p>
              </table:table-cell>
              <table:table-cell>
                <text:p text:style-name="P16"><text:span text:style-name="T12">In/Out</text:span></text:p>
              </table:table-cell>
              <table:table-cell table:style-name="ce9">
                <text:p text:style-name="P17"><text:span text:style-name="T12">I/O Port</text:span></text:p>
              </table:table-cell>
              <table:table-cell/>
            </table:table-row>
            <table:table-row table:style-name="ro1" table:default-cell-style-name="ce8">
              <table:table-cell>
                <text:p text:style-name="P16"><text:span text:style-name="T12">15</text:span></text:p>
              </table:table-cell>
              <table:table-cell>
                <text:p text:style-name="P16"><text:span text:style-name="T12">IO1</text:span></text:p>
              </table:table-cell>
              <table:table-cell>
                <text:p text:style-name="P16"><text:span text:style-name="T12">In/Out</text:span></text:p>
              </table:table-cell>
              <table:table-cell table:style-name="ce9">
                <text:p text:style-name="P17"><text:span text:style-name="T12">I/O Port</text:span></text:p>
              </table:table-cell>
              <table:table-cell/>
            </table:table-row>
            <table:table-row table:style-name="ro1" table:default-cell-style-name="ce8">
              <table:table-cell>
                <text:p text:style-name="P16"><text:span text:style-name="T12">16</text:span></text:p>
              </table:table-cell>
              <table:table-cell>
                <text:p text:style-name="P16"><text:span text:style-name="T12">IO0</text:span></text:p>
              </table:table-cell>
              <table:table-cell>
                <text:p text:style-name="P16"><text:span text:style-name="T12">In/Out</text:span></text:p>
              </table:table-cell>
              <table:table-cell table:style-name="ce9">
                <text:p text:style-name="P17"><text:span text:style-name="T12">I/O Port (LSB)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2" draw:text-style-name="P15" draw:layer="layout" svg:width="5.998cm" svg:height="1.673cm" svg:x="3.402cm" svg:y="11.9cm">
          <draw:text-box>
            <text:p><text:span text:style-name="T11">256 bytes ROM</text:span></text:p>
            <text:p><text:span text:style-name="T11">+ 4 bit I/O Ports</text:span></text:p>
          </draw:text-box>
        </draw:frame>
        <draw:frame draw:style-name="gr8" draw:text-style-name="P3" draw:layer="layout" svg:width="1.133cm" svg:height="0.725cm" svg:x="1.903cm" svg:y="8.117cm">
          <draw:text-box>
            <text:p><text:span text:style-name="T2">Φ1</text:span></text:p>
          </draw:text-box>
        </draw:frame>
        <draw:frame draw:style-name="gr23" draw:text-style-name="P5" draw:layer="layout" svg:width="1.133cm" svg:height="0.725cm" svg:x="1.904cm" svg:y="9.117cm">
          <draw:text-box>
            <text:p text:style-name="P4"><text:span text:style-name="T2">Φ2</text:span></text:p>
          </draw:text-box>
        </draw:frame>
      </draw:page>
      <draw:page draw:name="page3" draw:style-name="dp1" draw:master-page-name="標準">
        <draw:rect draw:style-name="gr24" draw:text-style-name="P2" draw:layer="layout" svg:width="6.7cm" svg:height="1.8cm" svg:x="18.801cm" svg:y="1.5cm">
          <text:p/>
        </draw:rect>
        <draw:rect draw:style-name="gr24" draw:text-style-name="P2" draw:layer="layout" svg:width="10cm" svg:height="13cm" svg:x="16.701cm" svg:y="4.7cm">
          <text:p/>
        </draw:rect>
        <draw:rect draw:style-name="gr24" draw:text-style-name="P2" draw:layer="layout" svg:width="10cm" svg:height="13cm" svg:x="16.301cm" svg:y="4.3cm">
          <text:p/>
        </draw:rect>
        <draw:rect draw:style-name="gr24" draw:text-style-name="P2" draw:layer="layout" svg:width="10cm" svg:height="13cm" svg:x="15.901cm" svg:y="3.9cm">
          <text:p/>
        </draw:rect>
        <draw:rect draw:style-name="gr24" draw:text-style-name="P2" draw:layer="layout" svg:width="10cm" svg:height="13cm" svg:x="15.501cm" svg:y="3.5cm">
          <text:p/>
        </draw:rect>
        <draw:rect draw:style-name="gr24" draw:text-style-name="P2" draw:layer="layout" svg:width="8cm" svg:height="10cm" svg:x="3.001cm" svg:y="3cm">
          <text:p/>
        </draw:rect>
        <draw:rect draw:style-name="gr24" draw:text-style-name="P2" draw:layer="layout" svg:width="8cm" svg:height="1cm" svg:x="3.001cm" svg:y="3cm">
          <text:p/>
        </draw:rect>
        <draw:rect draw:style-name="gr24" draw:text-style-name="P2" draw:layer="layout" svg:width="8cm" svg:height="1cm" svg:x="3.001cm" svg:y="4cm">
          <text:p/>
        </draw:rect>
        <draw:rect draw:style-name="gr24" draw:text-style-name="P2" draw:layer="layout" svg:width="8cm" svg:height="1cm" svg:x="3.001cm" svg:y="5cm">
          <text:p/>
        </draw:rect>
        <draw:rect draw:style-name="gr24" draw:text-style-name="P2" draw:layer="layout" svg:width="8cm" svg:height="1cm" svg:x="3.001cm" svg:y="6cm">
          <text:p/>
        </draw:rect>
        <draw:rect draw:style-name="gr24" draw:text-style-name="P2" draw:layer="layout" svg:width="8cm" svg:height="1cm" svg:x="3.001cm" svg:y="12cm">
          <text:p/>
        </draw:rect>
        <draw:rect draw:style-name="gr24" draw:text-style-name="P2" draw:layer="layout" svg:width="8cm" svg:height="1cm" svg:x="3.001cm" svg:y="11cm">
          <text:p/>
        </draw:rect>
        <draw:line draw:style-name="gr25" draw:text-style-name="P19" draw:layer="layout" svg:x1="7.001cm" svg:y1="7.2cm" svg:x2="7.001cm" svg:y2="10.8cm">
          <text:p/>
        </draw:line>
        <draw:frame draw:style-name="gr26" draw:text-style-name="P3" draw:layer="layout" svg:width="2.191cm" svg:height="0.886cm" svg:x="0.91cm" svg:y="2.014cm">
          <draw:text-box>
            <text:p><text:span text:style-name="T1">Address</text:span></text:p>
          </draw:text-box>
        </draw:frame>
        <draw:frame draw:style-name="gr27" draw:text-style-name="P3" draw:layer="layout" svg:width="1.522cm" svg:height="0.886cm" svg:x="1.211cm" svg:y="3cm">
          <draw:text-box>
            <text:p><text:span text:style-name="T1">0x00</text:span></text:p>
          </draw:text-box>
        </draw:frame>
        <draw:frame draw:style-name="gr27" draw:text-style-name="P3" draw:layer="layout" svg:width="1.522cm" svg:height="0.886cm" svg:x="1.211cm" svg:y="4cm">
          <draw:text-box>
            <text:p><text:span text:style-name="T1">0x00</text:span></text:p>
          </draw:text-box>
        </draw:frame>
        <draw:frame draw:style-name="gr27" draw:text-style-name="P3" draw:layer="layout" svg:width="1.522cm" svg:height="0.886cm" svg:x="1.211cm" svg:y="5cm">
          <draw:text-box>
            <text:p><text:span text:style-name="T1">0x00</text:span></text:p>
          </draw:text-box>
        </draw:frame>
        <draw:frame draw:style-name="gr27" draw:text-style-name="P3" draw:layer="layout" svg:width="1.522cm" svg:height="0.886cm" svg:x="1.211cm" svg:y="6cm">
          <draw:text-box>
            <text:p><text:span text:style-name="T1">0x00</text:span></text:p>
          </draw:text-box>
        </draw:frame>
        <draw:frame draw:style-name="gr28" draw:text-style-name="P3" draw:layer="layout" svg:width="1.501cm" svg:height="0.886cm" svg:x="1.211cm" svg:y="11.1cm">
          <draw:text-box>
            <text:p><text:span text:style-name="T1">0xFE</text:span></text:p>
          </draw:text-box>
        </draw:frame>
        <draw:frame draw:style-name="gr29" draw:text-style-name="P3" draw:layer="layout" svg:width="1.48cm" svg:height="0.886cm" svg:x="1.211cm" svg:y="12.1cm">
          <draw:text-box>
            <text:p><text:span text:style-name="T1">0xFF</text:span></text:p>
          </draw:text-box>
        </draw:frame>
        <draw:frame draw:style-name="gr30" draw:text-style-name="P20" draw:layer="layout" svg:width="0.697cm" svg:height="0.73cm" svg:x="3.201cm" svg:y="2.314cm">
          <draw:text-box>
            <text:p><text:span text:style-name="T16">7</text:span></text:p>
          </draw:text-box>
        </draw:frame>
        <draw:frame draw:style-name="gr30" draw:text-style-name="P20" draw:layer="layout" svg:width="0.697cm" svg:height="0.73cm" svg:x="4.202cm" svg:y="2.314cm">
          <draw:text-box>
            <text:p><text:span text:style-name="T16">6</text:span></text:p>
          </draw:text-box>
        </draw:frame>
        <draw:frame draw:style-name="gr30" draw:text-style-name="P20" draw:layer="layout" svg:width="0.697cm" svg:height="0.73cm" svg:x="5.203cm" svg:y="2.314cm">
          <draw:text-box>
            <text:p><text:span text:style-name="T16">5</text:span></text:p>
          </draw:text-box>
        </draw:frame>
        <draw:frame draw:style-name="gr30" draw:text-style-name="P20" draw:layer="layout" svg:width="0.697cm" svg:height="0.73cm" svg:x="6.204cm" svg:y="2.314cm">
          <draw:text-box>
            <text:p><text:span text:style-name="T16">4</text:span></text:p>
          </draw:text-box>
        </draw:frame>
        <draw:frame draw:style-name="gr30" draw:text-style-name="P20" draw:layer="layout" svg:width="0.697cm" svg:height="0.73cm" svg:x="7.205cm" svg:y="2.314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8.206cm" svg:y="2.314cm">
          <draw:text-box>
            <text:p><text:span text:style-name="T16">2</text:span></text:p>
          </draw:text-box>
        </draw:frame>
        <draw:frame draw:style-name="gr30" draw:text-style-name="P20" draw:layer="layout" svg:width="0.697cm" svg:height="0.73cm" svg:x="9.207cm" svg:y="2.314cm">
          <draw:text-box>
            <text:p><text:span text:style-name="T16">1</text:span></text:p>
          </draw:text-box>
        </draw:frame>
        <draw:frame draw:style-name="gr30" draw:text-style-name="P20" draw:layer="layout" svg:width="0.697cm" svg:height="0.73cm" svg:x="10.208cm" svg:y="2.314cm">
          <draw:text-box>
            <text:p><text:span text:style-name="T16">0</text:span></text:p>
          </draw:text-box>
        </draw:frame>
        <draw:line draw:style-name="gr31" draw:text-style-name="P19" draw:layer="layout" svg:x1="7.001cm" svg:y1="3cm" svg:x2="7.001cm" svg:y2="7cm">
          <text:p/>
        </draw:line>
        <draw:line draw:style-name="gr31" draw:text-style-name="P19" draw:layer="layout" svg:x1="7.001cm" svg:y1="11cm" svg:x2="7.001cm" svg:y2="13cm">
          <text:p/>
        </draw:line>
        <draw:custom-shape draw:style-name="gr32" draw:text-style-name="P19" draw:layer="layout" svg:width="0.4cm" svg:height="4cm" draw:transform="rotate (-1.5707963267949) translate (7.001cm 13.1cm)">
          <text:p/>
          <draw:enhanced-geometry svg:viewBox="0 0 21600 21600" draw:glue-points="0 0 0 21600 21600 10800" draw:text-areas="0 ?f9 7800 ?f10" draw:type="right-brace" draw:modifiers="906.97325668582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32" draw:text-style-name="P19" draw:layer="layout" svg:width="0.4cm" svg:height="4cm" draw:transform="rotate (-1.5707963267949) translate (11.001cm 13.101cm)">
          <text:p/>
          <draw:enhanced-geometry svg:viewBox="0 0 21600 21600" draw:glue-points="0 0 0 21600 21600 10800" draw:text-areas="0 ?f9 7800 ?f10" draw:type="right-brace" draw:modifiers="906.97325668582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frame draw:style-name="gr33" draw:text-style-name="P20" draw:layer="layout" svg:width="3.267cm" svg:height="0.73cm" svg:x="3.521cm" svg:y="13.5cm">
          <draw:text-box>
            <text:p><text:span text:style-name="T16">OPR (Read at M1)</text:span></text:p>
          </draw:text-box>
        </draw:frame>
        <draw:frame draw:style-name="gr34" draw:text-style-name="P20" draw:layer="layout" svg:width="3.258cm" svg:height="0.73cm" svg:x="7.222cm" svg:y="13.5cm">
          <draw:text-box>
            <text:p><text:span text:style-name="T16">OPA (Read at M2)</text:span></text:p>
          </draw:text-box>
        </draw:frame>
        <draw:frame draw:style-name="gr35" draw:text-style-name="P3" draw:layer="layout" svg:width="6.077cm" svg:height="0.886cm" svg:x="1.326cm" svg:y="17.723cm">
          <draw:text-box>
            <text:p><text:span text:style-name="T1">(a) Structure of ROM Memory</text:span></text:p>
          </draw:text-box>
        </draw:frame>
        <draw:rect draw:style-name="gr24" draw:text-style-name="P2" draw:layer="layout" svg:width="2cm" svg:height="2.6cm" svg:x="23.001cm" svg:y="5cm">
          <text:p/>
        </draw:rect>
        <draw:frame draw:style-name="gr36" draw:text-style-name="P22" draw:layer="layout" svg:width="1.772cm" svg:height="1.209cm" svg:x="23.329cm" svg:y="5.891cm">
          <draw:text-box>
            <text:p text:style-name="P21"><text:span text:style-name="T16">I/O</text:span></text:p>
            <text:p text:style-name="P21"><text:span text:style-name="T16">Buffer</text:span></text:p>
          </draw:text-box>
        </draw:frame>
        <draw:rect draw:style-name="gr24" draw:text-style-name="P2" draw:layer="layout" svg:width="0.6cm" svg:height="0.6cm" svg:x="27.001cm" svg:y="6cm">
          <text:p/>
        </draw:rect>
        <draw:line draw:style-name="gr37" draw:text-style-name="P19" draw:layer="layout" svg:x1="27.001cm" svg:y1="6cm" svg:x2="27.601cm" svg:y2="6.6cm">
          <text:p/>
        </draw:line>
        <draw:line draw:style-name="gr37" draw:text-style-name="P19" draw:layer="layout" svg:x1="27.601cm" svg:y1="6cm" svg:x2="27.001cm" svg:y2="6.6cm">
          <text:p/>
        </draw:line>
        <draw:frame draw:style-name="gr38" draw:text-style-name="P20" draw:layer="layout" svg:width="0.934cm" svg:height="0.73cm" svg:x="27.467cm" svg:y="6cm">
          <draw:text-box>
            <text:p><text:span text:style-name="T16">D0</text:span></text:p>
          </draw:text-box>
        </draw:frame>
        <draw:line draw:style-name="gr37" draw:text-style-name="P19" draw:layer="layout" svg:x1="25.001cm" svg:y1="6.3cm" svg:x2="27.001cm" svg:y2="6.3cm">
          <text:p/>
        </draw:line>
        <draw:rect draw:style-name="gr24" draw:text-style-name="P2" draw:layer="layout" svg:width="2cm" svg:height="2cm" svg:x="20.001cm" svg:y="6.5cm">
          <text:p/>
        </draw:rect>
        <draw:frame draw:style-name="gr39" draw:text-style-name="P22" draw:layer="layout" svg:width="2.126cm" svg:height="1.209cm" svg:x="19.946cm" svg:y="6.6cm">
          <draw:text-box>
            <text:p text:style-name="P21"><text:span text:style-name="T16">Output Port</text:span></text:p>
            <text:p text:style-name="P21"><text:span text:style-name="T16">F/F</text:span></text:p>
          </draw:text-box>
        </draw:frame>
        <draw:rect draw:style-name="gr24" draw:text-style-name="P2" draw:layer="layout" svg:width="2cm" svg:height="2cm" svg:x="20.001cm" svg:y="4cm">
          <text:p/>
        </draw:rect>
        <draw:frame draw:style-name="gr40" draw:text-style-name="P22" draw:layer="layout" svg:width="2.037cm" svg:height="1.209cm" svg:x="20.001cm" svg:y="4.691cm">
          <draw:text-box>
            <text:p text:style-name="P21"><text:span text:style-name="T16">Multiplexer</text:span></text:p>
          </draw:text-box>
        </draw:frame>
        <draw:line draw:style-name="gr41" draw:text-style-name="P19" draw:layer="layout" svg:x1="23.001cm" svg:y1="7cm" svg:x2="22.001cm" svg:y2="7cm">
          <text:p/>
        </draw:line>
        <draw:line draw:style-name="gr41" draw:text-style-name="P19" draw:layer="layout" svg:x1="22cm" svg:y1="5.499cm" svg:x2="23.001cm" svg:y2="5.5cm">
          <text:p/>
        </draw:line>
        <draw:frame draw:style-name="gr42" draw:text-style-name="P22" draw:layer="layout" svg:width="0.749cm" svg:height="0.73cm" svg:x="20.058cm" svg:y="7.9cm">
          <draw:text-box>
            <text:p text:style-name="P21"><text:span text:style-name="T16">Q</text:span></text:p>
          </draw:text-box>
        </draw:frame>
        <draw:frame draw:style-name="gr42" draw:text-style-name="P23" draw:layer="layout" svg:width="0.749cm" svg:height="0.73cm" svg:x="21.058cm" svg:y="7.9cm">
          <draw:text-box>
            <text:p text:style-name="P21"><text:span text:style-name="T17">Q</text:span></text:p>
          </draw:text-box>
        </draw:frame>
        <draw:circle draw:style-name="gr24" draw:text-style-name="P2" draw:layer="layout" svg:width="0.4cm" svg:height="0.4cm" svg:x="21.301cm" svg:y="9cm">
          <text:p/>
        </draw:circle>
        <draw:circle draw:style-name="gr24" draw:text-style-name="P2" draw:layer="layout" svg:width="0.4cm" svg:height="0.4cm" svg:x="21.301cm" svg:y="9.6cm">
          <text:p/>
        </draw:circle>
        <draw:line draw:style-name="gr43" draw:text-style-name="P19" draw:layer="layout" svg:x1="21.901cm" svg:y1="9cm" svg:x2="21.901cm" svg:y2="10cm">
          <text:p/>
        </draw:line>
        <draw:line draw:style-name="gr37" draw:text-style-name="P19" draw:layer="layout" svg:x1="21.501cm" svg:y1="8.5cm" svg:x2="21.501cm" svg:y2="9cm">
          <text:p/>
        </draw:line>
        <draw:circle draw:style-name="gr24" draw:text-style-name="P2" draw:layer="layout" svg:width="0.4cm" svg:height="0.4cm" svg:x="20.301cm" svg:y="9cm">
          <text:p/>
        </draw:circle>
        <draw:circle draw:style-name="gr24" draw:text-style-name="P2" draw:layer="layout" svg:width="0.4cm" svg:height="0.4cm" svg:x="20.301cm" svg:y="9.6cm">
          <text:p/>
        </draw:circle>
        <draw:line draw:style-name="gr43" draw:text-style-name="P19" draw:layer="layout" svg:x1="20.101cm" svg:y1="9cm" svg:x2="20.101cm" svg:y2="10cm">
          <text:p/>
        </draw:line>
        <draw:line draw:style-name="gr37" draw:text-style-name="P19" draw:layer="layout" svg:x1="20.501cm" svg:y1="8.5cm" svg:x2="20.501cm" svg:y2="9cm">
          <text:p/>
        </draw:line>
        <draw:line draw:style-name="gr37" draw:text-style-name="P19" draw:layer="layout" svg:x1="20.501cm" svg:y1="10cm" svg:x2="20.501cm" svg:y2="10.5cm">
          <text:p/>
        </draw:line>
        <draw:line draw:style-name="gr37" draw:text-style-name="P19" draw:layer="layout" svg:x1="21.501cm" svg:y1="10cm" svg:x2="21.501cm" svg:y2="10.5cm">
          <text:p/>
        </draw:line>
        <draw:g draw:style-name="gr44">
          <draw:circle draw:style-name="gr45" draw:text-style-name="P24" draw:layer="layout" svg:width="0.16cm" svg:height="0.16cm" svg:x="21.421cm" svg:y="10.42cm">
            <text:p/>
          </draw:circle>
          <draw:rect draw:style-name="gr46" draw:text-style-name="P25" draw:layer="layout" svg:width="0.4cm" svg:height="0.4cm" svg:x="21.301cm" svg:y="10.3cm">
            <text:p/>
          </draw:rect>
        </draw:g>
        <draw:line draw:style-name="gr37" draw:text-style-name="P19" draw:layer="layout" svg:x1="23.001cm" svg:y1="10.5cm" svg:x2="20.501cm" svg:y2="10.5cm">
          <text:p/>
        </draw:line>
        <draw:circle draw:style-name="gr24" draw:text-style-name="P2" draw:layer="layout" svg:width="0.4cm" svg:height="0.4cm" svg:x="23.001cm" svg:y="10.3cm">
          <text:p/>
        </draw:circle>
        <draw:circle draw:style-name="gr24" draw:text-style-name="P2" draw:layer="layout" svg:width="0.4cm" svg:height="0.4cm" svg:x="23.601cm" svg:y="10.3cm">
          <text:p/>
        </draw:circle>
        <draw:line draw:style-name="gr43" draw:text-style-name="P19" draw:layer="layout" svg:x1="24.001cm" svg:y1="10.1cm" svg:x2="23.001cm" svg:y2="10.1cm">
          <text:p/>
        </draw:line>
        <draw:frame draw:style-name="gr47" draw:text-style-name="P20" draw:layer="layout" svg:width="1.069cm" svg:height="0.73cm" svg:x="27.501cm" svg:y="10.17cm">
          <draw:text-box>
            <text:p><text:span text:style-name="T16">IO0</text:span></text:p>
          </draw:text-box>
        </draw:frame>
        <draw:line draw:style-name="gr37" draw:text-style-name="P19" draw:layer="layout" svg:x1="24.001cm" svg:y1="10.5cm" svg:x2="27.001cm" svg:y2="10.5cm">
          <text:p/>
        </draw:line>
        <draw:line draw:style-name="gr37" draw:text-style-name="P19" draw:layer="layout" svg:x1="25.001cm" svg:y1="10.5cm" svg:x2="25.001cm" svg:y2="11.5cm">
          <text:p/>
        </draw:line>
        <draw:line draw:style-name="gr37" draw:text-style-name="P19" draw:layer="layout" svg:x1="18.001cm" svg:y1="11cm" svg:x2="25.001cm" svg:y2="11cm">
          <text:p/>
        </draw:line>
        <draw:g draw:style-name="gr44">
          <draw:circle draw:style-name="gr45" draw:text-style-name="P24" draw:layer="layout" svg:width="0.16cm" svg:height="0.16cm" svg:x="24.921cm" svg:y="10.42cm">
            <text:p/>
          </draw:circle>
          <draw:rect draw:style-name="gr46" draw:text-style-name="P25" draw:layer="layout" svg:width="0.4cm" svg:height="0.4cm" svg:x="24.801cm" svg:y="10.3cm">
            <text:p/>
          </draw:rect>
        </draw:g>
        <draw:frame draw:style-name="gr48" draw:text-style-name="P22" draw:layer="layout" svg:width="0.963cm" svg:height="0.73cm" svg:x="19.201cm" svg:y="9.1cm">
          <draw:text-box>
            <text:p text:style-name="P21"><text:span text:style-name="T16">M3</text:span></text:p>
          </draw:text-box>
        </draw:frame>
        <draw:frame draw:style-name="gr48" draw:text-style-name="P22" draw:layer="layout" svg:width="0.963cm" svg:height="0.73cm" svg:x="21.802cm" svg:y="9.1cm">
          <draw:text-box>
            <text:p text:style-name="P21"><text:span text:style-name="T16">M4</text:span></text:p>
          </draw:text-box>
        </draw:frame>
        <draw:rect draw:style-name="gr24" draw:text-style-name="P2" draw:layer="layout" svg:width="3.4cm" svg:height="1cm" svg:x="21.801cm" svg:y="2.1cm">
          <text:p/>
        </draw:rect>
        <draw:frame draw:style-name="gr49" draw:text-style-name="P22" draw:layer="layout" svg:width="3.983cm" svg:height="0.73cm" svg:x="21.717cm" svg:y="2.17cm">
          <draw:text-box>
            <text:p text:style-name="P21"><text:span text:style-name="T16">Chip No. (4bit)</text:span></text:p>
          </draw:text-box>
        </draw:frame>
        <draw:line draw:style-name="gr43" draw:text-style-name="P19" draw:layer="layout" svg:x1="25.001cm" svg:y1="2.9cm" svg:x2="22.001cm" svg:y2="2.9cm">
          <text:p/>
        </draw:line>
        <draw:frame draw:style-name="gr48" draw:text-style-name="P22" draw:layer="layout" svg:width="0.963cm" svg:height="0.73cm" svg:x="22.938cm" svg:y="9.37cm">
          <draw:text-box>
            <text:p text:style-name="P21"><text:span text:style-name="T16">M1</text:span></text:p>
          </draw:text-box>
        </draw:frame>
        <draw:circle draw:style-name="gr24" draw:text-style-name="P2" draw:layer="layout" svg:width="0.4cm" svg:height="0.4cm" svg:x="23.001cm" svg:y="11.3cm">
          <text:p/>
        </draw:circle>
        <draw:circle draw:style-name="gr24" draw:text-style-name="P2" draw:layer="layout" svg:width="0.4cm" svg:height="0.4cm" svg:x="23.601cm" svg:y="11.3cm">
          <text:p/>
        </draw:circle>
        <draw:line draw:style-name="gr43" draw:text-style-name="P19" draw:layer="layout" svg:x1="24.001cm" svg:y1="11.9cm" svg:x2="23.001cm" svg:y2="11.9cm">
          <text:p/>
        </draw:line>
        <draw:frame draw:style-name="gr48" draw:text-style-name="P22" draw:layer="layout" svg:width="0.963cm" svg:height="0.73cm" svg:x="22.939cm" svg:y="11.9cm">
          <draw:text-box>
            <text:p text:style-name="P21"><text:span text:style-name="T16">M2</text:span></text:p>
          </draw:text-box>
        </draw:frame>
        <draw:line draw:style-name="gr37" draw:text-style-name="P19" draw:layer="layout" svg:x1="24.001cm" svg:y1="11.5cm" svg:x2="25.001cm" svg:y2="11.5cm">
          <text:p/>
        </draw:line>
        <draw:g draw:style-name="gr44">
          <draw:circle draw:style-name="gr45" draw:text-style-name="P24" draw:layer="layout" svg:width="0.16cm" svg:height="0.16cm" svg:x="24.921cm" svg:y="10.92cm">
            <text:p/>
          </draw:circle>
          <draw:rect draw:style-name="gr46" draw:text-style-name="P25" draw:layer="layout" svg:width="0.4cm" svg:height="0.4cm" svg:x="24.801cm" svg:y="10.8cm">
            <text:p/>
          </draw:rect>
        </draw:g>
        <draw:custom-shape draw:style-name="gr50" draw:text-style-name="P2" draw:layer="layout" svg:width="0.6cm" svg:height="0.6cm" draw:transform="rotate (1.5707963267949) translate (19.401cm 11.8cm)">
          <text:p/>
          <draw:enhanced-geometry svg:viewBox="0 0 21600 21600" draw:glue-points="?f0 0 ?f1 10800 0 21600 10800 21600 21600 21600 ?f7 10800" draw:text-areas="?f1 10800 ?f2 18000 ?f3 7200 ?f4 21600" draw:type="isosceles-triangle" draw:modifiers="10921.34831460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ircle draw:style-name="gr24" draw:text-style-name="P2" draw:layer="layout" svg:width="0.4cm" svg:height="0.4cm" svg:x="19.001cm" svg:y="11.3cm">
          <text:p/>
        </draw:circle>
        <draw:line draw:style-name="gr37" draw:text-style-name="P19" draw:layer="layout" svg:x1="20.001cm" svg:y1="11.5cm" svg:x2="23.001cm" svg:y2="11.5cm">
          <text:p/>
        </draw:line>
        <draw:g draw:style-name="gr44">
          <draw:circle draw:style-name="gr45" draw:text-style-name="P24" draw:layer="layout" svg:width="0.16cm" svg:height="0.16cm" svg:x="20.921cm" svg:y="11.42cm">
            <text:p/>
          </draw:circle>
          <draw:rect draw:style-name="gr46" draw:text-style-name="P25" draw:layer="layout" svg:width="0.4cm" svg:height="0.4cm" svg:x="20.801cm" svg:y="11.3cm">
            <text:p/>
          </draw:rect>
        </draw:g>
        <draw:line draw:style-name="gr37" draw:text-style-name="P19" draw:layer="layout" svg:x1="21.001cm" svg:y1="11.5cm" svg:x2="21.001cm" svg:y2="12cm">
          <text:p/>
        </draw:line>
        <draw:g draw:style-name="gr44">
          <draw:line draw:style-name="gr37" draw:text-style-name="P19" draw:layer="layout" svg:x1="21.001cm" svg:y1="15cm" svg:x2="20.801cm" svg:y2="14.858cm">
            <text:p/>
          </draw:line>
          <draw:line draw:style-name="gr37" draw:text-style-name="P19" draw:layer="layout" svg:x1="21.201cm" svg:y1="14.716cm" svg:x2="20.801cm" svg:y2="14.858cm">
            <text:p/>
          </draw:line>
          <draw:line draw:style-name="gr37" draw:text-style-name="P19" draw:layer="layout" svg:x1="21.201cm" svg:y1="14.714cm" svg:x2="20.801cm" svg:y2="14.572cm">
            <text:p/>
          </draw:line>
          <draw:line draw:style-name="gr37" draw:text-style-name="P19" draw:layer="layout" svg:x1="21.201cm" svg:y1="14.43cm" svg:x2="20.801cm" svg:y2="14.572cm">
            <text:p/>
          </draw:line>
          <draw:line draw:style-name="gr37" draw:text-style-name="P19" draw:layer="layout" svg:x1="21.201cm" svg:y1="14.428cm" svg:x2="20.801cm" svg:y2="14.286cm">
            <text:p/>
          </draw:line>
          <draw:line draw:style-name="gr37" draw:text-style-name="P19" draw:layer="layout" svg:x1="21.201cm" svg:y1="14.144cm" svg:x2="20.801cm" svg:y2="14.286cm">
            <text:p/>
          </draw:line>
          <draw:line draw:style-name="gr37" draw:text-style-name="P19" draw:layer="layout" svg:x1="21.201cm" svg:y1="14.142cm" svg:x2="21.001cm" svg:y2="14cm">
            <text:p/>
          </draw:line>
        </draw:g>
        <draw:circle draw:style-name="gr24" draw:text-style-name="P2" draw:layer="layout" svg:width="0.4cm" svg:height="0.4cm" svg:x="20.801cm" svg:y="12cm">
          <text:p/>
        </draw:circle>
        <draw:circle draw:style-name="gr24" draw:text-style-name="P2" draw:layer="layout" svg:width="0.4cm" svg:height="0.4cm" svg:x="20.801cm" svg:y="12.6cm">
          <text:p/>
        </draw:circle>
        <draw:line draw:style-name="gr43" draw:text-style-name="P19" draw:layer="layout" svg:x1="21.401cm" svg:y1="12cm" svg:x2="21.401cm" svg:y2="13cm">
          <text:p/>
        </draw:line>
        <draw:frame draw:style-name="gr48" draw:text-style-name="P22" draw:layer="layout" svg:width="0.963cm" svg:height="0.73cm" svg:x="21.301cm" svg:y="12.17cm">
          <draw:text-box>
            <text:p text:style-name="P21"><text:span text:style-name="T16">M7</text:span></text:p>
          </draw:text-box>
        </draw:frame>
        <draw:line draw:style-name="gr37" draw:text-style-name="P19" draw:layer="layout" svg:x1="21.001cm" svg:y1="13cm" svg:x2="21.001cm" svg:y2="14cm">
          <text:p/>
        </draw:line>
        <draw:g draw:style-name="gr44">
          <draw:circle draw:style-name="gr45" draw:text-style-name="P24" draw:layer="layout" svg:width="0.16cm" svg:height="0.16cm" svg:x="20.921cm" svg:y="13.42cm">
            <text:p/>
          </draw:circle>
          <draw:rect draw:style-name="gr46" draw:text-style-name="P25" draw:layer="layout" svg:width="0.4cm" svg:height="0.4cm" svg:x="20.801cm" svg:y="13.3cm">
            <text:p/>
          </draw:rect>
        </draw:g>
        <draw:line draw:style-name="gr37" draw:text-style-name="P19" draw:layer="layout" svg:x1="18.001cm" svg:y1="13.5cm" svg:x2="21.001cm" svg:y2="13.5cm">
          <text:p/>
        </draw:line>
        <draw:line draw:style-name="gr37" draw:text-style-name="P19" draw:layer="layout" svg:x1="21.001cm" svg:y1="15cm" svg:x2="21.001cm" svg:y2="15.5cm">
          <text:p/>
        </draw:line>
        <draw:g draw:style-name="gr44">
          <draw:circle draw:style-name="gr45" draw:text-style-name="P24" draw:layer="layout" svg:width="0.16cm" svg:height="0.16cm" svg:x="20.921cm" svg:y="15.42cm">
            <text:p/>
          </draw:circle>
          <draw:rect draw:style-name="gr46" draw:text-style-name="P25" draw:layer="layout" svg:width="0.4cm" svg:height="0.4cm" svg:x="20.801cm" svg:y="15.3cm">
            <text:p/>
          </draw:rect>
        </draw:g>
        <draw:line draw:style-name="gr37" draw:text-style-name="P19" draw:layer="layout" svg:x1="20.001cm" svg:y1="15.5cm" svg:x2="22.001cm" svg:y2="15.5cm">
          <text:p/>
        </draw:line>
        <draw:circle draw:style-name="gr24" draw:text-style-name="P2" draw:layer="layout" svg:width="0.4cm" svg:height="0.4cm" svg:x="19.601cm" svg:y="15.3cm">
          <text:p/>
        </draw:circle>
        <draw:circle draw:style-name="gr24" draw:text-style-name="P2" draw:layer="layout" svg:width="0.4cm" svg:height="0.4cm" svg:x="19.001cm" svg:y="15.3cm">
          <text:p/>
        </draw:circle>
        <draw:line draw:style-name="gr43" draw:text-style-name="P19" draw:layer="layout" svg:x1="20.001cm" svg:y1="15.1cm" svg:x2="19.001cm" svg:y2="15.1cm">
          <text:p/>
        </draw:line>
        <draw:frame draw:style-name="gr48" draw:text-style-name="P22" draw:layer="layout" svg:width="0.963cm" svg:height="0.73cm" svg:x="19.001cm" svg:y="14.37cm">
          <draw:text-box>
            <text:p text:style-name="P21"><text:span text:style-name="T16">M9</text:span></text:p>
          </draw:text-box>
        </draw:frame>
        <draw:line draw:style-name="gr37" draw:text-style-name="P19" draw:layer="layout" svg:x1="18.501cm" svg:y1="15.5cm" svg:x2="19.001cm" svg:y2="15.5cm">
          <text:p/>
        </draw:line>
        <draw:line draw:style-name="gr37" draw:text-style-name="P19" draw:layer="layout" svg:x1="18.301cm" svg:y1="16cm" svg:x2="18.701cm" svg:y2="16cm">
          <text:p/>
        </draw:line>
        <draw:line draw:style-name="gr37" draw:text-style-name="P19" draw:layer="layout" svg:x1="18.501cm" svg:y1="16cm" svg:x2="18.401cm" svg:y2="16.2cm">
          <text:p/>
        </draw:line>
        <draw:line draw:style-name="gr37" draw:text-style-name="P19" draw:layer="layout" svg:x1="18.401cm" svg:y1="16cm" svg:x2="18.301cm" svg:y2="16.2cm">
          <text:p/>
        </draw:line>
        <draw:line draw:style-name="gr37" draw:text-style-name="P19" draw:layer="layout" svg:x1="18.601cm" svg:y1="16cm" svg:x2="18.501cm" svg:y2="16.2cm">
          <text:p/>
        </draw:line>
        <draw:line draw:style-name="gr37" draw:text-style-name="P19" draw:layer="layout" svg:x1="18.501cm" svg:y1="15.5cm" svg:x2="18.501cm" svg:y2="16cm">
          <text:p/>
        </draw:line>
        <draw:circle draw:style-name="gr24" draw:text-style-name="P2" draw:layer="layout" svg:width="0.4cm" svg:height="0.4cm" svg:x="22.601cm" svg:y="15.3cm">
          <text:p/>
        </draw:circle>
        <draw:circle draw:style-name="gr24" draw:text-style-name="P2" draw:layer="layout" svg:width="0.4cm" svg:height="0.4cm" svg:x="22.001cm" svg:y="15.3cm">
          <text:p/>
        </draw:circle>
        <draw:line draw:style-name="gr43" draw:text-style-name="P19" draw:layer="layout" svg:x1="23.001cm" svg:y1="15.1cm" svg:x2="22.001cm" svg:y2="15.1cm">
          <text:p/>
        </draw:line>
        <draw:frame draw:style-name="gr51" draw:text-style-name="P22" draw:layer="layout" svg:width="1.158cm" svg:height="0.73cm" svg:x="21.938cm" svg:y="14.37cm">
          <draw:text-box>
            <text:p text:style-name="P21"><text:span text:style-name="T16">M10</text:span></text:p>
          </draw:text-box>
        </draw:frame>
        <draw:line draw:style-name="gr37" draw:text-style-name="P19" draw:layer="layout" svg:x1="23.001cm" svg:y1="15.5cm" svg:x2="23.501cm" svg:y2="15.5cm">
          <text:p/>
        </draw:line>
        <draw:line draw:style-name="gr37" draw:text-style-name="P19" draw:layer="layout" svg:x1="23.501cm" svg:y1="15cm" svg:x2="23.501cm" svg:y2="15.5cm">
          <text:p/>
        </draw:line>
        <draw:line draw:style-name="gr37" draw:text-style-name="P19" draw:layer="layout" svg:x1="23.301cm" svg:y1="15cm" svg:x2="23.701cm" svg:y2="15cm">
          <text:p/>
        </draw:line>
        <draw:frame draw:style-name="gr52" draw:text-style-name="P22" draw:layer="layout" svg:width="1.192cm" svg:height="0.73cm" svg:x="23.543cm" svg:y="14.67cm">
          <draw:text-box>
            <text:p text:style-name="P21"><text:span text:style-name="T16">VDD</text:span></text:p>
          </draw:text-box>
        </draw:frame>
        <draw:line draw:style-name="gr37" draw:text-style-name="P19" draw:layer="layout" svg:x1="18.001cm" svg:y1="11.5cm" svg:x2="19.001cm" svg:y2="11.5cm">
          <text:p/>
        </draw:line>
        <draw:circle draw:style-name="gr24" draw:text-style-name="P2" draw:layer="layout" svg:width="0.4cm" svg:height="0.4cm" svg:x="17.001cm" svg:y="10.8cm">
          <text:p/>
        </draw:circle>
        <draw:circle draw:style-name="gr24" draw:text-style-name="P2" draw:layer="layout" svg:width="0.4cm" svg:height="0.4cm" svg:x="17.601cm" svg:y="10.8cm">
          <text:p/>
        </draw:circle>
        <draw:circle draw:style-name="gr24" draw:text-style-name="P2" draw:layer="layout" svg:width="0.4cm" svg:height="0.4cm" svg:x="17.001cm" svg:y="11.3cm">
          <text:p/>
        </draw:circle>
        <draw:circle draw:style-name="gr24" draw:text-style-name="P2" draw:layer="layout" svg:width="0.4cm" svg:height="0.4cm" svg:x="17.601cm" svg:y="11.3cm">
          <text:p/>
        </draw:circle>
        <draw:circle draw:style-name="gr24" draw:text-style-name="P2" draw:layer="layout" svg:width="0.4cm" svg:height="0.4cm" svg:x="17.001cm" svg:y="13.3cm">
          <text:p/>
        </draw:circle>
        <draw:circle draw:style-name="gr24" draw:text-style-name="P2" draw:layer="layout" svg:width="0.4cm" svg:height="0.4cm" svg:x="17.601cm" svg:y="13.3cm">
          <text:p/>
        </draw:circle>
        <draw:line draw:style-name="gr43" draw:text-style-name="P19" draw:layer="layout" svg:x1="18.001cm" svg:y1="10.6cm" svg:x2="17.001cm" svg:y2="10.6cm">
          <text:p/>
        </draw:line>
        <draw:line draw:style-name="gr43" draw:text-style-name="P19" draw:layer="layout" svg:x1="18.001cm" svg:y1="11.9cm" svg:x2="17.001cm" svg:y2="11.9cm">
          <text:p/>
        </draw:line>
        <draw:line draw:style-name="gr43" draw:text-style-name="P19" draw:layer="layout" svg:x1="18.001cm" svg:y1="13.1cm" svg:x2="17.001cm" svg:y2="13.1cm">
          <text:p/>
        </draw:line>
        <draw:frame draw:style-name="gr48" draw:text-style-name="P22" draw:layer="layout" svg:width="0.963cm" svg:height="0.73cm" svg:x="17.001cm" svg:y="9.97cm">
          <draw:text-box>
            <text:p text:style-name="P21"><text:span text:style-name="T16">M5</text:span></text:p>
          </draw:text-box>
        </draw:frame>
        <draw:frame draw:style-name="gr48" draw:text-style-name="P22" draw:layer="layout" svg:width="0.963cm" svg:height="0.73cm" svg:x="17.002cm" svg:y="11.87cm">
          <draw:text-box>
            <text:p text:style-name="P21"><text:span text:style-name="T16">M6</text:span></text:p>
          </draw:text-box>
        </draw:frame>
        <draw:frame draw:style-name="gr48" draw:text-style-name="P22" draw:layer="layout" svg:width="0.963cm" svg:height="0.73cm" svg:x="17.003cm" svg:y="12.47cm">
          <draw:text-box>
            <text:p text:style-name="P21"><text:span text:style-name="T16">M8</text:span></text:p>
          </draw:text-box>
        </draw:frame>
        <draw:line draw:style-name="gr37" draw:text-style-name="P19" draw:layer="layout" svg:x1="16.001cm" svg:y1="11cm" svg:x2="17.001cm" svg:y2="11cm">
          <text:p/>
        </draw:line>
        <draw:line draw:style-name="gr37" draw:text-style-name="P19" draw:layer="layout" svg:x1="16.001cm" svg:y1="11.5cm" svg:x2="17.001cm" svg:y2="11.5cm">
          <text:p/>
        </draw:line>
        <draw:line draw:style-name="gr37" draw:text-style-name="P19" draw:layer="layout" svg:x1="16.001cm" svg:y1="13.5cm" svg:x2="17.001cm" svg:y2="13.5cm">
          <text:p/>
        </draw:line>
        <draw:g draw:style-name="gr44">
          <draw:circle draw:style-name="gr45" draw:text-style-name="P24" draw:layer="layout" svg:width="0.16cm" svg:height="0.16cm" svg:x="15.921cm" svg:y="10.92cm">
            <text:p/>
          </draw:circle>
          <draw:rect draw:style-name="gr46" draw:text-style-name="P25" draw:layer="layout" svg:width="0.4cm" svg:height="0.4cm" svg:x="15.801cm" svg:y="10.8cm">
            <text:p/>
          </draw:rect>
        </draw:g>
        <draw:g draw:style-name="gr44">
          <draw:circle draw:style-name="gr45" draw:text-style-name="P24" draw:layer="layout" svg:width="0.16cm" svg:height="0.16cm" svg:x="15.921cm" svg:y="11.42cm">
            <text:p/>
          </draw:circle>
          <draw:rect draw:style-name="gr46" draw:text-style-name="P25" draw:layer="layout" svg:width="0.4cm" svg:height="0.4cm" svg:x="15.801cm" svg:y="11.3cm">
            <text:p/>
          </draw:rect>
        </draw:g>
        <draw:line draw:style-name="gr37" draw:text-style-name="P19" draw:layer="layout" svg:x1="16.001cm" svg:y1="13.5cm" svg:x2="16.001cm" svg:y2="5.5cm">
          <text:p/>
        </draw:line>
        <draw:line draw:style-name="gr41" draw:text-style-name="P19" draw:layer="layout" svg:x1="16cm" svg:y1="5.5cm" svg:x2="20.001cm" svg:y2="5.5cm">
          <text:p/>
        </draw:line>
        <draw:rect draw:style-name="gr24" draw:text-style-name="P2" draw:layer="layout" svg:width="0.6cm" svg:height="0.6cm" svg:x="27.001cm" svg:y="10.2cm">
          <text:p/>
        </draw:rect>
        <draw:line draw:style-name="gr37" draw:text-style-name="P19" draw:layer="layout" svg:x1="27.001cm" svg:y1="10.2cm" svg:x2="27.601cm" svg:y2="10.8cm">
          <text:p/>
        </draw:line>
        <draw:line draw:style-name="gr37" draw:text-style-name="P19" draw:layer="layout" svg:x1="27.601cm" svg:y1="10.2cm" svg:x2="27.001cm" svg:y2="10.8cm">
          <text:p/>
        </draw:line>
        <draw:rect draw:style-name="gr24" draw:text-style-name="P2" draw:layer="layout" svg:width="0.6cm" svg:height="0.6cm" svg:x="27.001cm" svg:y="6.9cm">
          <text:p/>
        </draw:rect>
        <draw:line draw:style-name="gr37" draw:text-style-name="P19" draw:layer="layout" svg:x1="27.001cm" svg:y1="6.9cm" svg:x2="27.601cm" svg:y2="7.5cm">
          <text:p/>
        </draw:line>
        <draw:line draw:style-name="gr37" draw:text-style-name="P19" draw:layer="layout" svg:x1="27.601cm" svg:y1="6.9cm" svg:x2="27.001cm" svg:y2="7.5cm">
          <text:p/>
        </draw:line>
        <draw:rect draw:style-name="gr24" draw:text-style-name="P2" draw:layer="layout" svg:width="0.6cm" svg:height="0.6cm" svg:x="27.001cm" svg:y="7.8cm">
          <text:p/>
        </draw:rect>
        <draw:line draw:style-name="gr37" draw:text-style-name="P19" draw:layer="layout" svg:x1="27.001cm" svg:y1="7.8cm" svg:x2="27.601cm" svg:y2="8.4cm">
          <text:p/>
        </draw:line>
        <draw:line draw:style-name="gr37" draw:text-style-name="P19" draw:layer="layout" svg:x1="27.601cm" svg:y1="7.8cm" svg:x2="27.001cm" svg:y2="8.4cm">
          <text:p/>
        </draw:line>
        <draw:rect draw:style-name="gr24" draw:text-style-name="P2" draw:layer="layout" svg:width="0.6cm" svg:height="0.6cm" svg:x="27.001cm" svg:y="8.7cm">
          <text:p/>
        </draw:rect>
        <draw:line draw:style-name="gr37" draw:text-style-name="P19" draw:layer="layout" svg:x1="27.001cm" svg:y1="8.7cm" svg:x2="27.601cm" svg:y2="9.3cm">
          <text:p/>
        </draw:line>
        <draw:line draw:style-name="gr37" draw:text-style-name="P19" draw:layer="layout" svg:x1="27.601cm" svg:y1="8.7cm" svg:x2="27.001cm" svg:y2="9.3cm">
          <text:p/>
        </draw:line>
        <draw:rect draw:style-name="gr24" draw:text-style-name="P2" draw:layer="layout" svg:width="0.6cm" svg:height="0.6cm" svg:x="27.001cm" svg:y="11.1cm">
          <text:p/>
        </draw:rect>
        <draw:line draw:style-name="gr37" draw:text-style-name="P19" draw:layer="layout" svg:x1="27.001cm" svg:y1="11.1cm" svg:x2="27.601cm" svg:y2="11.7cm">
          <text:p/>
        </draw:line>
        <draw:line draw:style-name="gr37" draw:text-style-name="P19" draw:layer="layout" svg:x1="27.601cm" svg:y1="11.1cm" svg:x2="27.001cm" svg:y2="11.7cm">
          <text:p/>
        </draw:line>
        <draw:rect draw:style-name="gr24" draw:text-style-name="P2" draw:layer="layout" svg:width="0.6cm" svg:height="0.6cm" svg:x="27.001cm" svg:y="12cm">
          <text:p/>
        </draw:rect>
        <draw:line draw:style-name="gr37" draw:text-style-name="P19" draw:layer="layout" svg:x1="27.001cm" svg:y1="12cm" svg:x2="27.601cm" svg:y2="12.6cm">
          <text:p/>
        </draw:line>
        <draw:line draw:style-name="gr37" draw:text-style-name="P19" draw:layer="layout" svg:x1="27.601cm" svg:y1="12cm" svg:x2="27.001cm" svg:y2="12.6cm">
          <text:p/>
        </draw:line>
        <draw:rect draw:style-name="gr24" draw:text-style-name="P2" draw:layer="layout" svg:width="0.6cm" svg:height="0.6cm" svg:x="27.001cm" svg:y="12.9cm">
          <text:p/>
        </draw:rect>
        <draw:line draw:style-name="gr37" draw:text-style-name="P19" draw:layer="layout" svg:x1="27.001cm" svg:y1="12.9cm" svg:x2="27.601cm" svg:y2="13.5cm">
          <text:p/>
        </draw:line>
        <draw:line draw:style-name="gr37" draw:text-style-name="P19" draw:layer="layout" svg:x1="27.601cm" svg:y1="12.9cm" svg:x2="27.001cm" svg:y2="13.5cm">
          <text:p/>
        </draw:line>
        <draw:frame draw:style-name="gr38" draw:text-style-name="P20" draw:layer="layout" svg:width="0.934cm" svg:height="0.73cm" svg:x="27.467cm" svg:y="6.9cm">
          <draw:text-box>
            <text:p><text:span text:style-name="T16">D1</text:span></text:p>
          </draw:text-box>
        </draw:frame>
        <draw:frame draw:style-name="gr38" draw:text-style-name="P20" draw:layer="layout" svg:width="0.934cm" svg:height="0.73cm" svg:x="27.467cm" svg:y="7.8cm">
          <draw:text-box>
            <text:p><text:span text:style-name="T16">D2</text:span></text:p>
          </draw:text-box>
        </draw:frame>
        <draw:frame draw:style-name="gr38" draw:text-style-name="P20" draw:layer="layout" svg:width="0.934cm" svg:height="0.73cm" svg:x="27.467cm" svg:y="8.7cm">
          <draw:text-box>
            <text:p><text:span text:style-name="T16">D3</text:span></text:p>
          </draw:text-box>
        </draw:frame>
        <draw:frame draw:style-name="gr47" draw:text-style-name="P20" draw:layer="layout" svg:width="1.069cm" svg:height="0.73cm" svg:x="27.502cm" svg:y="11.07cm">
          <draw:text-box>
            <text:p><text:span text:style-name="T16">IO1</text:span></text:p>
          </draw:text-box>
        </draw:frame>
        <draw:frame draw:style-name="gr47" draw:text-style-name="P20" draw:layer="layout" svg:width="1.069cm" svg:height="0.73cm" svg:x="27.503cm" svg:y="11.97cm">
          <draw:text-box>
            <text:p><text:span text:style-name="T16">IO2</text:span></text:p>
          </draw:text-box>
        </draw:frame>
        <draw:frame draw:style-name="gr47" draw:text-style-name="P20" draw:layer="layout" svg:width="1.069cm" svg:height="0.73cm" svg:x="27.504cm" svg:y="12.87cm">
          <draw:text-box>
            <text:p><text:span text:style-name="T16">IO3</text:span></text:p>
          </draw:text-box>
        </draw:frame>
        <draw:line draw:style-name="gr37" draw:text-style-name="P19" draw:layer="layout" svg:x1="25.501cm" svg:y1="7.2cm" svg:x2="27.001cm" svg:y2="7.2cm">
          <text:p/>
        </draw:line>
        <draw:line draw:style-name="gr37" draw:text-style-name="P19" draw:layer="layout" svg:x1="25.901cm" svg:y1="8.1cm" svg:x2="27.001cm" svg:y2="8.1cm">
          <text:p/>
        </draw:line>
        <draw:line draw:style-name="gr37" draw:text-style-name="P19" draw:layer="layout" svg:x1="26.301cm" svg:y1="9cm" svg:x2="27.001cm" svg:y2="9cm">
          <text:p/>
        </draw:line>
        <draw:line draw:style-name="gr37" draw:text-style-name="P19" draw:layer="layout" svg:x1="25.501cm" svg:y1="11.4cm" svg:x2="27.001cm" svg:y2="11.4cm">
          <text:p/>
        </draw:line>
        <draw:line draw:style-name="gr37" draw:text-style-name="P19" draw:layer="layout" svg:x1="25.901cm" svg:y1="12.3cm" svg:x2="27.001cm" svg:y2="12.3cm">
          <text:p/>
        </draw:line>
        <draw:line draw:style-name="gr37" draw:text-style-name="P19" draw:layer="layout" svg:x1="26.301cm" svg:y1="13.2cm" svg:x2="27.001cm" svg:y2="13.2cm">
          <text:p/>
        </draw:line>
        <draw:frame draw:style-name="gr53" draw:text-style-name="P22" draw:layer="layout" svg:width="1.772cm" svg:height="0.73cm" svg:x="18.901cm" svg:y="1.57cm">
          <draw:text-box>
            <text:p text:style-name="P21"><text:span text:style-name="T16">Controls</text:span></text:p>
          </draw:text-box>
        </draw:frame>
        <draw:rect draw:style-name="gr24" draw:text-style-name="P2" draw:layer="layout" svg:width="3.1cm" svg:height="1.8cm" svg:x="15.501cm" svg:y="1.5cm">
          <text:p/>
        </draw:rect>
        <draw:frame draw:style-name="gr54" draw:text-style-name="P22" draw:layer="layout" svg:width="2.813cm" svg:height="0.73cm" svg:x="15.529cm" svg:y="1.57cm">
          <draw:text-box>
            <text:p text:style-name="P21"><text:span text:style-name="T16">ROM Bit Pattern</text:span></text:p>
          </draw:text-box>
        </draw:frame>
        <draw:line draw:style-name="gr41" draw:text-style-name="P19" draw:layer="layout" svg:x1="16.001cm" svg:y1="4.6cm" svg:x2="20.002cm" svg:y2="4.6cm">
          <text:p/>
        </draw:line>
        <draw:line draw:style-name="gr37" draw:text-style-name="P19" draw:layer="layout" svg:x1="16.001cm" svg:y1="4.6cm" svg:x2="16.001cm" svg:y2="3.3cm">
          <text:p/>
        </draw:line>
        <draw:frame draw:style-name="gr55" draw:text-style-name="P3" draw:layer="layout" svg:width="3.808cm" svg:height="0.886cm" svg:x="15.464cm" svg:y="17.9cm">
          <draw:text-box>
            <text:p><text:span text:style-name="T1">(b) I/O port</text:span></text:p>
          </draw:text-box>
        </draw:frame>
        <draw:frame draw:style-name="gr56" draw:text-style-name="P22" draw:layer="layout" svg:width="1.65cm" svg:height="0.73cm" svg:x="24.009cm" svg:y="15.97cm">
          <draw:text-box>
            <text:p text:style-name="P21"><text:span text:style-name="T16">Bit 0</text:span></text:p>
          </draw:text-box>
        </draw:frame>
        <draw:frame draw:style-name="gr56" draw:text-style-name="P22" draw:layer="layout" svg:width="1.65cm" svg:height="0.73cm" svg:x="24.409cm" svg:y="16.37cm">
          <draw:text-box>
            <text:p text:style-name="P21"><text:span text:style-name="T16">Bit 1</text:span></text:p>
          </draw:text-box>
        </draw:frame>
        <draw:frame draw:style-name="gr56" draw:text-style-name="P22" draw:layer="layout" svg:width="1.65cm" svg:height="0.73cm" svg:x="24.809cm" svg:y="16.77cm">
          <draw:text-box>
            <text:p text:style-name="P21"><text:span text:style-name="T16">Bit 2</text:span></text:p>
          </draw:text-box>
        </draw:frame>
        <draw:frame draw:style-name="gr56" draw:text-style-name="P22" draw:layer="layout" svg:width="1.65cm" svg:height="0.73cm" svg:x="25.209cm" svg:y="17.17cm">
          <draw:text-box>
            <text:p text:style-name="P21"><text:span text:style-name="T16">Bit 3</text:span></text:p>
          </draw:text-box>
        </draw:frame>
        <draw:line draw:style-name="gr43" draw:text-style-name="P19" draw:layer="layout" svg:x1="20.501cm" svg:y1="18.2cm" svg:x2="19.501cm" svg:y2="18.2cm">
          <text:p/>
        </draw:line>
        <draw:frame draw:style-name="gr57" draw:text-style-name="P20" draw:layer="layout" svg:width="8.74cm" svg:height="1cm" svg:x="20.401cm" svg:y="17.8cm">
          <draw:text-box>
            <text:p><text:span text:style-name="T16">: Metal Options</text:span></text:p>
            <text:p><text:span text:style-name="T16">（</text:span><text:span text:style-name="T16">M1 through M10 can each be specified independently.</text:span><text:span text:style-name="T16">）</text:span></text:p>
          </draw:text-box>
        </draw:frame>
        <draw:rect draw:style-name="gr24" draw:text-style-name="P2" draw:layer="layout" svg:width="4cm" svg:height="1cm" svg:x="7.001cm" svg:y="15cm">
          <text:p/>
        </draw:rect>
        <draw:frame draw:style-name="gr58" draw:text-style-name="P3" draw:layer="layout" svg:width="3.038cm" svg:height="0.886cm" svg:x="4.021cm" svg:y="15.114cm">
          <draw:text-box>
            <text:p><text:span text:style-name="T1">I/ O Port</text:span></text:p>
          </draw:text-box>
        </draw:frame>
        <draw:frame draw:style-name="gr30" draw:text-style-name="P20" draw:layer="layout" svg:width="0.697cm" svg:height="0.73cm" svg:x="7.101cm" svg:y="14.37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8.102cm" svg:y="14.37cm">
          <draw:text-box>
            <text:p><text:span text:style-name="T16">2</text:span></text:p>
          </draw:text-box>
        </draw:frame>
        <draw:frame draw:style-name="gr30" draw:text-style-name="P20" draw:layer="layout" svg:width="0.697cm" svg:height="0.73cm" svg:x="9.103cm" svg:y="14.37cm">
          <draw:text-box>
            <text:p><text:span text:style-name="T16">1</text:span></text:p>
          </draw:text-box>
        </draw:frame>
        <draw:frame draw:style-name="gr30" draw:text-style-name="P20" draw:layer="layout" svg:width="0.697cm" svg:height="0.73cm" svg:x="10.104cm" svg:y="14.37cm">
          <draw:text-box>
            <text:p><text:span text:style-name="T16">0</text:span></text:p>
          </draw:text-box>
        </draw:frame>
        <draw:frame draw:style-name="gr59" draw:text-style-name="P20" draw:layer="layout" svg:width="8.762cm" svg:height="1.03cm" svg:x="4.138cm" svg:y="16.1cm">
          <draw:text-box>
            <text:p><text:span text:style-name="T16">Each pin can independently select its input/output direction</text:span></text:p>
            <text:p><text:span text:style-name="T16">and configure pull-up/pull-down settings.</text:span></text:p>
          </draw:text-box>
        </draw:frame>
      </draw:page>
      <draw:page draw:name="page4" draw:style-name="dp1" draw:master-page-name="標準">
        <draw:custom-shape draw:style-name="gr1" draw:text-style-name="P1" draw:layer="layout" svg:width="0.6cm" svg:height="0.6cm" svg:x="3.402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1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8.8cm" svg:x="4.002cm" svg:y="2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3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5.002cm" svg:y="1.6cm">
          <text:p/>
          <draw:enhanced-geometry draw:glue-point-type="segments" draw:type="mso-spt100" draw:modifiers="179.42091995588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  <draw:frame draw:style-name="gr4" draw:text-style-name="P3" draw:layer="layout" svg:width="0.764cm" svg:height="0.886cm" svg:x="3.938cm" svg:y="3.114cm">
          <draw:text-box>
            <text:p><text:span text:style-name="T1">1</text:span></text:p>
          </draw:text-box>
        </draw:frame>
        <draw:frame draw:style-name="gr4" draw:text-style-name="P3" draw:layer="layout" svg:width="0.764cm" svg:height="0.886cm" svg:x="3.938cm" svg:y="4.1cm">
          <draw:text-box>
            <text:p><text:span text:style-name="T1">2</text:span></text:p>
          </draw:text-box>
        </draw:frame>
        <draw:frame draw:style-name="gr4" draw:text-style-name="P3" draw:layer="layout" svg:width="0.764cm" svg:height="0.886cm" svg:x="3.938cm" svg:y="5.1cm">
          <draw:text-box>
            <text:p><text:span text:style-name="T1">3</text:span></text:p>
          </draw:text-box>
        </draw:frame>
        <draw:frame draw:style-name="gr4" draw:text-style-name="P3" draw:layer="layout" svg:width="0.764cm" svg:height="0.886cm" svg:x="3.938cm" svg:y="6.1cm">
          <draw:text-box>
            <text:p><text:span text:style-name="T1">4</text:span></text:p>
          </draw:text-box>
        </draw:frame>
        <draw:frame draw:style-name="gr4" draw:text-style-name="P3" draw:layer="layout" svg:width="0.764cm" svg:height="0.886cm" svg:x="3.938cm" svg:y="7.1cm">
          <draw:text-box>
            <text:p><text:span text:style-name="T1">5</text:span></text:p>
          </draw:text-box>
        </draw:frame>
        <draw:frame draw:style-name="gr4" draw:text-style-name="P3" draw:layer="layout" svg:width="0.764cm" svg:height="0.886cm" svg:x="3.938cm" svg:y="8.086cm">
          <draw:text-box>
            <text:p><text:span text:style-name="T1">6</text:span></text:p>
          </draw:text-box>
        </draw:frame>
        <draw:frame draw:style-name="gr4" draw:text-style-name="P3" draw:layer="layout" svg:width="0.764cm" svg:height="0.886cm" svg:x="3.938cm" svg:y="9.086cm">
          <draw:text-box>
            <text:p><text:span text:style-name="T1">7</text:span></text:p>
          </draw:text-box>
        </draw:frame>
        <draw:frame draw:style-name="gr4" draw:text-style-name="P3" draw:layer="layout" svg:width="0.764cm" svg:height="0.886cm" svg:x="3.938cm" svg:y="10.086cm">
          <draw:text-box>
            <text:p><text:span text:style-name="T1">8</text:span></text:p>
          </draw:text-box>
        </draw:frame>
        <draw:frame draw:style-name="gr5" draw:text-style-name="P3" draw:layer="layout" svg:width="1.027cm" svg:height="0.886cm" svg:x="7.002cm" svg:y="3.114cm">
          <draw:text-box>
            <text:p><text:span text:style-name="T1">16</text:span></text:p>
          </draw:text-box>
        </draw:frame>
        <draw:frame draw:style-name="gr5" draw:text-style-name="P3" draw:layer="layout" svg:width="1.027cm" svg:height="0.886cm" svg:x="7.002cm" svg:y="4.1cm">
          <draw:text-box>
            <text:p><text:span text:style-name="T1">15</text:span></text:p>
          </draw:text-box>
        </draw:frame>
        <draw:frame draw:style-name="gr5" draw:text-style-name="P3" draw:layer="layout" svg:width="1.027cm" svg:height="0.886cm" svg:x="7.002cm" svg:y="5.1cm">
          <draw:text-box>
            <text:p><text:span text:style-name="T1">14</text:span></text:p>
          </draw:text-box>
        </draw:frame>
        <draw:frame draw:style-name="gr5" draw:text-style-name="P3" draw:layer="layout" svg:width="1.027cm" svg:height="0.886cm" svg:x="7.002cm" svg:y="6.1cm">
          <draw:text-box>
            <text:p><text:span text:style-name="T1">13</text:span></text:p>
          </draw:text-box>
        </draw:frame>
        <draw:frame draw:style-name="gr5" draw:text-style-name="P3" draw:layer="layout" svg:width="1.027cm" svg:height="0.886cm" svg:x="7.002cm" svg:y="7.1cm">
          <draw:text-box>
            <text:p><text:span text:style-name="T1">12</text:span></text:p>
          </draw:text-box>
        </draw:frame>
        <draw:frame draw:style-name="gr5" draw:text-style-name="P3" draw:layer="layout" svg:width="1.027cm" svg:height="0.886cm" svg:x="7.002cm" svg:y="8.086cm">
          <draw:text-box>
            <text:p><text:span text:style-name="T1">11</text:span></text:p>
          </draw:text-box>
        </draw:frame>
        <draw:frame draw:style-name="gr5" draw:text-style-name="P3" draw:layer="layout" svg:width="1.027cm" svg:height="0.886cm" svg:x="7.002cm" svg:y="9.086cm">
          <draw:text-box>
            <text:p><text:span text:style-name="T1">10</text:span></text:p>
          </draw:text-box>
        </draw:frame>
        <draw:frame draw:style-name="gr4" draw:text-style-name="P3" draw:layer="layout" svg:width="0.764cm" svg:height="0.886cm" svg:x="7.202cm" svg:y="10.086cm">
          <draw:text-box>
            <text:p><text:span text:style-name="T1">9</text:span></text:p>
          </draw:text-box>
        </draw:frame>
        <draw:frame draw:style-name="gr6" draw:text-style-name="P3" draw:layer="layout" svg:width="1.078cm" svg:height="0.886cm" svg:x="2.002cm" svg:y="3.114cm">
          <draw:text-box>
            <text:p><text:span text:style-name="T1">D0</text:span></text:p>
          </draw:text-box>
        </draw:frame>
        <draw:frame draw:style-name="gr6" draw:text-style-name="P3" draw:layer="layout" svg:width="1.078cm" svg:height="0.886cm" svg:x="2.002cm" svg:y="4.114cm">
          <draw:text-box>
            <text:p><text:span text:style-name="T1">D1</text:span></text:p>
          </draw:text-box>
        </draw:frame>
        <draw:frame draw:style-name="gr6" draw:text-style-name="P3" draw:layer="layout" svg:width="1.078cm" svg:height="0.886cm" svg:x="2.002cm" svg:y="5.114cm">
          <draw:text-box>
            <text:p><text:span text:style-name="T1">D2</text:span></text:p>
          </draw:text-box>
        </draw:frame>
        <draw:frame draw:style-name="gr6" draw:text-style-name="P3" draw:layer="layout" svg:width="1.078cm" svg:height="0.886cm" svg:x="2.002cm" svg:y="6.114cm">
          <draw:text-box>
            <text:p><text:span text:style-name="T1">D3</text:span></text:p>
          </draw:text-box>
        </draw:frame>
        <draw:frame draw:style-name="gr7" draw:text-style-name="P3" draw:layer="layout" svg:width="1.349cm" svg:height="0.886cm" svg:x="1.902cm" svg:y="7.114cm">
          <draw:text-box>
            <text:p><text:span text:style-name="T1">VSS</text:span></text:p>
          </draw:text-box>
        </draw:frame>
        <draw:frame draw:style-name="gr10" draw:text-style-name="P6" draw:layer="layout" svg:width="1.678cm" svg:height="0.886cm" svg:x="1.702cm" svg:y="10.1cm">
          <draw:text-box>
            <text:p><text:span text:style-name="T3">SYNC</text:span></text:p>
          </draw:text-box>
        </draw:frame>
        <draw:frame draw:style-name="gr11" draw:text-style-name="P6" draw:layer="layout" svg:width="1.913cm" svg:height="0.886cm" svg:x="8.702cm" svg:y="10.1cm">
          <draw:text-box>
            <text:p><text:span text:style-name="T3">RESET</text:span></text:p>
          </draw:text-box>
        </draw:frame>
        <draw:frame draw:style-name="gr60" draw:text-style-name="P7" draw:layer="layout" svg:width="1.02cm" svg:height="0.886cm" svg:x="8.802cm" svg:y="9.1cm">
          <draw:text-box>
            <text:p><text:span text:style-name="T4">P0</text:span></text:p>
          </draw:text-box>
        </draw:frame>
        <draw:frame draw:style-name="gr20" draw:text-style-name="P6" draw:layer="layout" svg:width="1.16cm" svg:height="0.886cm" svg:x="8.802cm" svg:y="8.1cm">
          <draw:text-box>
            <text:p><text:span text:style-name="T3">CM</text:span></text:p>
          </draw:text-box>
        </draw:frame>
        <draw:frame draw:style-name="gr14" draw:text-style-name="P3" draw:layer="layout" svg:width="1.421cm" svg:height="0.886cm" svg:x="8.803cm" svg:y="7.1cm">
          <draw:text-box>
            <text:p><text:span text:style-name="T1">VDD</text:span></text:p>
          </draw:text-box>
        </draw:frame>
        <draw:frame draw:style-name="gr21" draw:text-style-name="P3" draw:layer="layout" svg:width="1.256cm" svg:height="0.886cm" svg:x="8.804cm" svg:y="6cm">
          <draw:text-box>
            <text:p><text:span text:style-name="T1">O3</text:span></text:p>
          </draw:text-box>
        </draw:frame>
        <draw:frame draw:style-name="gr21" draw:text-style-name="P3" draw:layer="layout" svg:width="1.256cm" svg:height="0.886cm" svg:x="8.804cm" svg:y="5.1cm">
          <draw:text-box>
            <text:p><text:span text:style-name="T1">O2</text:span></text:p>
          </draw:text-box>
        </draw:frame>
        <draw:frame draw:style-name="gr21" draw:text-style-name="P3" draw:layer="layout" svg:width="1.256cm" svg:height="0.886cm" svg:x="8.804cm" svg:y="4.1cm">
          <draw:text-box>
            <text:p><text:span text:style-name="T1">O1</text:span></text:p>
          </draw:text-box>
        </draw:frame>
        <draw:frame draw:style-name="gr21" draw:text-style-name="P3" draw:layer="layout" svg:width="1.256cm" svg:height="0.886cm" svg:x="8.804cm" svg:y="3.1cm">
          <draw:text-box>
            <text:p><text:span text:style-name="T1">O0</text:span></text:p>
          </draw:text-box>
        </draw:frame>
        <draw:frame draw:style-name="gr16" draw:text-style-name="P8" draw:layer="layout" svg:width="2.761cm" svg:height="1.445cm" draw:transform="rotate (-1.5707963267949) translate (6.647cm 5.905cm)">
          <draw:text-box>
            <text:p><text:span text:style-name="T5">4002</text:span></text:p>
          </draw:text-box>
        </draw:frame>
        <draw:frame draw:style-name="gr17" draw:layer="layout" svg:width="15.994cm" svg:height="11.474cm" svg:x="12.005cm" svg:y="2.05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1">
              <table:table-cell>
                <text:p text:style-name="P26"><text:span text:style-name="T18">Pin No.</text:span></text:p>
              </table:table-cell>
              <table:table-cell>
                <text:p text:style-name="P26"><text:span text:style-name="T18">Name</text:span></text:p>
              </table:table-cell>
              <table:table-cell>
                <text:p text:style-name="P26"><text:span text:style-name="T18">In/Out</text:span></text:p>
              </table:table-cell>
              <table:table-cell>
                <text:p text:style-name="P26"><text:span text:style-name="T18">Pin Function</text:span></text:p>
              </table:table-cell>
              <table:table-cell>
                <text:p text:style-name="P26"><text:span text:style-name="T18">Note</text:span></text:p>
              </table:table-cell>
            </table:table-row>
            <table:table-row table:style-name="ro1" table:default-cell-style-name="ce12">
              <table:table-cell>
                <text:p text:style-name="P27"><text:span text:style-name="T19">1</text:span></text:p>
              </table:table-cell>
              <table:table-cell>
                <text:p text:style-name="P27"><text:span text:style-name="T19">D0</text:span></text:p>
              </table:table-cell>
              <table:table-cell>
                <text:p text:style-name="P27"><text:span text:style-name="T19">In/Out</text:span></text:p>
              </table:table-cell>
              <table:table-cell table:style-name="ce13">
                <text:p text:style-name="P28"><text:span text:style-name="T18">Data Bus (LSB)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2</text:span></text:p>
              </table:table-cell>
              <table:table-cell>
                <text:p text:style-name="P27"><text:span text:style-name="T19">D1</text:span></text:p>
              </table:table-cell>
              <table:table-cell>
                <text:p text:style-name="P27"><text:span text:style-name="T19">In/Out</text:span></text:p>
              </table:table-cell>
              <table:table-cell table:style-name="ce13">
                <text:p text:style-name="P28"><text:span text:style-name="T18">Data Bus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3</text:span></text:p>
              </table:table-cell>
              <table:table-cell>
                <text:p text:style-name="P27"><text:span text:style-name="T19">D2</text:span></text:p>
              </table:table-cell>
              <table:table-cell>
                <text:p text:style-name="P27"><text:span text:style-name="T19">In/Out</text:span></text:p>
              </table:table-cell>
              <table:table-cell table:style-name="ce13">
                <text:p text:style-name="P28"><text:span text:style-name="T18">Data Bus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4</text:span></text:p>
              </table:table-cell>
              <table:table-cell>
                <text:p text:style-name="P27"><text:span text:style-name="T19">D3</text:span></text:p>
              </table:table-cell>
              <table:table-cell>
                <text:p text:style-name="P27"><text:span text:style-name="T19">In/Out</text:span></text:p>
              </table:table-cell>
              <table:table-cell table:style-name="ce13">
                <text:p text:style-name="P28"><text:span text:style-name="T18">Data Bus (MSB)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5</text:span></text:p>
              </table:table-cell>
              <table:table-cell>
                <text:p text:style-name="P27"><text:span text:style-name="T19">VSS</text:span></text:p>
              </table:table-cell>
              <table:table-cell>
                <text:p text:style-name="P27"><text:span text:style-name="T19">Power</text:span></text:p>
              </table:table-cell>
              <table:table-cell table:style-name="ce7">
                <text:p text:style-name="P14"><text:span text:style-name="T10">GND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6</text:span></text:p>
              </table:table-cell>
              <table:table-cell table:style-name="ce14">
                <text:p text:style-name="P26"><text:span text:style-name="T20">Φ1</text:span></text:p>
              </table:table-cell>
              <table:table-cell>
                <text:p text:style-name="P27"><text:span text:style-name="T19">In</text:span></text:p>
              </table:table-cell>
              <table:table-cell table:style-name="ce13">
                <text:p text:style-name="P28"><text:span text:style-name="T18">Clock Phase 1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7</text:span></text:p>
              </table:table-cell>
              <table:table-cell table:style-name="ce14">
                <text:p text:style-name="P26"><text:span text:style-name="T20">Φ1</text:span></text:p>
              </table:table-cell>
              <table:table-cell>
                <text:p text:style-name="P27"><text:span text:style-name="T19">In</text:span></text:p>
              </table:table-cell>
              <table:table-cell table:style-name="ce13">
                <text:p text:style-name="P28"><text:span text:style-name="T18">Clock Phase 2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8</text:span></text:p>
              </table:table-cell>
              <table:table-cell table:style-name="ce15">
                <text:p text:style-name="P29"><text:span text:style-name="T21">SYNC</text:span></text:p>
              </table:table-cell>
              <table:table-cell>
                <text:p text:style-name="P27"><text:span text:style-name="T19">In</text:span></text:p>
              </table:table-cell>
              <table:table-cell table:style-name="ce13">
                <text:p text:style-name="P28"><text:span text:style-name="T18">Sync Input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9</text:span></text:p>
              </table:table-cell>
              <table:table-cell>
                <text:p text:style-name="P27"><text:span text:style-name="T21">RESET</text:span></text:p>
              </table:table-cell>
              <table:table-cell>
                <text:p text:style-name="P27"><text:span text:style-name="T19">In</text:span></text:p>
              </table:table-cell>
              <table:table-cell table:style-name="ce13">
                <text:p text:style-name="P28"><text:span text:style-name="T18">Reset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10</text:span></text:p>
              </table:table-cell>
              <table:table-cell table:style-name="ce16">
                <text:p text:style-name="P30"><text:span text:style-name="T22">P0</text:span></text:p>
              </table:table-cell>
              <table:table-cell>
                <text:p text:style-name="P27"><text:span text:style-name="T19">In</text:span></text:p>
              </table:table-cell>
              <table:table-cell table:style-name="ce17">
                <text:p text:style-name="P31"><text:span text:style-name="T19">Chip Select Condition Input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11</text:span></text:p>
              </table:table-cell>
              <table:table-cell table:style-name="ce15">
                <text:p text:style-name="P29"><text:span text:style-name="T21">CM</text:span></text:p>
              </table:table-cell>
              <table:table-cell>
                <text:p text:style-name="P27"><text:span text:style-name="T19">In</text:span></text:p>
              </table:table-cell>
              <table:table-cell table:style-name="ce17">
                <text:p text:style-name="P31"><text:span text:style-name="T10">Command Control Input</text:span></text:p>
              </table:table-cell>
              <table:table-cell>
                <text:p text:style-name="P27"><text:span text:style-name="T22">Connect </text:span><text:span text:style-name="T21">CM-RAMx</text:span></text:p>
              </table:table-cell>
            </table:table-row>
            <table:table-row table:style-name="ro3" table:default-cell-style-name="ce18">
              <table:table-cell table:style-name="ce12">
                <text:p text:style-name="P27"><text:span text:style-name="T19">12</text:span></text:p>
              </table:table-cell>
              <table:table-cell>
                <text:p text:style-name="P13"><text:span text:style-name="T10">VDD</text:span></text:p>
              </table:table-cell>
              <table:table-cell>
                <text:p text:style-name="P13"><text:span text:style-name="T10">Power</text:span></text:p>
              </table:table-cell>
              <table:table-cell table:style-name="ce7">
                <text:p text:style-name="P14"><text:span text:style-name="T10">VDD</text:span><text:span text:style-name="T10">（</text:span><text:span text:style-name="T10">-15V</text:span><text:span text:style-name="T10">）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13</text:span></text:p>
              </table:table-cell>
              <table:table-cell>
                <text:p text:style-name="P27"><text:span text:style-name="T19">O3</text:span></text:p>
              </table:table-cell>
              <table:table-cell>
                <text:p text:style-name="P27"><text:span text:style-name="T19">Out</text:span></text:p>
              </table:table-cell>
              <table:table-cell table:style-name="ce7">
                <text:p text:style-name="P14"><text:span text:style-name="T10">Output Port (MSB)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14</text:span></text:p>
              </table:table-cell>
              <table:table-cell>
                <text:p text:style-name="P27"><text:span text:style-name="T19">O2</text:span></text:p>
              </table:table-cell>
              <table:table-cell>
                <text:p text:style-name="P27"><text:span text:style-name="T19">Out</text:span></text:p>
              </table:table-cell>
              <table:table-cell table:style-name="ce7">
                <text:p text:style-name="P14"><text:span text:style-name="T10">Output Port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15</text:span></text:p>
              </table:table-cell>
              <table:table-cell>
                <text:p text:style-name="P27"><text:span text:style-name="T19">O1</text:span></text:p>
              </table:table-cell>
              <table:table-cell>
                <text:p text:style-name="P27"><text:span text:style-name="T19">Out</text:span></text:p>
              </table:table-cell>
              <table:table-cell table:style-name="ce7">
                <text:p text:style-name="P14"><text:span text:style-name="T10">Output Port</text:span></text:p>
              </table:table-cell>
              <table:table-cell/>
            </table:table-row>
            <table:table-row table:style-name="ro1" table:default-cell-style-name="ce12">
              <table:table-cell>
                <text:p text:style-name="P27"><text:span text:style-name="T19">16</text:span></text:p>
              </table:table-cell>
              <table:table-cell>
                <text:p text:style-name="P27"><text:span text:style-name="T19">O0</text:span></text:p>
              </table:table-cell>
              <table:table-cell>
                <text:p text:style-name="P27"><text:span text:style-name="T19">Out</text:span></text:p>
              </table:table-cell>
              <table:table-cell table:style-name="ce7">
                <text:p text:style-name="P14"><text:span text:style-name="T10">Output Port (LSB)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2" draw:text-style-name="P15" draw:layer="layout" svg:width="7.5cm" svg:height="1.673cm" svg:x="3.8cm" svg:y="11.7cm">
          <draw:text-box>
            <text:p><text:span text:style-name="T11">320 bit RAM</text:span></text:p>
            <text:p><text:span text:style-name="T11">+ 4 bit Output Port</text:span></text:p>
          </draw:text-box>
        </draw:frame>
        <draw:frame draw:style-name="gr8" draw:text-style-name="P3" draw:layer="layout" svg:width="1.133cm" svg:height="0.725cm" svg:x="1.903cm" svg:y="8.117cm">
          <draw:text-box>
            <text:p><text:span text:style-name="T2">Φ1</text:span></text:p>
          </draw:text-box>
        </draw:frame>
        <draw:frame draw:style-name="gr61" draw:text-style-name="P5" draw:layer="layout" svg:width="1.133cm" svg:height="0.725cm" svg:x="1.904cm" svg:y="9.117cm">
          <draw:text-box>
            <text:p text:style-name="P4"><text:span text:style-name="T2">Φ2</text:span></text:p>
          </draw:text-box>
        </draw:frame>
      </draw:page>
      <draw:page draw:name="page5" draw:style-name="dp1" draw:master-page-name="標準">
        <draw:rect draw:style-name="gr62" draw:text-style-name="P32" draw:layer="layout" svg:width="8.6cm" svg:height="9.7cm" svg:x="18.9cm" svg:y="3.3cm">
          <text:p/>
        </draw:rect>
        <draw:rect draw:style-name="gr63" draw:text-style-name="P33" draw:layer="layout" svg:width="13.5cm" svg:height="9.7cm" svg:x="5cm" svg:y="3.3cm">
          <text:p/>
        </draw:rect>
        <draw:rect draw:style-name="gr64" draw:text-style-name="P25" draw:layer="layout" svg:width="25.876cm" svg:height="1.9cm" svg:x="2cm" svg:y="4.4cm">
          <text:p/>
        </draw:rect>
        <draw:rect draw:style-name="gr24" draw:text-style-name="P2" draw:layer="layout" svg:width="2cm" svg:height="1cm" svg:x="5.2cm" svg:y="5cm">
          <text:p/>
        </draw:rect>
        <draw:rect draw:style-name="gr24" draw:text-style-name="P2" draw:layer="layout" svg:width="2cm" svg:height="1cm" svg:x="7.2cm" svg:y="5cm">
          <text:p/>
        </draw:rect>
        <draw:rect draw:style-name="gr24" draw:text-style-name="P2" draw:layer="layout" svg:width="2cm" svg:height="1cm" svg:x="9.2cm" svg:y="5cm">
          <text:p/>
        </draw:rect>
        <draw:rect draw:style-name="gr24" draw:text-style-name="P2" draw:layer="layout" svg:width="2cm" svg:height="1cm" svg:x="14.2cm" svg:y="5cm">
          <text:p/>
        </draw:rect>
        <draw:rect draw:style-name="gr24" draw:text-style-name="P2" draw:layer="layout" svg:width="2cm" svg:height="1cm" svg:x="16.2cm" svg:y="5cm">
          <text:p/>
        </draw:rect>
        <draw:line draw:style-name="gr25" draw:text-style-name="P19" draw:layer="layout" svg:x1="11.3cm" svg:y1="5.5cm" svg:x2="14.2cm" svg:y2="5.5cm">
          <text:p/>
        </draw:line>
        <draw:frame draw:style-name="gr30" draw:text-style-name="P20" draw:layer="layout" svg:width="0.697cm" svg:height="0.73cm" svg:x="5.1cm" svg:y="4.4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6.601cm" svg:y="4.4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7.1cm" svg:y="4.4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8.601cm" svg:y="4.4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9.1cm" svg:y="4.4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0.601cm" svg:y="4.4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14.1cm" svg:y="4.4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5.601cm" svg:y="4.4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16.1cm" svg:y="4.4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7.601cm" svg:y="4.4cm">
          <draw:text-box>
            <text:p><text:span text:style-name="T16">0</text:span></text:p>
          </draw:text-box>
        </draw:frame>
        <draw:rect draw:style-name="gr24" draw:text-style-name="P2" draw:layer="layout" svg:width="2cm" svg:height="1cm" svg:x="19.202cm" svg:y="5cm">
          <text:p/>
        </draw:rect>
        <draw:rect draw:style-name="gr24" draw:text-style-name="P2" draw:layer="layout" svg:width="2cm" svg:height="1cm" svg:x="21.202cm" svg:y="5cm">
          <text:p/>
        </draw:rect>
        <draw:frame draw:style-name="gr30" draw:text-style-name="P20" draw:layer="layout" svg:width="0.697cm" svg:height="0.73cm" svg:x="19.102cm" svg:y="4.4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0.603cm" svg:y="4.4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21.102cm" svg:y="4.4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2.603cm" svg:y="4.4cm">
          <draw:text-box>
            <text:p><text:span text:style-name="T16">0</text:span></text:p>
          </draw:text-box>
        </draw:frame>
        <draw:rect draw:style-name="gr24" draw:text-style-name="P2" draw:layer="layout" svg:width="2cm" svg:height="1cm" svg:x="23.202cm" svg:y="5cm">
          <text:p/>
        </draw:rect>
        <draw:rect draw:style-name="gr24" draw:text-style-name="P2" draw:layer="layout" svg:width="2cm" svg:height="1cm" svg:x="25.202cm" svg:y="5cm">
          <text:p/>
        </draw:rect>
        <draw:frame draw:style-name="gr30" draw:text-style-name="P20" draw:layer="layout" svg:width="0.697cm" svg:height="0.73cm" svg:x="23.102cm" svg:y="4.4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4.603cm" svg:y="4.4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25.102cm" svg:y="4.4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6.603cm" svg:y="4.4cm">
          <draw:text-box>
            <text:p><text:span text:style-name="T16">0</text:span></text:p>
          </draw:text-box>
        </draw:frame>
        <draw:frame draw:style-name="gr65" draw:text-style-name="P3" draw:layer="layout" svg:width="2.453cm" svg:height="0.886cm" svg:x="2cm" svg:y="5.014cm">
          <draw:text-box>
            <text:p><text:span text:style-name="T1">Register 0</text:span></text:p>
          </draw:text-box>
        </draw:frame>
        <draw:frame draw:style-name="gr36" draw:text-style-name="P22" draw:layer="layout" svg:width="1.772cm" svg:height="1.209cm" svg:x="5.428cm" svg:y="4.991cm">
          <draw:text-box>
            <text:p text:style-name="P21"><text:span text:style-name="T16">Address</text:span></text:p>
            <text:p text:style-name="P21"><text:span text:style-name="T16">0x00</text:span></text:p>
          </draw:text-box>
        </draw:frame>
        <draw:frame draw:style-name="gr36" draw:text-style-name="P35" draw:layer="layout" svg:width="1.772cm" svg:height="1.209cm" svg:x="7.328cm" svg:y="4.992cm">
          <draw:text-box>
            <text:p text:style-name="P34"><text:span text:style-name="T16">Address</text:span></text:p>
            <text:p text:style-name="P21"><text:span text:style-name="T16">0x01</text:span></text:p>
          </draw:text-box>
        </draw:frame>
        <draw:frame draw:style-name="gr36" draw:text-style-name="P35" draw:layer="layout" svg:width="1.772cm" svg:height="1.209cm" svg:x="9.228cm" svg:y="4.993cm">
          <draw:text-box>
            <text:p text:style-name="P34"><text:span text:style-name="T16">Address</text:span></text:p>
            <text:p text:style-name="P21"><text:span text:style-name="T16">0x02</text:span></text:p>
          </draw:text-box>
        </draw:frame>
        <draw:frame draw:style-name="gr36" draw:text-style-name="P35" draw:layer="layout" svg:width="1.772cm" svg:height="1.209cm" svg:x="14.328cm" svg:y="4.994cm">
          <draw:text-box>
            <text:p text:style-name="P34"><text:span text:style-name="T16">Address</text:span></text:p>
            <text:p text:style-name="P21"><text:span text:style-name="T16">0x0E</text:span></text:p>
          </draw:text-box>
        </draw:frame>
        <draw:frame draw:style-name="gr36" draw:text-style-name="P35" draw:layer="layout" svg:width="1.772cm" svg:height="1.209cm" svg:x="16.228cm" svg:y="4.995cm">
          <draw:text-box>
            <text:p text:style-name="P34"><text:span text:style-name="T16">Address</text:span></text:p>
            <text:p text:style-name="P21"><text:span text:style-name="T16">0x0F</text:span></text:p>
          </draw:text-box>
        </draw:frame>
        <draw:frame draw:style-name="gr66" draw:text-style-name="P22" draw:layer="layout" svg:width="1.103cm" svg:height="0.73cm" svg:x="19.6cm" svg:y="5.191cm">
          <draw:text-box>
            <text:p text:style-name="P21"><text:span text:style-name="T16">ST0</text:span></text:p>
          </draw:text-box>
        </draw:frame>
        <draw:frame draw:style-name="gr66" draw:text-style-name="P22" draw:layer="layout" svg:width="1.103cm" svg:height="0.73cm" svg:x="21.701cm" svg:y="5.191cm">
          <draw:text-box>
            <text:p text:style-name="P21"><text:span text:style-name="T16">ST1</text:span></text:p>
          </draw:text-box>
        </draw:frame>
        <draw:frame draw:style-name="gr66" draw:text-style-name="P22" draw:layer="layout" svg:width="1.103cm" svg:height="0.73cm" svg:x="23.602cm" svg:y="5.191cm">
          <draw:text-box>
            <text:p text:style-name="P21"><text:span text:style-name="T16">ST2</text:span></text:p>
          </draw:text-box>
        </draw:frame>
        <draw:frame draw:style-name="gr66" draw:text-style-name="P22" draw:layer="layout" svg:width="1.103cm" svg:height="0.73cm" svg:x="25.703cm" svg:y="5.191cm">
          <draw:text-box>
            <text:p text:style-name="P21"><text:span text:style-name="T16">ST3</text:span></text:p>
          </draw:text-box>
        </draw:frame>
        <draw:rect draw:style-name="gr64" draw:text-style-name="P25" draw:layer="layout" svg:width="25.876cm" svg:height="1.9cm" svg:x="2.012cm" svg:y="6.55cm">
          <text:p/>
        </draw:rect>
        <draw:rect draw:style-name="gr24" draw:text-style-name="P2" draw:layer="layout" svg:width="2cm" svg:height="1cm" svg:x="5.212cm" svg:y="7.15cm">
          <text:p/>
        </draw:rect>
        <draw:rect draw:style-name="gr24" draw:text-style-name="P2" draw:layer="layout" svg:width="2cm" svg:height="1cm" svg:x="7.212cm" svg:y="7.15cm">
          <text:p/>
        </draw:rect>
        <draw:rect draw:style-name="gr24" draw:text-style-name="P2" draw:layer="layout" svg:width="2cm" svg:height="1cm" svg:x="9.212cm" svg:y="7.15cm">
          <text:p/>
        </draw:rect>
        <draw:rect draw:style-name="gr24" draw:text-style-name="P2" draw:layer="layout" svg:width="2cm" svg:height="1cm" svg:x="14.212cm" svg:y="7.15cm">
          <text:p/>
        </draw:rect>
        <draw:rect draw:style-name="gr24" draw:text-style-name="P2" draw:layer="layout" svg:width="2cm" svg:height="1cm" svg:x="16.212cm" svg:y="7.15cm">
          <text:p/>
        </draw:rect>
        <draw:line draw:style-name="gr25" draw:text-style-name="P19" draw:layer="layout" svg:x1="11.312cm" svg:y1="7.65cm" svg:x2="14.212cm" svg:y2="7.65cm">
          <text:p/>
        </draw:line>
        <draw:frame draw:style-name="gr30" draw:text-style-name="P20" draw:layer="layout" svg:width="0.697cm" svg:height="0.73cm" svg:x="5.112cm" svg:y="6.55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6.613cm" svg:y="6.55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7.112cm" svg:y="6.55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8.613cm" svg:y="6.55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9.112cm" svg:y="6.55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0.613cm" svg:y="6.55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14.112cm" svg:y="6.55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5.613cm" svg:y="6.55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16.112cm" svg:y="6.55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7.613cm" svg:y="6.55cm">
          <draw:text-box>
            <text:p><text:span text:style-name="T16">0</text:span></text:p>
          </draw:text-box>
        </draw:frame>
        <draw:rect draw:style-name="gr24" draw:text-style-name="P2" draw:layer="layout" svg:width="2cm" svg:height="1cm" svg:x="19.214cm" svg:y="7.15cm">
          <text:p/>
        </draw:rect>
        <draw:rect draw:style-name="gr24" draw:text-style-name="P2" draw:layer="layout" svg:width="2cm" svg:height="1cm" svg:x="21.214cm" svg:y="7.15cm">
          <text:p/>
        </draw:rect>
        <draw:frame draw:style-name="gr30" draw:text-style-name="P20" draw:layer="layout" svg:width="0.697cm" svg:height="0.73cm" svg:x="19.114cm" svg:y="6.55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0.615cm" svg:y="6.55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21.114cm" svg:y="6.55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2.615cm" svg:y="6.55cm">
          <draw:text-box>
            <text:p><text:span text:style-name="T16">0</text:span></text:p>
          </draw:text-box>
        </draw:frame>
        <draw:rect draw:style-name="gr24" draw:text-style-name="P2" draw:layer="layout" svg:width="2cm" svg:height="1cm" svg:x="23.214cm" svg:y="7.15cm">
          <text:p/>
        </draw:rect>
        <draw:rect draw:style-name="gr24" draw:text-style-name="P2" draw:layer="layout" svg:width="2cm" svg:height="1cm" svg:x="25.214cm" svg:y="7.15cm">
          <text:p/>
        </draw:rect>
        <draw:frame draw:style-name="gr30" draw:text-style-name="P20" draw:layer="layout" svg:width="0.697cm" svg:height="0.73cm" svg:x="23.114cm" svg:y="6.55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4.615cm" svg:y="6.55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25.114cm" svg:y="6.55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6.615cm" svg:y="6.55cm">
          <draw:text-box>
            <text:p><text:span text:style-name="T16">0</text:span></text:p>
          </draw:text-box>
        </draw:frame>
        <draw:frame draw:style-name="gr65" draw:text-style-name="P3" draw:layer="layout" svg:width="2.453cm" svg:height="0.886cm" svg:x="2.012cm" svg:y="7.164cm">
          <draw:text-box>
            <text:p><text:span text:style-name="T1">Register 1</text:span></text:p>
          </draw:text-box>
        </draw:frame>
        <draw:frame draw:style-name="gr36" draw:text-style-name="P35" draw:layer="layout" svg:width="1.772cm" svg:height="1.209cm" svg:x="5.44cm" svg:y="7.141cm">
          <draw:text-box>
            <text:p text:style-name="P34"><text:span text:style-name="T16">Address</text:span></text:p>
            <text:p text:style-name="P21"><text:span text:style-name="T16">0x10</text:span></text:p>
          </draw:text-box>
        </draw:frame>
        <draw:frame draw:style-name="gr36" draw:text-style-name="P35" draw:layer="layout" svg:width="1.772cm" svg:height="1.209cm" svg:x="7.34cm" svg:y="7.142cm">
          <draw:text-box>
            <text:p text:style-name="P34"><text:span text:style-name="T16">Address</text:span></text:p>
            <text:p text:style-name="P21"><text:span text:style-name="T16">0x11</text:span></text:p>
          </draw:text-box>
        </draw:frame>
        <draw:frame draw:style-name="gr36" draw:text-style-name="P35" draw:layer="layout" svg:width="1.772cm" svg:height="1.209cm" svg:x="9.24cm" svg:y="7.143cm">
          <draw:text-box>
            <text:p text:style-name="P34"><text:span text:style-name="T16">Address</text:span></text:p>
            <text:p text:style-name="P21"><text:span text:style-name="T16">0x12</text:span></text:p>
          </draw:text-box>
        </draw:frame>
        <draw:frame draw:style-name="gr36" draw:text-style-name="P35" draw:layer="layout" svg:width="1.772cm" svg:height="1.209cm" svg:x="14.34cm" svg:y="7.144cm">
          <draw:text-box>
            <text:p text:style-name="P34"><text:span text:style-name="T16">Address</text:span></text:p>
            <text:p text:style-name="P21"><text:span text:style-name="T16">0x1E</text:span></text:p>
          </draw:text-box>
        </draw:frame>
        <draw:frame draw:style-name="gr36" draw:text-style-name="P35" draw:layer="layout" svg:width="1.772cm" svg:height="1.209cm" svg:x="16.24cm" svg:y="7.145cm">
          <draw:text-box>
            <text:p text:style-name="P34"><text:span text:style-name="T16">Address</text:span></text:p>
            <text:p text:style-name="P21"><text:span text:style-name="T16">0x1F</text:span></text:p>
          </draw:text-box>
        </draw:frame>
        <draw:frame draw:style-name="gr66" draw:text-style-name="P22" draw:layer="layout" svg:width="1.103cm" svg:height="0.73cm" svg:x="19.612cm" svg:y="7.341cm">
          <draw:text-box>
            <text:p text:style-name="P21"><text:span text:style-name="T16">ST0</text:span></text:p>
          </draw:text-box>
        </draw:frame>
        <draw:frame draw:style-name="gr66" draw:text-style-name="P22" draw:layer="layout" svg:width="1.103cm" svg:height="0.73cm" svg:x="21.713cm" svg:y="7.341cm">
          <draw:text-box>
            <text:p text:style-name="P21"><text:span text:style-name="T16">ST1</text:span></text:p>
          </draw:text-box>
        </draw:frame>
        <draw:frame draw:style-name="gr66" draw:text-style-name="P22" draw:layer="layout" svg:width="1.103cm" svg:height="0.73cm" svg:x="23.614cm" svg:y="7.341cm">
          <draw:text-box>
            <text:p text:style-name="P21"><text:span text:style-name="T16">ST2</text:span></text:p>
          </draw:text-box>
        </draw:frame>
        <draw:frame draw:style-name="gr66" draw:text-style-name="P22" draw:layer="layout" svg:width="1.103cm" svg:height="0.73cm" svg:x="25.715cm" svg:y="7.341cm">
          <draw:text-box>
            <text:p text:style-name="P21"><text:span text:style-name="T16">ST3</text:span></text:p>
          </draw:text-box>
        </draw:frame>
        <draw:rect draw:style-name="gr64" draw:text-style-name="P25" draw:layer="layout" svg:width="25.876cm" svg:height="1.9cm" svg:x="2.012cm" svg:y="8.681cm">
          <text:p/>
        </draw:rect>
        <draw:rect draw:style-name="gr24" draw:text-style-name="P2" draw:layer="layout" svg:width="2cm" svg:height="1cm" svg:x="5.212cm" svg:y="9.281cm">
          <text:p/>
        </draw:rect>
        <draw:rect draw:style-name="gr24" draw:text-style-name="P2" draw:layer="layout" svg:width="2cm" svg:height="1cm" svg:x="7.212cm" svg:y="9.281cm">
          <text:p/>
        </draw:rect>
        <draw:rect draw:style-name="gr24" draw:text-style-name="P2" draw:layer="layout" svg:width="2cm" svg:height="1cm" svg:x="9.212cm" svg:y="9.281cm">
          <text:p/>
        </draw:rect>
        <draw:rect draw:style-name="gr24" draw:text-style-name="P2" draw:layer="layout" svg:width="2cm" svg:height="1cm" svg:x="14.212cm" svg:y="9.281cm">
          <text:p/>
        </draw:rect>
        <draw:rect draw:style-name="gr24" draw:text-style-name="P2" draw:layer="layout" svg:width="2cm" svg:height="1cm" svg:x="16.212cm" svg:y="9.281cm">
          <text:p/>
        </draw:rect>
        <draw:line draw:style-name="gr25" draw:text-style-name="P19" draw:layer="layout" svg:x1="11.312cm" svg:y1="9.781cm" svg:x2="14.212cm" svg:y2="9.781cm">
          <text:p/>
        </draw:line>
        <draw:frame draw:style-name="gr30" draw:text-style-name="P20" draw:layer="layout" svg:width="0.697cm" svg:height="0.73cm" svg:x="5.112cm" svg:y="8.68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6.613cm" svg:y="8.68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7.112cm" svg:y="8.68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8.613cm" svg:y="8.68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9.112cm" svg:y="8.68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0.613cm" svg:y="8.68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14.112cm" svg:y="8.68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5.613cm" svg:y="8.68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16.112cm" svg:y="8.68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7.613cm" svg:y="8.681cm">
          <draw:text-box>
            <text:p><text:span text:style-name="T16">0</text:span></text:p>
          </draw:text-box>
        </draw:frame>
        <draw:rect draw:style-name="gr24" draw:text-style-name="P2" draw:layer="layout" svg:width="2cm" svg:height="1cm" svg:x="19.214cm" svg:y="9.281cm">
          <text:p/>
        </draw:rect>
        <draw:rect draw:style-name="gr24" draw:text-style-name="P2" draw:layer="layout" svg:width="2cm" svg:height="1cm" svg:x="21.214cm" svg:y="9.281cm">
          <text:p/>
        </draw:rect>
        <draw:frame draw:style-name="gr30" draw:text-style-name="P20" draw:layer="layout" svg:width="0.697cm" svg:height="0.73cm" svg:x="19.114cm" svg:y="8.68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0.615cm" svg:y="8.68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21.114cm" svg:y="8.68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2.615cm" svg:y="8.681cm">
          <draw:text-box>
            <text:p><text:span text:style-name="T16">0</text:span></text:p>
          </draw:text-box>
        </draw:frame>
        <draw:rect draw:style-name="gr24" draw:text-style-name="P2" draw:layer="layout" svg:width="2cm" svg:height="1cm" svg:x="23.214cm" svg:y="9.281cm">
          <text:p/>
        </draw:rect>
        <draw:rect draw:style-name="gr24" draw:text-style-name="P2" draw:layer="layout" svg:width="2cm" svg:height="1cm" svg:x="25.214cm" svg:y="9.281cm">
          <text:p/>
        </draw:rect>
        <draw:frame draw:style-name="gr30" draw:text-style-name="P20" draw:layer="layout" svg:width="0.697cm" svg:height="0.73cm" svg:x="23.114cm" svg:y="8.68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4.615cm" svg:y="8.68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25.114cm" svg:y="8.68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6.615cm" svg:y="8.681cm">
          <draw:text-box>
            <text:p><text:span text:style-name="T16">0</text:span></text:p>
          </draw:text-box>
        </draw:frame>
        <draw:frame draw:style-name="gr65" draw:text-style-name="P3" draw:layer="layout" svg:width="2.453cm" svg:height="0.886cm" svg:x="2.012cm" svg:y="9.295cm">
          <draw:text-box>
            <text:p><text:span text:style-name="T1">Register 2</text:span></text:p>
          </draw:text-box>
        </draw:frame>
        <draw:frame draw:style-name="gr36" draw:text-style-name="P35" draw:layer="layout" svg:width="1.772cm" svg:height="1.209cm" svg:x="5.44cm" svg:y="9.272cm">
          <draw:text-box>
            <text:p text:style-name="P34"><text:span text:style-name="T16">Address</text:span></text:p>
            <text:p text:style-name="P21"><text:span text:style-name="T16">0x20</text:span></text:p>
          </draw:text-box>
        </draw:frame>
        <draw:frame draw:style-name="gr36" draw:text-style-name="P35" draw:layer="layout" svg:width="1.772cm" svg:height="1.209cm" svg:x="7.34cm" svg:y="9.273cm">
          <draw:text-box>
            <text:p text:style-name="P34"><text:span text:style-name="T16">Address</text:span></text:p>
            <text:p text:style-name="P21"><text:span text:style-name="T16">0x21</text:span></text:p>
          </draw:text-box>
        </draw:frame>
        <draw:frame draw:style-name="gr36" draw:text-style-name="P35" draw:layer="layout" svg:width="1.772cm" svg:height="1.209cm" svg:x="9.24cm" svg:y="9.274cm">
          <draw:text-box>
            <text:p text:style-name="P34"><text:span text:style-name="T16">Address</text:span></text:p>
            <text:p text:style-name="P21"><text:span text:style-name="T16">0x22</text:span></text:p>
          </draw:text-box>
        </draw:frame>
        <draw:frame draw:style-name="gr36" draw:text-style-name="P35" draw:layer="layout" svg:width="1.772cm" svg:height="1.209cm" svg:x="14.34cm" svg:y="9.275cm">
          <draw:text-box>
            <text:p text:style-name="P34"><text:span text:style-name="T16">Address</text:span></text:p>
            <text:p text:style-name="P21"><text:span text:style-name="T16">0x2E</text:span></text:p>
          </draw:text-box>
        </draw:frame>
        <draw:frame draw:style-name="gr36" draw:text-style-name="P35" draw:layer="layout" svg:width="1.772cm" svg:height="1.209cm" svg:x="16.24cm" svg:y="9.276cm">
          <draw:text-box>
            <text:p text:style-name="P34"><text:span text:style-name="T16">Address</text:span></text:p>
            <text:p text:style-name="P21"><text:span text:style-name="T16">0x2F</text:span></text:p>
          </draw:text-box>
        </draw:frame>
        <draw:frame draw:style-name="gr66" draw:text-style-name="P22" draw:layer="layout" svg:width="1.103cm" svg:height="0.73cm" svg:x="19.612cm" svg:y="9.472cm">
          <draw:text-box>
            <text:p text:style-name="P21"><text:span text:style-name="T16">ST0</text:span></text:p>
          </draw:text-box>
        </draw:frame>
        <draw:frame draw:style-name="gr66" draw:text-style-name="P22" draw:layer="layout" svg:width="1.103cm" svg:height="0.73cm" svg:x="21.713cm" svg:y="9.472cm">
          <draw:text-box>
            <text:p text:style-name="P21"><text:span text:style-name="T16">ST1</text:span></text:p>
          </draw:text-box>
        </draw:frame>
        <draw:frame draw:style-name="gr66" draw:text-style-name="P22" draw:layer="layout" svg:width="1.103cm" svg:height="0.73cm" svg:x="23.614cm" svg:y="9.472cm">
          <draw:text-box>
            <text:p text:style-name="P21"><text:span text:style-name="T16">ST2</text:span></text:p>
          </draw:text-box>
        </draw:frame>
        <draw:frame draw:style-name="gr66" draw:text-style-name="P22" draw:layer="layout" svg:width="1.103cm" svg:height="0.73cm" svg:x="25.715cm" svg:y="9.472cm">
          <draw:text-box>
            <text:p text:style-name="P21"><text:span text:style-name="T16">ST3</text:span></text:p>
          </draw:text-box>
        </draw:frame>
        <draw:rect draw:style-name="gr64" draw:text-style-name="P25" draw:layer="layout" svg:width="25.876cm" svg:height="1.9cm" svg:x="2.024cm" svg:y="10.831cm">
          <text:p/>
        </draw:rect>
        <draw:rect draw:style-name="gr24" draw:text-style-name="P2" draw:layer="layout" svg:width="2cm" svg:height="1cm" svg:x="5.224cm" svg:y="11.431cm">
          <text:p/>
        </draw:rect>
        <draw:rect draw:style-name="gr24" draw:text-style-name="P2" draw:layer="layout" svg:width="2cm" svg:height="1cm" svg:x="7.224cm" svg:y="11.431cm">
          <text:p/>
        </draw:rect>
        <draw:rect draw:style-name="gr24" draw:text-style-name="P2" draw:layer="layout" svg:width="2cm" svg:height="1cm" svg:x="9.224cm" svg:y="11.431cm">
          <text:p/>
        </draw:rect>
        <draw:rect draw:style-name="gr24" draw:text-style-name="P2" draw:layer="layout" svg:width="2cm" svg:height="1cm" svg:x="14.224cm" svg:y="11.431cm">
          <text:p/>
        </draw:rect>
        <draw:rect draw:style-name="gr24" draw:text-style-name="P2" draw:layer="layout" svg:width="2cm" svg:height="1cm" svg:x="16.224cm" svg:y="11.431cm">
          <text:p/>
        </draw:rect>
        <draw:line draw:style-name="gr25" draw:text-style-name="P19" draw:layer="layout" svg:x1="11.324cm" svg:y1="11.931cm" svg:x2="14.224cm" svg:y2="11.931cm">
          <text:p/>
        </draw:line>
        <draw:frame draw:style-name="gr30" draw:text-style-name="P20" draw:layer="layout" svg:width="0.697cm" svg:height="0.73cm" svg:x="5.124cm" svg:y="10.83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6.625cm" svg:y="10.83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7.124cm" svg:y="10.83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8.625cm" svg:y="10.83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9.124cm" svg:y="10.83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0.625cm" svg:y="10.83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14.124cm" svg:y="10.83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5.625cm" svg:y="10.83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16.124cm" svg:y="10.83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17.625cm" svg:y="10.831cm">
          <draw:text-box>
            <text:p><text:span text:style-name="T16">0</text:span></text:p>
          </draw:text-box>
        </draw:frame>
        <draw:rect draw:style-name="gr24" draw:text-style-name="P2" draw:layer="layout" svg:width="2cm" svg:height="1cm" svg:x="19.226cm" svg:y="11.431cm">
          <text:p/>
        </draw:rect>
        <draw:rect draw:style-name="gr24" draw:text-style-name="P2" draw:layer="layout" svg:width="2cm" svg:height="1cm" svg:x="21.226cm" svg:y="11.431cm">
          <text:p/>
        </draw:rect>
        <draw:frame draw:style-name="gr30" draw:text-style-name="P20" draw:layer="layout" svg:width="0.697cm" svg:height="0.73cm" svg:x="19.126cm" svg:y="10.83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0.627cm" svg:y="10.83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21.126cm" svg:y="10.83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2.627cm" svg:y="10.831cm">
          <draw:text-box>
            <text:p><text:span text:style-name="T16">0</text:span></text:p>
          </draw:text-box>
        </draw:frame>
        <draw:rect draw:style-name="gr24" draw:text-style-name="P2" draw:layer="layout" svg:width="2cm" svg:height="1cm" svg:x="23.226cm" svg:y="11.431cm">
          <text:p/>
        </draw:rect>
        <draw:rect draw:style-name="gr24" draw:text-style-name="P2" draw:layer="layout" svg:width="2cm" svg:height="1cm" svg:x="25.226cm" svg:y="11.431cm">
          <text:p/>
        </draw:rect>
        <draw:frame draw:style-name="gr30" draw:text-style-name="P20" draw:layer="layout" svg:width="0.697cm" svg:height="0.73cm" svg:x="23.126cm" svg:y="10.83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4.627cm" svg:y="10.831cm">
          <draw:text-box>
            <text:p><text:span text:style-name="T16">0</text:span></text:p>
          </draw:text-box>
        </draw:frame>
        <draw:frame draw:style-name="gr30" draw:text-style-name="P20" draw:layer="layout" svg:width="0.697cm" svg:height="0.73cm" svg:x="25.126cm" svg:y="10.83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26.627cm" svg:y="10.831cm">
          <draw:text-box>
            <text:p><text:span text:style-name="T16">0</text:span></text:p>
          </draw:text-box>
        </draw:frame>
        <draw:frame draw:style-name="gr65" draw:text-style-name="P3" draw:layer="layout" svg:width="2.453cm" svg:height="0.886cm" svg:x="2.024cm" svg:y="11.445cm">
          <draw:text-box>
            <text:p><text:span text:style-name="T1">Register 3</text:span></text:p>
          </draw:text-box>
        </draw:frame>
        <draw:frame draw:style-name="gr36" draw:text-style-name="P35" draw:layer="layout" svg:width="1.772cm" svg:height="1.209cm" svg:x="5.452cm" svg:y="11.422cm">
          <draw:text-box>
            <text:p text:style-name="P34"><text:span text:style-name="T16">Address</text:span></text:p>
            <text:p text:style-name="P21"><text:span text:style-name="T16">0x30</text:span></text:p>
          </draw:text-box>
        </draw:frame>
        <draw:frame draw:style-name="gr36" draw:text-style-name="P35" draw:layer="layout" svg:width="1.772cm" svg:height="1.209cm" svg:x="7.352cm" svg:y="11.423cm">
          <draw:text-box>
            <text:p text:style-name="P34"><text:span text:style-name="T16">Address</text:span></text:p>
            <text:p text:style-name="P21"><text:span text:style-name="T16">0x31</text:span></text:p>
          </draw:text-box>
        </draw:frame>
        <draw:frame draw:style-name="gr36" draw:text-style-name="P35" draw:layer="layout" svg:width="1.772cm" svg:height="1.209cm" svg:x="9.252cm" svg:y="11.424cm">
          <draw:text-box>
            <text:p text:style-name="P34"><text:span text:style-name="T16">Address</text:span></text:p>
            <text:p text:style-name="P21"><text:span text:style-name="T16">0x32</text:span></text:p>
          </draw:text-box>
        </draw:frame>
        <draw:frame draw:style-name="gr36" draw:text-style-name="P35" draw:layer="layout" svg:width="1.772cm" svg:height="1.209cm" svg:x="14.352cm" svg:y="11.425cm">
          <draw:text-box>
            <text:p text:style-name="P34"><text:span text:style-name="T16">Address</text:span></text:p>
            <text:p text:style-name="P21"><text:span text:style-name="T16">0x3E</text:span></text:p>
          </draw:text-box>
        </draw:frame>
        <draw:frame draw:style-name="gr36" draw:text-style-name="P35" draw:layer="layout" svg:width="1.772cm" svg:height="1.209cm" svg:x="16.252cm" svg:y="11.426cm">
          <draw:text-box>
            <text:p text:style-name="P34"><text:span text:style-name="T16">Address</text:span></text:p>
            <text:p text:style-name="P21"><text:span text:style-name="T16">0x3F</text:span></text:p>
          </draw:text-box>
        </draw:frame>
        <draw:frame draw:style-name="gr66" draw:text-style-name="P22" draw:layer="layout" svg:width="1.103cm" svg:height="0.73cm" svg:x="19.624cm" svg:y="11.622cm">
          <draw:text-box>
            <text:p text:style-name="P21"><text:span text:style-name="T16">ST0</text:span></text:p>
          </draw:text-box>
        </draw:frame>
        <draw:frame draw:style-name="gr66" draw:text-style-name="P22" draw:layer="layout" svg:width="1.103cm" svg:height="0.73cm" svg:x="21.725cm" svg:y="11.622cm">
          <draw:text-box>
            <text:p text:style-name="P21"><text:span text:style-name="T16">ST1</text:span></text:p>
          </draw:text-box>
        </draw:frame>
        <draw:frame draw:style-name="gr66" draw:text-style-name="P22" draw:layer="layout" svg:width="1.103cm" svg:height="0.73cm" svg:x="23.626cm" svg:y="11.622cm">
          <draw:text-box>
            <text:p text:style-name="P21"><text:span text:style-name="T16">ST2</text:span></text:p>
          </draw:text-box>
        </draw:frame>
        <draw:frame draw:style-name="gr66" draw:text-style-name="P22" draw:layer="layout" svg:width="1.103cm" svg:height="0.73cm" svg:x="25.727cm" svg:y="11.622cm">
          <draw:text-box>
            <text:p text:style-name="P21"><text:span text:style-name="T16">ST3</text:span></text:p>
          </draw:text-box>
        </draw:frame>
        <draw:frame draw:style-name="gr67" draw:text-style-name="P3" draw:layer="layout" svg:width="6.42cm" svg:height="0.886cm" svg:x="8.6cm" svg:y="3.5cm">
          <draw:text-box>
            <text:p><text:span text:style-name="T1">Main Memory Character</text:span></text:p>
          </draw:text-box>
        </draw:frame>
        <draw:frame draw:style-name="gr68" draw:text-style-name="P3" draw:layer="layout" svg:width="5.154cm" svg:height="0.886cm" svg:x="21.48cm" svg:y="3.414cm">
          <draw:text-box>
            <text:p><text:span text:style-name="T1">Status Character</text:span></text:p>
          </draw:text-box>
        </draw:frame>
        <draw:rect draw:style-name="gr24" draw:text-style-name="P2" draw:layer="layout" svg:width="2cm" svg:height="1cm" svg:x="5.3cm" svg:y="13.9cm">
          <text:p/>
        </draw:rect>
        <draw:frame draw:style-name="gr30" draw:text-style-name="P20" draw:layer="layout" svg:width="0.697cm" svg:height="0.73cm" svg:x="5.124cm" svg:y="13.331cm">
          <draw:text-box>
            <text:p><text:span text:style-name="T16">3</text:span></text:p>
          </draw:text-box>
        </draw:frame>
        <draw:frame draw:style-name="gr30" draw:text-style-name="P20" draw:layer="layout" svg:width="0.697cm" svg:height="0.73cm" svg:x="6.626cm" svg:y="13.331cm">
          <draw:text-box>
            <text:p><text:span text:style-name="T16">0</text:span></text:p>
          </draw:text-box>
        </draw:frame>
        <draw:frame draw:style-name="gr69" draw:text-style-name="P3" draw:layer="layout" svg:width="2.667cm" svg:height="0.886cm" svg:x="2.025cm" svg:y="13.845cm">
          <draw:text-box>
            <text:p><text:span text:style-name="T1">Output Port</text:span></text:p>
          </draw:text-box>
        </draw:frame>
        <draw:rect draw:style-name="gr64" draw:text-style-name="P25" draw:layer="layout" svg:width="5.976cm" svg:height="1.9cm" svg:x="2.024cm" svg:y="13.2cm">
          <text:p/>
        </draw:rect>
      </draw:page>
      <draw:page draw:name="page6" draw:style-name="dp1" draw:master-page-name="標準">
        <draw:custom-shape draw:style-name="gr1" draw:text-style-name="P1" draw:layer="layout" svg:width="0.6cm" svg:height="0.6cm" svg:x="3.402cm" svg:y="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4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5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6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7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8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9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3.402cm" svg:y="10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8.8cm" svg:x="4.002cm" svg:y="2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3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4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5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6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7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8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9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002cm" svg:y="10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5.002cm" svg:y="1.602cm">
          <text:p/>
          <draw:enhanced-geometry draw:glue-point-type="segments" draw:type="mso-spt100" draw:modifiers="179.420919955882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10800" draw:handle-radius-range-maximum="10800" draw:handle-polar="10800 10800" draw:handle-polar-pole-x="10800" draw:handle-polar-pole-y="10800" draw:handle-position="10800 $1" draw:handle-polar-radius="10800" draw:handle-polar-angle="$1"/>
          </draw:enhanced-geometry>
        </draw:custom-shape>
        <draw:frame draw:style-name="gr4" draw:text-style-name="P3" draw:layer="layout" svg:width="0.764cm" svg:height="0.886cm" svg:x="3.938cm" svg:y="3.116cm">
          <draw:text-box>
            <text:p><text:span text:style-name="T1">1</text:span></text:p>
          </draw:text-box>
        </draw:frame>
        <draw:frame draw:style-name="gr4" draw:text-style-name="P3" draw:layer="layout" svg:width="0.764cm" svg:height="0.886cm" svg:x="3.938cm" svg:y="4.102cm">
          <draw:text-box>
            <text:p><text:span text:style-name="T1">2</text:span></text:p>
          </draw:text-box>
        </draw:frame>
        <draw:frame draw:style-name="gr4" draw:text-style-name="P3" draw:layer="layout" svg:width="0.764cm" svg:height="0.886cm" svg:x="3.938cm" svg:y="5.102cm">
          <draw:text-box>
            <text:p><text:span text:style-name="T1">3</text:span></text:p>
          </draw:text-box>
        </draw:frame>
        <draw:frame draw:style-name="gr4" draw:text-style-name="P3" draw:layer="layout" svg:width="0.764cm" svg:height="0.886cm" svg:x="3.938cm" svg:y="6.102cm">
          <draw:text-box>
            <text:p><text:span text:style-name="T1">4</text:span></text:p>
          </draw:text-box>
        </draw:frame>
        <draw:frame draw:style-name="gr4" draw:text-style-name="P3" draw:layer="layout" svg:width="0.764cm" svg:height="0.886cm" svg:x="3.938cm" svg:y="7.102cm">
          <draw:text-box>
            <text:p><text:span text:style-name="T1">5</text:span></text:p>
          </draw:text-box>
        </draw:frame>
        <draw:frame draw:style-name="gr4" draw:text-style-name="P3" draw:layer="layout" svg:width="0.764cm" svg:height="0.886cm" svg:x="3.938cm" svg:y="8.088cm">
          <draw:text-box>
            <text:p><text:span text:style-name="T1">6</text:span></text:p>
          </draw:text-box>
        </draw:frame>
        <draw:frame draw:style-name="gr4" draw:text-style-name="P3" draw:layer="layout" svg:width="0.764cm" svg:height="0.886cm" svg:x="3.938cm" svg:y="9.088cm">
          <draw:text-box>
            <text:p><text:span text:style-name="T1">7</text:span></text:p>
          </draw:text-box>
        </draw:frame>
        <draw:frame draw:style-name="gr4" draw:text-style-name="P3" draw:layer="layout" svg:width="0.764cm" svg:height="0.886cm" svg:x="3.938cm" svg:y="10.088cm">
          <draw:text-box>
            <text:p><text:span text:style-name="T1">8</text:span></text:p>
          </draw:text-box>
        </draw:frame>
        <draw:frame draw:style-name="gr5" draw:text-style-name="P3" draw:layer="layout" svg:width="1.027cm" svg:height="0.886cm" svg:x="7.002cm" svg:y="3.116cm">
          <draw:text-box>
            <text:p><text:span text:style-name="T1">16</text:span></text:p>
          </draw:text-box>
        </draw:frame>
        <draw:frame draw:style-name="gr5" draw:text-style-name="P3" draw:layer="layout" svg:width="1.027cm" svg:height="0.886cm" svg:x="7.002cm" svg:y="4.102cm">
          <draw:text-box>
            <text:p><text:span text:style-name="T1">15</text:span></text:p>
          </draw:text-box>
        </draw:frame>
        <draw:frame draw:style-name="gr5" draw:text-style-name="P3" draw:layer="layout" svg:width="1.027cm" svg:height="0.886cm" svg:x="7.002cm" svg:y="5.102cm">
          <draw:text-box>
            <text:p><text:span text:style-name="T1">14</text:span></text:p>
          </draw:text-box>
        </draw:frame>
        <draw:frame draw:style-name="gr5" draw:text-style-name="P3" draw:layer="layout" svg:width="1.027cm" svg:height="0.886cm" svg:x="7.002cm" svg:y="6.102cm">
          <draw:text-box>
            <text:p><text:span text:style-name="T1">13</text:span></text:p>
          </draw:text-box>
        </draw:frame>
        <draw:frame draw:style-name="gr5" draw:text-style-name="P3" draw:layer="layout" svg:width="1.027cm" svg:height="0.886cm" svg:x="7.002cm" svg:y="7.102cm">
          <draw:text-box>
            <text:p><text:span text:style-name="T1">12</text:span></text:p>
          </draw:text-box>
        </draw:frame>
        <draw:frame draw:style-name="gr5" draw:text-style-name="P3" draw:layer="layout" svg:width="1.027cm" svg:height="0.886cm" svg:x="7.002cm" svg:y="8.088cm">
          <draw:text-box>
            <text:p><text:span text:style-name="T1">11</text:span></text:p>
          </draw:text-box>
        </draw:frame>
        <draw:frame draw:style-name="gr5" draw:text-style-name="P3" draw:layer="layout" svg:width="1.027cm" svg:height="0.886cm" svg:x="7.002cm" svg:y="9.088cm">
          <draw:text-box>
            <text:p><text:span text:style-name="T1">10</text:span></text:p>
          </draw:text-box>
        </draw:frame>
        <draw:frame draw:style-name="gr4" draw:text-style-name="P3" draw:layer="layout" svg:width="0.764cm" svg:height="0.886cm" svg:x="7.202cm" svg:y="10.088cm">
          <draw:text-box>
            <text:p><text:span text:style-name="T1">9</text:span></text:p>
          </draw:text-box>
        </draw:frame>
        <draw:frame draw:style-name="gr70" draw:text-style-name="P3" draw:layer="layout" svg:width="1.09cm" svg:height="0.886cm" svg:x="2.002cm" svg:y="3.116cm">
          <draw:text-box>
            <text:p><text:span text:style-name="T1">CP</text:span></text:p>
          </draw:text-box>
        </draw:frame>
        <draw:frame draw:style-name="gr71" draw:text-style-name="P3" draw:layer="layout" svg:width="2.238cm" svg:height="0.886cm" svg:x="1.202cm" svg:y="4.116cm">
          <draw:text-box>
            <text:p><text:span text:style-name="T1">DATAIN</text:span></text:p>
          </draw:text-box>
        </draw:frame>
        <draw:frame draw:style-name="gr72" draw:text-style-name="P3" draw:layer="layout" svg:width="1.086cm" svg:height="0.886cm" svg:x="2.002cm" svg:y="5.116cm">
          <draw:text-box>
            <text:p><text:span text:style-name="T1">Q0</text:span></text:p>
          </draw:text-box>
        </draw:frame>
        <draw:frame draw:style-name="gr72" draw:text-style-name="P3" draw:layer="layout" svg:width="1.086cm" svg:height="0.886cm" svg:x="2.002cm" svg:y="6.116cm">
          <draw:text-box>
            <text:p><text:span text:style-name="T1">Q1</text:span></text:p>
          </draw:text-box>
        </draw:frame>
        <draw:frame draw:style-name="gr7" draw:text-style-name="P3" draw:layer="layout" svg:width="1.349cm" svg:height="0.886cm" svg:x="1.902cm" svg:y="7.116cm">
          <draw:text-box>
            <text:p><text:span text:style-name="T1">VSS</text:span></text:p>
          </draw:text-box>
        </draw:frame>
        <draw:frame draw:style-name="gr73" draw:text-style-name="P3" draw:layer="layout" svg:width="1.133cm" svg:height="0.886cm" svg:x="2.003cm" svg:y="8.116cm">
          <draw:text-box>
            <text:p><text:span text:style-name="T1">Q2</text:span></text:p>
          </draw:text-box>
        </draw:frame>
        <draw:frame draw:style-name="gr73" draw:text-style-name="P3" draw:layer="layout" svg:width="1.133cm" svg:height="0.886cm" svg:x="2.004cm" svg:y="9.116cm">
          <draw:text-box>
            <text:p><text:span text:style-name="T1">Q3</text:span></text:p>
          </draw:text-box>
        </draw:frame>
        <draw:frame draw:style-name="gr14" draw:text-style-name="P3" draw:layer="layout" svg:width="1.421cm" svg:height="0.886cm" svg:x="8.804cm" svg:y="5.102cm">
          <draw:text-box>
            <text:p><text:span text:style-name="T1">VDD</text:span></text:p>
          </draw:text-box>
        </draw:frame>
        <draw:frame draw:style-name="gr74" draw:text-style-name="P3" draw:layer="layout" svg:width="3.055cm" svg:height="0.886cm" svg:x="8.804cm" svg:y="4.102cm">
          <draw:text-box>
            <text:p><text:span text:style-name="T1">SERIALOUT</text:span></text:p>
          </draw:text-box>
        </draw:frame>
        <draw:frame draw:style-name="gr21" draw:text-style-name="P3" draw:layer="layout" svg:width="1.256cm" svg:height="0.886cm" svg:x="8.804cm" svg:y="3.102cm">
          <draw:text-box>
            <text:p><text:span text:style-name="T1">OE</text:span></text:p>
          </draw:text-box>
        </draw:frame>
        <draw:frame draw:style-name="gr16" draw:text-style-name="P8" draw:layer="layout" svg:width="2.761cm" svg:height="1.445cm" draw:transform="rotate (-1.5707963267949) translate (6.647cm 5.907cm)">
          <draw:text-box>
            <text:p><text:span text:style-name="T5">4003</text:span></text:p>
          </draw:text-box>
        </draw:frame>
        <draw:frame draw:style-name="gr17" draw:layer="layout" svg:width="15.959cm" svg:height="11.474cm" svg:x="12.04cm" svg:y="2.024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11">
              <table:table-cell>
                <text:p text:style-name="P26"><text:span text:style-name="T18">Pin No.</text:span></text:p>
              </table:table-cell>
              <table:table-cell>
                <text:p text:style-name="P26"><text:span text:style-name="T18">Name</text:span></text:p>
              </table:table-cell>
              <table:table-cell>
                <text:p text:style-name="P26"><text:span text:style-name="T18">In/Out</text:span></text:p>
              </table:table-cell>
              <table:table-cell>
                <text:p text:style-name="P26"><text:span text:style-name="T18">Pin Function</text:span></text:p>
              </table:table-cell>
              <table:table-cell>
                <text:p text:style-name="P26"><text:span text:style-name="T18">Note</text:span></text:p>
              </table:table-cell>
            </table:table-row>
            <table:table-row table:style-name="ro1" table:default-cell-style-name="ce6">
              <table:table-cell>
                <text:p text:style-name="P13"><text:span text:style-name="T10">1</text:span></text:p>
              </table:table-cell>
              <table:table-cell>
                <text:p text:style-name="P13"><text:span text:style-name="T10">CP</text:span></text:p>
              </table:table-cell>
              <table:table-cell>
                <text:p text:style-name="P13"><text:span text:style-name="T10">In</text:span></text:p>
              </table:table-cell>
              <table:table-cell table:style-name="ce7">
                <text:p text:style-name="P14"><text:span text:style-name="T10">Shift Clock Input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2</text:span></text:p>
              </table:table-cell>
              <table:table-cell>
                <text:p text:style-name="P13"><text:span text:style-name="T10">DATAIN</text:span></text:p>
              </table:table-cell>
              <table:table-cell>
                <text:p text:style-name="P13"><text:span text:style-name="T10">In</text:span></text:p>
              </table:table-cell>
              <table:table-cell table:style-name="ce7">
                <text:p text:style-name="P14"><text:span text:style-name="T10">Serial Data Input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3</text:span></text:p>
              </table:table-cell>
              <table:table-cell>
                <text:p text:style-name="P13"><text:span text:style-name="T10">Q0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Parallel Data Output 0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4</text:span></text:p>
              </table:table-cell>
              <table:table-cell>
                <text:p text:style-name="P13"><text:span text:style-name="T10">Q1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Parallel Data Output 1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5</text:span></text:p>
              </table:table-cell>
              <table:table-cell>
                <text:p text:style-name="P13"><text:span text:style-name="T10">VSS</text:span></text:p>
              </table:table-cell>
              <table:table-cell>
                <text:p text:style-name="P13"><text:span text:style-name="T10">Power</text:span></text:p>
              </table:table-cell>
              <table:table-cell table:style-name="ce7">
                <text:p text:style-name="P14"><text:span text:style-name="T10">GND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6</text:span></text:p>
              </table:table-cell>
              <table:table-cell>
                <text:p text:style-name="P13"><text:span text:style-name="T10">Q2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Parallel Data Output 2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7</text:span></text:p>
              </table:table-cell>
              <table:table-cell>
                <text:p text:style-name="P13"><text:span text:style-name="T10">Q3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Parallel Data Output 3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8</text:span></text:p>
              </table:table-cell>
              <table:table-cell table:style-name="ce19">
                <text:p text:style-name="P36"><text:span text:style-name="T23">Q4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Parallel Data Output 4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9</text:span></text:p>
              </table:table-cell>
              <table:table-cell table:style-name="ce19">
                <text:p text:style-name="P36"><text:span text:style-name="T23">Q5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Parallel Data Output 5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10</text:span></text:p>
              </table:table-cell>
              <table:table-cell table:style-name="ce19">
                <text:p text:style-name="P36"><text:span text:style-name="T23">Q6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Parallel Data Output 6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11</text:span></text:p>
              </table:table-cell>
              <table:table-cell table:style-name="ce19">
                <text:p text:style-name="P36"><text:span text:style-name="T23">Q7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Parallel Data Output 7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12</text:span></text:p>
              </table:table-cell>
              <table:table-cell>
                <text:p text:style-name="P13"><text:span text:style-name="T10">Q8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Parallel Data Output 8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13</text:span></text:p>
              </table:table-cell>
              <table:table-cell>
                <text:p text:style-name="P13"><text:span text:style-name="T10">Q9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Parallel Data Output 9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14</text:span></text:p>
              </table:table-cell>
              <table:table-cell>
                <text:p text:style-name="P13"><text:span text:style-name="T10">VDD</text:span></text:p>
              </table:table-cell>
              <table:table-cell>
                <text:p text:style-name="P13"><text:span text:style-name="T10">Power</text:span></text:p>
              </table:table-cell>
              <table:table-cell table:style-name="ce7">
                <text:p text:style-name="P14"><text:span text:style-name="T10">VDD</text:span><text:span text:style-name="T10">（</text:span><text:span text:style-name="T10">-15V</text:span><text:span text:style-name="T10">）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15</text:span></text:p>
              </table:table-cell>
              <table:table-cell>
                <text:p text:style-name="P13"><text:span text:style-name="T10">SERIALOUT</text:span></text:p>
              </table:table-cell>
              <table:table-cell>
                <text:p text:style-name="P13"><text:span text:style-name="T10">Out</text:span></text:p>
              </table:table-cell>
              <table:table-cell table:style-name="ce7">
                <text:p text:style-name="P14"><text:span text:style-name="T10">Serial Data Output</text:span></text:p>
              </table:table-cell>
              <table:table-cell/>
            </table:table-row>
            <table:table-row table:style-name="ro1" table:default-cell-style-name="ce6">
              <table:table-cell>
                <text:p text:style-name="P13"><text:span text:style-name="T10">16</text:span></text:p>
              </table:table-cell>
              <table:table-cell>
                <text:p text:style-name="P13"><text:span text:style-name="T10">OE</text:span></text:p>
              </table:table-cell>
              <table:table-cell>
                <text:p text:style-name="P13"><text:span text:style-name="T10">In</text:span></text:p>
              </table:table-cell>
              <table:table-cell table:style-name="ce7">
                <text:p text:style-name="P14"><text:span text:style-name="T10">Parallel Data Output Enable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8" draw:text-style-name="P15" draw:layer="layout" svg:width="6.498cm" svg:height="1.204cm" svg:x="3.2cm" svg:y="11.596cm">
          <draw:text-box>
            <text:p><text:span text:style-name="T11">10 bit Shift Register</text:span></text:p>
          </draw:text-box>
        </draw:frame>
        <draw:frame draw:style-name="gr73" draw:text-style-name="P3" draw:layer="layout" svg:width="1.133cm" svg:height="0.886cm" svg:x="2.005cm" svg:y="10.116cm">
          <draw:text-box>
            <text:p><text:span text:style-name="T1">Q4</text:span></text:p>
          </draw:text-box>
        </draw:frame>
        <draw:frame draw:style-name="gr73" draw:text-style-name="P3" draw:layer="layout" svg:width="1.133cm" svg:height="0.886cm" svg:x="8.802cm" svg:y="8.116cm">
          <draw:text-box>
            <text:p><text:span text:style-name="T1">Q7</text:span></text:p>
          </draw:text-box>
        </draw:frame>
        <draw:frame draw:style-name="gr73" draw:text-style-name="P3" draw:layer="layout" svg:width="1.133cm" svg:height="0.886cm" svg:x="8.803cm" svg:y="9.116cm">
          <draw:text-box>
            <text:p><text:span text:style-name="T1">Q6</text:span></text:p>
          </draw:text-box>
        </draw:frame>
        <draw:frame draw:style-name="gr73" draw:text-style-name="P3" draw:layer="layout" svg:width="1.133cm" svg:height="0.886cm" svg:x="8.804cm" svg:y="10.116cm">
          <draw:text-box>
            <text:p><text:span text:style-name="T1">Q5</text:span></text:p>
          </draw:text-box>
        </draw:frame>
        <draw:frame draw:style-name="gr73" draw:text-style-name="P3" draw:layer="layout" svg:width="1.133cm" svg:height="0.886cm" svg:x="8.802cm" svg:y="6.116cm">
          <draw:text-box>
            <text:p><text:span text:style-name="T1">Q9</text:span></text:p>
          </draw:text-box>
        </draw:frame>
        <draw:frame draw:style-name="gr73" draw:text-style-name="P3" draw:layer="layout" svg:width="1.133cm" svg:height="0.886cm" svg:x="8.803cm" svg:y="7.116cm">
          <draw:text-box>
            <text:p><text:span text:style-name="T1">Q8</text:span></text:p>
          </draw:text-box>
        </draw:frame>
      </draw:page>
      <draw:page draw:name="page7" draw:style-name="dp1" draw:master-page-name="標準">
        <draw:rect draw:style-name="gr24" draw:text-style-name="P2" draw:layer="layout" svg:width="9.1cm" svg:height="2.4cm" svg:x="2.9cm" svg:y="3cm">
          <text:p/>
        </draw:rect>
        <draw:rect draw:style-name="gr75" draw:text-style-name="P2" draw:layer="layout" svg:width="7.6cm" svg:height="0.6cm" svg:x="3.2cm" svg:y="3.8cm">
          <text:p/>
        </draw:rect>
        <draw:frame draw:style-name="gr76" draw:text-style-name="P37" draw:layer="layout" svg:width="3.304cm" svg:height="0.569cm" svg:x="5.796cm" svg:y="3.831cm">
          <draw:text-box>
            <text:p><text:span text:style-name="T24">10 bit Shift Register</text:span></text:p>
          </draw:text-box>
        </draw:frame>
        <draw:frame draw:style-name="gr77" draw:text-style-name="P38" draw:layer="layout" svg:width="0.749cm" svg:height="0.513cm" svg:x="2.178cm" svg:y="2.987cm">
          <draw:text-box>
            <text:p text:style-name="P21"><text:span text:style-name="T25">CP</text:span></text:p>
          </draw:text-box>
        </draw:frame>
        <draw:frame draw:style-name="gr78" draw:text-style-name="P38" draw:layer="layout" svg:width="1.222cm" svg:height="0.513cm" svg:x="2cm" svg:y="3.7cm">
          <draw:text-box>
            <text:p text:style-name="P21"><text:span text:style-name="T25">DATAIN</text:span></text:p>
          </draw:text-box>
        </draw:frame>
        <draw:frame draw:style-name="gr79" draw:text-style-name="P39" draw:layer="layout" svg:width="4.943cm" svg:height="0.781cm" svg:x="4.957cm" svg:y="2.3cm">
          <draw:text-box>
            <text:p text:style-name="P21"><text:span text:style-name="T26">4003 (Shift Register)</text:span></text:p>
          </draw:text-box>
        </draw:frame>
        <draw:g draw:style-name="gr44">
          <draw:line draw:style-name="gr80" draw:text-style-name="P19" draw:layer="layout" svg:x1="10.6cm" svg:y1="4.4cm" svg:x2="10.6cm" svg:y2="6.2cm">
            <text:p/>
          </draw:line>
          <draw:line draw:style-name="gr80" draw:text-style-name="P19" draw:layer="layout" svg:x1="9.8cm" svg:y1="4.4cm" svg:x2="9.8cm" svg:y2="6.2cm">
            <text:p/>
          </draw:line>
          <draw:line draw:style-name="gr80" draw:text-style-name="P19" draw:layer="layout" svg:x1="9cm" svg:y1="4.4cm" svg:x2="9cm" svg:y2="6.2cm">
            <text:p/>
          </draw:line>
          <draw:line draw:style-name="gr80" draw:text-style-name="P19" draw:layer="layout" svg:x1="8.2cm" svg:y1="4.4cm" svg:x2="8.2cm" svg:y2="6.2cm">
            <text:p/>
          </draw:line>
          <draw:line draw:style-name="gr80" draw:text-style-name="P19" draw:layer="layout" svg:x1="7.4cm" svg:y1="4.4cm" svg:x2="7.4cm" svg:y2="6.2cm">
            <text:p/>
          </draw:line>
          <draw:line draw:style-name="gr80" draw:text-style-name="P19" draw:layer="layout" svg:x1="6.6cm" svg:y1="4.4cm" svg:x2="6.6cm" svg:y2="6.2cm">
            <text:p/>
          </draw:line>
          <draw:line draw:style-name="gr80" draw:text-style-name="P19" draw:layer="layout" svg:x1="5.8cm" svg:y1="4.4cm" svg:x2="5.8cm" svg:y2="6.2cm">
            <text:p/>
          </draw:line>
          <draw:line draw:style-name="gr80" draw:text-style-name="P19" draw:layer="layout" svg:x1="5cm" svg:y1="4.4cm" svg:x2="5cm" svg:y2="6.2cm">
            <text:p/>
          </draw:line>
          <draw:line draw:style-name="gr80" draw:text-style-name="P19" draw:layer="layout" svg:x1="4.2cm" svg:y1="4.4cm" svg:x2="4.2cm" svg:y2="6.2cm">
            <text:p/>
          </draw:line>
          <draw:line draw:style-name="gr80" draw:text-style-name="P19" draw:layer="layout" svg:x1="3.4cm" svg:y1="4.4cm" svg:x2="3.4cm" svg:y2="6.2cm">
            <text:p/>
          </draw:line>
        </draw:g>
        <draw:rect draw:style-name="gr75" draw:text-style-name="P2" draw:layer="layout" svg:width="7.6cm" svg:height="0.6cm" svg:x="3.2cm" svg:y="4.6cm">
          <text:p/>
        </draw:rect>
        <draw:custom-shape draw:style-name="gr81" draw:text-style-name="P2" draw:layer="layout" svg:width="0.2cm" svg:height="0.2cm" draw:transform="rotate (-3.14159265358979) translate (4.5cm 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82" draw:text-style-name="P19" draw:layer="layout" svg:x1="2cm" svg:y1="4.1cm" svg:x2="3.2cm" svg:y2="4.1cm">
          <text:p/>
        </draw:line>
        <draw:rect draw:style-name="gr75" draw:text-style-name="P2" draw:layer="layout" svg:width="2.6cm" svg:height="0.4cm" svg:x="8.2cm" svg:y="3.2cm">
          <text:p/>
        </draw:rect>
        <draw:line draw:style-name="gr80" draw:text-style-name="P19" draw:layer="layout" svg:x1="8cm" svg:y1="3.4cm" svg:x2="8.2cm" svg:y2="3.4cm">
          <text:p/>
        </draw:line>
        <draw:line draw:style-name="gr82" draw:text-style-name="P19" draw:layer="layout" svg:x1="8cm" svg:y1="3.4cm" svg:x2="8cm" svg:y2="3.8cm">
          <text:p/>
        </draw:line>
        <draw:line draw:style-name="gr82" draw:text-style-name="P19" draw:layer="layout" svg:x1="4.4cm" svg:y1="3.6cm" svg:x2="4.4cm" svg:y2="3.8cm">
          <text:p/>
        </draw:line>
        <draw:line draw:style-name="gr82" draw:text-style-name="P19" draw:layer="layout" svg:x1="11.8cm" svg:y1="4.1cm" svg:x2="13.6cm" svg:y2="4.1cm">
          <text:p/>
        </draw:line>
        <draw:line draw:style-name="gr80" draw:text-style-name="P19" draw:layer="layout" svg:x1="2cm" svg:y1="4.9cm" svg:x2="3.2cm" svg:y2="4.9cm">
          <text:p/>
        </draw:line>
        <draw:rect draw:style-name="gr75" draw:text-style-name="P2" draw:layer="layout" svg:width="0.8cm" svg:height="0.6cm" svg:x="11cm" svg:y="3.8cm">
          <text:p/>
        </draw:rect>
        <draw:frame draw:style-name="gr83" draw:text-style-name="P38" draw:layer="layout" svg:width="1.072cm" svg:height="0.513cm" svg:x="10.839cm" svg:y="3.887cm">
          <draw:text-box>
            <text:p text:style-name="P21"><text:span text:style-name="T25">DELAY</text:span></text:p>
          </draw:text-box>
        </draw:frame>
        <draw:line draw:style-name="gr80" draw:text-style-name="P19" draw:layer="layout" svg:x1="10.8cm" svg:y1="4.1cm" svg:x2="11cm" svg:y2="4.1cm">
          <text:p/>
        </draw:line>
        <draw:line draw:style-name="gr82" draw:text-style-name="P19" draw:layer="layout" svg:x1="2cm" svg:y1="3.4cm" svg:x2="3.2cm" svg:y2="3.4cm">
          <text:p/>
        </draw:line>
        <draw:rect draw:style-name="gr75" draw:text-style-name="P2" draw:layer="layout" svg:width="2.4cm" svg:height="0.4cm" svg:x="3.2cm" svg:y="3.2cm">
          <text:p/>
        </draw:rect>
        <draw:frame draw:style-name="gr84" draw:text-style-name="P38" draw:layer="layout" svg:width="2.61cm" svg:height="0.513cm" svg:x="3.344cm" svg:y="3.187cm">
          <draw:text-box>
            <text:p text:style-name="P21"><text:span text:style-name="T25">Clock Timing Control</text:span></text:p>
          </draw:text-box>
        </draw:frame>
        <draw:frame draw:style-name="gr85" draw:text-style-name="P37" draw:layer="layout" svg:width="2.83cm" svg:height="0.569cm" svg:x="8.5cm" svg:y="3.131cm">
          <draw:text-box>
            <text:p><text:span text:style-name="T24">Power On Reset</text:span></text:p>
          </draw:text-box>
        </draw:frame>
        <draw:frame draw:style-name="gr86" draw:text-style-name="P38" draw:layer="layout" svg:width="0.759cm" svg:height="0.513cm" svg:x="2.157cm" svg:y="4.5cm">
          <draw:text-box>
            <text:p text:style-name="P21"><text:span text:style-name="T25">OE</text:span></text:p>
          </draw:text-box>
        </draw:frame>
        <draw:frame draw:style-name="gr87" draw:text-style-name="P37" draw:layer="layout" svg:width="2.75cm" svg:height="0.569cm" svg:x="7.4cm" svg:y="4.6cm">
          <draw:text-box>
            <text:p><text:span text:style-name="T24">Output Buffers</text:span></text:p>
          </draw:text-box>
        </draw:frame>
        <draw:frame draw:style-name="gr88" draw:text-style-name="P38" draw:layer="layout" svg:width="0.743cm" svg:height="0.513cm" svg:x="9.957cm" svg:y="5.387cm">
          <draw:text-box>
            <text:p text:style-name="P21"><text:span text:style-name="T25">Q9</text:span></text:p>
          </draw:text-box>
        </draw:frame>
        <draw:frame draw:style-name="gr88" draw:text-style-name="P38" draw:layer="layout" svg:width="0.743cm" svg:height="0.513cm" svg:x="9.157cm" svg:y="5.387cm">
          <draw:text-box>
            <text:p text:style-name="P21"><text:span text:style-name="T25">Q8</text:span></text:p>
          </draw:text-box>
        </draw:frame>
        <draw:frame draw:style-name="gr88" draw:text-style-name="P38" draw:layer="layout" svg:width="0.743cm" svg:height="0.513cm" svg:x="8.357cm" svg:y="5.387cm">
          <draw:text-box>
            <text:p text:style-name="P21"><text:span text:style-name="T25">Q7</text:span></text:p>
          </draw:text-box>
        </draw:frame>
        <draw:frame draw:style-name="gr88" draw:text-style-name="P38" draw:layer="layout" svg:width="0.743cm" svg:height="0.513cm" svg:x="7.6cm" svg:y="5.4cm">
          <draw:text-box>
            <text:p text:style-name="P21"><text:span text:style-name="T25">Q6</text:span></text:p>
          </draw:text-box>
        </draw:frame>
        <draw:frame draw:style-name="gr88" draw:text-style-name="P38" draw:layer="layout" svg:width="0.743cm" svg:height="0.513cm" svg:x="6.757cm" svg:y="5.387cm">
          <draw:text-box>
            <text:p text:style-name="P21"><text:span text:style-name="T25">Q5</text:span></text:p>
          </draw:text-box>
        </draw:frame>
        <draw:frame draw:style-name="gr88" draw:text-style-name="P38" draw:layer="layout" svg:width="0.743cm" svg:height="0.513cm" svg:x="6cm" svg:y="5.4cm">
          <draw:text-box>
            <text:p text:style-name="P21"><text:span text:style-name="T25">Q4</text:span></text:p>
          </draw:text-box>
        </draw:frame>
        <draw:frame draw:style-name="gr88" draw:text-style-name="P38" draw:layer="layout" svg:width="0.743cm" svg:height="0.513cm" svg:x="5.2cm" svg:y="5.4cm">
          <draw:text-box>
            <text:p text:style-name="P21"><text:span text:style-name="T25">Q3</text:span></text:p>
          </draw:text-box>
        </draw:frame>
        <draw:frame draw:style-name="gr88" draw:text-style-name="P38" draw:layer="layout" svg:width="0.743cm" svg:height="0.513cm" svg:x="4.4cm" svg:y="5.4cm">
          <draw:text-box>
            <text:p text:style-name="P21"><text:span text:style-name="T25">Q2</text:span></text:p>
          </draw:text-box>
        </draw:frame>
        <draw:frame draw:style-name="gr88" draw:text-style-name="P38" draw:layer="layout" svg:width="0.743cm" svg:height="0.513cm" svg:x="3.557cm" svg:y="5.4cm">
          <draw:text-box>
            <text:p text:style-name="P21"><text:span text:style-name="T25">Q1</text:span></text:p>
          </draw:text-box>
        </draw:frame>
        <draw:frame draw:style-name="gr88" draw:text-style-name="P38" draw:layer="layout" svg:width="0.743cm" svg:height="0.513cm" svg:x="2.7cm" svg:y="5.4cm">
          <draw:text-box>
            <text:p text:style-name="P21"><text:span text:style-name="T25">Q0</text:span></text:p>
          </draw:text-box>
        </draw:frame>
        <draw:frame draw:style-name="gr89" draw:text-style-name="P38" draw:layer="layout" svg:width="1.565cm" svg:height="0.775cm" svg:x="12.035cm" svg:y="3.625cm">
          <draw:text-box>
            <text:p text:style-name="P21"><text:span text:style-name="T25">SERIALOUT</text:span></text:p>
          </draw:text-box>
        </draw:frame>
        <draw:g draw:style-name="gr90">
          <draw:custom-shape draw:style-name="gr91" draw:text-style-name="P2" draw:layer="layout" svg:width="0.3cm" svg:height="0.4cm" draw:transform="rotate (-1.5707963267949) translate (7.2cm 4.8cm)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92" draw:text-style-name="P19" draw:layer="layout" svg:x1="7.1cm" svg:y1="4.7cm" svg:x2="7.1cm" svg:y2="4.8cm">
            <text:p/>
          </draw:line>
          <draw:line draw:style-name="gr92" draw:text-style-name="P19" draw:layer="layout" svg:x1="6.9cm" svg:y1="4.7cm" svg:x2="6.9cm" svg:y2="4.8cm">
            <text:p/>
          </draw:line>
          <draw:line draw:style-name="gr92" draw:text-style-name="P19" draw:layer="layout" svg:x1="6.5cm" svg:y1="4.7cm" svg:x2="6.9cm" svg:y2="4.7cm">
            <text:p/>
          </draw:line>
        </draw:g>
      </draw:page>
      <draw:page draw:name="page8" draw:style-name="dp1" draw:master-page-name="標準">
        <draw:custom-shape draw:style-name="gr93" draw:text-style-name="P40" draw:layer="layout" svg:width="18.8cm" svg:height="2.8cm" svg:x="9.6cm" svg:y="8.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18.8cm" svg:height="2.8cm" svg:x="9.6cm" svg:y="12.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18.8cm" svg:height="2.8cm" svg:x="9.6cm" svg:y="16.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18.8cm" svg:height="2.8cm" svg:x="9.6cm" svg:y="3.8cm">
          <text:p/>
          <draw:enhanced-geometry svg:viewBox="0 0 21600 21600" draw:type="rectangle" draw:enhanced-path="M 0 0 L 21600 0 21600 21600 0 21600 0 0 Z N"/>
        </draw:custom-shape>
        <draw:rect draw:style-name="gr75" draw:text-style-name="P41" draw:layer="layout" svg:width="4.166cm" svg:height="1.4cm" svg:x="16.034cm" svg:y="1.604cm">
          <text:p/>
        </draw:rect>
        <draw:line draw:style-name="gr80" draw:text-style-name="P42" draw:layer="layout" svg:x1="2cm" svg:y1="4.801cm" svg:x2="4cm" svg:y2="4.801cm">
          <text:p/>
        </draw:line>
        <draw:line draw:style-name="gr80" draw:text-style-name="P42" draw:layer="layout" svg:x1="2cm" svg:y1="5.201cm" svg:x2="4cm" svg:y2="5.201cm">
          <text:p/>
        </draw:line>
        <draw:custom-shape draw:style-name="gr94" draw:text-style-name="P43" draw:layer="layout" svg:width="0.2cm" svg:height="0.5cm" draw:transform="rotate (-3.14159265358979) translate (11.5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5" draw:text-style-name="P44" draw:layer="layout" svg:width="0.5cm" svg:height="0.2cm" svg:x="1.5cm" svg:y="5.1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5" draw:text-style-name="P44" draw:layer="layout" svg:width="0.5cm" svg:height="0.2cm" svg:x="1.5cm" svg:y="4.7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80" draw:text-style-name="P42" draw:layer="layout" svg:x1="2cm" svg:y1="5.601cm" svg:x2="4cm" svg:y2="5.601cm">
          <text:p/>
        </draw:line>
        <draw:line draw:style-name="gr80" draw:text-style-name="P42" draw:layer="layout" svg:x1="2cm" svg:y1="6.001cm" svg:x2="4cm" svg:y2="6.001cm">
          <text:p/>
        </draw:line>
        <draw:custom-shape draw:style-name="gr95" draw:text-style-name="P44" draw:layer="layout" svg:width="0.5cm" svg:height="0.2cm" svg:x="1.5cm" svg:y="5.9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5" draw:text-style-name="P44" draw:layer="layout" svg:width="0.5cm" svg:height="0.2cm" svg:x="1.5cm" svg:y="5.5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rect draw:style-name="gr75" draw:text-style-name="P41" draw:layer="layout" svg:width="2cm" svg:height="2.4cm" svg:x="4cm" svg:y="4.401cm">
          <text:p/>
        </draw:rect>
        <draw:line draw:style-name="gr96" draw:text-style-name="P42" draw:layer="layout" svg:x1="3.6cm" svg:y1="6.401cm" svg:x2="4cm" svg:y2="6.401cm">
          <text:p/>
        </draw:line>
        <draw:line draw:style-name="gr80" draw:text-style-name="P42" draw:layer="layout" svg:x1="3.6cm" svg:y1="2.801cm" svg:x2="3.6cm" svg:y2="18.801cm">
          <text:p/>
        </draw:line>
        <draw:line draw:style-name="gr80" draw:text-style-name="P42" draw:layer="layout" svg:x1="2cm" svg:y1="8.801cm" svg:x2="4cm" svg:y2="8.801cm">
          <text:p/>
        </draw:line>
        <draw:line draw:style-name="gr80" draw:text-style-name="P42" draw:layer="layout" svg:x1="2cm" svg:y1="9.201cm" svg:x2="4cm" svg:y2="9.201cm">
          <text:p/>
        </draw:line>
        <draw:custom-shape draw:style-name="gr95" draw:text-style-name="P44" draw:layer="layout" svg:width="0.5cm" svg:height="0.2cm" svg:x="1.5cm" svg:y="9.1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5" draw:text-style-name="P44" draw:layer="layout" svg:width="0.5cm" svg:height="0.2cm" svg:x="1.5cm" svg:y="8.7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80" draw:text-style-name="P42" draw:layer="layout" svg:x1="2cm" svg:y1="9.601cm" svg:x2="4cm" svg:y2="9.601cm">
          <text:p/>
        </draw:line>
        <draw:line draw:style-name="gr80" draw:text-style-name="P42" draw:layer="layout" svg:x1="2cm" svg:y1="10.001cm" svg:x2="4cm" svg:y2="10.001cm">
          <text:p/>
        </draw:line>
        <draw:custom-shape draw:style-name="gr95" draw:text-style-name="P44" draw:layer="layout" svg:width="0.5cm" svg:height="0.2cm" svg:x="1.5cm" svg:y="9.9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5" draw:text-style-name="P44" draw:layer="layout" svg:width="0.5cm" svg:height="0.2cm" svg:x="1.5cm" svg:y="9.5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rect draw:style-name="gr75" draw:text-style-name="P41" draw:layer="layout" svg:width="2cm" svg:height="2.4cm" svg:x="4cm" svg:y="8.401cm">
          <text:p/>
        </draw:rect>
        <draw:line draw:style-name="gr80" draw:text-style-name="P42" draw:layer="layout" svg:x1="2cm" svg:y1="17.201cm" svg:x2="4cm" svg:y2="17.201cm">
          <text:p/>
        </draw:line>
        <draw:line draw:style-name="gr80" draw:text-style-name="P42" draw:layer="layout" svg:x1="2cm" svg:y1="17.601cm" svg:x2="4cm" svg:y2="17.601cm">
          <text:p/>
        </draw:line>
        <draw:custom-shape draw:style-name="gr95" draw:text-style-name="P44" draw:layer="layout" svg:width="0.5cm" svg:height="0.2cm" svg:x="1.5cm" svg:y="17.5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5" draw:text-style-name="P44" draw:layer="layout" svg:width="0.5cm" svg:height="0.2cm" svg:x="1.5cm" svg:y="17.1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80" draw:text-style-name="P42" draw:layer="layout" svg:x1="2cm" svg:y1="18.001cm" svg:x2="4cm" svg:y2="18.001cm">
          <text:p/>
        </draw:line>
        <draw:line draw:style-name="gr80" draw:text-style-name="P42" draw:layer="layout" svg:x1="2cm" svg:y1="18.401cm" svg:x2="4cm" svg:y2="18.401cm">
          <text:p/>
        </draw:line>
        <draw:custom-shape draw:style-name="gr95" draw:text-style-name="P44" draw:layer="layout" svg:width="0.5cm" svg:height="0.2cm" svg:x="1.5cm" svg:y="18.3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5" draw:text-style-name="P44" draw:layer="layout" svg:width="0.5cm" svg:height="0.2cm" svg:x="1.5cm" svg:y="17.9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rect draw:style-name="gr75" draw:text-style-name="P41" draw:layer="layout" svg:width="2cm" svg:height="2.4cm" svg:x="4cm" svg:y="16.801cm">
          <text:p/>
        </draw:rect>
        <draw:rect draw:style-name="gr75" draw:text-style-name="P41" draw:layer="layout" svg:width="2.4cm" svg:height="1.4cm" svg:x="11cm" svg:y="5.001cm">
          <text:p/>
        </draw:rect>
        <draw:line draw:style-name="gr80" draw:text-style-name="P42" draw:layer="layout" svg:x1="11.4cm" svg:y1="4.501cm" svg:x2="11.4cm" svg:y2="5.001cm">
          <text:p/>
        </draw:line>
        <draw:custom-shape draw:style-name="gr94" draw:text-style-name="P43" draw:layer="layout" svg:width="0.2cm" svg:height="0.5cm" draw:transform="rotate (-3.14159265358979) translate (11.9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1.8cm" svg:y1="4.501cm" svg:x2="11.8cm" svg:y2="5.001cm">
          <text:p/>
        </draw:line>
        <draw:custom-shape draw:style-name="gr94" draw:text-style-name="P43" draw:layer="layout" svg:width="0.2cm" svg:height="0.5cm" draw:transform="rotate (-3.14159265358979) translate (12.3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2.2cm" svg:y1="4.501cm" svg:x2="12.2cm" svg:y2="5.001cm">
          <text:p/>
        </draw:line>
        <draw:custom-shape draw:style-name="gr94" draw:text-style-name="P43" draw:layer="layout" svg:width="0.2cm" svg:height="0.5cm" draw:transform="rotate (-3.14159265358979) translate (12.7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2.6cm" svg:y1="4.501cm" svg:x2="12.6cm" svg:y2="5.001cm">
          <text:p/>
        </draw:line>
        <draw:line draw:style-name="gr97" draw:text-style-name="P42" draw:layer="layout" svg:x1="13cm" svg:y1="3.601cm" svg:x2="13cm" svg:y2="5.001cm">
          <text:p/>
        </draw:line>
        <draw:line draw:style-name="gr80" draw:text-style-name="P42" draw:layer="layout" svg:x1="10.5cm" svg:y1="5.701cm" svg:x2="11cm" svg:y2="5.701cm">
          <text:p/>
        </draw:line>
        <draw:line draw:style-name="gr80" draw:text-style-name="P42" draw:layer="layout" svg:x1="10.5cm" svg:y1="5.701cm" svg:x2="10.5cm" svg:y2="6.201cm">
          <text:p/>
        </draw:line>
        <draw:line draw:style-name="gr80" draw:text-style-name="P42" draw:layer="layout" svg:x1="10.3cm" svg:y1="6.201cm" svg:x2="10.7cm" svg:y2="6.201cm">
          <text:p/>
        </draw:line>
        <draw:line draw:style-name="gr80" draw:text-style-name="P42" draw:layer="layout" svg:x1="10.5cm" svg:y1="6.201cm" svg:x2="10.4cm" svg:y2="6.401cm">
          <text:p/>
        </draw:line>
        <draw:line draw:style-name="gr80" draw:text-style-name="P42" draw:layer="layout" svg:x1="10.4cm" svg:y1="6.201cm" svg:x2="10.3cm" svg:y2="6.401cm">
          <text:p/>
        </draw:line>
        <draw:line draw:style-name="gr80" draw:text-style-name="P42" draw:layer="layout" svg:x1="10.6cm" svg:y1="6.201cm" svg:x2="10.5cm" svg:y2="6.401cm">
          <text:p/>
        </draw:line>
        <draw:line draw:style-name="gr97" draw:text-style-name="P42" draw:layer="layout" svg:x1="14cm" svg:y1="5.401cm" svg:x2="13.4cm" svg:y2="5.401cm">
          <text:p/>
        </draw:line>
        <draw:line draw:style-name="gr97" draw:text-style-name="P42" draw:layer="layout" svg:x1="14cm" svg:y1="6.101cm" svg:x2="13.4cm" svg:y2="6.101cm">
          <text:p/>
        </draw:line>
        <draw:custom-shape draw:style-name="gr94" draw:text-style-name="P43" draw:layer="layout" svg:width="0.2cm" svg:height="0.5cm" draw:transform="rotate (-3.14159265358979) translate (16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rect draw:style-name="gr75" draw:text-style-name="P41" draw:layer="layout" svg:width="2.4cm" svg:height="1.4cm" svg:x="15.5cm" svg:y="5.001cm">
          <text:p/>
        </draw:rect>
        <draw:line draw:style-name="gr80" draw:text-style-name="P42" draw:layer="layout" svg:x1="15.9cm" svg:y1="4.501cm" svg:x2="15.9cm" svg:y2="5.001cm">
          <text:p/>
        </draw:line>
        <draw:custom-shape draw:style-name="gr94" draw:text-style-name="P43" draw:layer="layout" svg:width="0.2cm" svg:height="0.5cm" draw:transform="rotate (-3.14159265358979) translate (16.4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6.3cm" svg:y1="4.501cm" svg:x2="16.3cm" svg:y2="5.001cm">
          <text:p/>
        </draw:line>
        <draw:custom-shape draw:style-name="gr94" draw:text-style-name="P43" draw:layer="layout" svg:width="0.2cm" svg:height="0.5cm" draw:transform="rotate (-3.14159265358979) translate (16.8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6.7cm" svg:y1="4.501cm" svg:x2="16.7cm" svg:y2="5.001cm">
          <text:p/>
        </draw:line>
        <draw:custom-shape draw:style-name="gr94" draw:text-style-name="P43" draw:layer="layout" svg:width="0.2cm" svg:height="0.5cm" draw:transform="rotate (-3.14159265358979) translate (17.2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7.1cm" svg:y1="4.501cm" svg:x2="17.1cm" svg:y2="5.001cm">
          <text:p/>
        </draw:line>
        <draw:line draw:style-name="gr97" draw:text-style-name="P42" draw:layer="layout" svg:x1="17.5cm" svg:y1="3.601cm" svg:x2="17.5cm" svg:y2="5.001cm">
          <text:p/>
        </draw:line>
        <draw:line draw:style-name="gr80" draw:text-style-name="P42" draw:layer="layout" svg:x1="15cm" svg:y1="5.701cm" svg:x2="15.5cm" svg:y2="5.701cm">
          <text:p/>
        </draw:line>
        <draw:line draw:style-name="gr80" draw:text-style-name="P42" draw:layer="layout" svg:x1="15cm" svg:y1="5.201cm" svg:x2="15cm" svg:y2="5.701cm">
          <text:p/>
        </draw:line>
        <draw:line draw:style-name="gr80" draw:text-style-name="P42" draw:layer="layout" svg:x1="14.8cm" svg:y1="5.201cm" svg:x2="15.2cm" svg:y2="5.201cm">
          <text:p/>
        </draw:line>
        <draw:line draw:style-name="gr97" draw:text-style-name="P42" draw:layer="layout" svg:x1="18.5cm" svg:y1="5.401cm" svg:x2="17.9cm" svg:y2="5.401cm">
          <text:p/>
        </draw:line>
        <draw:line draw:style-name="gr97" draw:text-style-name="P42" draw:layer="layout" svg:x1="18.5cm" svg:y1="6.101cm" svg:x2="17.9cm" svg:y2="6.101cm">
          <text:p/>
        </draw:line>
        <draw:custom-shape draw:style-name="gr94" draw:text-style-name="P43" draw:layer="layout" svg:width="0.2cm" svg:height="0.5cm" draw:transform="rotate (-3.14159265358979) translate (20.5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rect draw:style-name="gr75" draw:text-style-name="P41" draw:layer="layout" svg:width="2.4cm" svg:height="1.4cm" svg:x="20cm" svg:y="5.001cm">
          <text:p/>
        </draw:rect>
        <draw:line draw:style-name="gr80" draw:text-style-name="P42" draw:layer="layout" svg:x1="20.4cm" svg:y1="4.501cm" svg:x2="20.4cm" svg:y2="5.001cm">
          <text:p/>
        </draw:line>
        <draw:custom-shape draw:style-name="gr94" draw:text-style-name="P43" draw:layer="layout" svg:width="0.2cm" svg:height="0.5cm" draw:transform="rotate (-3.14159265358979) translate (20.9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0.8cm" svg:y1="4.501cm" svg:x2="20.8cm" svg:y2="5.001cm">
          <text:p/>
        </draw:line>
        <draw:custom-shape draw:style-name="gr94" draw:text-style-name="P43" draw:layer="layout" svg:width="0.2cm" svg:height="0.5cm" draw:transform="rotate (-3.14159265358979) translate (21.3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1.2cm" svg:y1="4.501cm" svg:x2="21.2cm" svg:y2="5.001cm">
          <text:p/>
        </draw:line>
        <draw:custom-shape draw:style-name="gr94" draw:text-style-name="P43" draw:layer="layout" svg:width="0.2cm" svg:height="0.5cm" draw:transform="rotate (-3.14159265358979) translate (21.7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1.6cm" svg:y1="4.501cm" svg:x2="21.6cm" svg:y2="5.001cm">
          <text:p/>
        </draw:line>
        <draw:line draw:style-name="gr97" draw:text-style-name="P42" draw:layer="layout" svg:x1="22cm" svg:y1="3.601cm" svg:x2="22cm" svg:y2="5.001cm">
          <text:p/>
        </draw:line>
        <draw:line draw:style-name="gr80" draw:text-style-name="P42" draw:layer="layout" svg:x1="19.5cm" svg:y1="5.701cm" svg:x2="20cm" svg:y2="5.701cm">
          <text:p/>
        </draw:line>
        <draw:line draw:style-name="gr80" draw:text-style-name="P42" draw:layer="layout" svg:x1="19.5cm" svg:y1="5.701cm" svg:x2="19.5cm" svg:y2="6.201cm">
          <text:p/>
        </draw:line>
        <draw:line draw:style-name="gr80" draw:text-style-name="P42" draw:layer="layout" svg:x1="19.3cm" svg:y1="6.201cm" svg:x2="19.7cm" svg:y2="6.201cm">
          <text:p/>
        </draw:line>
        <draw:line draw:style-name="gr80" draw:text-style-name="P42" draw:layer="layout" svg:x1="19.5cm" svg:y1="6.201cm" svg:x2="19.4cm" svg:y2="6.401cm">
          <text:p/>
        </draw:line>
        <draw:line draw:style-name="gr80" draw:text-style-name="P42" draw:layer="layout" svg:x1="19.4cm" svg:y1="6.201cm" svg:x2="19.3cm" svg:y2="6.401cm">
          <text:p/>
        </draw:line>
        <draw:line draw:style-name="gr80" draw:text-style-name="P42" draw:layer="layout" svg:x1="19.6cm" svg:y1="6.201cm" svg:x2="19.5cm" svg:y2="6.401cm">
          <text:p/>
        </draw:line>
        <draw:line draw:style-name="gr97" draw:text-style-name="P42" draw:layer="layout" svg:x1="23cm" svg:y1="5.401cm" svg:x2="22.4cm" svg:y2="5.401cm">
          <text:p/>
        </draw:line>
        <draw:line draw:style-name="gr97" draw:text-style-name="P42" draw:layer="layout" svg:x1="23cm" svg:y1="6.101cm" svg:x2="22.4cm" svg:y2="6.101cm">
          <text:p/>
        </draw:line>
        <draw:custom-shape draw:style-name="gr94" draw:text-style-name="P43" draw:layer="layout" svg:width="0.2cm" svg:height="0.5cm" draw:transform="rotate (-3.14159265358979) translate (25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rect draw:style-name="gr75" draw:text-style-name="P41" draw:layer="layout" svg:width="2.4cm" svg:height="1.4cm" svg:x="24.5cm" svg:y="5.001cm">
          <text:p/>
        </draw:rect>
        <draw:line draw:style-name="gr80" draw:text-style-name="P42" draw:layer="layout" svg:x1="24.9cm" svg:y1="4.501cm" svg:x2="24.9cm" svg:y2="5.001cm">
          <text:p/>
        </draw:line>
        <draw:custom-shape draw:style-name="gr94" draw:text-style-name="P43" draw:layer="layout" svg:width="0.2cm" svg:height="0.5cm" draw:transform="rotate (-3.14159265358979) translate (25.4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5.3cm" svg:y1="4.501cm" svg:x2="25.3cm" svg:y2="5.001cm">
          <text:p/>
        </draw:line>
        <draw:custom-shape draw:style-name="gr94" draw:text-style-name="P43" draw:layer="layout" svg:width="0.2cm" svg:height="0.5cm" draw:transform="rotate (-3.14159265358979) translate (25.8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5.7cm" svg:y1="4.501cm" svg:x2="25.7cm" svg:y2="5.001cm">
          <text:p/>
        </draw:line>
        <draw:custom-shape draw:style-name="gr94" draw:text-style-name="P43" draw:layer="layout" svg:width="0.2cm" svg:height="0.5cm" draw:transform="rotate (-3.14159265358979) translate (26.2cm 4.5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6.1cm" svg:y1="4.501cm" svg:x2="26.1cm" svg:y2="5.001cm">
          <text:p/>
        </draw:line>
        <draw:line draw:style-name="gr97" draw:text-style-name="P42" draw:layer="layout" svg:x1="26.5cm" svg:y1="3.601cm" svg:x2="26.5cm" svg:y2="5.001cm">
          <text:p/>
        </draw:line>
        <draw:line draw:style-name="gr80" draw:text-style-name="P42" draw:layer="layout" svg:x1="24cm" svg:y1="5.701cm" svg:x2="24.5cm" svg:y2="5.701cm">
          <text:p/>
        </draw:line>
        <draw:line draw:style-name="gr80" draw:text-style-name="P42" draw:layer="layout" svg:x1="24cm" svg:y1="5.201cm" svg:x2="24cm" svg:y2="5.701cm">
          <text:p/>
        </draw:line>
        <draw:line draw:style-name="gr80" draw:text-style-name="P42" draw:layer="layout" svg:x1="23.8cm" svg:y1="5.201cm" svg:x2="24.2cm" svg:y2="5.201cm">
          <text:p/>
        </draw:line>
        <draw:line draw:style-name="gr97" draw:text-style-name="P42" draw:layer="layout" svg:x1="27.5cm" svg:y1="5.401cm" svg:x2="26.9cm" svg:y2="5.401cm">
          <text:p/>
        </draw:line>
        <draw:line draw:style-name="gr97" draw:text-style-name="P42" draw:layer="layout" svg:x1="27.5cm" svg:y1="6.101cm" svg:x2="26.9cm" svg:y2="6.101cm">
          <text:p/>
        </draw:line>
        <draw:rect draw:style-name="gr75" draw:text-style-name="P41" draw:layer="layout" svg:width="2.4cm" svg:height="1.4cm" svg:x="11cm" svg:y="8.401cm">
          <text:p/>
        </draw:rect>
        <draw:line draw:style-name="gr80" draw:text-style-name="P42" draw:layer="layout" svg:x1="10.5cm" svg:y1="9.101cm" svg:x2="11cm" svg:y2="9.101cm">
          <text:p/>
        </draw:line>
        <draw:line draw:style-name="gr80" draw:text-style-name="P42" draw:layer="layout" svg:x1="10.5cm" svg:y1="9.101cm" svg:x2="10.5cm" svg:y2="9.601cm">
          <text:p/>
        </draw:line>
        <draw:line draw:style-name="gr80" draw:text-style-name="P42" draw:layer="layout" svg:x1="10.3cm" svg:y1="9.601cm" svg:x2="10.7cm" svg:y2="9.601cm">
          <text:p/>
        </draw:line>
        <draw:line draw:style-name="gr80" draw:text-style-name="P42" draw:layer="layout" svg:x1="10.5cm" svg:y1="9.601cm" svg:x2="10.4cm" svg:y2="9.801cm">
          <text:p/>
        </draw:line>
        <draw:line draw:style-name="gr80" draw:text-style-name="P42" draw:layer="layout" svg:x1="10.4cm" svg:y1="9.601cm" svg:x2="10.3cm" svg:y2="9.801cm">
          <text:p/>
        </draw:line>
        <draw:line draw:style-name="gr80" draw:text-style-name="P42" draw:layer="layout" svg:x1="10.6cm" svg:y1="9.601cm" svg:x2="10.5cm" svg:y2="9.801cm">
          <text:p/>
        </draw:line>
        <draw:line draw:style-name="gr97" draw:text-style-name="P42" draw:layer="layout" svg:x1="14cm" svg:y1="8.801cm" svg:x2="13.4cm" svg:y2="8.801cm">
          <text:p/>
        </draw:line>
        <draw:line draw:style-name="gr97" draw:text-style-name="P42" draw:layer="layout" svg:x1="14cm" svg:y1="9.501cm" svg:x2="13.4cm" svg:y2="9.501cm">
          <text:p/>
        </draw:line>
        <draw:rect draw:style-name="gr75" draw:text-style-name="P41" draw:layer="layout" svg:width="2.4cm" svg:height="1.4cm" svg:x="15.5cm" svg:y="8.401cm">
          <text:p/>
        </draw:rect>
        <draw:line draw:style-name="gr80" draw:text-style-name="P42" draw:layer="layout" svg:x1="15cm" svg:y1="9.101cm" svg:x2="15.5cm" svg:y2="9.101cm">
          <text:p/>
        </draw:line>
        <draw:line draw:style-name="gr80" draw:text-style-name="P42" draw:layer="layout" svg:x1="15cm" svg:y1="8.601cm" svg:x2="15cm" svg:y2="9.101cm">
          <text:p/>
        </draw:line>
        <draw:line draw:style-name="gr80" draw:text-style-name="P42" draw:layer="layout" svg:x1="14.8cm" svg:y1="8.601cm" svg:x2="15.2cm" svg:y2="8.601cm">
          <text:p/>
        </draw:line>
        <draw:line draw:style-name="gr97" draw:text-style-name="P42" draw:layer="layout" svg:x1="18.5cm" svg:y1="8.801cm" svg:x2="17.9cm" svg:y2="8.801cm">
          <text:p/>
        </draw:line>
        <draw:line draw:style-name="gr97" draw:text-style-name="P42" draw:layer="layout" svg:x1="18.5cm" svg:y1="9.501cm" svg:x2="17.9cm" svg:y2="9.501cm">
          <text:p/>
        </draw:line>
        <draw:rect draw:style-name="gr75" draw:text-style-name="P41" draw:layer="layout" svg:width="2.4cm" svg:height="1.4cm" svg:x="20cm" svg:y="8.401cm">
          <text:p/>
        </draw:rect>
        <draw:line draw:style-name="gr80" draw:text-style-name="P42" draw:layer="layout" svg:x1="19.5cm" svg:y1="9.101cm" svg:x2="20cm" svg:y2="9.101cm">
          <text:p/>
        </draw:line>
        <draw:line draw:style-name="gr80" draw:text-style-name="P42" draw:layer="layout" svg:x1="19.5cm" svg:y1="9.101cm" svg:x2="19.5cm" svg:y2="9.601cm">
          <text:p/>
        </draw:line>
        <draw:line draw:style-name="gr80" draw:text-style-name="P42" draw:layer="layout" svg:x1="19.3cm" svg:y1="9.601cm" svg:x2="19.7cm" svg:y2="9.601cm">
          <text:p/>
        </draw:line>
        <draw:line draw:style-name="gr80" draw:text-style-name="P42" draw:layer="layout" svg:x1="19.5cm" svg:y1="9.601cm" svg:x2="19.4cm" svg:y2="9.801cm">
          <text:p/>
        </draw:line>
        <draw:line draw:style-name="gr80" draw:text-style-name="P42" draw:layer="layout" svg:x1="19.4cm" svg:y1="9.601cm" svg:x2="19.3cm" svg:y2="9.801cm">
          <text:p/>
        </draw:line>
        <draw:line draw:style-name="gr80" draw:text-style-name="P42" draw:layer="layout" svg:x1="19.6cm" svg:y1="9.601cm" svg:x2="19.5cm" svg:y2="9.801cm">
          <text:p/>
        </draw:line>
        <draw:line draw:style-name="gr97" draw:text-style-name="P42" draw:layer="layout" svg:x1="23cm" svg:y1="8.801cm" svg:x2="22.4cm" svg:y2="8.801cm">
          <text:p/>
        </draw:line>
        <draw:line draw:style-name="gr97" draw:text-style-name="P42" draw:layer="layout" svg:x1="23cm" svg:y1="9.501cm" svg:x2="22.4cm" svg:y2="9.501cm">
          <text:p/>
        </draw:line>
        <draw:rect draw:style-name="gr75" draw:text-style-name="P41" draw:layer="layout" svg:width="2.4cm" svg:height="1.4cm" svg:x="24.5cm" svg:y="8.401cm">
          <text:p/>
        </draw:rect>
        <draw:custom-shape draw:style-name="gr94" draw:text-style-name="P43" draw:layer="layout" svg:width="0.2cm" svg:height="0.5cm" draw:transform="rotate (-3.14159265358979) translate (11.5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1.4cm" svg:y1="10.301cm" svg:x2="11.4cm" svg:y2="9.801cm">
          <text:p/>
        </draw:line>
        <draw:custom-shape draw:style-name="gr94" draw:text-style-name="P43" draw:layer="layout" svg:width="0.2cm" svg:height="0.5cm" draw:transform="rotate (-3.14159265358979) translate (11.9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1.8cm" svg:y1="10.301cm" svg:x2="11.8cm" svg:y2="9.801cm">
          <text:p/>
        </draw:line>
        <draw:custom-shape draw:style-name="gr94" draw:text-style-name="P43" draw:layer="layout" svg:width="0.2cm" svg:height="0.5cm" draw:transform="rotate (-3.14159265358979) translate (12.3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2.2cm" svg:y1="10.301cm" svg:x2="12.2cm" svg:y2="9.801cm">
          <text:p/>
        </draw:line>
        <draw:custom-shape draw:style-name="gr94" draw:text-style-name="P43" draw:layer="layout" svg:width="0.2cm" svg:height="0.5cm" draw:transform="rotate (-3.14159265358979) translate (12.7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2.6cm" svg:y1="10.301cm" svg:x2="12.6cm" svg:y2="9.801cm">
          <text:p/>
        </draw:line>
        <draw:line draw:style-name="gr97" draw:text-style-name="P42" draw:layer="layout" svg:x1="13cm" svg:y1="11.201cm" svg:x2="13cm" svg:y2="9.801cm">
          <text:p/>
        </draw:line>
        <draw:custom-shape draw:style-name="gr94" draw:text-style-name="P43" draw:layer="layout" svg:width="0.2cm" svg:height="0.5cm" draw:transform="rotate (-3.14159265358979) translate (16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5.9cm" svg:y1="10.301cm" svg:x2="15.9cm" svg:y2="9.801cm">
          <text:p/>
        </draw:line>
        <draw:custom-shape draw:style-name="gr94" draw:text-style-name="P43" draw:layer="layout" svg:width="0.2cm" svg:height="0.5cm" draw:transform="rotate (-3.14159265358979) translate (16.4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6.3cm" svg:y1="10.301cm" svg:x2="16.3cm" svg:y2="9.801cm">
          <text:p/>
        </draw:line>
        <draw:custom-shape draw:style-name="gr94" draw:text-style-name="P43" draw:layer="layout" svg:width="0.2cm" svg:height="0.5cm" draw:transform="rotate (-3.14159265358979) translate (16.8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6.7cm" svg:y1="10.301cm" svg:x2="16.7cm" svg:y2="9.801cm">
          <text:p/>
        </draw:line>
        <draw:custom-shape draw:style-name="gr94" draw:text-style-name="P43" draw:layer="layout" svg:width="0.2cm" svg:height="0.5cm" draw:transform="rotate (-3.14159265358979) translate (17.2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7.1cm" svg:y1="10.301cm" svg:x2="17.1cm" svg:y2="9.801cm">
          <text:p/>
        </draw:line>
        <draw:line draw:style-name="gr97" draw:text-style-name="P42" draw:layer="layout" svg:x1="17.5cm" svg:y1="11.201cm" svg:x2="17.5cm" svg:y2="9.801cm">
          <text:p/>
        </draw:line>
        <draw:custom-shape draw:style-name="gr94" draw:text-style-name="P43" draw:layer="layout" svg:width="0.2cm" svg:height="0.5cm" draw:transform="rotate (-3.14159265358979) translate (20.5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0.4cm" svg:y1="10.301cm" svg:x2="20.4cm" svg:y2="9.801cm">
          <text:p/>
        </draw:line>
        <draw:custom-shape draw:style-name="gr94" draw:text-style-name="P43" draw:layer="layout" svg:width="0.2cm" svg:height="0.5cm" draw:transform="rotate (-3.14159265358979) translate (20.9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0.8cm" svg:y1="10.301cm" svg:x2="20.8cm" svg:y2="9.801cm">
          <text:p/>
        </draw:line>
        <draw:custom-shape draw:style-name="gr94" draw:text-style-name="P43" draw:layer="layout" svg:width="0.2cm" svg:height="0.5cm" draw:transform="rotate (-3.14159265358979) translate (21.3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1.2cm" svg:y1="10.301cm" svg:x2="21.2cm" svg:y2="9.801cm">
          <text:p/>
        </draw:line>
        <draw:custom-shape draw:style-name="gr94" draw:text-style-name="P43" draw:layer="layout" svg:width="0.2cm" svg:height="0.5cm" draw:transform="rotate (-3.14159265358979) translate (21.7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1.6cm" svg:y1="10.301cm" svg:x2="21.6cm" svg:y2="9.801cm">
          <text:p/>
        </draw:line>
        <draw:line draw:style-name="gr97" draw:text-style-name="P42" draw:layer="layout" svg:x1="22cm" svg:y1="11.201cm" svg:x2="22cm" svg:y2="9.801cm">
          <text:p/>
        </draw:line>
        <draw:custom-shape draw:style-name="gr94" draw:text-style-name="P43" draw:layer="layout" svg:width="0.2cm" svg:height="0.5cm" draw:transform="rotate (-3.14159265358979) translate (25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4.9cm" svg:y1="10.301cm" svg:x2="24.9cm" svg:y2="9.801cm">
          <text:p/>
        </draw:line>
        <draw:custom-shape draw:style-name="gr94" draw:text-style-name="P43" draw:layer="layout" svg:width="0.2cm" svg:height="0.5cm" draw:transform="rotate (-3.14159265358979) translate (25.4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5.3cm" svg:y1="10.301cm" svg:x2="25.3cm" svg:y2="9.801cm">
          <text:p/>
        </draw:line>
        <draw:custom-shape draw:style-name="gr94" draw:text-style-name="P43" draw:layer="layout" svg:width="0.2cm" svg:height="0.5cm" draw:transform="rotate (-3.14159265358979) translate (25.8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5.7cm" svg:y1="10.301cm" svg:x2="25.7cm" svg:y2="9.801cm">
          <text:p/>
        </draw:line>
        <draw:custom-shape draw:style-name="gr94" draw:text-style-name="P43" draw:layer="layout" svg:width="0.2cm" svg:height="0.5cm" draw:transform="rotate (-3.14159265358979) translate (26.2cm 10.8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6.1cm" svg:y1="10.301cm" svg:x2="26.1cm" svg:y2="9.801cm">
          <text:p/>
        </draw:line>
        <draw:line draw:style-name="gr97" draw:text-style-name="P42" draw:layer="layout" svg:x1="26.5cm" svg:y1="11.201cm" svg:x2="26.5cm" svg:y2="9.801cm">
          <text:p/>
        </draw:line>
        <draw:line draw:style-name="gr80" draw:text-style-name="P42" draw:layer="layout" svg:x1="24cm" svg:y1="9.101cm" svg:x2="24.5cm" svg:y2="9.101cm">
          <text:p/>
        </draw:line>
        <draw:line draw:style-name="gr80" draw:text-style-name="P42" draw:layer="layout" svg:x1="24cm" svg:y1="8.601cm" svg:x2="24cm" svg:y2="9.101cm">
          <text:p/>
        </draw:line>
        <draw:line draw:style-name="gr80" draw:text-style-name="P42" draw:layer="layout" svg:x1="23.8cm" svg:y1="8.601cm" svg:x2="24.2cm" svg:y2="8.601cm">
          <text:p/>
        </draw:line>
        <draw:line draw:style-name="gr97" draw:text-style-name="P42" draw:layer="layout" svg:x1="27.5cm" svg:y1="8.801cm" svg:x2="26.9cm" svg:y2="8.801cm">
          <text:p/>
        </draw:line>
        <draw:line draw:style-name="gr97" draw:text-style-name="P42" draw:layer="layout" svg:x1="27.5cm" svg:y1="9.501cm" svg:x2="26.9cm" svg:y2="9.501cm">
          <text:p/>
        </draw:line>
        <draw:line draw:style-name="gr80" draw:text-style-name="P42" draw:layer="layout" svg:x1="6.4cm" svg:y1="6.801cm" svg:x2="24.9cm" svg:y2="6.801cm">
          <text:p/>
        </draw:line>
        <draw:line draw:style-name="gr80" draw:text-style-name="P42" draw:layer="layout" svg:x1="6.8cm" svg:y1="7.201cm" svg:x2="25.3cm" svg:y2="7.201cm">
          <text:p/>
        </draw:line>
        <draw:line draw:style-name="gr80" draw:text-style-name="P42" draw:layer="layout" svg:x1="7.2cm" svg:y1="7.601cm" svg:x2="25.7cm" svg:y2="7.601cm">
          <text:p/>
        </draw:line>
        <draw:line draw:style-name="gr80" draw:text-style-name="P42" draw:layer="layout" svg:x1="7.6cm" svg:y1="8.001cm" svg:x2="26.1cm" svg:y2="8.001cm">
          <text:p/>
        </draw:line>
        <draw:line draw:style-name="gr80" draw:text-style-name="P42" draw:layer="layout" svg:x1="24.9cm" svg:y1="6.401cm" svg:x2="24.9cm" svg:y2="8.401cm">
          <text:p/>
        </draw:line>
        <draw:line draw:style-name="gr80" draw:text-style-name="P42" draw:layer="layout" svg:x1="25.3cm" svg:y1="6.401cm" svg:x2="25.3cm" svg:y2="8.401cm">
          <text:p/>
        </draw:line>
        <draw:line draw:style-name="gr80" draw:text-style-name="P42" draw:layer="layout" svg:x1="25.7cm" svg:y1="6.401cm" svg:x2="25.7cm" svg:y2="8.401cm">
          <text:p/>
        </draw:line>
        <draw:line draw:style-name="gr80" draw:text-style-name="P42" draw:layer="layout" svg:x1="26.1cm" svg:y1="6.401cm" svg:x2="26.1cm" svg:y2="8.401cm">
          <text:p/>
        </draw:line>
        <draw:circle draw:style-name="gr98" draw:text-style-name="P45" draw:layer="layout" svg:width="0.2cm" svg:height="0.2cm" svg:x="24.8cm" svg:y="6.701cm">
          <text:p/>
        </draw:circle>
        <draw:circle draw:style-name="gr98" draw:text-style-name="P45" draw:layer="layout" svg:width="0.2cm" svg:height="0.2cm" svg:x="25.2cm" svg:y="7.101cm">
          <text:p/>
        </draw:circle>
        <draw:circle draw:style-name="gr98" draw:text-style-name="P45" draw:layer="layout" svg:width="0.2cm" svg:height="0.2cm" svg:x="25.6cm" svg:y="7.501cm">
          <text:p/>
        </draw:circle>
        <draw:circle draw:style-name="gr98" draw:text-style-name="P45" draw:layer="layout" svg:width="0.2cm" svg:height="0.2cm" svg:x="26cm" svg:y="7.901cm">
          <text:p/>
        </draw:circle>
        <draw:line draw:style-name="gr80" draw:text-style-name="P42" draw:layer="layout" svg:x1="20.4cm" svg:y1="6.401cm" svg:x2="20.4cm" svg:y2="8.401cm">
          <text:p/>
        </draw:line>
        <draw:line draw:style-name="gr80" draw:text-style-name="P42" draw:layer="layout" svg:x1="20.8cm" svg:y1="6.401cm" svg:x2="20.8cm" svg:y2="8.401cm">
          <text:p/>
        </draw:line>
        <draw:line draw:style-name="gr80" draw:text-style-name="P42" draw:layer="layout" svg:x1="21.2cm" svg:y1="6.401cm" svg:x2="21.2cm" svg:y2="8.401cm">
          <text:p/>
        </draw:line>
        <draw:line draw:style-name="gr80" draw:text-style-name="P42" draw:layer="layout" svg:x1="21.6cm" svg:y1="6.401cm" svg:x2="21.6cm" svg:y2="8.401cm">
          <text:p/>
        </draw:line>
        <draw:circle draw:style-name="gr98" draw:text-style-name="P45" draw:layer="layout" svg:width="0.2cm" svg:height="0.2cm" svg:x="20.3cm" svg:y="6.701cm">
          <text:p/>
        </draw:circle>
        <draw:circle draw:style-name="gr98" draw:text-style-name="P45" draw:layer="layout" svg:width="0.2cm" svg:height="0.2cm" svg:x="20.7cm" svg:y="7.101cm">
          <text:p/>
        </draw:circle>
        <draw:circle draw:style-name="gr98" draw:text-style-name="P45" draw:layer="layout" svg:width="0.2cm" svg:height="0.2cm" svg:x="21.1cm" svg:y="7.501cm">
          <text:p/>
        </draw:circle>
        <draw:circle draw:style-name="gr98" draw:text-style-name="P45" draw:layer="layout" svg:width="0.2cm" svg:height="0.2cm" svg:x="21.5cm" svg:y="7.901cm">
          <text:p/>
        </draw:circle>
        <draw:line draw:style-name="gr80" draw:text-style-name="P42" draw:layer="layout" svg:x1="15.9cm" svg:y1="6.401cm" svg:x2="15.9cm" svg:y2="8.401cm">
          <text:p/>
        </draw:line>
        <draw:line draw:style-name="gr80" draw:text-style-name="P42" draw:layer="layout" svg:x1="16.3cm" svg:y1="6.401cm" svg:x2="16.3cm" svg:y2="8.401cm">
          <text:p/>
        </draw:line>
        <draw:line draw:style-name="gr80" draw:text-style-name="P42" draw:layer="layout" svg:x1="16.7cm" svg:y1="6.401cm" svg:x2="16.7cm" svg:y2="8.401cm">
          <text:p/>
        </draw:line>
        <draw:line draw:style-name="gr80" draw:text-style-name="P42" draw:layer="layout" svg:x1="17.1cm" svg:y1="6.401cm" svg:x2="17.1cm" svg:y2="8.401cm">
          <text:p/>
        </draw:line>
        <draw:circle draw:style-name="gr98" draw:text-style-name="P45" draw:layer="layout" svg:width="0.2cm" svg:height="0.2cm" svg:x="15.8cm" svg:y="6.701cm">
          <text:p/>
        </draw:circle>
        <draw:circle draw:style-name="gr98" draw:text-style-name="P45" draw:layer="layout" svg:width="0.2cm" svg:height="0.2cm" svg:x="16.2cm" svg:y="7.101cm">
          <text:p/>
        </draw:circle>
        <draw:circle draw:style-name="gr98" draw:text-style-name="P45" draw:layer="layout" svg:width="0.2cm" svg:height="0.2cm" svg:x="16.6cm" svg:y="7.501cm">
          <text:p/>
        </draw:circle>
        <draw:circle draw:style-name="gr98" draw:text-style-name="P45" draw:layer="layout" svg:width="0.2cm" svg:height="0.2cm" svg:x="17cm" svg:y="7.901cm">
          <text:p/>
        </draw:circle>
        <draw:line draw:style-name="gr80" draw:text-style-name="P42" draw:layer="layout" svg:x1="11.4cm" svg:y1="6.401cm" svg:x2="11.4cm" svg:y2="8.401cm">
          <text:p/>
        </draw:line>
        <draw:line draw:style-name="gr80" draw:text-style-name="P42" draw:layer="layout" svg:x1="11.8cm" svg:y1="6.401cm" svg:x2="11.8cm" svg:y2="8.401cm">
          <text:p/>
        </draw:line>
        <draw:line draw:style-name="gr80" draw:text-style-name="P42" draw:layer="layout" svg:x1="12.2cm" svg:y1="6.401cm" svg:x2="12.2cm" svg:y2="8.401cm">
          <text:p/>
        </draw:line>
        <draw:line draw:style-name="gr80" draw:text-style-name="P42" draw:layer="layout" svg:x1="12.6cm" svg:y1="6.401cm" svg:x2="12.6cm" svg:y2="8.401cm">
          <text:p/>
        </draw:line>
        <draw:circle draw:style-name="gr98" draw:text-style-name="P45" draw:layer="layout" svg:width="0.2cm" svg:height="0.2cm" svg:x="11.3cm" svg:y="6.701cm">
          <text:p/>
        </draw:circle>
        <draw:circle draw:style-name="gr98" draw:text-style-name="P45" draw:layer="layout" svg:width="0.2cm" svg:height="0.2cm" svg:x="11.7cm" svg:y="7.101cm">
          <text:p/>
        </draw:circle>
        <draw:circle draw:style-name="gr98" draw:text-style-name="P45" draw:layer="layout" svg:width="0.2cm" svg:height="0.2cm" svg:x="12.1cm" svg:y="7.501cm">
          <text:p/>
        </draw:circle>
        <draw:circle draw:style-name="gr98" draw:text-style-name="P45" draw:layer="layout" svg:width="0.2cm" svg:height="0.2cm" svg:x="12.5cm" svg:y="7.901cm">
          <text:p/>
        </draw:circle>
        <draw:custom-shape draw:style-name="gr94" draw:text-style-name="P43" draw:layer="layout" svg:width="0.2cm" svg:height="0.5cm" draw:transform="rotate (-3.14159265358979) translate (11.5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rect draw:style-name="gr75" draw:text-style-name="P41" draw:layer="layout" svg:width="2.4cm" svg:height="1.4cm" svg:x="11cm" svg:y="13.401cm">
          <text:p/>
        </draw:rect>
        <draw:line draw:style-name="gr80" draw:text-style-name="P42" draw:layer="layout" svg:x1="11.4cm" svg:y1="12.901cm" svg:x2="11.4cm" svg:y2="13.401cm">
          <text:p/>
        </draw:line>
        <draw:custom-shape draw:style-name="gr94" draw:text-style-name="P43" draw:layer="layout" svg:width="0.2cm" svg:height="0.5cm" draw:transform="rotate (-3.14159265358979) translate (11.9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1.8cm" svg:y1="12.901cm" svg:x2="11.8cm" svg:y2="13.401cm">
          <text:p/>
        </draw:line>
        <draw:custom-shape draw:style-name="gr94" draw:text-style-name="P43" draw:layer="layout" svg:width="0.2cm" svg:height="0.5cm" draw:transform="rotate (-3.14159265358979) translate (12.3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2.2cm" svg:y1="12.901cm" svg:x2="12.2cm" svg:y2="13.401cm">
          <text:p/>
        </draw:line>
        <draw:custom-shape draw:style-name="gr94" draw:text-style-name="P43" draw:layer="layout" svg:width="0.2cm" svg:height="0.5cm" draw:transform="rotate (-3.14159265358979) translate (12.7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2.6cm" svg:y1="12.901cm" svg:x2="12.6cm" svg:y2="13.401cm">
          <text:p/>
        </draw:line>
        <draw:line draw:style-name="gr97" draw:text-style-name="P42" draw:layer="layout" svg:x1="13cm" svg:y1="12.001cm" svg:x2="13cm" svg:y2="13.401cm">
          <text:p/>
        </draw:line>
        <draw:line draw:style-name="gr80" draw:text-style-name="P42" draw:layer="layout" svg:x1="10.5cm" svg:y1="14.101cm" svg:x2="11cm" svg:y2="14.101cm">
          <text:p/>
        </draw:line>
        <draw:line draw:style-name="gr80" draw:text-style-name="P42" draw:layer="layout" svg:x1="10.5cm" svg:y1="14.101cm" svg:x2="10.5cm" svg:y2="14.601cm">
          <text:p/>
        </draw:line>
        <draw:line draw:style-name="gr80" draw:text-style-name="P42" draw:layer="layout" svg:x1="10.3cm" svg:y1="14.601cm" svg:x2="10.7cm" svg:y2="14.601cm">
          <text:p/>
        </draw:line>
        <draw:line draw:style-name="gr80" draw:text-style-name="P42" draw:layer="layout" svg:x1="10.5cm" svg:y1="14.601cm" svg:x2="10.4cm" svg:y2="14.801cm">
          <text:p/>
        </draw:line>
        <draw:line draw:style-name="gr80" draw:text-style-name="P42" draw:layer="layout" svg:x1="10.4cm" svg:y1="14.601cm" svg:x2="10.3cm" svg:y2="14.801cm">
          <text:p/>
        </draw:line>
        <draw:line draw:style-name="gr80" draw:text-style-name="P42" draw:layer="layout" svg:x1="10.6cm" svg:y1="14.601cm" svg:x2="10.5cm" svg:y2="14.801cm">
          <text:p/>
        </draw:line>
        <draw:line draw:style-name="gr97" draw:text-style-name="P42" draw:layer="layout" svg:x1="14cm" svg:y1="13.801cm" svg:x2="13.4cm" svg:y2="13.801cm">
          <text:p/>
        </draw:line>
        <draw:line draw:style-name="gr97" draw:text-style-name="P42" draw:layer="layout" svg:x1="14cm" svg:y1="14.501cm" svg:x2="13.4cm" svg:y2="14.501cm">
          <text:p/>
        </draw:line>
        <draw:custom-shape draw:style-name="gr94" draw:text-style-name="P43" draw:layer="layout" svg:width="0.2cm" svg:height="0.5cm" draw:transform="rotate (-3.14159265358979) translate (16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rect draw:style-name="gr75" draw:text-style-name="P41" draw:layer="layout" svg:width="2.4cm" svg:height="1.4cm" svg:x="15.5cm" svg:y="13.401cm">
          <text:p/>
        </draw:rect>
        <draw:line draw:style-name="gr80" draw:text-style-name="P42" draw:layer="layout" svg:x1="15.9cm" svg:y1="12.901cm" svg:x2="15.9cm" svg:y2="13.401cm">
          <text:p/>
        </draw:line>
        <draw:custom-shape draw:style-name="gr94" draw:text-style-name="P43" draw:layer="layout" svg:width="0.2cm" svg:height="0.5cm" draw:transform="rotate (-3.14159265358979) translate (16.4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6.3cm" svg:y1="12.901cm" svg:x2="16.3cm" svg:y2="13.401cm">
          <text:p/>
        </draw:line>
        <draw:custom-shape draw:style-name="gr94" draw:text-style-name="P43" draw:layer="layout" svg:width="0.2cm" svg:height="0.5cm" draw:transform="rotate (-3.14159265358979) translate (16.8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6.7cm" svg:y1="12.901cm" svg:x2="16.7cm" svg:y2="13.401cm">
          <text:p/>
        </draw:line>
        <draw:custom-shape draw:style-name="gr94" draw:text-style-name="P43" draw:layer="layout" svg:width="0.2cm" svg:height="0.5cm" draw:transform="rotate (-3.14159265358979) translate (17.2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7.1cm" svg:y1="12.901cm" svg:x2="17.1cm" svg:y2="13.401cm">
          <text:p/>
        </draw:line>
        <draw:line draw:style-name="gr97" draw:text-style-name="P42" draw:layer="layout" svg:x1="17.5cm" svg:y1="12.001cm" svg:x2="17.5cm" svg:y2="13.401cm">
          <text:p/>
        </draw:line>
        <draw:line draw:style-name="gr80" draw:text-style-name="P42" draw:layer="layout" svg:x1="15cm" svg:y1="14.101cm" svg:x2="15.5cm" svg:y2="14.101cm">
          <text:p/>
        </draw:line>
        <draw:line draw:style-name="gr80" draw:text-style-name="P42" draw:layer="layout" svg:x1="15cm" svg:y1="13.601cm" svg:x2="15cm" svg:y2="14.101cm">
          <text:p/>
        </draw:line>
        <draw:line draw:style-name="gr80" draw:text-style-name="P42" draw:layer="layout" svg:x1="14.8cm" svg:y1="13.601cm" svg:x2="15.2cm" svg:y2="13.601cm">
          <text:p/>
        </draw:line>
        <draw:line draw:style-name="gr97" draw:text-style-name="P42" draw:layer="layout" svg:x1="18.5cm" svg:y1="13.801cm" svg:x2="17.9cm" svg:y2="13.801cm">
          <text:p/>
        </draw:line>
        <draw:line draw:style-name="gr97" draw:text-style-name="P42" draw:layer="layout" svg:x1="18.5cm" svg:y1="14.501cm" svg:x2="17.9cm" svg:y2="14.501cm">
          <text:p/>
        </draw:line>
        <draw:custom-shape draw:style-name="gr94" draw:text-style-name="P43" draw:layer="layout" svg:width="0.2cm" svg:height="0.5cm" draw:transform="rotate (-3.14159265358979) translate (20.5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rect draw:style-name="gr75" draw:text-style-name="P41" draw:layer="layout" svg:width="2.4cm" svg:height="1.4cm" svg:x="20cm" svg:y="13.401cm">
          <text:p/>
        </draw:rect>
        <draw:line draw:style-name="gr80" draw:text-style-name="P42" draw:layer="layout" svg:x1="20.4cm" svg:y1="12.901cm" svg:x2="20.4cm" svg:y2="13.401cm">
          <text:p/>
        </draw:line>
        <draw:custom-shape draw:style-name="gr94" draw:text-style-name="P43" draw:layer="layout" svg:width="0.2cm" svg:height="0.5cm" draw:transform="rotate (-3.14159265358979) translate (20.9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0.8cm" svg:y1="12.901cm" svg:x2="20.8cm" svg:y2="13.401cm">
          <text:p/>
        </draw:line>
        <draw:custom-shape draw:style-name="gr94" draw:text-style-name="P43" draw:layer="layout" svg:width="0.2cm" svg:height="0.5cm" draw:transform="rotate (-3.14159265358979) translate (21.3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1.2cm" svg:y1="12.901cm" svg:x2="21.2cm" svg:y2="13.401cm">
          <text:p/>
        </draw:line>
        <draw:custom-shape draw:style-name="gr94" draw:text-style-name="P43" draw:layer="layout" svg:width="0.2cm" svg:height="0.5cm" draw:transform="rotate (-3.14159265358979) translate (21.7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1.6cm" svg:y1="12.901cm" svg:x2="21.6cm" svg:y2="13.401cm">
          <text:p/>
        </draw:line>
        <draw:line draw:style-name="gr97" draw:text-style-name="P42" draw:layer="layout" svg:x1="22cm" svg:y1="12.001cm" svg:x2="22cm" svg:y2="13.401cm">
          <text:p/>
        </draw:line>
        <draw:line draw:style-name="gr80" draw:text-style-name="P42" draw:layer="layout" svg:x1="19.5cm" svg:y1="14.101cm" svg:x2="20cm" svg:y2="14.101cm">
          <text:p/>
        </draw:line>
        <draw:line draw:style-name="gr80" draw:text-style-name="P42" draw:layer="layout" svg:x1="19.5cm" svg:y1="14.101cm" svg:x2="19.5cm" svg:y2="14.601cm">
          <text:p/>
        </draw:line>
        <draw:line draw:style-name="gr80" draw:text-style-name="P42" draw:layer="layout" svg:x1="19.3cm" svg:y1="14.601cm" svg:x2="19.7cm" svg:y2="14.601cm">
          <text:p/>
        </draw:line>
        <draw:line draw:style-name="gr80" draw:text-style-name="P42" draw:layer="layout" svg:x1="19.5cm" svg:y1="14.601cm" svg:x2="19.4cm" svg:y2="14.801cm">
          <text:p/>
        </draw:line>
        <draw:line draw:style-name="gr80" draw:text-style-name="P42" draw:layer="layout" svg:x1="19.4cm" svg:y1="14.601cm" svg:x2="19.3cm" svg:y2="14.801cm">
          <text:p/>
        </draw:line>
        <draw:line draw:style-name="gr80" draw:text-style-name="P42" draw:layer="layout" svg:x1="19.6cm" svg:y1="14.601cm" svg:x2="19.5cm" svg:y2="14.801cm">
          <text:p/>
        </draw:line>
        <draw:line draw:style-name="gr97" draw:text-style-name="P42" draw:layer="layout" svg:x1="23cm" svg:y1="13.801cm" svg:x2="22.4cm" svg:y2="13.801cm">
          <text:p/>
        </draw:line>
        <draw:line draw:style-name="gr97" draw:text-style-name="P42" draw:layer="layout" svg:x1="23cm" svg:y1="14.501cm" svg:x2="22.4cm" svg:y2="14.501cm">
          <text:p/>
        </draw:line>
        <draw:custom-shape draw:style-name="gr94" draw:text-style-name="P43" draw:layer="layout" svg:width="0.2cm" svg:height="0.5cm" draw:transform="rotate (-3.14159265358979) translate (25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rect draw:style-name="gr75" draw:text-style-name="P41" draw:layer="layout" svg:width="2.4cm" svg:height="1.4cm" svg:x="24.5cm" svg:y="13.401cm">
          <text:p/>
        </draw:rect>
        <draw:line draw:style-name="gr80" draw:text-style-name="P42" draw:layer="layout" svg:x1="24.9cm" svg:y1="12.901cm" svg:x2="24.9cm" svg:y2="13.401cm">
          <text:p/>
        </draw:line>
        <draw:custom-shape draw:style-name="gr94" draw:text-style-name="P43" draw:layer="layout" svg:width="0.2cm" svg:height="0.5cm" draw:transform="rotate (-3.14159265358979) translate (25.4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5.3cm" svg:y1="12.901cm" svg:x2="25.3cm" svg:y2="13.401cm">
          <text:p/>
        </draw:line>
        <draw:custom-shape draw:style-name="gr94" draw:text-style-name="P43" draw:layer="layout" svg:width="0.2cm" svg:height="0.5cm" draw:transform="rotate (-3.14159265358979) translate (25.8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5.7cm" svg:y1="12.901cm" svg:x2="25.7cm" svg:y2="13.401cm">
          <text:p/>
        </draw:line>
        <draw:custom-shape draw:style-name="gr94" draw:text-style-name="P43" draw:layer="layout" svg:width="0.2cm" svg:height="0.5cm" draw:transform="rotate (-3.14159265358979) translate (26.2cm 12.9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6.1cm" svg:y1="12.901cm" svg:x2="26.1cm" svg:y2="13.401cm">
          <text:p/>
        </draw:line>
        <draw:line draw:style-name="gr97" draw:text-style-name="P42" draw:layer="layout" svg:x1="26.5cm" svg:y1="12.001cm" svg:x2="26.5cm" svg:y2="13.401cm">
          <text:p/>
        </draw:line>
        <draw:line draw:style-name="gr80" draw:text-style-name="P42" draw:layer="layout" svg:x1="24cm" svg:y1="14.101cm" svg:x2="24.5cm" svg:y2="14.101cm">
          <text:p/>
        </draw:line>
        <draw:line draw:style-name="gr80" draw:text-style-name="P42" draw:layer="layout" svg:x1="24cm" svg:y1="13.601cm" svg:x2="24cm" svg:y2="14.101cm">
          <text:p/>
        </draw:line>
        <draw:line draw:style-name="gr80" draw:text-style-name="P42" draw:layer="layout" svg:x1="23.8cm" svg:y1="13.601cm" svg:x2="24.2cm" svg:y2="13.601cm">
          <text:p/>
        </draw:line>
        <draw:line draw:style-name="gr97" draw:text-style-name="P42" draw:layer="layout" svg:x1="27.5cm" svg:y1="13.801cm" svg:x2="26.9cm" svg:y2="13.801cm">
          <text:p/>
        </draw:line>
        <draw:line draw:style-name="gr97" draw:text-style-name="P42" draw:layer="layout" svg:x1="27.5cm" svg:y1="14.501cm" svg:x2="26.9cm" svg:y2="14.501cm">
          <text:p/>
        </draw:line>
        <draw:rect draw:style-name="gr75" draw:text-style-name="P41" draw:layer="layout" svg:width="2.4cm" svg:height="1.4cm" svg:x="11cm" svg:y="16.801cm">
          <text:p/>
        </draw:rect>
        <draw:line draw:style-name="gr80" draw:text-style-name="P42" draw:layer="layout" svg:x1="10.5cm" svg:y1="17.501cm" svg:x2="11cm" svg:y2="17.501cm">
          <text:p/>
        </draw:line>
        <draw:line draw:style-name="gr80" draw:text-style-name="P42" draw:layer="layout" svg:x1="10.5cm" svg:y1="17.501cm" svg:x2="10.5cm" svg:y2="18.001cm">
          <text:p/>
        </draw:line>
        <draw:line draw:style-name="gr80" draw:text-style-name="P42" draw:layer="layout" svg:x1="10.3cm" svg:y1="18.001cm" svg:x2="10.7cm" svg:y2="18.001cm">
          <text:p/>
        </draw:line>
        <draw:line draw:style-name="gr80" draw:text-style-name="P42" draw:layer="layout" svg:x1="10.5cm" svg:y1="18.001cm" svg:x2="10.4cm" svg:y2="18.201cm">
          <text:p/>
        </draw:line>
        <draw:line draw:style-name="gr80" draw:text-style-name="P42" draw:layer="layout" svg:x1="10.4cm" svg:y1="18.001cm" svg:x2="10.3cm" svg:y2="18.201cm">
          <text:p/>
        </draw:line>
        <draw:line draw:style-name="gr80" draw:text-style-name="P42" draw:layer="layout" svg:x1="10.6cm" svg:y1="18.001cm" svg:x2="10.5cm" svg:y2="18.201cm">
          <text:p/>
        </draw:line>
        <draw:line draw:style-name="gr97" draw:text-style-name="P42" draw:layer="layout" svg:x1="14cm" svg:y1="17.201cm" svg:x2="13.4cm" svg:y2="17.201cm">
          <text:p/>
        </draw:line>
        <draw:line draw:style-name="gr97" draw:text-style-name="P42" draw:layer="layout" svg:x1="14cm" svg:y1="17.901cm" svg:x2="13.4cm" svg:y2="17.901cm">
          <text:p/>
        </draw:line>
        <draw:rect draw:style-name="gr75" draw:text-style-name="P41" draw:layer="layout" svg:width="2.4cm" svg:height="1.4cm" svg:x="15.5cm" svg:y="16.801cm">
          <text:p/>
        </draw:rect>
        <draw:line draw:style-name="gr80" draw:text-style-name="P42" draw:layer="layout" svg:x1="15cm" svg:y1="17.501cm" svg:x2="15.5cm" svg:y2="17.501cm">
          <text:p/>
        </draw:line>
        <draw:line draw:style-name="gr80" draw:text-style-name="P42" draw:layer="layout" svg:x1="15cm" svg:y1="17.001cm" svg:x2="15cm" svg:y2="17.501cm">
          <text:p/>
        </draw:line>
        <draw:line draw:style-name="gr80" draw:text-style-name="P42" draw:layer="layout" svg:x1="14.8cm" svg:y1="17.001cm" svg:x2="15.2cm" svg:y2="17.001cm">
          <text:p/>
        </draw:line>
        <draw:line draw:style-name="gr97" draw:text-style-name="P42" draw:layer="layout" svg:x1="18.5cm" svg:y1="17.201cm" svg:x2="17.9cm" svg:y2="17.201cm">
          <text:p/>
        </draw:line>
        <draw:line draw:style-name="gr97" draw:text-style-name="P42" draw:layer="layout" svg:x1="18.5cm" svg:y1="17.901cm" svg:x2="17.9cm" svg:y2="17.901cm">
          <text:p/>
        </draw:line>
        <draw:rect draw:style-name="gr75" draw:text-style-name="P41" draw:layer="layout" svg:width="2.4cm" svg:height="1.4cm" svg:x="20cm" svg:y="16.801cm">
          <text:p/>
        </draw:rect>
        <draw:line draw:style-name="gr80" draw:text-style-name="P42" draw:layer="layout" svg:x1="19.5cm" svg:y1="17.501cm" svg:x2="20cm" svg:y2="17.501cm">
          <text:p/>
        </draw:line>
        <draw:line draw:style-name="gr80" draw:text-style-name="P42" draw:layer="layout" svg:x1="19.5cm" svg:y1="17.501cm" svg:x2="19.5cm" svg:y2="18.001cm">
          <text:p/>
        </draw:line>
        <draw:line draw:style-name="gr80" draw:text-style-name="P42" draw:layer="layout" svg:x1="19.3cm" svg:y1="18.001cm" svg:x2="19.7cm" svg:y2="18.001cm">
          <text:p/>
        </draw:line>
        <draw:line draw:style-name="gr80" draw:text-style-name="P42" draw:layer="layout" svg:x1="19.5cm" svg:y1="18.001cm" svg:x2="19.4cm" svg:y2="18.201cm">
          <text:p/>
        </draw:line>
        <draw:line draw:style-name="gr80" draw:text-style-name="P42" draw:layer="layout" svg:x1="19.4cm" svg:y1="18.001cm" svg:x2="19.3cm" svg:y2="18.201cm">
          <text:p/>
        </draw:line>
        <draw:line draw:style-name="gr80" draw:text-style-name="P42" draw:layer="layout" svg:x1="19.6cm" svg:y1="18.001cm" svg:x2="19.5cm" svg:y2="18.201cm">
          <text:p/>
        </draw:line>
        <draw:line draw:style-name="gr97" draw:text-style-name="P42" draw:layer="layout" svg:x1="23cm" svg:y1="17.201cm" svg:x2="22.4cm" svg:y2="17.201cm">
          <text:p/>
        </draw:line>
        <draw:line draw:style-name="gr97" draw:text-style-name="P42" draw:layer="layout" svg:x1="23cm" svg:y1="17.901cm" svg:x2="22.4cm" svg:y2="17.901cm">
          <text:p/>
        </draw:line>
        <draw:rect draw:style-name="gr75" draw:text-style-name="P41" draw:layer="layout" svg:width="2.4cm" svg:height="1.4cm" svg:x="24.5cm" svg:y="16.801cm">
          <text:p/>
        </draw:rect>
        <draw:custom-shape draw:style-name="gr94" draw:text-style-name="P43" draw:layer="layout" svg:width="0.2cm" svg:height="0.5cm" draw:transform="rotate (-3.14159265358979) translate (11.5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1.4cm" svg:y1="18.701cm" svg:x2="11.4cm" svg:y2="18.201cm">
          <text:p/>
        </draw:line>
        <draw:custom-shape draw:style-name="gr94" draw:text-style-name="P43" draw:layer="layout" svg:width="0.2cm" svg:height="0.5cm" draw:transform="rotate (-3.14159265358979) translate (11.9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1.8cm" svg:y1="18.701cm" svg:x2="11.8cm" svg:y2="18.201cm">
          <text:p/>
        </draw:line>
        <draw:custom-shape draw:style-name="gr94" draw:text-style-name="P43" draw:layer="layout" svg:width="0.2cm" svg:height="0.5cm" draw:transform="rotate (-3.14159265358979) translate (12.3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2.2cm" svg:y1="18.701cm" svg:x2="12.2cm" svg:y2="18.201cm">
          <text:p/>
        </draw:line>
        <draw:custom-shape draw:style-name="gr94" draw:text-style-name="P43" draw:layer="layout" svg:width="0.2cm" svg:height="0.5cm" draw:transform="rotate (-3.14159265358979) translate (12.7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2.6cm" svg:y1="18.701cm" svg:x2="12.6cm" svg:y2="18.201cm">
          <text:p/>
        </draw:line>
        <draw:line draw:style-name="gr97" draw:text-style-name="P42" draw:layer="layout" svg:x1="13cm" svg:y1="19.601cm" svg:x2="13cm" svg:y2="18.201cm">
          <text:p/>
        </draw:line>
        <draw:custom-shape draw:style-name="gr94" draw:text-style-name="P43" draw:layer="layout" svg:width="0.2cm" svg:height="0.5cm" draw:transform="rotate (-3.14159265358979) translate (16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5.9cm" svg:y1="18.701cm" svg:x2="15.9cm" svg:y2="18.201cm">
          <text:p/>
        </draw:line>
        <draw:custom-shape draw:style-name="gr94" draw:text-style-name="P43" draw:layer="layout" svg:width="0.2cm" svg:height="0.5cm" draw:transform="rotate (-3.14159265358979) translate (16.4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6.3cm" svg:y1="18.701cm" svg:x2="16.3cm" svg:y2="18.201cm">
          <text:p/>
        </draw:line>
        <draw:custom-shape draw:style-name="gr94" draw:text-style-name="P43" draw:layer="layout" svg:width="0.2cm" svg:height="0.5cm" draw:transform="rotate (-3.14159265358979) translate (16.8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6.7cm" svg:y1="18.701cm" svg:x2="16.7cm" svg:y2="18.201cm">
          <text:p/>
        </draw:line>
        <draw:custom-shape draw:style-name="gr94" draw:text-style-name="P43" draw:layer="layout" svg:width="0.2cm" svg:height="0.5cm" draw:transform="rotate (-3.14159265358979) translate (17.2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7.1cm" svg:y1="18.701cm" svg:x2="17.1cm" svg:y2="18.201cm">
          <text:p/>
        </draw:line>
        <draw:line draw:style-name="gr97" draw:text-style-name="P42" draw:layer="layout" svg:x1="17.5cm" svg:y1="19.601cm" svg:x2="17.5cm" svg:y2="18.201cm">
          <text:p/>
        </draw:line>
        <draw:custom-shape draw:style-name="gr94" draw:text-style-name="P43" draw:layer="layout" svg:width="0.2cm" svg:height="0.5cm" draw:transform="rotate (-3.14159265358979) translate (20.5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0.4cm" svg:y1="18.701cm" svg:x2="20.4cm" svg:y2="18.201cm">
          <text:p/>
        </draw:line>
        <draw:custom-shape draw:style-name="gr94" draw:text-style-name="P43" draw:layer="layout" svg:width="0.2cm" svg:height="0.5cm" draw:transform="rotate (-3.14159265358979) translate (20.9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0.8cm" svg:y1="18.701cm" svg:x2="20.8cm" svg:y2="18.201cm">
          <text:p/>
        </draw:line>
        <draw:custom-shape draw:style-name="gr94" draw:text-style-name="P43" draw:layer="layout" svg:width="0.2cm" svg:height="0.5cm" draw:transform="rotate (-3.14159265358979) translate (21.3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1.2cm" svg:y1="18.701cm" svg:x2="21.2cm" svg:y2="18.201cm">
          <text:p/>
        </draw:line>
        <draw:custom-shape draw:style-name="gr94" draw:text-style-name="P43" draw:layer="layout" svg:width="0.2cm" svg:height="0.5cm" draw:transform="rotate (-3.14159265358979) translate (21.7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1.6cm" svg:y1="18.701cm" svg:x2="21.6cm" svg:y2="18.201cm">
          <text:p/>
        </draw:line>
        <draw:line draw:style-name="gr97" draw:text-style-name="P42" draw:layer="layout" svg:x1="22cm" svg:y1="19.601cm" svg:x2="22cm" svg:y2="18.201cm">
          <text:p/>
        </draw:line>
        <draw:custom-shape draw:style-name="gr94" draw:text-style-name="P43" draw:layer="layout" svg:width="0.2cm" svg:height="0.5cm" draw:transform="rotate (-3.14159265358979) translate (25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4.9cm" svg:y1="18.701cm" svg:x2="24.9cm" svg:y2="18.201cm">
          <text:p/>
        </draw:line>
        <draw:custom-shape draw:style-name="gr94" draw:text-style-name="P43" draw:layer="layout" svg:width="0.2cm" svg:height="0.5cm" draw:transform="rotate (-3.14159265358979) translate (25.4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5.3cm" svg:y1="18.701cm" svg:x2="25.3cm" svg:y2="18.201cm">
          <text:p/>
        </draw:line>
        <draw:custom-shape draw:style-name="gr94" draw:text-style-name="P43" draw:layer="layout" svg:width="0.2cm" svg:height="0.5cm" draw:transform="rotate (-3.14159265358979) translate (25.8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5.7cm" svg:y1="18.701cm" svg:x2="25.7cm" svg:y2="18.201cm">
          <text:p/>
        </draw:line>
        <draw:custom-shape draw:style-name="gr94" draw:text-style-name="P43" draw:layer="layout" svg:width="0.2cm" svg:height="0.5cm" draw:transform="rotate (-3.14159265358979) translate (26.2cm 19.201cm)">
          <text:p/>
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26.1cm" svg:y1="18.701cm" svg:x2="26.1cm" svg:y2="18.201cm">
          <text:p/>
        </draw:line>
        <draw:line draw:style-name="gr97" draw:text-style-name="P42" draw:layer="layout" svg:x1="26.5cm" svg:y1="19.601cm" svg:x2="26.5cm" svg:y2="18.201cm">
          <text:p/>
        </draw:line>
        <draw:line draw:style-name="gr80" draw:text-style-name="P42" draw:layer="layout" svg:x1="24cm" svg:y1="17.501cm" svg:x2="24.5cm" svg:y2="17.501cm">
          <text:p/>
        </draw:line>
        <draw:line draw:style-name="gr80" draw:text-style-name="P42" draw:layer="layout" svg:x1="24cm" svg:y1="17.001cm" svg:x2="24cm" svg:y2="17.501cm">
          <text:p/>
        </draw:line>
        <draw:line draw:style-name="gr80" draw:text-style-name="P42" draw:layer="layout" svg:x1="23.8cm" svg:y1="17.001cm" svg:x2="24.2cm" svg:y2="17.001cm">
          <text:p/>
        </draw:line>
        <draw:line draw:style-name="gr97" draw:text-style-name="P42" draw:layer="layout" svg:x1="27.5cm" svg:y1="17.201cm" svg:x2="26.9cm" svg:y2="17.201cm">
          <text:p/>
        </draw:line>
        <draw:line draw:style-name="gr97" draw:text-style-name="P42" draw:layer="layout" svg:x1="27.5cm" svg:y1="17.901cm" svg:x2="26.9cm" svg:y2="17.901cm">
          <text:p/>
        </draw:line>
        <draw:line draw:style-name="gr80" draw:text-style-name="P42" draw:layer="layout" svg:x1="6.4cm" svg:y1="15.201cm" svg:x2="24.9cm" svg:y2="15.201cm">
          <text:p/>
        </draw:line>
        <draw:line draw:style-name="gr80" draw:text-style-name="P42" draw:layer="layout" svg:x1="6.8cm" svg:y1="15.601cm" svg:x2="25.3cm" svg:y2="15.601cm">
          <text:p/>
        </draw:line>
        <draw:line draw:style-name="gr80" draw:text-style-name="P42" draw:layer="layout" svg:x1="7.2cm" svg:y1="16.001cm" svg:x2="25.7cm" svg:y2="16.001cm">
          <text:p/>
        </draw:line>
        <draw:line draw:style-name="gr80" draw:text-style-name="P42" draw:layer="layout" svg:x1="7.6cm" svg:y1="16.401cm" svg:x2="26.1cm" svg:y2="16.401cm">
          <text:p/>
        </draw:line>
        <draw:line draw:style-name="gr80" draw:text-style-name="P42" draw:layer="layout" svg:x1="24.9cm" svg:y1="14.801cm" svg:x2="24.9cm" svg:y2="16.801cm">
          <text:p/>
        </draw:line>
        <draw:line draw:style-name="gr80" draw:text-style-name="P42" draw:layer="layout" svg:x1="25.3cm" svg:y1="14.801cm" svg:x2="25.3cm" svg:y2="16.801cm">
          <text:p/>
        </draw:line>
        <draw:line draw:style-name="gr80" draw:text-style-name="P42" draw:layer="layout" svg:x1="25.7cm" svg:y1="14.801cm" svg:x2="25.7cm" svg:y2="16.801cm">
          <text:p/>
        </draw:line>
        <draw:line draw:style-name="gr80" draw:text-style-name="P42" draw:layer="layout" svg:x1="26.1cm" svg:y1="14.801cm" svg:x2="26.1cm" svg:y2="16.801cm">
          <text:p/>
        </draw:line>
        <draw:circle draw:style-name="gr98" draw:text-style-name="P45" draw:layer="layout" svg:width="0.2cm" svg:height="0.2cm" svg:x="24.8cm" svg:y="15.101cm">
          <text:p/>
        </draw:circle>
        <draw:circle draw:style-name="gr98" draw:text-style-name="P45" draw:layer="layout" svg:width="0.2cm" svg:height="0.2cm" svg:x="25.2cm" svg:y="15.501cm">
          <text:p/>
        </draw:circle>
        <draw:circle draw:style-name="gr98" draw:text-style-name="P45" draw:layer="layout" svg:width="0.2cm" svg:height="0.2cm" svg:x="25.6cm" svg:y="15.901cm">
          <text:p/>
        </draw:circle>
        <draw:circle draw:style-name="gr98" draw:text-style-name="P45" draw:layer="layout" svg:width="0.2cm" svg:height="0.2cm" svg:x="26cm" svg:y="16.301cm">
          <text:p/>
        </draw:circle>
        <draw:line draw:style-name="gr80" draw:text-style-name="P42" draw:layer="layout" svg:x1="20.4cm" svg:y1="14.801cm" svg:x2="20.4cm" svg:y2="16.801cm">
          <text:p/>
        </draw:line>
        <draw:line draw:style-name="gr80" draw:text-style-name="P42" draw:layer="layout" svg:x1="20.8cm" svg:y1="14.801cm" svg:x2="20.8cm" svg:y2="16.801cm">
          <text:p/>
        </draw:line>
        <draw:line draw:style-name="gr80" draw:text-style-name="P42" draw:layer="layout" svg:x1="21.2cm" svg:y1="14.801cm" svg:x2="21.2cm" svg:y2="16.801cm">
          <text:p/>
        </draw:line>
        <draw:line draw:style-name="gr80" draw:text-style-name="P42" draw:layer="layout" svg:x1="21.6cm" svg:y1="14.801cm" svg:x2="21.6cm" svg:y2="16.801cm">
          <text:p/>
        </draw:line>
        <draw:circle draw:style-name="gr98" draw:text-style-name="P45" draw:layer="layout" svg:width="0.2cm" svg:height="0.2cm" svg:x="20.3cm" svg:y="15.101cm">
          <text:p/>
        </draw:circle>
        <draw:circle draw:style-name="gr98" draw:text-style-name="P45" draw:layer="layout" svg:width="0.2cm" svg:height="0.2cm" svg:x="20.7cm" svg:y="15.501cm">
          <text:p/>
        </draw:circle>
        <draw:circle draw:style-name="gr98" draw:text-style-name="P45" draw:layer="layout" svg:width="0.2cm" svg:height="0.2cm" svg:x="21.1cm" svg:y="15.901cm">
          <text:p/>
        </draw:circle>
        <draw:circle draw:style-name="gr98" draw:text-style-name="P45" draw:layer="layout" svg:width="0.2cm" svg:height="0.2cm" svg:x="21.5cm" svg:y="16.301cm">
          <text:p/>
        </draw:circle>
        <draw:line draw:style-name="gr80" draw:text-style-name="P42" draw:layer="layout" svg:x1="15.9cm" svg:y1="14.801cm" svg:x2="15.9cm" svg:y2="16.801cm">
          <text:p/>
        </draw:line>
        <draw:line draw:style-name="gr80" draw:text-style-name="P42" draw:layer="layout" svg:x1="16.3cm" svg:y1="14.801cm" svg:x2="16.3cm" svg:y2="16.801cm">
          <text:p/>
        </draw:line>
        <draw:line draw:style-name="gr80" draw:text-style-name="P42" draw:layer="layout" svg:x1="16.7cm" svg:y1="14.801cm" svg:x2="16.7cm" svg:y2="16.801cm">
          <text:p/>
        </draw:line>
        <draw:line draw:style-name="gr80" draw:text-style-name="P42" draw:layer="layout" svg:x1="17.1cm" svg:y1="14.801cm" svg:x2="17.1cm" svg:y2="16.801cm">
          <text:p/>
        </draw:line>
        <draw:circle draw:style-name="gr98" draw:text-style-name="P45" draw:layer="layout" svg:width="0.2cm" svg:height="0.2cm" svg:x="15.8cm" svg:y="15.101cm">
          <text:p/>
        </draw:circle>
        <draw:circle draw:style-name="gr98" draw:text-style-name="P45" draw:layer="layout" svg:width="0.2cm" svg:height="0.2cm" svg:x="16.2cm" svg:y="15.501cm">
          <text:p/>
        </draw:circle>
        <draw:circle draw:style-name="gr98" draw:text-style-name="P45" draw:layer="layout" svg:width="0.2cm" svg:height="0.2cm" svg:x="16.6cm" svg:y="15.901cm">
          <text:p/>
        </draw:circle>
        <draw:circle draw:style-name="gr98" draw:text-style-name="P45" draw:layer="layout" svg:width="0.2cm" svg:height="0.2cm" svg:x="17cm" svg:y="16.301cm">
          <text:p/>
        </draw:circle>
        <draw:line draw:style-name="gr80" draw:text-style-name="P42" draw:layer="layout" svg:x1="11.4cm" svg:y1="14.801cm" svg:x2="11.4cm" svg:y2="16.801cm">
          <text:p/>
        </draw:line>
        <draw:line draw:style-name="gr80" draw:text-style-name="P42" draw:layer="layout" svg:x1="11.8cm" svg:y1="14.801cm" svg:x2="11.8cm" svg:y2="16.801cm">
          <text:p/>
        </draw:line>
        <draw:line draw:style-name="gr80" draw:text-style-name="P42" draw:layer="layout" svg:x1="12.2cm" svg:y1="14.801cm" svg:x2="12.2cm" svg:y2="16.801cm">
          <text:p/>
        </draw:line>
        <draw:line draw:style-name="gr80" draw:text-style-name="P42" draw:layer="layout" svg:x1="12.6cm" svg:y1="14.801cm" svg:x2="12.6cm" svg:y2="16.801cm">
          <text:p/>
        </draw:line>
        <draw:circle draw:style-name="gr98" draw:text-style-name="P45" draw:layer="layout" svg:width="0.2cm" svg:height="0.2cm" svg:x="11.3cm" svg:y="15.101cm">
          <text:p/>
        </draw:circle>
        <draw:circle draw:style-name="gr98" draw:text-style-name="P45" draw:layer="layout" svg:width="0.2cm" svg:height="0.2cm" svg:x="11.7cm" svg:y="15.501cm">
          <text:p/>
        </draw:circle>
        <draw:circle draw:style-name="gr98" draw:text-style-name="P45" draw:layer="layout" svg:width="0.2cm" svg:height="0.2cm" svg:x="12.1cm" svg:y="15.901cm">
          <text:p/>
        </draw:circle>
        <draw:circle draw:style-name="gr98" draw:text-style-name="P45" draw:layer="layout" svg:width="0.2cm" svg:height="0.2cm" svg:x="12.5cm" svg:y="16.301cm">
          <text:p/>
        </draw:circle>
        <draw:line draw:style-name="gr80" draw:text-style-name="P42" draw:layer="layout" svg:x1="9.2cm" svg:y1="11.201cm" svg:x2="26.5cm" svg:y2="11.201cm">
          <text:p/>
        </draw:line>
        <draw:line draw:style-name="gr80" draw:text-style-name="P42" draw:layer="layout" svg:x1="8.8cm" svg:y1="12.001cm" svg:x2="26.5cm" svg:y2="12.001cm">
          <text:p/>
        </draw:line>
        <draw:line draw:style-name="gr80" draw:text-style-name="P42" draw:layer="layout" svg:x1="8.4cm" svg:y1="19.601cm" svg:x2="26.5cm" svg:y2="19.601cm">
          <text:p/>
        </draw:line>
        <draw:line draw:style-name="gr80" draw:text-style-name="P42" draw:layer="layout" svg:x1="9.6cm" svg:y1="3.601cm" svg:x2="26.5cm" svg:y2="3.601cm">
          <text:p/>
        </draw:line>
        <draw:circle draw:style-name="gr98" draw:text-style-name="P45" draw:layer="layout" svg:width="0.2cm" svg:height="0.2cm" svg:x="12.9cm" svg:y="3.501cm">
          <text:p/>
        </draw:circle>
        <draw:circle draw:style-name="gr98" draw:text-style-name="P45" draw:layer="layout" svg:width="0.2cm" svg:height="0.2cm" svg:x="17.4cm" svg:y="3.501cm">
          <text:p/>
        </draw:circle>
        <draw:circle draw:style-name="gr98" draw:text-style-name="P45" draw:layer="layout" svg:width="0.2cm" svg:height="0.2cm" svg:x="21.9cm" svg:y="3.501cm">
          <text:p/>
        </draw:circle>
        <draw:circle draw:style-name="gr98" draw:text-style-name="P45" draw:layer="layout" svg:width="0.2cm" svg:height="0.2cm" svg:x="12.9cm" svg:y="11.101cm">
          <text:p/>
        </draw:circle>
        <draw:circle draw:style-name="gr98" draw:text-style-name="P45" draw:layer="layout" svg:width="0.2cm" svg:height="0.2cm" svg:x="17.4cm" svg:y="11.101cm">
          <text:p/>
        </draw:circle>
        <draw:circle draw:style-name="gr98" draw:text-style-name="P45" draw:layer="layout" svg:width="0.2cm" svg:height="0.2cm" svg:x="21.9cm" svg:y="11.101cm">
          <text:p/>
        </draw:circle>
        <draw:circle draw:style-name="gr98" draw:text-style-name="P45" draw:layer="layout" svg:width="0.2cm" svg:height="0.2cm" svg:x="12.9cm" svg:y="11.901cm">
          <text:p/>
        </draw:circle>
        <draw:circle draw:style-name="gr98" draw:text-style-name="P45" draw:layer="layout" svg:width="0.2cm" svg:height="0.2cm" svg:x="17.4cm" svg:y="11.901cm">
          <text:p/>
        </draw:circle>
        <draw:circle draw:style-name="gr98" draw:text-style-name="P45" draw:layer="layout" svg:width="0.2cm" svg:height="0.2cm" svg:x="21.9cm" svg:y="11.901cm">
          <text:p/>
        </draw:circle>
        <draw:circle draw:style-name="gr98" draw:text-style-name="P45" draw:layer="layout" svg:width="0.2cm" svg:height="0.2cm" svg:x="12.9cm" svg:y="19.501cm">
          <text:p/>
        </draw:circle>
        <draw:circle draw:style-name="gr98" draw:text-style-name="P45" draw:layer="layout" svg:width="0.2cm" svg:height="0.2cm" svg:x="17.4cm" svg:y="19.501cm">
          <text:p/>
        </draw:circle>
        <draw:circle draw:style-name="gr98" draw:text-style-name="P45" draw:layer="layout" svg:width="0.2cm" svg:height="0.2cm" svg:x="21.9cm" svg:y="19.501cm">
          <text:p/>
        </draw:circle>
        <draw:line draw:style-name="gr80" draw:text-style-name="P42" draw:layer="layout" svg:x1="6.4cm" svg:y1="2.801cm" svg:x2="6.4cm" svg:y2="19.201cm">
          <text:p/>
        </draw:line>
        <draw:line draw:style-name="gr80" draw:text-style-name="P42" draw:layer="layout" svg:x1="6.8cm" svg:y1="2.801cm" svg:x2="6.8cm" svg:y2="19.201cm">
          <text:p/>
        </draw:line>
        <draw:line draw:style-name="gr80" draw:text-style-name="P42" draw:layer="layout" svg:x1="7.2cm" svg:y1="2.801cm" svg:x2="7.2cm" svg:y2="19.201cm">
          <text:p/>
        </draw:line>
        <draw:line draw:style-name="gr80" draw:text-style-name="P42" draw:layer="layout" svg:x1="7.6cm" svg:y1="2.801cm" svg:x2="7.6cm" svg:y2="19.201cm">
          <text:p/>
        </draw:line>
        <draw:line draw:style-name="gr80" draw:text-style-name="P42" draw:layer="layout" svg:x1="8.4cm" svg:y1="2.801cm" svg:x2="8.4cm" svg:y2="19.601cm">
          <text:p/>
        </draw:line>
        <draw:line draw:style-name="gr80" draw:text-style-name="P42" draw:layer="layout" svg:x1="8.8cm" svg:y1="2.801cm" svg:x2="8.8cm" svg:y2="12.001cm">
          <text:p/>
        </draw:line>
        <draw:line draw:style-name="gr80" draw:text-style-name="P42" draw:layer="layout" svg:x1="9.2cm" svg:y1="2.801cm" svg:x2="9.2cm" svg:y2="11.201cm">
          <text:p/>
        </draw:line>
        <draw:line draw:style-name="gr80" draw:text-style-name="P42" draw:layer="layout" svg:x1="9.6cm" svg:y1="2.801cm" svg:x2="9.6cm" svg:y2="3.601cm">
          <text:p/>
        </draw:line>
        <draw:line draw:style-name="gr80" draw:text-style-name="P42" draw:layer="layout" svg:x1="6cm" svg:y1="6.001cm" svg:x2="7.6cm" svg:y2="6.001cm">
          <text:p/>
        </draw:line>
        <draw:line draw:style-name="gr80" draw:text-style-name="P42" draw:layer="layout" svg:x1="6cm" svg:y1="5.601cm" svg:x2="7.2cm" svg:y2="5.601cm">
          <text:p/>
        </draw:line>
        <draw:line draw:style-name="gr80" draw:text-style-name="P42" draw:layer="layout" svg:x1="6cm" svg:y1="5.201cm" svg:x2="6.8cm" svg:y2="5.201cm">
          <text:p/>
        </draw:line>
        <draw:line draw:style-name="gr80" draw:text-style-name="P42" draw:layer="layout" svg:x1="6cm" svg:y1="4.801cm" svg:x2="6.4cm" svg:y2="4.801cm">
          <text:p/>
        </draw:line>
        <draw:circle draw:style-name="gr98" draw:text-style-name="P45" draw:layer="layout" svg:width="0.2cm" svg:height="0.2cm" svg:x="6.3cm" svg:y="4.701cm">
          <text:p/>
        </draw:circle>
        <draw:circle draw:style-name="gr98" draw:text-style-name="P45" draw:layer="layout" svg:width="0.2cm" svg:height="0.2cm" svg:x="6.7cm" svg:y="5.101cm">
          <text:p/>
        </draw:circle>
        <draw:circle draw:style-name="gr98" draw:text-style-name="P45" draw:layer="layout" svg:width="0.2cm" svg:height="0.2cm" svg:x="7.1cm" svg:y="5.501cm">
          <text:p/>
        </draw:circle>
        <draw:circle draw:style-name="gr98" draw:text-style-name="P45" draw:layer="layout" svg:width="0.2cm" svg:height="0.2cm" svg:x="7.5cm" svg:y="5.901cm">
          <text:p/>
        </draw:circle>
        <draw:line draw:style-name="gr80" draw:text-style-name="P42" draw:layer="layout" svg:x1="6cm" svg:y1="10.001cm" svg:x2="7.6cm" svg:y2="10.001cm">
          <text:p/>
        </draw:line>
        <draw:line draw:style-name="gr80" draw:text-style-name="P42" draw:layer="layout" svg:x1="6cm" svg:y1="9.601cm" svg:x2="7.2cm" svg:y2="9.601cm">
          <text:p/>
        </draw:line>
        <draw:line draw:style-name="gr80" draw:text-style-name="P42" draw:layer="layout" svg:x1="6cm" svg:y1="9.201cm" svg:x2="6.8cm" svg:y2="9.201cm">
          <text:p/>
        </draw:line>
        <draw:line draw:style-name="gr80" draw:text-style-name="P42" draw:layer="layout" svg:x1="6cm" svg:y1="8.801cm" svg:x2="6.4cm" svg:y2="8.801cm">
          <text:p/>
        </draw:line>
        <draw:circle draw:style-name="gr98" draw:text-style-name="P45" draw:layer="layout" svg:width="0.2cm" svg:height="0.2cm" svg:x="6.3cm" svg:y="8.701cm">
          <text:p/>
        </draw:circle>
        <draw:circle draw:style-name="gr98" draw:text-style-name="P45" draw:layer="layout" svg:width="0.2cm" svg:height="0.2cm" svg:x="6.7cm" svg:y="9.101cm">
          <text:p/>
        </draw:circle>
        <draw:circle draw:style-name="gr98" draw:text-style-name="P45" draw:layer="layout" svg:width="0.2cm" svg:height="0.2cm" svg:x="7.1cm" svg:y="9.501cm">
          <text:p/>
        </draw:circle>
        <draw:circle draw:style-name="gr98" draw:text-style-name="P45" draw:layer="layout" svg:width="0.2cm" svg:height="0.2cm" svg:x="7.5cm" svg:y="9.901cm">
          <text:p/>
        </draw:circle>
        <draw:circle draw:style-name="gr98" draw:text-style-name="P45" draw:layer="layout" svg:width="0.2cm" svg:height="0.2cm" svg:x="6.3cm" svg:y="6.701cm">
          <text:p/>
        </draw:circle>
        <draw:circle draw:style-name="gr98" draw:text-style-name="P45" draw:layer="layout" svg:width="0.2cm" svg:height="0.2cm" svg:x="6.7cm" svg:y="7.101cm">
          <text:p/>
        </draw:circle>
        <draw:circle draw:style-name="gr98" draw:text-style-name="P45" draw:layer="layout" svg:width="0.2cm" svg:height="0.2cm" svg:x="7.1cm" svg:y="7.501cm">
          <text:p/>
        </draw:circle>
        <draw:circle draw:style-name="gr98" draw:text-style-name="P45" draw:layer="layout" svg:width="0.2cm" svg:height="0.2cm" svg:x="7.5cm" svg:y="7.901cm">
          <text:p/>
        </draw:circle>
        <draw:line draw:style-name="gr96" draw:text-style-name="P42" draw:layer="layout" svg:x1="5cm" svg:y1="3.601cm" svg:x2="5cm" svg:y2="4.401cm">
          <text:p/>
        </draw:line>
        <draw:line draw:style-name="gr80" draw:text-style-name="P42" draw:layer="layout" svg:x1="3cm" svg:y1="4.001cm" svg:x2="4.6cm" svg:y2="4.001cm">
          <text:p/>
        </draw:line>
        <draw:line draw:style-name="gr80" draw:text-style-name="P42" draw:layer="layout" svg:x1="6cm" svg:y1="18.401cm" svg:x2="7.6cm" svg:y2="18.401cm">
          <text:p/>
        </draw:line>
        <draw:line draw:style-name="gr80" draw:text-style-name="P42" draw:layer="layout" svg:x1="6cm" svg:y1="18.001cm" svg:x2="7.2cm" svg:y2="18.001cm">
          <text:p/>
        </draw:line>
        <draw:line draw:style-name="gr80" draw:text-style-name="P42" draw:layer="layout" svg:x1="6cm" svg:y1="17.601cm" svg:x2="6.8cm" svg:y2="17.601cm">
          <text:p/>
        </draw:line>
        <draw:line draw:style-name="gr80" draw:text-style-name="P42" draw:layer="layout" svg:x1="6cm" svg:y1="17.201cm" svg:x2="6.4cm" svg:y2="17.201cm">
          <text:p/>
        </draw:line>
        <draw:circle draw:style-name="gr98" draw:text-style-name="P45" draw:layer="layout" svg:width="0.2cm" svg:height="0.2cm" svg:x="6.3cm" svg:y="17.101cm">
          <text:p/>
        </draw:circle>
        <draw:circle draw:style-name="gr98" draw:text-style-name="P45" draw:layer="layout" svg:width="0.2cm" svg:height="0.2cm" svg:x="6.7cm" svg:y="17.501cm">
          <text:p/>
        </draw:circle>
        <draw:circle draw:style-name="gr98" draw:text-style-name="P45" draw:layer="layout" svg:width="0.2cm" svg:height="0.2cm" svg:x="7.1cm" svg:y="17.901cm">
          <text:p/>
        </draw:circle>
        <draw:circle draw:style-name="gr98" draw:text-style-name="P45" draw:layer="layout" svg:width="0.2cm" svg:height="0.2cm" svg:x="7.5cm" svg:y="18.301cm">
          <text:p/>
        </draw:circle>
        <draw:circle draw:style-name="gr98" draw:text-style-name="P45" draw:layer="layout" svg:width="0.2cm" svg:height="0.2cm" svg:x="6.3cm" svg:y="15.101cm">
          <text:p/>
        </draw:circle>
        <draw:circle draw:style-name="gr98" draw:text-style-name="P45" draw:layer="layout" svg:width="0.2cm" svg:height="0.2cm" svg:x="6.7cm" svg:y="15.501cm">
          <text:p/>
        </draw:circle>
        <draw:circle draw:style-name="gr98" draw:text-style-name="P45" draw:layer="layout" svg:width="0.2cm" svg:height="0.2cm" svg:x="7.1cm" svg:y="15.901cm">
          <text:p/>
        </draw:circle>
        <draw:circle draw:style-name="gr98" draw:text-style-name="P45" draw:layer="layout" svg:width="0.2cm" svg:height="0.2cm" svg:x="7.5cm" svg:y="16.301cm">
          <text:p/>
        </draw:circle>
        <draw:circle draw:style-name="gr98" draw:text-style-name="P45" draw:layer="layout" svg:width="0.2cm" svg:height="0.2cm" svg:x="3.5cm" svg:y="6.301cm">
          <text:p/>
        </draw:circle>
        <draw:line draw:style-name="gr96" draw:text-style-name="P42" draw:layer="layout" svg:x1="3.6cm" svg:y1="10.401cm" svg:x2="4cm" svg:y2="10.401cm">
          <text:p/>
        </draw:line>
        <draw:circle draw:style-name="gr98" draw:text-style-name="P45" draw:layer="layout" svg:width="0.2cm" svg:height="0.2cm" svg:x="3.5cm" svg:y="10.301cm">
          <text:p/>
        </draw:circle>
        <draw:line draw:style-name="gr96" draw:text-style-name="P42" draw:layer="layout" svg:x1="3.6cm" svg:y1="18.801cm" svg:x2="4cm" svg:y2="18.801cm">
          <text:p/>
        </draw:line>
        <draw:line draw:style-name="gr96" draw:text-style-name="P42" draw:layer="layout" svg:x1="4.6cm" svg:y1="4.001cm" svg:x2="4.6cm" svg:y2="4.401cm">
          <text:p/>
        </draw:line>
        <draw:line draw:style-name="gr96" draw:text-style-name="P42" draw:layer="layout" svg:x1="5.4cm" svg:y1="3.201cm" svg:x2="5.4cm" svg:y2="4.401cm">
          <text:p/>
        </draw:line>
        <draw:line draw:style-name="gr80" draw:text-style-name="P42" draw:layer="layout" svg:x1="3cm" svg:y1="3.601cm" svg:x2="5cm" svg:y2="3.601cm">
          <text:p/>
        </draw:line>
        <draw:line draw:style-name="gr80" draw:text-style-name="P42" draw:layer="layout" svg:x1="3cm" svg:y1="3.201cm" svg:x2="5.4cm" svg:y2="3.201cm">
          <text:p/>
        </draw:line>
        <draw:line draw:style-name="gr96" draw:text-style-name="P42" draw:layer="layout" svg:x1="5cm" svg:y1="7.601cm" svg:x2="5cm" svg:y2="8.401cm">
          <text:p/>
        </draw:line>
        <draw:line draw:style-name="gr80" draw:text-style-name="P42" draw:layer="layout" svg:x1="3cm" svg:y1="8.001cm" svg:x2="4.6cm" svg:y2="8.001cm">
          <text:p/>
        </draw:line>
        <draw:line draw:style-name="gr96" draw:text-style-name="P42" draw:layer="layout" svg:x1="4.6cm" svg:y1="8.001cm" svg:x2="4.6cm" svg:y2="8.401cm">
          <text:p/>
        </draw:line>
        <draw:line draw:style-name="gr96" draw:text-style-name="P42" draw:layer="layout" svg:x1="5.4cm" svg:y1="7.201cm" svg:x2="5.4cm" svg:y2="8.401cm">
          <text:p/>
        </draw:line>
        <draw:line draw:style-name="gr80" draw:text-style-name="P42" draw:layer="layout" svg:x1="3cm" svg:y1="7.601cm" svg:x2="5cm" svg:y2="7.601cm">
          <text:p/>
        </draw:line>
        <draw:line draw:style-name="gr80" draw:text-style-name="P42" draw:layer="layout" svg:x1="3cm" svg:y1="7.201cm" svg:x2="5.4cm" svg:y2="7.201cm">
          <text:p/>
        </draw:line>
        <draw:line draw:style-name="gr96" draw:text-style-name="P42" draw:layer="layout" svg:x1="5cm" svg:y1="16.001cm" svg:x2="5cm" svg:y2="16.801cm">
          <text:p/>
        </draw:line>
        <draw:line draw:style-name="gr80" draw:text-style-name="P42" draw:layer="layout" svg:x1="3cm" svg:y1="16.401cm" svg:x2="4.6cm" svg:y2="16.401cm">
          <text:p/>
        </draw:line>
        <draw:line draw:style-name="gr96" draw:text-style-name="P42" draw:layer="layout" svg:x1="4.6cm" svg:y1="16.401cm" svg:x2="4.6cm" svg:y2="16.801cm">
          <text:p/>
        </draw:line>
        <draw:line draw:style-name="gr96" draw:text-style-name="P42" draw:layer="layout" svg:x1="5.4cm" svg:y1="15.601cm" svg:x2="5.4cm" svg:y2="16.801cm">
          <text:p/>
        </draw:line>
        <draw:line draw:style-name="gr80" draw:text-style-name="P42" draw:layer="layout" svg:x1="3cm" svg:y1="16.001cm" svg:x2="5cm" svg:y2="16.001cm">
          <text:p/>
        </draw:line>
        <draw:line draw:style-name="gr80" draw:text-style-name="P42" draw:layer="layout" svg:x1="3cm" svg:y1="15.601cm" svg:x2="5.4cm" svg:y2="15.601cm">
          <text:p/>
        </draw:line>
        <draw:rect draw:style-name="gr75" draw:text-style-name="P41" draw:layer="layout" svg:width="6.8cm" svg:height="1.3cm" svg:x="3.2cm" svg:y="1.501cm">
          <text:p/>
        </draw:rect>
        <draw:line draw:style-name="gr97" draw:text-style-name="P42" draw:layer="layout" svg:x1="10cm" svg:y1="1.801cm" svg:x2="10.6cm" svg:y2="1.801cm">
          <text:p/>
        </draw:line>
        <draw:line draw:style-name="gr97" draw:text-style-name="P42" draw:layer="layout" svg:x1="10.6cm" svg:y1="2.501cm" svg:x2="10cm" svg:y2="2.501cm">
          <text:p/>
        </draw:line>
        <draw:line draw:style-name="gr97" draw:text-style-name="P42" draw:layer="layout" svg:x1="26cm" svg:y1="2.001cm" svg:x2="26cm" svg:y2="2.601cm">
          <text:p/>
        </draw:line>
        <draw:line draw:style-name="gr97" draw:text-style-name="P42" draw:layer="layout" svg:x1="25cm" svg:y1="2.001cm" svg:x2="25cm" svg:y2="2.601cm">
          <text:p/>
        </draw:line>
        <draw:line draw:style-name="gr97" draw:text-style-name="P42" draw:layer="layout" svg:x1="24cm" svg:y1="2.001cm" svg:x2="24cm" svg:y2="2.601cm">
          <text:p/>
        </draw:line>
        <draw:line draw:style-name="gr97" draw:text-style-name="P42" draw:layer="layout" svg:x1="23cm" svg:y1="2.001cm" svg:x2="23cm" svg:y2="2.601cm">
          <text:p/>
        </draw:line>
        <draw:frame draw:style-name="gr99" draw:text-style-name="P46" draw:layer="layout" svg:width="2.204cm" svg:height="0.781cm" svg:x="5.496cm" svg:y="1.801cm">
          <draw:text-box>
            <text:p text:style-name="P21"><text:span text:style-name="T27">CPU 4004</text:span></text:p>
          </draw:text-box>
        </draw:frame>
        <draw:line draw:style-name="gr100" draw:text-style-name="P42" draw:layer="layout" svg:x1="5cm" svg:y1="11.201cm" svg:x2="5cm" svg:y2="15.301cm">
          <text:p/>
        </draw:line>
        <draw:frame draw:style-name="gr101" draw:text-style-name="P46" draw:layer="layout" svg:width="1.378cm" svg:height="1.841cm" svg:x="4.3cm" svg:y="4.72cm">
          <draw:text-box>
            <text:p text:style-name="P21"><text:span text:style-name="T27">ROM</text:span></text:p>
            <text:p text:style-name="P21"><text:span text:style-name="T27">4001</text:span></text:p>
            <text:p text:style-name="P21"><text:span text:style-name="T27">#0</text:span></text:p>
          </draw:text-box>
        </draw:frame>
        <draw:frame draw:style-name="gr101" draw:text-style-name="P46" draw:layer="layout" svg:width="1.378cm" svg:height="1.841cm" svg:x="4.3cm" svg:y="8.66cm">
          <draw:text-box>
            <text:p text:style-name="P21"><text:span text:style-name="T27">ROM</text:span></text:p>
            <text:p text:style-name="P21"><text:span text:style-name="T27">4001</text:span></text:p>
            <text:p text:style-name="P21"><text:span text:style-name="T27">#1</text:span></text:p>
          </draw:text-box>
        </draw:frame>
        <draw:frame draw:style-name="gr101" draw:text-style-name="P46" draw:layer="layout" svg:width="1.378cm" svg:height="1.841cm" svg:x="4.3cm" svg:y="17.101cm">
          <draw:text-box>
            <text:p text:style-name="P21"><text:span text:style-name="T27">ROM</text:span></text:p>
            <text:p text:style-name="P21"><text:span text:style-name="T27">4001</text:span></text:p>
            <text:p text:style-name="P21"><text:span text:style-name="T27">#15</text:span></text:p>
          </draw:text-box>
        </draw:frame>
        <draw:frame draw:style-name="gr102" draw:text-style-name="P46" draw:layer="layout" svg:width="2.644cm" svg:height="1.311cm" svg:x="10.896cm" svg:y="5.101cm">
          <draw:text-box>
            <text:p text:style-name="P21"><text:span text:style-name="T27">RAM 4002-1</text:span></text:p>
            <text:p text:style-name="P21"><text:span text:style-name="T27">#0</text:span></text:p>
          </draw:text-box>
        </draw:frame>
        <draw:frame draw:style-name="gr102" draw:text-style-name="P46" draw:layer="layout" svg:width="2.644cm" svg:height="1.311cm" svg:x="15.356cm" svg:y="5.102cm">
          <draw:text-box>
            <text:p text:style-name="P21"><text:span text:style-name="T27">RAM 4002-1</text:span></text:p>
            <text:p text:style-name="P21"><text:span text:style-name="T27">#1</text:span></text:p>
          </draw:text-box>
        </draw:frame>
        <draw:frame draw:style-name="gr102" draw:text-style-name="P46" draw:layer="layout" svg:width="2.644cm" svg:height="1.311cm" svg:x="19.896cm" svg:y="5.101cm">
          <draw:text-box>
            <text:p text:style-name="P21"><text:span text:style-name="T27">RAM 4002-2</text:span></text:p>
            <text:p text:style-name="P21"><text:span text:style-name="T27">#2</text:span></text:p>
          </draw:text-box>
        </draw:frame>
        <draw:frame draw:style-name="gr102" draw:text-style-name="P46" draw:layer="layout" svg:width="2.644cm" svg:height="1.311cm" svg:x="24.356cm" svg:y="5.102cm">
          <draw:text-box>
            <text:p text:style-name="P21"><text:span text:style-name="T27">RAM 4002-2</text:span></text:p>
            <text:p text:style-name="P21"><text:span text:style-name="T27">#3</text:span></text:p>
          </draw:text-box>
        </draw:frame>
        <draw:frame draw:style-name="gr102" draw:text-style-name="P46" draw:layer="layout" svg:width="2.644cm" svg:height="1.311cm" svg:x="10.896cm" svg:y="8.501cm">
          <draw:text-box>
            <text:p text:style-name="P21"><text:span text:style-name="T27">RAM 4002-1</text:span></text:p>
            <text:p text:style-name="P21"><text:span text:style-name="T27">#0</text:span></text:p>
          </draw:text-box>
        </draw:frame>
        <draw:frame draw:style-name="gr102" draw:text-style-name="P46" draw:layer="layout" svg:width="2.644cm" svg:height="1.311cm" svg:x="15.356cm" svg:y="8.502cm">
          <draw:text-box>
            <text:p text:style-name="P21"><text:span text:style-name="T27">RAM 4002-1</text:span></text:p>
            <text:p text:style-name="P21"><text:span text:style-name="T27">#1</text:span></text:p>
          </draw:text-box>
        </draw:frame>
        <draw:frame draw:style-name="gr102" draw:text-style-name="P46" draw:layer="layout" svg:width="2.644cm" svg:height="1.311cm" svg:x="19.896cm" svg:y="8.501cm">
          <draw:text-box>
            <text:p text:style-name="P21"><text:span text:style-name="T27">RAM 4002-2</text:span></text:p>
            <text:p text:style-name="P21"><text:span text:style-name="T27">#2</text:span></text:p>
          </draw:text-box>
        </draw:frame>
        <draw:frame draw:style-name="gr102" draw:text-style-name="P46" draw:layer="layout" svg:width="2.644cm" svg:height="1.311cm" svg:x="24.356cm" svg:y="8.502cm">
          <draw:text-box>
            <text:p text:style-name="P21"><text:span text:style-name="T27">RAM 4002-2</text:span></text:p>
            <text:p text:style-name="P21"><text:span text:style-name="T27">#3</text:span></text:p>
          </draw:text-box>
        </draw:frame>
        <draw:frame draw:style-name="gr102" draw:text-style-name="P46" draw:layer="layout" svg:width="2.644cm" svg:height="1.311cm" svg:x="10.896cm" svg:y="13.501cm">
          <draw:text-box>
            <text:p text:style-name="P21"><text:span text:style-name="T27">RAM 4002-1</text:span></text:p>
            <text:p text:style-name="P21"><text:span text:style-name="T27">#0</text:span></text:p>
          </draw:text-box>
        </draw:frame>
        <draw:frame draw:style-name="gr102" draw:text-style-name="P46" draw:layer="layout" svg:width="2.644cm" svg:height="1.311cm" svg:x="15.356cm" svg:y="13.502cm">
          <draw:text-box>
            <text:p text:style-name="P21"><text:span text:style-name="T27">RAM 4002-1</text:span></text:p>
            <text:p text:style-name="P21"><text:span text:style-name="T27">#1</text:span></text:p>
          </draw:text-box>
        </draw:frame>
        <draw:frame draw:style-name="gr102" draw:text-style-name="P46" draw:layer="layout" svg:width="2.644cm" svg:height="1.311cm" svg:x="19.896cm" svg:y="13.501cm">
          <draw:text-box>
            <text:p text:style-name="P21"><text:span text:style-name="T27">RAM 4002-2</text:span></text:p>
            <text:p text:style-name="P21"><text:span text:style-name="T27">#2</text:span></text:p>
          </draw:text-box>
        </draw:frame>
        <draw:frame draw:style-name="gr102" draw:text-style-name="P46" draw:layer="layout" svg:width="2.644cm" svg:height="1.311cm" svg:x="24.356cm" svg:y="13.502cm">
          <draw:text-box>
            <text:p text:style-name="P21"><text:span text:style-name="T27">RAM 4002-2</text:span></text:p>
            <text:p text:style-name="P21"><text:span text:style-name="T27">#3</text:span></text:p>
          </draw:text-box>
        </draw:frame>
        <draw:frame draw:style-name="gr102" draw:text-style-name="P46" draw:layer="layout" svg:width="2.644cm" svg:height="1.311cm" svg:x="10.896cm" svg:y="16.801cm">
          <draw:text-box>
            <text:p text:style-name="P21"><text:span text:style-name="T27">RAM 4002-1</text:span></text:p>
            <text:p text:style-name="P21"><text:span text:style-name="T27">#0</text:span></text:p>
          </draw:text-box>
        </draw:frame>
        <draw:frame draw:style-name="gr102" draw:text-style-name="P46" draw:layer="layout" svg:width="2.644cm" svg:height="1.311cm" svg:x="15.356cm" svg:y="16.802cm">
          <draw:text-box>
            <text:p text:style-name="P21"><text:span text:style-name="T27">RAM 4002-1</text:span></text:p>
            <text:p text:style-name="P21"><text:span text:style-name="T27">#1</text:span></text:p>
          </draw:text-box>
        </draw:frame>
        <draw:frame draw:style-name="gr102" draw:text-style-name="P46" draw:layer="layout" svg:width="2.644cm" svg:height="1.311cm" svg:x="19.896cm" svg:y="16.801cm">
          <draw:text-box>
            <text:p text:style-name="P21"><text:span text:style-name="T27">RAM 4002-2</text:span></text:p>
            <text:p text:style-name="P21"><text:span text:style-name="T27">#2</text:span></text:p>
          </draw:text-box>
        </draw:frame>
        <draw:frame draw:style-name="gr102" draw:text-style-name="P46" draw:layer="layout" svg:width="2.644cm" svg:height="1.311cm" svg:x="24.356cm" svg:y="16.802cm">
          <draw:text-box>
            <text:p text:style-name="P21"><text:span text:style-name="T27">RAM 4002-2</text:span></text:p>
            <text:p text:style-name="P21"><text:span text:style-name="T27">#3</text:span></text:p>
          </draw:text-box>
        </draw:frame>
        <draw:frame draw:style-name="gr103" draw:text-style-name="P47" draw:layer="layout" svg:width="1.262cm" svg:height="0.675cm" svg:x="10.396cm" svg:y="1.501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0.396cm" svg:y="2.202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13.5cm" svg:y="4.9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3.5cm" svg:y="5.6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18cm" svg:y="4.9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8cm" svg:y="5.6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22.5cm" svg:y="4.9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22.5cm" svg:y="5.6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27.001cm" svg:y="4.9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27.001cm" svg:y="5.6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13.5cm" svg:y="8.3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3.5cm" svg:y="9.0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18cm" svg:y="8.3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8cm" svg:y="9.0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22.5cm" svg:y="8.3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22.5cm" svg:y="9.0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27.001cm" svg:y="8.3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27.001cm" svg:y="9.0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13.5cm" svg:y="13.3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3.5cm" svg:y="14.0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18cm" svg:y="13.3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8cm" svg:y="14.0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22.5cm" svg:y="13.3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22.5cm" svg:y="14.0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27.001cm" svg:y="13.3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27.001cm" svg:y="14.0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13.5cm" svg:y="16.7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3.5cm" svg:y="17.4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18cm" svg:y="16.7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8cm" svg:y="17.4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22.5cm" svg:y="16.7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22.5cm" svg:y="17.426cm">
          <draw:text-box>
            <text:p text:style-name="P21"><text:span text:style-name="T28">RESET</text:span></text:p>
          </draw:text-box>
        </draw:frame>
        <draw:frame draw:style-name="gr103" draw:text-style-name="P47" draw:layer="layout" svg:width="1.262cm" svg:height="0.675cm" svg:x="27.001cm" svg:y="16.7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27.001cm" svg:y="17.426cm">
          <draw:text-box>
            <text:p text:style-name="P21"><text:span text:style-name="T28">RESET</text:span></text:p>
          </draw:text-box>
        </draw:frame>
        <draw:frame draw:style-name="gr105" draw:text-style-name="P47" draw:layer="layout" svg:width="0.847cm" svg:height="0.675cm" svg:x="10.3cm" svg:y="5.101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4.8cm" svg:y="5.601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9.355cm" svg:y="5.101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23.855cm" svg:y="5.601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0.3cm" svg:y="8.502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4.8cm" svg:y="9.002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9.355cm" svg:y="8.502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23.855cm" svg:y="9.002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0.3cm" svg:y="13.503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4.8cm" svg:y="14.003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9.355cm" svg:y="13.503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23.855cm" svg:y="14.003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0.3cm" svg:y="16.904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4.8cm" svg:y="17.404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19.355cm" svg:y="16.904cm">
          <draw:text-box>
            <text:p text:style-name="P21"><text:span text:style-name="T28">P0</text:span></text:p>
          </draw:text-box>
        </draw:frame>
        <draw:frame draw:style-name="gr105" draw:text-style-name="P47" draw:layer="layout" svg:width="0.847cm" svg:height="0.675cm" svg:x="23.855cm" svg:y="17.404cm">
          <draw:text-box>
            <text:p text:style-name="P21"><text:span text:style-name="T28">P0</text:span></text:p>
          </draw:text-box>
        </draw:frame>
        <draw:frame draw:style-name="gr106" draw:text-style-name="P48" draw:layer="layout" svg:width="0.838cm" svg:height="0.624cm" svg:x="6cm" svg:y="19.026cm">
          <draw:text-box>
            <text:p text:style-name="P21"><text:span text:style-name="T29">D0</text:span></text:p>
          </draw:text-box>
        </draw:frame>
        <draw:frame draw:style-name="gr106" draw:text-style-name="P48" draw:layer="layout" svg:width="0.838cm" svg:height="0.624cm" svg:x="6.401cm" svg:y="19.027cm">
          <draw:text-box>
            <text:p text:style-name="P21"><text:span text:style-name="T29">D1</text:span></text:p>
          </draw:text-box>
        </draw:frame>
        <draw:frame draw:style-name="gr106" draw:text-style-name="P48" draw:layer="layout" svg:width="0.838cm" svg:height="0.624cm" svg:x="6.802cm" svg:y="19.028cm">
          <draw:text-box>
            <text:p text:style-name="P21"><text:span text:style-name="T29">D2</text:span></text:p>
          </draw:text-box>
        </draw:frame>
        <draw:frame draw:style-name="gr106" draw:text-style-name="P48" draw:layer="layout" svg:width="0.838cm" svg:height="0.624cm" svg:x="7.203cm" svg:y="19.029cm">
          <draw:text-box>
            <text:p text:style-name="P21"><text:span text:style-name="T29">D3</text:span></text:p>
          </draw:text-box>
        </draw:frame>
        <draw:frame draw:style-name="gr103" draw:text-style-name="P47" draw:layer="layout" svg:width="1.262cm" svg:height="0.675cm" svg:x="1.9cm" svg:y="2.825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.8cm" svg:y="3.226cm">
          <draw:text-box>
            <text:p text:style-name="P21"><text:span text:style-name="T28">RESET</text:span></text:p>
          </draw:text-box>
        </draw:frame>
        <draw:frame draw:style-name="gr107" draw:text-style-name="P47" draw:layer="layout" svg:width="0.851cm" svg:height="0.675cm" svg:x="2.301cm" svg:y="3.627cm">
          <draw:text-box>
            <text:p text:style-name="P21"><text:span text:style-name="T28">CL</text:span></text:p>
          </draw:text-box>
        </draw:frame>
        <draw:frame draw:style-name="gr108" draw:text-style-name="P47" draw:layer="layout" svg:width="1.256cm" svg:height="1.099cm" svg:x="1.901cm" svg:y="6.901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.801cm" svg:y="7.302cm">
          <draw:text-box>
            <text:p text:style-name="P21"><text:span text:style-name="T28">RESET</text:span></text:p>
          </draw:text-box>
        </draw:frame>
        <draw:frame draw:style-name="gr107" draw:text-style-name="P47" draw:layer="layout" svg:width="0.851cm" svg:height="0.675cm" svg:x="2.302cm" svg:y="7.703cm">
          <draw:text-box>
            <text:p text:style-name="P21"><text:span text:style-name="T28">CL</text:span></text:p>
          </draw:text-box>
        </draw:frame>
        <draw:frame draw:style-name="gr103" draw:text-style-name="P47" draw:layer="layout" svg:width="1.262cm" svg:height="0.675cm" svg:x="1.905cm" svg:y="15.301cm">
          <draw:text-box>
            <text:p text:style-name="P21"><text:span text:style-name="T28">SYNC</text:span></text:p>
          </draw:text-box>
        </draw:frame>
        <draw:frame draw:style-name="gr104" draw:text-style-name="P47" draw:layer="layout" svg:width="1.403cm" svg:height="0.675cm" svg:x="1.805cm" svg:y="15.702cm">
          <draw:text-box>
            <text:p text:style-name="P21"><text:span text:style-name="T28">RESET</text:span></text:p>
          </draw:text-box>
        </draw:frame>
        <draw:frame draw:style-name="gr107" draw:text-style-name="P47" draw:layer="layout" svg:width="0.851cm" svg:height="0.675cm" svg:x="2.306cm" svg:y="16.103cm">
          <draw:text-box>
            <text:p text:style-name="P21"><text:span text:style-name="T28">CL</text:span></text:p>
          </draw:text-box>
        </draw:frame>
        <draw:frame draw:style-name="gr109" draw:text-style-name="P47" draw:layer="layout" svg:width="1.851cm" svg:height="0.675cm" svg:x="13.297cm" svg:y="3.101cm">
          <draw:text-box>
            <text:p text:style-name="P21"><text:span text:style-name="T28">CM-RAM0</text:span></text:p>
          </draw:text-box>
        </draw:frame>
        <draw:frame draw:style-name="gr109" draw:text-style-name="P47" draw:layer="layout" svg:width="1.851cm" svg:height="0.675cm" svg:x="13.06cm" svg:y="11.201cm">
          <draw:text-box>
            <text:p text:style-name="P21"><text:span text:style-name="T28">CM-RAM1</text:span></text:p>
          </draw:text-box>
        </draw:frame>
        <draw:frame draw:style-name="gr109" draw:text-style-name="P47" draw:layer="layout" svg:width="1.851cm" svg:height="0.675cm" svg:x="15.16cm" svg:y="11.502cm">
          <draw:text-box>
            <text:p text:style-name="P21"><text:span text:style-name="T28">CM-RAM2</text:span></text:p>
          </draw:text-box>
        </draw:frame>
        <draw:frame draw:style-name="gr109" draw:text-style-name="P47" draw:layer="layout" svg:width="1.851cm" svg:height="0.675cm" svg:x="13.4cm" svg:y="19.526cm">
          <draw:text-box>
            <text:p text:style-name="P21"><text:span text:style-name="T28">CM-RAM3</text:span></text:p>
          </draw:text-box>
        </draw:frame>
        <draw:frame draw:style-name="gr110" draw:text-style-name="P47" draw:layer="layout" svg:width="1.698cm" svg:height="0.675cm" draw:transform="rotate (1.5707963267949) translate (3.025cm 14.301cm)">
          <draw:text-box>
            <text:p text:style-name="P21"><text:span text:style-name="T28">CM-ROM</text:span></text:p>
          </draw:text-box>
        </draw:frame>
        <draw:frame draw:style-name="gr111" draw:text-style-name="P47" draw:layer="layout" svg:width="1.12cm" svg:height="0.675cm" svg:x="22.444cm" svg:y="1.502cm">
          <draw:text-box>
            <text:p text:style-name="P21"><text:span text:style-name="T28">VDD</text:span></text:p>
          </draw:text-box>
        </draw:frame>
        <draw:frame draw:style-name="gr112" draw:text-style-name="P47" draw:layer="layout" svg:width="1.131cm" svg:height="0.675cm" svg:x="23.344cm" svg:y="1.503cm">
          <draw:text-box>
            <text:p text:style-name="P21"><text:span text:style-name="T28">GND</text:span></text:p>
          </draw:text-box>
        </draw:frame>
        <draw:frame draw:style-name="gr113" draw:text-style-name="P47" draw:layer="layout" svg:width="0.903cm" svg:height="0.675cm" svg:x="24.444cm" svg:y="1.504cm">
          <draw:text-box>
            <text:p text:style-name="P21"><text:span text:style-name="T28">Φ1</text:span></text:p>
          </draw:text-box>
        </draw:frame>
        <draw:frame draw:style-name="gr113" draw:text-style-name="P47" draw:layer="layout" svg:width="0.903cm" svg:height="0.675cm" svg:x="25.444cm" svg:y="1.505cm">
          <draw:text-box>
            <text:p text:style-name="P21"><text:span text:style-name="T28">Φ2</text:span></text:p>
          </draw:text-box>
        </draw:frame>
        <draw:frame draw:style-name="gr111" draw:text-style-name="P47" draw:layer="layout" svg:width="1.12cm" svg:height="0.675cm" svg:x="14.484cm" svg:y="4.626cm">
          <draw:text-box>
            <text:p text:style-name="P21"><text:span text:style-name="T28">VDD</text:span></text:p>
          </draw:text-box>
        </draw:frame>
        <draw:frame draw:style-name="gr111" draw:text-style-name="P47" draw:layer="layout" svg:width="1.12cm" svg:height="0.675cm" svg:x="23.5cm" svg:y="4.627cm">
          <draw:text-box>
            <text:p text:style-name="P21"><text:span text:style-name="T28">VDD</text:span></text:p>
          </draw:text-box>
        </draw:frame>
        <draw:frame draw:style-name="gr111" draw:text-style-name="P47" draw:layer="layout" svg:width="1.12cm" svg:height="0.675cm" svg:x="14.484cm" svg:y="8.026cm">
          <draw:text-box>
            <text:p text:style-name="P21"><text:span text:style-name="T28">VDD</text:span></text:p>
          </draw:text-box>
        </draw:frame>
        <draw:frame draw:style-name="gr111" draw:text-style-name="P47" draw:layer="layout" svg:width="1.12cm" svg:height="0.675cm" svg:x="23.5cm" svg:y="8.027cm">
          <draw:text-box>
            <text:p text:style-name="P21"><text:span text:style-name="T28">VDD</text:span></text:p>
          </draw:text-box>
        </draw:frame>
        <draw:frame draw:style-name="gr111" draw:text-style-name="P47" draw:layer="layout" svg:width="1.12cm" svg:height="0.675cm" svg:x="14.484cm" svg:y="13.026cm">
          <draw:text-box>
            <text:p text:style-name="P21"><text:span text:style-name="T28">VDD</text:span></text:p>
          </draw:text-box>
        </draw:frame>
        <draw:frame draw:style-name="gr111" draw:text-style-name="P47" draw:layer="layout" svg:width="1.12cm" svg:height="0.675cm" svg:x="23.5cm" svg:y="13.027cm">
          <draw:text-box>
            <text:p text:style-name="P21"><text:span text:style-name="T28">VDD</text:span></text:p>
          </draw:text-box>
        </draw:frame>
        <draw:frame draw:style-name="gr111" draw:text-style-name="P47" draw:layer="layout" svg:width="1.12cm" svg:height="0.675cm" svg:x="14.484cm" svg:y="16.426cm">
          <draw:text-box>
            <text:p text:style-name="P21"><text:span text:style-name="T28">VDD</text:span></text:p>
          </draw:text-box>
        </draw:frame>
        <draw:frame draw:style-name="gr111" draw:text-style-name="P47" draw:layer="layout" svg:width="1.12cm" svg:height="0.675cm" svg:x="23.5cm" svg:y="16.427cm">
          <draw:text-box>
            <text:p text:style-name="P21"><text:span text:style-name="T28">VDD</text:span></text:p>
          </draw:text-box>
        </draw:frame>
        <draw:line draw:style-name="gr80" draw:text-style-name="P42" draw:layer="layout" svg:x1="16.7cm" svg:y1="2.001cm" svg:x2="17.2cm" svg:y2="2.001cm">
          <text:p/>
        </draw:line>
        <draw:custom-shape draw:style-name="gr95" draw:text-style-name="P44" draw:layer="layout" svg:width="0.5cm" svg:height="0.2cm" svg:x="16.2cm" svg:y="1.9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4" draw:text-style-name="P43" draw:layer="layout" svg:width="0.2cm" svg:height="0.5cm" draw:transform="rotate (-1.5707963267949) translate (16.7cm 2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42" draw:layer="layout" svg:x1="16.7cm" svg:y1="2.501cm" svg:x2="17.2cm" svg:y2="2.501cm">
          <text:p/>
        </draw:line>
        <draw:frame draw:style-name="gr114" draw:text-style-name="P49" draw:layer="layout" svg:width="4.9cm" svg:height="0.675cm" svg:x="17cm" svg:y="1.701cm">
          <draw:text-box>
            <text:p text:style-name="P21"><text:span text:style-name="T30">I/O Port</text:span><text:span text:style-name="T30">（</text:span><text:span text:style-name="T30">x64</text:span><text:span text:style-name="T30">）</text:span></text:p>
          </draw:text-box>
        </draw:frame>
        <draw:frame draw:style-name="gr114" draw:text-style-name="P49" draw:layer="layout" svg:width="3.3cm" svg:height="0.675cm" svg:x="17cm" svg:y="2.202cm">
          <draw:text-box>
            <text:p text:style-name="P21"><text:span text:style-name="T30">Output Port (x64)</text:span></text:p>
          </draw:text-box>
        </draw:frame>
        <draw:line draw:style-name="gr97" draw:text-style-name="P42" draw:layer="layout" svg:x1="2cm" svg:y1="2.201cm" svg:x2="3.2cm" svg:y2="2.201cm">
          <text:p/>
        </draw:line>
        <draw:frame draw:style-name="gr115" draw:text-style-name="P47" draw:layer="layout" svg:width="1.256cm" svg:height="0.675cm" svg:x="1.9cm" svg:y="1.626cm">
          <draw:text-box>
            <text:p text:style-name="P21"><text:span text:style-name="T28">TEST</text:span></text:p>
          </draw:text-box>
        </draw:frame>
        <draw:custom-shape draw:style-name="gr94" draw:text-style-name="P43" draw:layer="layout" svg:width="0.2cm" svg:height="0.5cm" draw:transform="rotate (1.5707963267949) translate (1.5cm 2.301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5" draw:text-style-name="P47" draw:layer="layout" svg:width="1.256cm" svg:height="0.675cm" svg:x="2.7cm" svg:y="4.301cm">
          <draw:text-box>
            <text:p text:style-name="P21"><text:span text:style-name="T28">IO0</text:span></text:p>
          </draw:text-box>
        </draw:frame>
        <draw:frame draw:style-name="gr115" draw:text-style-name="P47" draw:layer="layout" svg:width="1.256cm" svg:height="0.675cm" svg:x="2.7cm" svg:y="4.702cm">
          <draw:text-box>
            <text:p text:style-name="P21"><text:span text:style-name="T28">IO1</text:span></text:p>
          </draw:text-box>
        </draw:frame>
        <draw:frame draw:style-name="gr115" draw:text-style-name="P47" draw:layer="layout" svg:width="1.256cm" svg:height="0.675cm" svg:x="2.7cm" svg:y="5.103cm">
          <draw:text-box>
            <text:p text:style-name="P21"><text:span text:style-name="T28">IO2</text:span></text:p>
          </draw:text-box>
        </draw:frame>
        <draw:frame draw:style-name="gr115" draw:text-style-name="P47" draw:layer="layout" svg:width="1.256cm" svg:height="0.675cm" svg:x="2.7cm" svg:y="5.504cm">
          <draw:text-box>
            <text:p text:style-name="P21"><text:span text:style-name="T28">IO3</text:span></text:p>
          </draw:text-box>
        </draw:frame>
        <draw:frame draw:style-name="gr115" draw:text-style-name="P47" draw:layer="layout" svg:width="1.256cm" svg:height="0.675cm" svg:x="2.7cm" svg:y="8.301cm">
          <draw:text-box>
            <text:p text:style-name="P21"><text:span text:style-name="T28">IO0</text:span></text:p>
          </draw:text-box>
        </draw:frame>
        <draw:frame draw:style-name="gr115" draw:text-style-name="P47" draw:layer="layout" svg:width="1.256cm" svg:height="0.675cm" svg:x="2.7cm" svg:y="8.702cm">
          <draw:text-box>
            <text:p text:style-name="P21"><text:span text:style-name="T28">IO1</text:span></text:p>
          </draw:text-box>
        </draw:frame>
        <draw:frame draw:style-name="gr115" draw:text-style-name="P47" draw:layer="layout" svg:width="1.256cm" svg:height="0.675cm" svg:x="2.7cm" svg:y="9.103cm">
          <draw:text-box>
            <text:p text:style-name="P21"><text:span text:style-name="T28">IO2</text:span></text:p>
          </draw:text-box>
        </draw:frame>
        <draw:frame draw:style-name="gr115" draw:text-style-name="P47" draw:layer="layout" svg:width="1.256cm" svg:height="0.675cm" svg:x="2.7cm" svg:y="9.504cm">
          <draw:text-box>
            <text:p text:style-name="P21"><text:span text:style-name="T28">IO3</text:span></text:p>
          </draw:text-box>
        </draw:frame>
        <draw:frame draw:style-name="gr115" draw:text-style-name="P47" draw:layer="layout" svg:width="1.256cm" svg:height="0.675cm" svg:x="2.7cm" svg:y="16.701cm">
          <draw:text-box>
            <text:p text:style-name="P21"><text:span text:style-name="T28">IO0</text:span></text:p>
          </draw:text-box>
        </draw:frame>
        <draw:frame draw:style-name="gr115" draw:text-style-name="P47" draw:layer="layout" svg:width="1.256cm" svg:height="0.675cm" svg:x="2.7cm" svg:y="17.102cm">
          <draw:text-box>
            <text:p text:style-name="P21"><text:span text:style-name="T28">IO1</text:span></text:p>
          </draw:text-box>
        </draw:frame>
        <draw:frame draw:style-name="gr115" draw:text-style-name="P47" draw:layer="layout" svg:width="1.256cm" svg:height="0.675cm" svg:x="2.7cm" svg:y="17.503cm">
          <draw:text-box>
            <text:p text:style-name="P21"><text:span text:style-name="T28">IO2</text:span></text:p>
          </draw:text-box>
        </draw:frame>
        <draw:frame draw:style-name="gr115" draw:text-style-name="P47" draw:layer="layout" svg:width="1.256cm" svg:height="0.675cm" svg:x="2.7cm" svg:y="17.904cm">
          <draw:text-box>
            <text:p text:style-name="P21"><text:span text:style-name="T28">IO3</text:span></text:p>
          </draw:text-box>
        </draw:frame>
        <draw:frame draw:style-name="gr116" draw:text-style-name="P48" draw:layer="layout" svg:width="0.845cm" svg:height="0.675cm" svg:x="10.801cm" svg:y="4.502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11.202cm" svg:y="4.503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11.603cm" svg:y="4.504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12.004cm" svg:y="4.505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5.295cm" svg:y="4.523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15.696cm" svg:y="4.524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16.097cm" svg:y="4.525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16.498cm" svg:y="4.526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9.795cm" svg:y="4.523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20.196cm" svg:y="4.524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20.597cm" svg:y="4.525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20.998cm" svg:y="4.526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24.295cm" svg:y="4.523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24.696cm" svg:y="4.524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25.097cm" svg:y="4.525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25.498cm" svg:y="4.526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0.8cm" svg:y="9.701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11.201cm" svg:y="9.702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11.602cm" svg:y="9.703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12.003cm" svg:y="9.704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5.3cm" svg:y="9.723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15.701cm" svg:y="9.724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16.102cm" svg:y="9.725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16.503cm" svg:y="9.726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9.8cm" svg:y="9.723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20.201cm" svg:y="9.724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20.602cm" svg:y="9.725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21.003cm" svg:y="9.726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24.3cm" svg:y="9.701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24.701cm" svg:y="9.702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25.102cm" svg:y="9.703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25.503cm" svg:y="9.704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0.8cm" svg:y="12.901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11.201cm" svg:y="12.902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11.602cm" svg:y="12.903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12.003cm" svg:y="12.904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5.3cm" svg:y="12.923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15.701cm" svg:y="12.924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16.102cm" svg:y="12.925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16.503cm" svg:y="12.926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9.8cm" svg:y="12.923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20.201cm" svg:y="12.924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20.602cm" svg:y="12.925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21.003cm" svg:y="12.926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24.3cm" svg:y="12.901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24.701cm" svg:y="12.902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25.102cm" svg:y="12.903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25.503cm" svg:y="12.904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0.8cm" svg:y="18.101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11.201cm" svg:y="18.102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11.602cm" svg:y="18.103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12.003cm" svg:y="18.104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5.3cm" svg:y="18.123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15.701cm" svg:y="18.124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16.102cm" svg:y="18.125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16.503cm" svg:y="18.126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19.8cm" svg:y="18.123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20.201cm" svg:y="18.124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20.602cm" svg:y="18.125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21.003cm" svg:y="18.126cm">
          <draw:text-box>
            <text:p text:style-name="P21"><text:span text:style-name="T29">O3</text:span></text:p>
          </draw:text-box>
        </draw:frame>
        <draw:frame draw:style-name="gr116" draw:text-style-name="P48" draw:layer="layout" svg:width="0.845cm" svg:height="0.675cm" svg:x="24.3cm" svg:y="18.101cm">
          <draw:text-box>
            <text:p text:style-name="P21"><text:span text:style-name="T29">O0</text:span></text:p>
          </draw:text-box>
        </draw:frame>
        <draw:frame draw:style-name="gr116" draw:text-style-name="P48" draw:layer="layout" svg:width="0.845cm" svg:height="0.675cm" svg:x="24.701cm" svg:y="18.102cm">
          <draw:text-box>
            <text:p text:style-name="P21"><text:span text:style-name="T29">O1</text:span></text:p>
          </draw:text-box>
        </draw:frame>
        <draw:frame draw:style-name="gr116" draw:text-style-name="P48" draw:layer="layout" svg:width="0.845cm" svg:height="0.675cm" svg:x="25.102cm" svg:y="18.103cm">
          <draw:text-box>
            <text:p text:style-name="P21"><text:span text:style-name="T29">O2</text:span></text:p>
          </draw:text-box>
        </draw:frame>
        <draw:frame draw:style-name="gr116" draw:text-style-name="P48" draw:layer="layout" svg:width="0.845cm" svg:height="0.675cm" svg:x="25.503cm" svg:y="18.104cm">
          <draw:text-box>
            <text:p text:style-name="P21"><text:span text:style-name="T29">O3</text:span></text:p>
          </draw:text-box>
        </draw:frame>
        <draw:line draw:style-name="gr80" draw:text-style-name="P42" draw:layer="layout" svg:x1="10.6cm" svg:y1="1.601cm" svg:x2="11.4cm" svg:y2="1.601cm">
          <text:p/>
        </draw:line>
        <draw:line draw:style-name="gr80" draw:text-style-name="P42" draw:layer="layout" svg:x1="10.6cm" svg:y1="2.301cm" svg:x2="11.5cm" svg:y2="2.301cm">
          <text:p/>
        </draw:line>
        <draw:line draw:style-name="gr80" draw:text-style-name="P42" draw:layer="layout" svg:x1="2.2cm" svg:y1="3.001cm" svg:x2="2.9cm" svg:y2="3.001cm">
          <text:p/>
        </draw:line>
        <draw:line draw:style-name="gr80" draw:text-style-name="P42" draw:layer="layout" svg:x1="2cm" svg:y1="3.401cm" svg:x2="2.9cm" svg:y2="3.401cm">
          <text:p/>
        </draw:line>
        <draw:line draw:style-name="gr80" draw:text-style-name="P42" draw:layer="layout" svg:x1="2.6cm" svg:y1="3.801cm" svg:x2="2.9cm" svg:y2="3.801cm">
          <text:p/>
        </draw:line>
        <draw:line draw:style-name="gr80" draw:text-style-name="P42" draw:layer="layout" svg:x1="2.1cm" svg:y1="7.001cm" svg:x2="2.9cm" svg:y2="7.001cm">
          <text:p/>
        </draw:line>
        <draw:line draw:style-name="gr80" draw:text-style-name="P42" draw:layer="layout" svg:x1="2cm" svg:y1="7.401cm" svg:x2="2.9cm" svg:y2="7.401cm">
          <text:p/>
        </draw:line>
        <draw:line draw:style-name="gr80" draw:text-style-name="P42" draw:layer="layout" svg:x1="2.5cm" svg:y1="7.801cm" svg:x2="2.9cm" svg:y2="7.801cm">
          <text:p/>
        </draw:line>
        <draw:line draw:style-name="gr80" draw:text-style-name="P42" draw:layer="layout" svg:x1="3.1cm" svg:y1="12.801cm" svg:x2="3.1cm" svg:y2="14.001cm">
          <text:p/>
        </draw:line>
        <draw:line draw:style-name="gr80" draw:text-style-name="P42" draw:layer="layout" svg:x1="2.1cm" svg:y1="15.401cm" svg:x2="2.9cm" svg:y2="15.401cm">
          <text:p/>
        </draw:line>
        <draw:line draw:style-name="gr80" draw:text-style-name="P42" draw:layer="layout" svg:x1="2.1cm" svg:y1="15.801cm" svg:x2="2.9cm" svg:y2="15.801cm">
          <text:p/>
        </draw:line>
        <draw:line draw:style-name="gr80" draw:text-style-name="P42" draw:layer="layout" svg:x1="2.6cm" svg:y1="16.201cm" svg:x2="2.9cm" svg:y2="16.201cm">
          <text:p/>
        </draw:line>
        <draw:line draw:style-name="gr80" draw:text-style-name="P42" draw:layer="layout" svg:x1="13.7cm" svg:y1="19.601cm" svg:x2="15cm" svg:y2="19.601cm">
          <text:p/>
        </draw:line>
        <draw:line draw:style-name="gr80" draw:text-style-name="P42" draw:layer="layout" svg:x1="15.4cm" svg:y1="11.601cm" svg:x2="16.7cm" svg:y2="11.601cm">
          <text:p/>
        </draw:line>
        <draw:line draw:style-name="gr80" draw:text-style-name="P42" draw:layer="layout" svg:x1="13.3cm" svg:y1="11.301cm" svg:x2="14.6cm" svg:y2="11.301cm">
          <text:p/>
        </draw:line>
        <draw:line draw:style-name="gr80" draw:text-style-name="P42" draw:layer="layout" svg:x1="13.6cm" svg:y1="3.201cm" svg:x2="14.9cm" svg:y2="3.201cm">
          <text:p/>
        </draw:line>
        <draw:line draw:style-name="gr80" draw:text-style-name="P42" draw:layer="layout" svg:x1="13.8cm" svg:y1="5.001cm" svg:x2="14.5cm" svg:y2="5.001cm">
          <text:p/>
        </draw:line>
        <draw:line draw:style-name="gr80" draw:text-style-name="P42" draw:layer="layout" svg:x1="13.8cm" svg:y1="5.701cm" svg:x2="14.6cm" svg:y2="5.701cm">
          <text:p/>
        </draw:line>
        <draw:line draw:style-name="gr80" draw:text-style-name="P42" draw:layer="layout" svg:x1="18.2cm" svg:y1="5.001cm" svg:x2="19cm" svg:y2="5.001cm">
          <text:p/>
        </draw:line>
        <draw:line draw:style-name="gr80" draw:text-style-name="P42" draw:layer="layout" svg:x1="18.2cm" svg:y1="5.701cm" svg:x2="19.1cm" svg:y2="5.701cm">
          <text:p/>
        </draw:line>
        <draw:line draw:style-name="gr80" draw:text-style-name="P42" draw:layer="layout" svg:x1="22.7cm" svg:y1="5.001cm" svg:x2="23.5cm" svg:y2="5.001cm">
          <text:p/>
        </draw:line>
        <draw:line draw:style-name="gr80" draw:text-style-name="P42" draw:layer="layout" svg:x1="22.8cm" svg:y1="5.701cm" svg:x2="23.6cm" svg:y2="5.701cm">
          <text:p/>
        </draw:line>
        <draw:line draw:style-name="gr80" draw:text-style-name="P42" draw:layer="layout" svg:x1="27.2cm" svg:y1="5.001cm" svg:x2="28cm" svg:y2="5.001cm">
          <text:p/>
        </draw:line>
        <draw:line draw:style-name="gr80" draw:text-style-name="P42" draw:layer="layout" svg:x1="27.2cm" svg:y1="5.701cm" svg:x2="28.1cm" svg:y2="5.701cm">
          <text:p/>
        </draw:line>
        <draw:line draw:style-name="gr80" draw:text-style-name="P42" draw:layer="layout" svg:x1="13.8cm" svg:y1="8.401cm" svg:x2="14.5cm" svg:y2="8.401cm">
          <text:p/>
        </draw:line>
        <draw:line draw:style-name="gr80" draw:text-style-name="P42" draw:layer="layout" svg:x1="13.7cm" svg:y1="9.101cm" svg:x2="14.5cm" svg:y2="9.101cm">
          <text:p/>
        </draw:line>
        <draw:line draw:style-name="gr80" draw:text-style-name="P42" draw:layer="layout" svg:x1="18.2cm" svg:y1="8.401cm" svg:x2="19cm" svg:y2="8.401cm">
          <text:p/>
        </draw:line>
        <draw:line draw:style-name="gr80" draw:text-style-name="P42" draw:layer="layout" svg:x1="18.2cm" svg:y1="9.101cm" svg:x2="19.1cm" svg:y2="9.101cm">
          <text:p/>
        </draw:line>
        <draw:line draw:style-name="gr80" draw:text-style-name="P42" draw:layer="layout" svg:x1="22.7cm" svg:y1="8.401cm" svg:x2="23.4cm" svg:y2="8.401cm">
          <text:p/>
        </draw:line>
        <draw:line draw:style-name="gr80" draw:text-style-name="P42" draw:layer="layout" svg:x1="22.7cm" svg:y1="9.101cm" svg:x2="23.6cm" svg:y2="9.101cm">
          <text:p/>
        </draw:line>
        <draw:line draw:style-name="gr80" draw:text-style-name="P42" draw:layer="layout" svg:x1="27.2cm" svg:y1="8.401cm" svg:x2="27.9cm" svg:y2="8.401cm">
          <text:p/>
        </draw:line>
        <draw:line draw:style-name="gr80" draw:text-style-name="P42" draw:layer="layout" svg:x1="27.3cm" svg:y1="9.101cm" svg:x2="28.1cm" svg:y2="9.101cm">
          <text:p/>
        </draw:line>
        <draw:line draw:style-name="gr80" draw:text-style-name="P42" draw:layer="layout" svg:x1="13.8cm" svg:y1="13.401cm" svg:x2="14.5cm" svg:y2="13.401cm">
          <text:p/>
        </draw:line>
        <draw:line draw:style-name="gr80" draw:text-style-name="P42" draw:layer="layout" svg:x1="13.7cm" svg:y1="14.101cm" svg:x2="14.6cm" svg:y2="14.101cm">
          <text:p/>
        </draw:line>
        <draw:line draw:style-name="gr80" draw:text-style-name="P42" draw:layer="layout" svg:x1="18.2cm" svg:y1="13.401cm" svg:x2="19cm" svg:y2="13.401cm">
          <text:p/>
        </draw:line>
        <draw:line draw:style-name="gr80" draw:text-style-name="P42" draw:layer="layout" svg:x1="18.2cm" svg:y1="14.101cm" svg:x2="19.1cm" svg:y2="14.101cm">
          <text:p/>
        </draw:line>
        <draw:line draw:style-name="gr80" draw:text-style-name="P42" draw:layer="layout" svg:x1="22.7cm" svg:y1="13.401cm" svg:x2="23.4cm" svg:y2="13.401cm">
          <text:p/>
        </draw:line>
        <draw:line draw:style-name="gr80" draw:text-style-name="P42" draw:layer="layout" svg:x1="22.7cm" svg:y1="14.101cm" svg:x2="23.6cm" svg:y2="14.101cm">
          <text:p/>
        </draw:line>
        <draw:line draw:style-name="gr80" draw:text-style-name="P42" draw:layer="layout" svg:x1="27.2cm" svg:y1="13.401cm" svg:x2="27.9cm" svg:y2="13.401cm">
          <text:p/>
        </draw:line>
        <draw:line draw:style-name="gr80" draw:text-style-name="P42" draw:layer="layout" svg:x1="27.3cm" svg:y1="14.101cm" svg:x2="28.2cm" svg:y2="14.101cm">
          <text:p/>
        </draw:line>
        <draw:line draw:style-name="gr80" draw:text-style-name="P42" draw:layer="layout" svg:x1="13.8cm" svg:y1="16.801cm" svg:x2="14.5cm" svg:y2="16.801cm">
          <text:p/>
        </draw:line>
        <draw:line draw:style-name="gr80" draw:text-style-name="P42" draw:layer="layout" svg:x1="13.7cm" svg:y1="17.501cm" svg:x2="14.6cm" svg:y2="17.501cm">
          <text:p/>
        </draw:line>
        <draw:line draw:style-name="gr80" draw:text-style-name="P42" draw:layer="layout" svg:x1="18.2cm" svg:y1="16.801cm" svg:x2="19cm" svg:y2="16.801cm">
          <text:p/>
        </draw:line>
        <draw:line draw:style-name="gr80" draw:text-style-name="P42" draw:layer="layout" svg:x1="18.2cm" svg:y1="17.501cm" svg:x2="19.1cm" svg:y2="17.501cm">
          <text:p/>
        </draw:line>
        <draw:line draw:style-name="gr80" draw:text-style-name="P42" draw:layer="layout" svg:x1="22.7cm" svg:y1="16.801cm" svg:x2="23.5cm" svg:y2="16.801cm">
          <text:p/>
        </draw:line>
        <draw:line draw:style-name="gr80" draw:text-style-name="P42" draw:layer="layout" svg:x1="22.6cm" svg:y1="17.501cm" svg:x2="23.6cm" svg:y2="17.501cm">
          <text:p/>
        </draw:line>
        <draw:line draw:style-name="gr80" draw:text-style-name="P42" draw:layer="layout" svg:x1="27.2cm" svg:y1="16.801cm" svg:x2="28.1cm" svg:y2="16.801cm">
          <text:p/>
        </draw:line>
        <draw:line draw:style-name="gr80" draw:text-style-name="P42" draw:layer="layout" svg:x1="27.2cm" svg:y1="17.501cm" svg:x2="28.1cm" svg:y2="17.501cm">
          <text:p/>
        </draw:line>
        <draw:frame draw:style-name="gr104" draw:text-style-name="P51" draw:layer="layout" svg:width="1.554cm" svg:height="0.675cm" svg:x="9.497cm" svg:y="3.703cm">
          <draw:text-box>
            <text:p text:style-name="P50"><text:span text:style-name="T31">BANK0</text:span></text:p>
          </draw:text-box>
        </draw:frame>
        <draw:frame draw:style-name="gr104" draw:text-style-name="P51" draw:layer="layout" svg:width="1.554cm" svg:height="0.675cm" svg:x="9.497cm" svg:y="10.404cm">
          <draw:text-box>
            <text:p text:style-name="P50"><text:span text:style-name="T31">BANK1</text:span></text:p>
          </draw:text-box>
        </draw:frame>
        <draw:frame draw:style-name="gr104" draw:text-style-name="P51" draw:layer="layout" svg:width="1.554cm" svg:height="0.675cm" svg:x="9.497cm" svg:y="12.205cm">
          <draw:text-box>
            <text:p text:style-name="P50"><text:span text:style-name="T31">BANK2</text:span></text:p>
          </draw:text-box>
        </draw:frame>
        <draw:frame draw:style-name="gr104" draw:text-style-name="P51" draw:layer="layout" svg:width="1.554cm" svg:height="0.675cm" svg:x="9.497cm" svg:y="18.806cm">
          <draw:text-box>
            <text:p text:style-name="P50"><text:span text:style-name="T31">BANK3</text:span></text:p>
          </draw:text-box>
        </draw:frame>
      </draw:page>
      <draw:page draw:name="page9" draw:style-name="dp1" draw:master-page-name="標準">
        <draw:line draw:style-name="gr80" draw:text-style-name="P19" draw:layer="layout" svg:x1="17cm" svg:y1="3.6cm" svg:x2="13.4cm" svg:y2="3.6cm">
          <text:p/>
        </draw:line>
        <draw:rect draw:style-name="gr24" draw:text-style-name="P2" draw:layer="layout" svg:width="2cm" svg:height="2.211cm" svg:x="17cm" svg:y="2.2cm">
          <text:p/>
        </draw:rect>
        <draw:frame draw:style-name="gr101" draw:text-style-name="P39" draw:layer="layout" svg:width="1.378cm" svg:height="1.841cm" svg:x="17.3cm" svg:y="2.43cm">
          <draw:text-box>
            <text:p text:style-name="P21"><text:span text:style-name="T26">ROM</text:span></text:p>
            <text:p text:style-name="P21"><text:span text:style-name="T26">4001</text:span></text:p>
            <text:p text:style-name="P21"><text:span text:style-name="T26">#n</text:span></text:p>
          </draw:text-box>
        </draw:frame>
        <draw:rect draw:style-name="gr24" draw:text-style-name="P2" draw:layer="layout" svg:width="8cm" svg:height="2.4cm" svg:x="4cm" svg:y="2cm">
          <text:p/>
        </draw:rect>
        <draw:line draw:style-name="gr80" draw:text-style-name="P19" draw:layer="layout" svg:x1="16.5cm" svg:y1="4.1cm" svg:x2="17cm" svg:y2="4.1cm">
          <text:p/>
        </draw:line>
        <draw:g draw:style-name="gr44">
          <draw:line draw:style-name="gr80" draw:text-style-name="P19" draw:layer="layout" svg:x1="4.4cm" svg:y1="3.4cm" svg:x2="4.4cm" svg:y2="5.2cm">
            <text:p/>
          </draw:line>
          <draw:line draw:style-name="gr80" draw:text-style-name="P19" draw:layer="layout" svg:x1="5.2cm" svg:y1="3.4cm" svg:x2="5.2cm" svg:y2="5.2cm">
            <text:p/>
          </draw:line>
          <draw:line draw:style-name="gr80" draw:text-style-name="P19" draw:layer="layout" svg:x1="6cm" svg:y1="3.4cm" svg:x2="6cm" svg:y2="5.2cm">
            <text:p/>
          </draw:line>
          <draw:line draw:style-name="gr80" draw:text-style-name="P19" draw:layer="layout" svg:x1="6.8cm" svg:y1="3.4cm" svg:x2="6.8cm" svg:y2="5.2cm">
            <text:p/>
          </draw:line>
          <draw:line draw:style-name="gr80" draw:text-style-name="P19" draw:layer="layout" svg:x1="7.6cm" svg:y1="3.4cm" svg:x2="7.6cm" svg:y2="5.2cm">
            <text:p/>
          </draw:line>
          <draw:line draw:style-name="gr80" draw:text-style-name="P19" draw:layer="layout" svg:x1="8.4cm" svg:y1="3.4cm" svg:x2="8.4cm" svg:y2="5.2cm">
            <text:p/>
          </draw:line>
          <draw:line draw:style-name="gr80" draw:text-style-name="P19" draw:layer="layout" svg:x1="9.2cm" svg:y1="3.4cm" svg:x2="9.2cm" svg:y2="5.2cm">
            <text:p/>
          </draw:line>
          <draw:line draw:style-name="gr80" draw:text-style-name="P19" draw:layer="layout" svg:x1="10cm" svg:y1="3.4cm" svg:x2="10cm" svg:y2="5.2cm">
            <text:p/>
          </draw:line>
          <draw:line draw:style-name="gr80" draw:text-style-name="P19" draw:layer="layout" svg:x1="10.8cm" svg:y1="3.4cm" svg:x2="10.8cm" svg:y2="5.2cm">
            <text:p/>
          </draw:line>
          <draw:line draw:style-name="gr80" draw:text-style-name="P19" draw:layer="layout" svg:x1="11.6cm" svg:y1="3.4cm" svg:x2="11.6cm" svg:y2="5.2cm">
            <text:p/>
          </draw:line>
        </draw:g>
        <draw:rect draw:style-name="gr75" draw:text-style-name="P2" draw:layer="layout" svg:width="7.6cm" svg:height="0.6cm" svg:x="4.2cm" svg:y="2.8cm">
          <text:p/>
        </draw:rect>
        <draw:rect draw:style-name="gr75" draw:text-style-name="P2" draw:layer="layout" svg:width="7.6cm" svg:height="0.6cm" svg:x="4.2cm" svg:y="3.6cm">
          <text:p/>
        </draw:rect>
        <draw:frame draw:style-name="gr86" draw:text-style-name="P38" draw:layer="layout" svg:width="0.759cm" svg:height="0.513cm" svg:x="11.9cm" svg:y="3.487cm">
          <draw:text-box>
            <text:p text:style-name="P21"><text:span text:style-name="T25">OE</text:span></text:p>
          </draw:text-box>
        </draw:frame>
        <draw:custom-shape draw:style-name="gr81" draw:text-style-name="P2" draw:layer="layout" svg:width="0.2cm" svg:height="0.2cm" draw:transform="rotate (-3.14159265358979) translate (11.3cm 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80" draw:text-style-name="P19" draw:layer="layout" svg:x1="17cm" svg:y1="2.6cm" svg:x2="14cm" svg:y2="2.6cm">
          <text:p/>
        </draw:line>
        <draw:frame draw:style-name="gr87" draw:text-style-name="P37" draw:layer="layout" svg:width="2.75cm" svg:height="0.569cm" svg:x="4.4cm" svg:y="3.6cm">
          <draw:text-box>
            <text:p><text:span text:style-name="T24">Output Buffers</text:span></text:p>
          </draw:text-box>
        </draw:frame>
        <draw:frame draw:style-name="gr76" draw:text-style-name="P37" draw:layer="layout" svg:width="3.304cm" svg:height="0.569cm" svg:x="4.2cm" svg:y="2.831cm">
          <draw:text-box>
            <text:p><text:span text:style-name="T24">10 bit Shift Register</text:span></text:p>
          </draw:text-box>
        </draw:frame>
        <draw:line draw:style-name="gr82" draw:text-style-name="P19" draw:layer="layout" svg:x1="17cm" svg:y1="3.1cm" svg:x2="11.8cm" svg:y2="3.1cm">
          <text:p/>
        </draw:line>
        <draw:frame draw:style-name="gr77" draw:text-style-name="P38" draw:layer="layout" svg:width="0.749cm" svg:height="0.513cm" svg:x="11.878cm" svg:y="2.187cm">
          <draw:text-box>
            <text:p text:style-name="P21"><text:span text:style-name="T25">CP</text:span></text:p>
          </draw:text-box>
        </draw:frame>
        <draw:frame draw:style-name="gr78" draw:text-style-name="P38" draw:layer="layout" svg:width="1.222cm" svg:height="0.513cm" svg:x="11.878cm" svg:y="2.687cm">
          <draw:text-box>
            <text:p text:style-name="P21"><text:span text:style-name="T25">DATAIN</text:span></text:p>
          </draw:text-box>
        </draw:frame>
        <draw:frame draw:style-name="gr88" draw:text-style-name="P38" draw:layer="layout" svg:width="0.743cm" svg:height="0.513cm" svg:x="3.9cm" svg:y="4.3cm">
          <draw:text-box>
            <text:p text:style-name="P21"><text:span text:style-name="T25">Q9</text:span></text:p>
          </draw:text-box>
        </draw:frame>
        <draw:frame draw:style-name="gr88" draw:text-style-name="P38" draw:layer="layout" svg:width="0.743cm" svg:height="0.513cm" svg:x="4.701cm" svg:y="4.301cm">
          <draw:text-box>
            <text:p text:style-name="P21"><text:span text:style-name="T25">Q8</text:span></text:p>
          </draw:text-box>
        </draw:frame>
        <draw:frame draw:style-name="gr88" draw:text-style-name="P38" draw:layer="layout" svg:width="0.743cm" svg:height="0.513cm" svg:x="5.502cm" svg:y="4.302cm">
          <draw:text-box>
            <text:p text:style-name="P21"><text:span text:style-name="T25">Q7</text:span></text:p>
          </draw:text-box>
        </draw:frame>
        <draw:frame draw:style-name="gr88" draw:text-style-name="P38" draw:layer="layout" svg:width="0.743cm" svg:height="0.513cm" svg:x="6.303cm" svg:y="4.303cm">
          <draw:text-box>
            <text:p text:style-name="P21"><text:span text:style-name="T25">Q6</text:span></text:p>
          </draw:text-box>
        </draw:frame>
        <draw:frame draw:style-name="gr88" draw:text-style-name="P38" draw:layer="layout" svg:width="0.743cm" svg:height="0.513cm" svg:x="7.104cm" svg:y="4.304cm">
          <draw:text-box>
            <text:p text:style-name="P21"><text:span text:style-name="T25">Q5</text:span></text:p>
          </draw:text-box>
        </draw:frame>
        <draw:frame draw:style-name="gr88" draw:text-style-name="P38" draw:layer="layout" svg:width="0.743cm" svg:height="0.513cm" svg:x="7.905cm" svg:y="4.305cm">
          <draw:text-box>
            <text:p text:style-name="P21"><text:span text:style-name="T25">Q4</text:span></text:p>
          </draw:text-box>
        </draw:frame>
        <draw:frame draw:style-name="gr88" draw:text-style-name="P38" draw:layer="layout" svg:width="0.743cm" svg:height="0.513cm" svg:x="8.706cm" svg:y="4.306cm">
          <draw:text-box>
            <text:p text:style-name="P21"><text:span text:style-name="T25">Q3</text:span></text:p>
          </draw:text-box>
        </draw:frame>
        <draw:frame draw:style-name="gr88" draw:text-style-name="P38" draw:layer="layout" svg:width="0.743cm" svg:height="0.513cm" svg:x="9.507cm" svg:y="4.307cm">
          <draw:text-box>
            <text:p text:style-name="P21"><text:span text:style-name="T25">Q2</text:span></text:p>
          </draw:text-box>
        </draw:frame>
        <draw:frame draw:style-name="gr88" draw:text-style-name="P38" draw:layer="layout" svg:width="0.743cm" svg:height="0.513cm" svg:x="10.308cm" svg:y="4.308cm">
          <draw:text-box>
            <text:p text:style-name="P21"><text:span text:style-name="T25">Q1</text:span></text:p>
          </draw:text-box>
        </draw:frame>
        <draw:frame draw:style-name="gr88" draw:text-style-name="P38" draw:layer="layout" svg:width="0.743cm" svg:height="0.513cm" svg:x="11.109cm" svg:y="4.309cm">
          <draw:text-box>
            <text:p text:style-name="P21"><text:span text:style-name="T25">Q0</text:span></text:p>
          </draw:text-box>
        </draw:frame>
        <draw:frame draw:style-name="gr89" draw:text-style-name="P38" draw:layer="layout" svg:width="1.565cm" svg:height="0.775cm" svg:x="2.335cm" svg:y="2.9cm">
          <draw:text-box>
            <text:p text:style-name="P21"><text:span text:style-name="T25">SERIALOUT</text:span></text:p>
          </draw:text-box>
        </draw:frame>
        <draw:rect draw:style-name="gr75" draw:text-style-name="P2" draw:layer="layout" svg:width="2.6cm" svg:height="0.4cm" svg:x="4.2cm" svg:y="2.2cm">
          <text:p/>
        </draw:rect>
        <draw:frame draw:style-name="gr85" draw:text-style-name="P37" draw:layer="layout" svg:width="2.83cm" svg:height="0.569cm" svg:x="4.47cm" svg:y="2.131cm">
          <draw:text-box>
            <text:p><text:span text:style-name="T24">Power On Reset</text:span></text:p>
          </draw:text-box>
        </draw:frame>
        <draw:line draw:style-name="gr80" draw:text-style-name="P19" draw:layer="layout" svg:x1="7cm" svg:y1="2.4cm" svg:x2="6.8cm" svg:y2="2.4cm">
          <text:p/>
        </draw:line>
        <draw:line draw:style-name="gr82" draw:text-style-name="P19" draw:layer="layout" svg:x1="7cm" svg:y1="2.4cm" svg:x2="7cm" svg:y2="2.8cm">
          <text:p/>
        </draw:line>
        <draw:line draw:style-name="gr82" draw:text-style-name="P19" draw:layer="layout" svg:x1="11.2cm" svg:y1="2.6cm" svg:x2="11.2cm" svg:y2="2.8cm">
          <text:p/>
        </draw:line>
        <draw:line draw:style-name="gr82" draw:text-style-name="P19" draw:layer="layout" svg:x1="4.2cm" svg:y1="3.1cm" svg:x2="3.7cm" svg:y2="3.1cm">
          <text:p/>
        </draw:line>
        <draw:frame draw:style-name="gr79" draw:text-style-name="P39" draw:layer="layout" svg:width="4.943cm" svg:height="0.781cm" svg:x="6.957cm" svg:y="1.9cm">
          <draw:text-box>
            <text:p text:style-name="P21"><text:span text:style-name="T26">Shift Register 4003 #0</text:span></text:p>
          </draw:text-box>
        </draw:frame>
        <draw:frame draw:style-name="gr117" draw:text-style-name="P38" draw:layer="layout" svg:width="0.815cm" svg:height="0.513cm" svg:x="16.318cm" svg:y="2.195cm">
          <draw:text-box>
            <text:p text:style-name="P21"><text:span text:style-name="T25">IO0</text:span></text:p>
          </draw:text-box>
        </draw:frame>
        <draw:frame draw:style-name="gr117" draw:text-style-name="P38" draw:layer="layout" svg:width="0.815cm" svg:height="0.513cm" svg:x="16.319cm" svg:y="2.696cm">
          <draw:text-box>
            <text:p text:style-name="P21"><text:span text:style-name="T25">IO1</text:span></text:p>
          </draw:text-box>
        </draw:frame>
        <draw:frame draw:style-name="gr117" draw:text-style-name="P38" draw:layer="layout" svg:width="0.815cm" svg:height="0.513cm" svg:x="16.32cm" svg:y="3.197cm">
          <draw:text-box>
            <text:p text:style-name="P21"><text:span text:style-name="T25">IO2</text:span></text:p>
          </draw:text-box>
        </draw:frame>
        <draw:line draw:style-name="gr80" draw:text-style-name="P19" draw:layer="layout" svg:x1="16.5cm" svg:y1="4.1cm" svg:x2="17cm" svg:y2="4.1cm">
          <text:p/>
        </draw:line>
        <draw:frame draw:style-name="gr117" draw:text-style-name="P38" draw:layer="layout" svg:width="0.815cm" svg:height="0.513cm" svg:x="16.321cm" svg:y="3.698cm">
          <draw:text-box>
            <text:p text:style-name="P21"><text:span text:style-name="T25">IO3</text:span></text:p>
          </draw:text-box>
        </draw:frame>
        <draw:custom-shape draw:style-name="gr94" draw:text-style-name="P52" draw:layer="layout" svg:width="0.2cm" svg:height="0.5cm" draw:transform="rotate (1.5707963267949) translate (16cm 2.7cm)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4" draw:text-style-name="P52" draw:layer="layout" svg:width="0.2cm" svg:height="0.5cm" draw:transform="rotate (1.5707963267949) translate (16cm 3.2cm)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4" draw:text-style-name="P52" draw:layer="layout" svg:width="0.2cm" svg:height="0.5cm" draw:transform="rotate (1.5707963267949) translate (16cm 3.7cm)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5" draw:text-style-name="P53" draw:layer="layout" svg:width="0.5cm" svg:height="0.2cm" svg:x="16cm" svg:y="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80" draw:text-style-name="P19" draw:layer="layout" svg:x1="14cm" svg:y1="3.9cm" svg:x2="11.8cm" svg:y2="3.9cm">
          <text:p/>
        </draw:line>
        <draw:line draw:style-name="gr80" draw:text-style-name="P19" draw:layer="layout" svg:x1="14cm" svg:y1="2.6cm" svg:x2="14cm" svg:y2="3.9cm">
          <text:p/>
        </draw:line>
        <draw:line draw:style-name="gr80" draw:text-style-name="P19" draw:layer="layout" svg:x1="13.4cm" svg:y1="2.6cm" svg:x2="11.2cm" svg:y2="2.6cm">
          <text:p/>
        </draw:line>
        <draw:line draw:style-name="gr80" draw:text-style-name="P19" draw:layer="layout" svg:x1="13.4cm" svg:y1="2.6cm" svg:x2="13.4cm" svg:y2="3.6cm">
          <text:p/>
        </draw:line>
        <draw:line draw:style-name="gr80" draw:text-style-name="P19" draw:layer="layout" svg:x1="17cm" svg:y1="8.2cm" svg:x2="13.4cm" svg:y2="8.2cm">
          <text:p/>
        </draw:line>
        <draw:rect draw:style-name="gr24" draw:text-style-name="P2" draw:layer="layout" svg:width="2cm" svg:height="2.211cm" svg:x="17cm" svg:y="6.8cm">
          <text:p/>
        </draw:rect>
        <draw:frame draw:style-name="gr101" draw:text-style-name="P39" draw:layer="layout" svg:width="1.378cm" svg:height="1.841cm" svg:x="17.3cm" svg:y="7.03cm">
          <draw:text-box>
            <text:p text:style-name="P21"><text:span text:style-name="T26">RAM</text:span></text:p>
            <text:p text:style-name="P21"><text:span text:style-name="T26">4001</text:span></text:p>
            <text:p text:style-name="P21"><text:span text:style-name="T26">#m</text:span></text:p>
          </draw:text-box>
        </draw:frame>
        <draw:rect draw:style-name="gr24" draw:text-style-name="P2" draw:layer="layout" svg:width="8cm" svg:height="2.4cm" svg:x="4cm" svg:y="6.6cm">
          <text:p/>
        </draw:rect>
        <draw:line draw:style-name="gr80" draw:text-style-name="P19" draw:layer="layout" svg:x1="16.5cm" svg:y1="8.7cm" svg:x2="17cm" svg:y2="8.7cm">
          <text:p/>
        </draw:line>
        <draw:g draw:style-name="gr44">
          <draw:line draw:style-name="gr80" draw:text-style-name="P19" draw:layer="layout" svg:x1="4.4cm" svg:y1="8cm" svg:x2="4.4cm" svg:y2="9.8cm">
            <text:p/>
          </draw:line>
          <draw:line draw:style-name="gr80" draw:text-style-name="P19" draw:layer="layout" svg:x1="5.2cm" svg:y1="8cm" svg:x2="5.2cm" svg:y2="9.8cm">
            <text:p/>
          </draw:line>
          <draw:line draw:style-name="gr80" draw:text-style-name="P19" draw:layer="layout" svg:x1="6cm" svg:y1="8cm" svg:x2="6cm" svg:y2="9.8cm">
            <text:p/>
          </draw:line>
          <draw:line draw:style-name="gr80" draw:text-style-name="P19" draw:layer="layout" svg:x1="6.8cm" svg:y1="8cm" svg:x2="6.8cm" svg:y2="9.8cm">
            <text:p/>
          </draw:line>
          <draw:line draw:style-name="gr80" draw:text-style-name="P19" draw:layer="layout" svg:x1="7.6cm" svg:y1="8cm" svg:x2="7.6cm" svg:y2="9.8cm">
            <text:p/>
          </draw:line>
          <draw:line draw:style-name="gr80" draw:text-style-name="P19" draw:layer="layout" svg:x1="8.4cm" svg:y1="8cm" svg:x2="8.4cm" svg:y2="9.8cm">
            <text:p/>
          </draw:line>
          <draw:line draw:style-name="gr80" draw:text-style-name="P19" draw:layer="layout" svg:x1="9.2cm" svg:y1="8cm" svg:x2="9.2cm" svg:y2="9.8cm">
            <text:p/>
          </draw:line>
          <draw:line draw:style-name="gr80" draw:text-style-name="P19" draw:layer="layout" svg:x1="10cm" svg:y1="8cm" svg:x2="10cm" svg:y2="9.8cm">
            <text:p/>
          </draw:line>
          <draw:line draw:style-name="gr80" draw:text-style-name="P19" draw:layer="layout" svg:x1="10.8cm" svg:y1="8cm" svg:x2="10.8cm" svg:y2="9.8cm">
            <text:p/>
          </draw:line>
          <draw:line draw:style-name="gr80" draw:text-style-name="P19" draw:layer="layout" svg:x1="11.6cm" svg:y1="8cm" svg:x2="11.6cm" svg:y2="9.8cm">
            <text:p/>
          </draw:line>
        </draw:g>
        <draw:rect draw:style-name="gr75" draw:text-style-name="P2" draw:layer="layout" svg:width="7.6cm" svg:height="0.6cm" svg:x="4.2cm" svg:y="7.4cm">
          <text:p/>
        </draw:rect>
        <draw:rect draw:style-name="gr75" draw:text-style-name="P2" draw:layer="layout" svg:width="7.6cm" svg:height="0.6cm" svg:x="4.2cm" svg:y="8.2cm">
          <text:p/>
        </draw:rect>
        <draw:frame draw:style-name="gr86" draw:text-style-name="P38" draw:layer="layout" svg:width="0.759cm" svg:height="0.513cm" svg:x="11.9cm" svg:y="8.087cm">
          <draw:text-box>
            <text:p text:style-name="P21"><text:span text:style-name="T25">OE</text:span></text:p>
          </draw:text-box>
        </draw:frame>
        <draw:custom-shape draw:style-name="gr81" draw:text-style-name="P2" draw:layer="layout" svg:width="0.2cm" svg:height="0.2cm" draw:transform="rotate (-3.14159265358979) translate (11.3cm 7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80" draw:text-style-name="P19" draw:layer="layout" svg:x1="17cm" svg:y1="7.2cm" svg:x2="14cm" svg:y2="7.2cm">
          <text:p/>
        </draw:line>
        <draw:frame draw:style-name="gr87" draw:text-style-name="P54" draw:layer="layout" svg:width="2.75cm" svg:height="0.569cm" svg:x="4.4cm" svg:y="8.2cm">
          <draw:text-box>
            <text:p text:style-name="P4"><text:span text:style-name="T24">Output Buffers</text:span></text:p>
          </draw:text-box>
        </draw:frame>
        <draw:frame draw:style-name="gr76" draw:text-style-name="P54" draw:layer="layout" svg:width="3.304cm" svg:height="0.569cm" svg:x="4.2cm" svg:y="7.431cm">
          <draw:text-box>
            <text:p text:style-name="P4"><text:span text:style-name="T24">10 bit Shift Register</text:span></text:p>
          </draw:text-box>
        </draw:frame>
        <draw:line draw:style-name="gr82" draw:text-style-name="P19" draw:layer="layout" svg:x1="17cm" svg:y1="7.7cm" svg:x2="11.8cm" svg:y2="7.7cm">
          <text:p/>
        </draw:line>
        <draw:frame draw:style-name="gr77" draw:text-style-name="P38" draw:layer="layout" svg:width="0.749cm" svg:height="0.513cm" svg:x="11.878cm" svg:y="6.787cm">
          <draw:text-box>
            <text:p text:style-name="P21"><text:span text:style-name="T25">CP</text:span></text:p>
          </draw:text-box>
        </draw:frame>
        <draw:frame draw:style-name="gr78" draw:text-style-name="P38" draw:layer="layout" svg:width="1.222cm" svg:height="0.513cm" svg:x="11.878cm" svg:y="7.287cm">
          <draw:text-box>
            <text:p text:style-name="P21"><text:span text:style-name="T25">DATAIN</text:span></text:p>
          </draw:text-box>
        </draw:frame>
        <draw:frame draw:style-name="gr88" draw:text-style-name="P38" draw:layer="layout" svg:width="0.743cm" svg:height="0.513cm" svg:x="3.9cm" svg:y="8.9cm">
          <draw:text-box>
            <text:p text:style-name="P21"><text:span text:style-name="T25">Q9</text:span></text:p>
          </draw:text-box>
        </draw:frame>
        <draw:frame draw:style-name="gr88" draw:text-style-name="P38" draw:layer="layout" svg:width="0.743cm" svg:height="0.513cm" svg:x="4.701cm" svg:y="8.901cm">
          <draw:text-box>
            <text:p text:style-name="P21"><text:span text:style-name="T25">Q8</text:span></text:p>
          </draw:text-box>
        </draw:frame>
        <draw:frame draw:style-name="gr88" draw:text-style-name="P38" draw:layer="layout" svg:width="0.743cm" svg:height="0.513cm" svg:x="5.502cm" svg:y="8.902cm">
          <draw:text-box>
            <text:p text:style-name="P21"><text:span text:style-name="T25">Q7</text:span></text:p>
          </draw:text-box>
        </draw:frame>
        <draw:frame draw:style-name="gr88" draw:text-style-name="P38" draw:layer="layout" svg:width="0.743cm" svg:height="0.513cm" svg:x="6.303cm" svg:y="8.903cm">
          <draw:text-box>
            <text:p text:style-name="P21"><text:span text:style-name="T25">Q6</text:span></text:p>
          </draw:text-box>
        </draw:frame>
        <draw:frame draw:style-name="gr88" draw:text-style-name="P38" draw:layer="layout" svg:width="0.743cm" svg:height="0.513cm" svg:x="7.104cm" svg:y="8.904cm">
          <draw:text-box>
            <text:p text:style-name="P21"><text:span text:style-name="T25">Q5</text:span></text:p>
          </draw:text-box>
        </draw:frame>
        <draw:frame draw:style-name="gr88" draw:text-style-name="P38" draw:layer="layout" svg:width="0.743cm" svg:height="0.513cm" svg:x="7.905cm" svg:y="8.905cm">
          <draw:text-box>
            <text:p text:style-name="P21"><text:span text:style-name="T25">Q4</text:span></text:p>
          </draw:text-box>
        </draw:frame>
        <draw:frame draw:style-name="gr88" draw:text-style-name="P38" draw:layer="layout" svg:width="0.743cm" svg:height="0.513cm" svg:x="8.706cm" svg:y="8.906cm">
          <draw:text-box>
            <text:p text:style-name="P21"><text:span text:style-name="T25">Q3</text:span></text:p>
          </draw:text-box>
        </draw:frame>
        <draw:frame draw:style-name="gr88" draw:text-style-name="P38" draw:layer="layout" svg:width="0.743cm" svg:height="0.513cm" svg:x="9.507cm" svg:y="8.907cm">
          <draw:text-box>
            <text:p text:style-name="P21"><text:span text:style-name="T25">Q2</text:span></text:p>
          </draw:text-box>
        </draw:frame>
        <draw:frame draw:style-name="gr88" draw:text-style-name="P38" draw:layer="layout" svg:width="0.743cm" svg:height="0.513cm" svg:x="10.308cm" svg:y="8.908cm">
          <draw:text-box>
            <text:p text:style-name="P21"><text:span text:style-name="T25">Q1</text:span></text:p>
          </draw:text-box>
        </draw:frame>
        <draw:frame draw:style-name="gr88" draw:text-style-name="P38" draw:layer="layout" svg:width="0.743cm" svg:height="0.513cm" svg:x="11.109cm" svg:y="8.909cm">
          <draw:text-box>
            <text:p text:style-name="P21"><text:span text:style-name="T25">Q0</text:span></text:p>
          </draw:text-box>
        </draw:frame>
        <draw:frame draw:style-name="gr89" draw:text-style-name="P38" draw:layer="layout" svg:width="1.565cm" svg:height="0.775cm" svg:x="2.235cm" svg:y="7.3cm">
          <draw:text-box>
            <text:p text:style-name="P21"><text:span text:style-name="T25">SERIALOUT</text:span></text:p>
          </draw:text-box>
        </draw:frame>
        <draw:rect draw:style-name="gr75" draw:text-style-name="P2" draw:layer="layout" svg:width="2.6cm" svg:height="0.4cm" svg:x="4.2cm" svg:y="6.8cm">
          <text:p/>
        </draw:rect>
        <draw:frame draw:style-name="gr85" draw:text-style-name="P54" draw:layer="layout" svg:width="2.83cm" svg:height="0.569cm" svg:x="4.57cm" svg:y="6.731cm">
          <draw:text-box>
            <text:p text:style-name="P4"><text:span text:style-name="T24">Power On Reset</text:span></text:p>
          </draw:text-box>
        </draw:frame>
        <draw:line draw:style-name="gr80" draw:text-style-name="P19" draw:layer="layout" svg:x1="7cm" svg:y1="7cm" svg:x2="6.8cm" svg:y2="7cm">
          <text:p/>
        </draw:line>
        <draw:line draw:style-name="gr82" draw:text-style-name="P19" draw:layer="layout" svg:x1="7cm" svg:y1="7cm" svg:x2="7cm" svg:y2="7.4cm">
          <text:p/>
        </draw:line>
        <draw:line draw:style-name="gr82" draw:text-style-name="P19" draw:layer="layout" svg:x1="11.2cm" svg:y1="7.2cm" svg:x2="11.2cm" svg:y2="7.4cm">
          <text:p/>
        </draw:line>
        <draw:line draw:style-name="gr82" draw:text-style-name="P19" draw:layer="layout" svg:x1="4.2cm" svg:y1="7.7cm" svg:x2="3.7cm" svg:y2="7.7cm">
          <text:p/>
        </draw:line>
        <draw:frame draw:style-name="gr79" draw:text-style-name="P39" draw:layer="layout" svg:width="4.943cm" svg:height="0.781cm" svg:x="6.957cm" svg:y="6.5cm">
          <draw:text-box>
            <text:p text:style-name="P21"><text:span text:style-name="T26">Shift Register 4003 #1</text:span></text:p>
          </draw:text-box>
        </draw:frame>
        <draw:frame draw:style-name="gr117" draw:text-style-name="P38" draw:layer="layout" svg:width="0.815cm" svg:height="0.513cm" svg:x="16.318cm" svg:y="6.795cm">
          <draw:text-box>
            <text:p text:style-name="P21"><text:span text:style-name="T25">O0</text:span></text:p>
          </draw:text-box>
        </draw:frame>
        <draw:frame draw:style-name="gr117" draw:text-style-name="P38" draw:layer="layout" svg:width="0.815cm" svg:height="0.513cm" svg:x="16.319cm" svg:y="7.296cm">
          <draw:text-box>
            <text:p text:style-name="P21"><text:span text:style-name="T25">O1</text:span></text:p>
          </draw:text-box>
        </draw:frame>
        <draw:frame draw:style-name="gr117" draw:text-style-name="P38" draw:layer="layout" svg:width="0.815cm" svg:height="0.513cm" svg:x="16.32cm" svg:y="7.797cm">
          <draw:text-box>
            <text:p text:style-name="P21"><text:span text:style-name="T25">O2</text:span></text:p>
          </draw:text-box>
        </draw:frame>
        <draw:line draw:style-name="gr80" draw:text-style-name="P19" draw:layer="layout" svg:x1="16.5cm" svg:y1="8.7cm" svg:x2="17cm" svg:y2="8.7cm">
          <text:p/>
        </draw:line>
        <draw:frame draw:style-name="gr117" draw:text-style-name="P38" draw:layer="layout" svg:width="0.815cm" svg:height="0.513cm" svg:x="16.321cm" svg:y="8.298cm">
          <draw:text-box>
            <text:p text:style-name="P21"><text:span text:style-name="T25">O3</text:span></text:p>
          </draw:text-box>
        </draw:frame>
        <draw:custom-shape draw:style-name="gr94" draw:text-style-name="P52" draw:layer="layout" svg:width="0.2cm" svg:height="0.5cm" draw:transform="rotate (1.5707963267949) translate (16cm 7.3cm)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4" draw:text-style-name="P52" draw:layer="layout" svg:width="0.2cm" svg:height="0.5cm" draw:transform="rotate (1.5707963267949) translate (16cm 7.8cm)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4" draw:text-style-name="P52" draw:layer="layout" svg:width="0.2cm" svg:height="0.5cm" draw:transform="rotate (1.5707963267949) translate (16cm 8.3cm)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80" draw:text-style-name="P19" draw:layer="layout" svg:x1="14cm" svg:y1="8.5cm" svg:x2="11.8cm" svg:y2="8.5cm">
          <text:p/>
        </draw:line>
        <draw:line draw:style-name="gr80" draw:text-style-name="P19" draw:layer="layout" svg:x1="14cm" svg:y1="7.2cm" svg:x2="14cm" svg:y2="13.5cm">
          <text:p/>
        </draw:line>
        <draw:line draw:style-name="gr80" draw:text-style-name="P19" draw:layer="layout" svg:x1="13.4cm" svg:y1="7.2cm" svg:x2="11.2cm" svg:y2="7.2cm">
          <text:p/>
        </draw:line>
        <draw:line draw:style-name="gr80" draw:text-style-name="P19" draw:layer="layout" svg:x1="13.4cm" svg:y1="7.2cm" svg:x2="13.4cm" svg:y2="12.2cm">
          <text:p/>
        </draw:line>
        <draw:rect draw:style-name="gr24" draw:text-style-name="P2" draw:layer="layout" svg:width="8cm" svg:height="2.4cm" svg:x="3.965cm" svg:y="11.6cm">
          <text:p/>
        </draw:rect>
        <draw:g draw:style-name="gr44">
          <draw:line draw:style-name="gr80" draw:text-style-name="P19" draw:layer="layout" svg:x1="4.365cm" svg:y1="13cm" svg:x2="4.365cm" svg:y2="14.8cm">
            <text:p/>
          </draw:line>
          <draw:line draw:style-name="gr80" draw:text-style-name="P19" draw:layer="layout" svg:x1="5.165cm" svg:y1="13cm" svg:x2="5.165cm" svg:y2="14.8cm">
            <text:p/>
          </draw:line>
          <draw:line draw:style-name="gr80" draw:text-style-name="P19" draw:layer="layout" svg:x1="5.965cm" svg:y1="13cm" svg:x2="5.965cm" svg:y2="14.8cm">
            <text:p/>
          </draw:line>
          <draw:line draw:style-name="gr80" draw:text-style-name="P19" draw:layer="layout" svg:x1="6.765cm" svg:y1="13cm" svg:x2="6.765cm" svg:y2="14.8cm">
            <text:p/>
          </draw:line>
          <draw:line draw:style-name="gr80" draw:text-style-name="P19" draw:layer="layout" svg:x1="7.565cm" svg:y1="13cm" svg:x2="7.565cm" svg:y2="14.8cm">
            <text:p/>
          </draw:line>
          <draw:line draw:style-name="gr80" draw:text-style-name="P19" draw:layer="layout" svg:x1="8.365cm" svg:y1="13cm" svg:x2="8.365cm" svg:y2="14.8cm">
            <text:p/>
          </draw:line>
          <draw:line draw:style-name="gr80" draw:text-style-name="P19" draw:layer="layout" svg:x1="9.165cm" svg:y1="13cm" svg:x2="9.165cm" svg:y2="14.8cm">
            <text:p/>
          </draw:line>
          <draw:line draw:style-name="gr80" draw:text-style-name="P19" draw:layer="layout" svg:x1="9.965cm" svg:y1="13cm" svg:x2="9.965cm" svg:y2="14.8cm">
            <text:p/>
          </draw:line>
          <draw:line draw:style-name="gr80" draw:text-style-name="P19" draw:layer="layout" svg:x1="10.765cm" svg:y1="13cm" svg:x2="10.765cm" svg:y2="14.8cm">
            <text:p/>
          </draw:line>
          <draw:line draw:style-name="gr80" draw:text-style-name="P19" draw:layer="layout" svg:x1="11.565cm" svg:y1="13cm" svg:x2="11.565cm" svg:y2="14.8cm">
            <text:p/>
          </draw:line>
        </draw:g>
        <draw:rect draw:style-name="gr75" draw:text-style-name="P2" draw:layer="layout" svg:width="7.6cm" svg:height="0.6cm" svg:x="4.165cm" svg:y="12.4cm">
          <text:p/>
        </draw:rect>
        <draw:rect draw:style-name="gr75" draw:text-style-name="P2" draw:layer="layout" svg:width="7.6cm" svg:height="0.6cm" svg:x="4.165cm" svg:y="13.2cm">
          <text:p/>
        </draw:rect>
        <draw:frame draw:style-name="gr86" draw:text-style-name="P38" draw:layer="layout" svg:width="0.759cm" svg:height="0.513cm" svg:x="11.865cm" svg:y="13.087cm">
          <draw:text-box>
            <text:p text:style-name="P21"><text:span text:style-name="T25">OE</text:span></text:p>
          </draw:text-box>
        </draw:frame>
        <draw:custom-shape draw:style-name="gr81" draw:text-style-name="P2" draw:layer="layout" svg:width="0.2cm" svg:height="0.2cm" draw:transform="rotate (-3.14159265358979) translate (11.265cm 1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87" draw:text-style-name="P54" draw:layer="layout" svg:width="2.75cm" svg:height="0.569cm" svg:x="4.365cm" svg:y="13.2cm">
          <draw:text-box>
            <text:p text:style-name="P4"><text:span text:style-name="T24">Output Buffers</text:span></text:p>
          </draw:text-box>
        </draw:frame>
        <draw:frame draw:style-name="gr76" draw:text-style-name="P54" draw:layer="layout" svg:width="3.304cm" svg:height="0.569cm" svg:x="4.165cm" svg:y="12.431cm">
          <draw:text-box>
            <text:p text:style-name="P4"><text:span text:style-name="T24">10 bit Shift Register</text:span></text:p>
          </draw:text-box>
        </draw:frame>
        <draw:frame draw:style-name="gr77" draw:text-style-name="P38" draw:layer="layout" svg:width="0.749cm" svg:height="0.513cm" svg:x="11.843cm" svg:y="11.787cm">
          <draw:text-box>
            <text:p text:style-name="P21"><text:span text:style-name="T25">CP</text:span></text:p>
          </draw:text-box>
        </draw:frame>
        <draw:frame draw:style-name="gr78" draw:text-style-name="P38" draw:layer="layout" svg:width="1.222cm" svg:height="0.513cm" svg:x="11.843cm" svg:y="12.287cm">
          <draw:text-box>
            <text:p text:style-name="P21"><text:span text:style-name="T25">DATAIN</text:span></text:p>
          </draw:text-box>
        </draw:frame>
        <draw:frame draw:style-name="gr88" draw:text-style-name="P38" draw:layer="layout" svg:width="0.743cm" svg:height="0.513cm" svg:x="3.865cm" svg:y="13.9cm">
          <draw:text-box>
            <text:p text:style-name="P21"><text:span text:style-name="T25">Q9</text:span></text:p>
          </draw:text-box>
        </draw:frame>
        <draw:frame draw:style-name="gr88" draw:text-style-name="P38" draw:layer="layout" svg:width="0.743cm" svg:height="0.513cm" svg:x="4.666cm" svg:y="13.901cm">
          <draw:text-box>
            <text:p text:style-name="P21"><text:span text:style-name="T25">Q8</text:span></text:p>
          </draw:text-box>
        </draw:frame>
        <draw:frame draw:style-name="gr88" draw:text-style-name="P38" draw:layer="layout" svg:width="0.743cm" svg:height="0.513cm" svg:x="5.467cm" svg:y="13.902cm">
          <draw:text-box>
            <text:p text:style-name="P21"><text:span text:style-name="T25">Q7</text:span></text:p>
          </draw:text-box>
        </draw:frame>
        <draw:frame draw:style-name="gr88" draw:text-style-name="P38" draw:layer="layout" svg:width="0.743cm" svg:height="0.513cm" svg:x="6.268cm" svg:y="13.903cm">
          <draw:text-box>
            <text:p text:style-name="P21"><text:span text:style-name="T25">Q6</text:span></text:p>
          </draw:text-box>
        </draw:frame>
        <draw:frame draw:style-name="gr88" draw:text-style-name="P38" draw:layer="layout" svg:width="0.743cm" svg:height="0.513cm" svg:x="7.069cm" svg:y="13.904cm">
          <draw:text-box>
            <text:p text:style-name="P21"><text:span text:style-name="T25">Q5</text:span></text:p>
          </draw:text-box>
        </draw:frame>
        <draw:frame draw:style-name="gr88" draw:text-style-name="P38" draw:layer="layout" svg:width="0.743cm" svg:height="0.513cm" svg:x="7.87cm" svg:y="13.905cm">
          <draw:text-box>
            <text:p text:style-name="P21"><text:span text:style-name="T25">Q4</text:span></text:p>
          </draw:text-box>
        </draw:frame>
        <draw:frame draw:style-name="gr88" draw:text-style-name="P38" draw:layer="layout" svg:width="0.743cm" svg:height="0.513cm" svg:x="8.671cm" svg:y="13.906cm">
          <draw:text-box>
            <text:p text:style-name="P21"><text:span text:style-name="T25">Q3</text:span></text:p>
          </draw:text-box>
        </draw:frame>
        <draw:frame draw:style-name="gr88" draw:text-style-name="P38" draw:layer="layout" svg:width="0.743cm" svg:height="0.513cm" svg:x="9.472cm" svg:y="13.907cm">
          <draw:text-box>
            <text:p text:style-name="P21"><text:span text:style-name="T25">Q2</text:span></text:p>
          </draw:text-box>
        </draw:frame>
        <draw:frame draw:style-name="gr88" draw:text-style-name="P38" draw:layer="layout" svg:width="0.743cm" svg:height="0.513cm" svg:x="10.273cm" svg:y="13.908cm">
          <draw:text-box>
            <text:p text:style-name="P21"><text:span text:style-name="T25">Q1</text:span></text:p>
          </draw:text-box>
        </draw:frame>
        <draw:frame draw:style-name="gr88" draw:text-style-name="P38" draw:layer="layout" svg:width="0.743cm" svg:height="0.513cm" svg:x="11.074cm" svg:y="13.909cm">
          <draw:text-box>
            <text:p text:style-name="P21"><text:span text:style-name="T25">Q0</text:span></text:p>
          </draw:text-box>
        </draw:frame>
        <draw:frame draw:style-name="gr89" draw:text-style-name="P38" draw:layer="layout" svg:width="1.565cm" svg:height="0.775cm" svg:x="2.4cm" svg:y="12.4cm">
          <draw:text-box>
            <text:p text:style-name="P21"><text:span text:style-name="T25">SERIALOUT</text:span></text:p>
          </draw:text-box>
        </draw:frame>
        <draw:rect draw:style-name="gr75" draw:text-style-name="P2" draw:layer="layout" svg:width="2.6cm" svg:height="0.4cm" svg:x="4.165cm" svg:y="11.8cm">
          <text:p/>
        </draw:rect>
        <draw:frame draw:style-name="gr85" draw:text-style-name="P54" draw:layer="layout" svg:width="2.83cm" svg:height="0.569cm" svg:x="4.535cm" svg:y="11.731cm">
          <draw:text-box>
            <text:p text:style-name="P4"><text:span text:style-name="T24">Power On Reset</text:span></text:p>
          </draw:text-box>
        </draw:frame>
        <draw:line draw:style-name="gr80" draw:text-style-name="P19" draw:layer="layout" svg:x1="6.965cm" svg:y1="12cm" svg:x2="6.765cm" svg:y2="12cm">
          <text:p/>
        </draw:line>
        <draw:line draw:style-name="gr82" draw:text-style-name="P19" draw:layer="layout" svg:x1="6.965cm" svg:y1="12cm" svg:x2="6.965cm" svg:y2="12.4cm">
          <text:p/>
        </draw:line>
        <draw:line draw:style-name="gr82" draw:text-style-name="P19" draw:layer="layout" svg:x1="11.165cm" svg:y1="12.2cm" svg:x2="11.165cm" svg:y2="12.4cm">
          <text:p/>
        </draw:line>
        <draw:line draw:style-name="gr82" draw:text-style-name="P19" draw:layer="layout" svg:x1="4.165cm" svg:y1="12.7cm" svg:x2="3.665cm" svg:y2="12.7cm">
          <text:p/>
        </draw:line>
        <draw:frame draw:style-name="gr79" draw:text-style-name="P39" draw:layer="layout" svg:width="4.943cm" svg:height="0.781cm" svg:x="6.922cm" svg:y="11.5cm">
          <draw:text-box>
            <text:p text:style-name="P21"><text:span text:style-name="T26">Shift Register 4003 #2</text:span></text:p>
          </draw:text-box>
        </draw:frame>
        <draw:line draw:style-name="gr80" draw:text-style-name="P19" draw:layer="layout" svg:x1="13.4cm" svg:y1="12.2cm" svg:x2="11.165cm" svg:y2="12.2cm">
          <text:p/>
        </draw:line>
        <draw:line draw:style-name="gr80" draw:text-style-name="P19" draw:layer="layout" svg:x1="3.8cm" svg:y1="7.7cm" svg:x2="3cm" svg:y2="7.7cm">
          <text:p/>
        </draw:line>
        <draw:line draw:style-name="gr80" draw:text-style-name="P19" draw:layer="layout" svg:x1="3cm" svg:y1="10.6cm" svg:x2="3cm" svg:y2="7.7cm">
          <text:p/>
        </draw:line>
        <draw:line draw:style-name="gr80" draw:text-style-name="P19" draw:layer="layout" svg:x1="11.8cm" svg:y1="12.7cm" svg:x2="13cm" svg:y2="12.7cm">
          <text:p/>
        </draw:line>
        <draw:line draw:style-name="gr80" draw:text-style-name="P19" draw:layer="layout" svg:x1="13cm" svg:y1="10.6cm" svg:x2="3cm" svg:y2="10.6cm">
          <text:p/>
        </draw:line>
        <draw:line draw:style-name="gr80" draw:text-style-name="P19" draw:layer="layout" svg:x1="13cm" svg:y1="10.6cm" svg:x2="13cm" svg:y2="12.7cm">
          <text:p/>
        </draw:line>
        <draw:line draw:style-name="gr82" draw:text-style-name="P19" draw:layer="layout" svg:x1="12.2cm" svg:y1="12.7cm" svg:x2="11.7cm" svg:y2="12.7cm">
          <text:p/>
        </draw:line>
        <draw:circle draw:style-name="gr98" draw:text-style-name="P55" draw:layer="layout" svg:width="0.2cm" svg:height="0.2cm" svg:x="13.3cm" svg:y="8.1cm">
          <text:p/>
        </draw:circle>
        <draw:line draw:style-name="gr80" draw:text-style-name="P19" draw:layer="layout" svg:x1="14cm" svg:y1="13.5cm" svg:x2="11.8cm" svg:y2="13.5cm">
          <text:p/>
        </draw:line>
        <draw:circle draw:style-name="gr98" draw:text-style-name="P55" draw:layer="layout" svg:width="0.2cm" svg:height="0.2cm" svg:x="13.9cm" svg:y="8.4cm">
          <text:p/>
        </draw:circle>
        <draw:frame draw:style-name="gr77" draw:text-style-name="P38" draw:layer="layout" svg:width="0.749cm" svg:height="0.513cm" svg:x="15.278cm" svg:y="3.2cm">
          <draw:text-box>
            <text:p text:style-name="P21"><text:span text:style-name="T25">CP</text:span></text:p>
          </draw:text-box>
        </draw:frame>
        <draw:frame draw:style-name="gr78" draw:text-style-name="P38" draw:layer="layout" svg:width="1.222cm" svg:height="0.513cm" svg:x="14.878cm" svg:y="2.688cm">
          <draw:text-box>
            <text:p text:style-name="P21"><text:span text:style-name="T25">DATAIN</text:span></text:p>
          </draw:text-box>
        </draw:frame>
        <draw:frame draw:style-name="gr86" draw:text-style-name="P38" draw:layer="layout" svg:width="0.759cm" svg:height="0.513cm" svg:x="15.257cm" svg:y="2.1cm">
          <draw:text-box>
            <text:p text:style-name="P21"><text:span text:style-name="T25">OE</text:span></text:p>
          </draw:text-box>
        </draw:frame>
        <draw:frame draw:style-name="gr77" draw:text-style-name="P38" draw:layer="layout" svg:width="0.749cm" svg:height="0.513cm" svg:x="15.278cm" svg:y="7.787cm">
          <draw:text-box>
            <text:p text:style-name="P21"><text:span text:style-name="T25">CP</text:span></text:p>
          </draw:text-box>
        </draw:frame>
        <draw:frame draw:style-name="gr78" draw:text-style-name="P38" draw:layer="layout" svg:width="1.222cm" svg:height="0.513cm" svg:x="14.878cm" svg:y="7.275cm">
          <draw:text-box>
            <text:p text:style-name="P21"><text:span text:style-name="T25">DATAIN</text:span></text:p>
          </draw:text-box>
        </draw:frame>
        <draw:frame draw:style-name="gr86" draw:text-style-name="P38" draw:layer="layout" svg:width="0.759cm" svg:height="0.513cm" svg:x="15.257cm" svg:y="6.787cm">
          <draw:text-box>
            <text:p text:style-name="P21"><text:span text:style-name="T25">OE</text:span></text:p>
          </draw:text-box>
        </draw:frame>
        <draw:custom-shape draw:style-name="gr94" draw:text-style-name="P52" draw:layer="layout" svg:width="0.2cm" svg:height="0.5cm" draw:transform="rotate (1.5707963267949) translate (16cm 8.8cm)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g draw:style-name="gr90">
          <draw:custom-shape draw:style-name="gr91" draw:text-style-name="P2" draw:layer="layout" svg:width="0.3cm" svg:height="0.4cm" draw:transform="rotate (-1.5707963267949) translate (8.2cm 3.8cm)">
            <text:p/>
  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  </draw:custom-shape>
          <draw:line draw:style-name="gr80" draw:text-style-name="P19" draw:layer="layout" svg:x1="7.9cm" svg:y1="3.7cm" svg:x2="7.9cm" svg:y2="3.8cm">
            <text:p/>
          </draw:line>
          <draw:line draw:style-name="gr80" draw:text-style-name="P19" draw:layer="layout" svg:x1="8.1cm" svg:y1="3.7cm" svg:x2="8.1cm" svg:y2="3.8cm">
            <text:p/>
          </draw:line>
          <draw:line draw:style-name="gr80" draw:text-style-name="P19" draw:layer="layout" svg:x1="8.5cm" svg:y1="3.7cm" svg:x2="8.1cm" svg:y2="3.7cm">
            <text:p/>
          </draw:line>
        </draw:g>
        <draw:g draw:style-name="gr90">
          <draw:custom-shape draw:style-name="gr91" draw:text-style-name="P2" draw:layer="layout" svg:width="0.3cm" svg:height="0.4cm" draw:transform="rotate (-1.5707963267949) translate (8.2cm 8.4cm)">
            <text:p/>
  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  </draw:custom-shape>
          <draw:line draw:style-name="gr80" draw:text-style-name="P19" draw:layer="layout" svg:x1="7.9cm" svg:y1="8.3cm" svg:x2="7.9cm" svg:y2="8.4cm">
            <text:p/>
          </draw:line>
          <draw:line draw:style-name="gr80" draw:text-style-name="P19" draw:layer="layout" svg:x1="8.1cm" svg:y1="8.3cm" svg:x2="8.1cm" svg:y2="8.4cm">
            <text:p/>
          </draw:line>
          <draw:line draw:style-name="gr80" draw:text-style-name="P19" draw:layer="layout" svg:x1="8.5cm" svg:y1="8.3cm" svg:x2="8.1cm" svg:y2="8.3cm">
            <text:p/>
          </draw:line>
        </draw:g>
        <draw:g draw:style-name="gr90">
          <draw:custom-shape draw:style-name="gr91" draw:text-style-name="P2" draw:layer="layout" svg:width="0.3cm" svg:height="0.4cm" draw:transform="rotate (-1.5707963267949) translate (8.2cm 13.4cm)">
            <text:p/>
  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  </draw:custom-shape>
          <draw:line draw:style-name="gr80" draw:text-style-name="P19" draw:layer="layout" svg:x1="7.9cm" svg:y1="13.3cm" svg:x2="7.9cm" svg:y2="13.4cm">
            <text:p/>
          </draw:line>
          <draw:line draw:style-name="gr80" draw:text-style-name="P19" draw:layer="layout" svg:x1="8.1cm" svg:y1="13.3cm" svg:x2="8.1cm" svg:y2="13.4cm">
            <text:p/>
          </draw:line>
          <draw:line draw:style-name="gr80" draw:text-style-name="P19" draw:layer="layout" svg:x1="8.5cm" svg:y1="13.3cm" svg:x2="8.1cm" svg:y2="13.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adornments="標準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JP" style:font-family-asian="'Noto Sans JP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2T00:14:59.574036000</meta:creation-date>
    <dc:date>2025-07-17T23:52:07.463770700</dc:date>
    <meta:editing-duration>PT11H5M36S</meta:editing-duration>
    <meta:editing-cycles>65</meta:editing-cycles>
    <meta:generator>LibreOffice/25.2.4.3$Windows_X86_64 LibreOffice_project/33e196637044ead23f5c3226cde09b47731f7e27</meta:generator>
    <meta:document-statistic meta:object-count="1515"/>
  </office:meta>
</office:document-meta>
</file>